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4.3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fault Email Text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Doe 0</text:p>
          </table:table-cell>
          <table:table-cell office:value-type="string">
            <text:p>john.doe0@foo.com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Doe 1</text:p>
          </table:table-cell>
          <table:table-cell office:value-type="string">
            <text:p>john.doe1@foo.com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Doe 2</text:p>
          </table:table-cell>
          <table:table-cell office:value-type="string">
            <text:p>john.doe2@foo.com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Doe 3</text:p>
          </table:table-cell>
          <table:table-cell office:value-type="string">
            <text:p>john.doe3@foo.com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Doe 4</text:p>
          </table:table-cell>
          <table:table-cell office:value-type="string">
            <text:p>john.doe4@foo.com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Doe 5</text:p>
          </table:table-cell>
          <table:table-cell office:value-type="string">
            <text:p>john.doe5@foo.com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Doe 6</text:p>
          </table:table-cell>
          <table:table-cell office:value-type="string">
            <text:p>john.doe6@foo.com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Doe 7</text:p>
          </table:table-cell>
          <table:table-cell office:value-type="string">
            <text:p>john.doe7@foo.com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Doe 8</text:p>
          </table:table-cell>
          <table:table-cell office:value-type="string">
            <text:p>john.doe8@foo.com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Doe 9</text:p>
          </table:table-cell>
          <table:table-cell office:value-type="string">
            <text:p>john.doe9@foo.com</text:p>
          </table:table-cell>
        </table:table-row>
        <table:table-row table:style-name="ro1">
          <table:table-cell office:value-type="string">
            <text:p>John Doe 10</text:p>
          </table:table-cell>
          <table:table-cell office:value-type="string">
            <text:p>John</text:p>
          </table:table-cell>
          <table:table-cell office:value-type="string">
            <text:p>Doe 10</text:p>
          </table:table-cell>
          <table:table-cell office:value-type="string">
            <text:p>john.doe10@foo.com</text:p>
          </table:table-cell>
        </table:table-row>
        <table:table-row table:style-name="ro1">
          <table:table-cell office:value-type="string">
            <text:p>John Doe 11</text:p>
          </table:table-cell>
          <table:table-cell office:value-type="string">
            <text:p>John</text:p>
          </table:table-cell>
          <table:table-cell office:value-type="string">
            <text:p>Doe 11</text:p>
          </table:table-cell>
          <table:table-cell office:value-type="string">
            <text:p>john.doe11@foo.com</text:p>
          </table:table-cell>
        </table:table-row>
        <table:table-row table:style-name="ro1">
          <table:table-cell office:value-type="string">
            <text:p>John Doe 12</text:p>
          </table:table-cell>
          <table:table-cell office:value-type="string">
            <text:p>John</text:p>
          </table:table-cell>
          <table:table-cell office:value-type="string">
            <text:p>Doe 12</text:p>
          </table:table-cell>
          <table:table-cell office:value-type="string">
            <text:p>john.doe12@foo.com</text:p>
          </table:table-cell>
        </table:table-row>
        <table:table-row table:style-name="ro1">
          <table:table-cell office:value-type="string">
            <text:p>John Doe 13</text:p>
          </table:table-cell>
          <table:table-cell office:value-type="string">
            <text:p>John</text:p>
          </table:table-cell>
          <table:table-cell office:value-type="string">
            <text:p>Doe 13</text:p>
          </table:table-cell>
          <table:table-cell office:value-type="string">
            <text:p>john.doe13@foo.com</text:p>
          </table:table-cell>
        </table:table-row>
        <table:table-row table:style-name="ro1">
          <table:table-cell office:value-type="string">
            <text:p>John Doe 14</text:p>
          </table:table-cell>
          <table:table-cell office:value-type="string">
            <text:p>John</text:p>
          </table:table-cell>
          <table:table-cell office:value-type="string">
            <text:p>Doe 14</text:p>
          </table:table-cell>
          <table:table-cell office:value-type="string">
            <text:p>john.doe14@foo.com</text:p>
          </table:table-cell>
        </table:table-row>
        <table:table-row table:style-name="ro1">
          <table:table-cell office:value-type="string">
            <text:p>John Doe 15</text:p>
          </table:table-cell>
          <table:table-cell office:value-type="string">
            <text:p>John</text:p>
          </table:table-cell>
          <table:table-cell office:value-type="string">
            <text:p>Doe 15</text:p>
          </table:table-cell>
          <table:table-cell office:value-type="string">
            <text:p>john.doe15@foo.com</text:p>
          </table:table-cell>
        </table:table-row>
        <table:table-row table:style-name="ro1">
          <table:table-cell office:value-type="string">
            <text:p>John Doe 16</text:p>
          </table:table-cell>
          <table:table-cell office:value-type="string">
            <text:p>John</text:p>
          </table:table-cell>
          <table:table-cell office:value-type="string">
            <text:p>Doe 16</text:p>
          </table:table-cell>
          <table:table-cell office:value-type="string">
            <text:p>john.doe16@foo.com</text:p>
          </table:table-cell>
        </table:table-row>
        <table:table-row table:style-name="ro1">
          <table:table-cell office:value-type="string">
            <text:p>John Doe 17</text:p>
          </table:table-cell>
          <table:table-cell office:value-type="string">
            <text:p>John</text:p>
          </table:table-cell>
          <table:table-cell office:value-type="string">
            <text:p>Doe 17</text:p>
          </table:table-cell>
          <table:table-cell office:value-type="string">
            <text:p>john.doe17@foo.com</text:p>
          </table:table-cell>
        </table:table-row>
        <table:table-row table:style-name="ro1">
          <table:table-cell office:value-type="string">
            <text:p>John Doe 18</text:p>
          </table:table-cell>
          <table:table-cell office:value-type="string">
            <text:p>John</text:p>
          </table:table-cell>
          <table:table-cell office:value-type="string">
            <text:p>Doe 18</text:p>
          </table:table-cell>
          <table:table-cell office:value-type="string">
            <text:p>john.doe18@foo.com</text:p>
          </table:table-cell>
        </table:table-row>
        <table:table-row table:style-name="ro1">
          <table:table-cell office:value-type="string">
            <text:p>John Doe 19</text:p>
          </table:table-cell>
          <table:table-cell office:value-type="string">
            <text:p>John</text:p>
          </table:table-cell>
          <table:table-cell office:value-type="string">
            <text:p>Doe 19</text:p>
          </table:table-cell>
          <table:table-cell office:value-type="string">
            <text:p>john.doe19@foo.com</text:p>
          </table:table-cell>
        </table:table-row>
        <table:table-row table:style-name="ro1">
          <table:table-cell office:value-type="string">
            <text:p>John Doe 20</text:p>
          </table:table-cell>
          <table:table-cell office:value-type="string">
            <text:p>John</text:p>
          </table:table-cell>
          <table:table-cell office:value-type="string">
            <text:p>Doe 20</text:p>
          </table:table-cell>
          <table:table-cell office:value-type="string">
            <text:p>john.doe20@foo.com</text:p>
          </table:table-cell>
        </table:table-row>
        <table:table-row table:style-name="ro1">
          <table:table-cell office:value-type="string">
            <text:p>John Doe 21</text:p>
          </table:table-cell>
          <table:table-cell office:value-type="string">
            <text:p>John</text:p>
          </table:table-cell>
          <table:table-cell office:value-type="string">
            <text:p>Doe 21</text:p>
          </table:table-cell>
          <table:table-cell office:value-type="string">
            <text:p>john.doe21@foo.com</text:p>
          </table:table-cell>
        </table:table-row>
        <table:table-row table:style-name="ro1">
          <table:table-cell office:value-type="string">
            <text:p>John Doe 22</text:p>
          </table:table-cell>
          <table:table-cell office:value-type="string">
            <text:p>John</text:p>
          </table:table-cell>
          <table:table-cell office:value-type="string">
            <text:p>Doe 22</text:p>
          </table:table-cell>
          <table:table-cell office:value-type="string">
            <text:p>john.doe22@foo.com</text:p>
          </table:table-cell>
        </table:table-row>
        <table:table-row table:style-name="ro1">
          <table:table-cell office:value-type="string">
            <text:p>John Doe 23</text:p>
          </table:table-cell>
          <table:table-cell office:value-type="string">
            <text:p>John</text:p>
          </table:table-cell>
          <table:table-cell office:value-type="string">
            <text:p>Doe 23</text:p>
          </table:table-cell>
          <table:table-cell office:value-type="string">
            <text:p>john.doe23@foo.com</text:p>
          </table:table-cell>
        </table:table-row>
        <table:table-row table:style-name="ro1">
          <table:table-cell office:value-type="string">
            <text:p>John Doe 24</text:p>
          </table:table-cell>
          <table:table-cell office:value-type="string">
            <text:p>John</text:p>
          </table:table-cell>
          <table:table-cell office:value-type="string">
            <text:p>Doe 24</text:p>
          </table:table-cell>
          <table:table-cell office:value-type="string">
            <text:p>john.doe24@foo.com</text:p>
          </table:table-cell>
        </table:table-row>
        <table:table-row table:style-name="ro1">
          <table:table-cell office:value-type="string">
            <text:p>John Doe 25</text:p>
          </table:table-cell>
          <table:table-cell office:value-type="string">
            <text:p>John</text:p>
          </table:table-cell>
          <table:table-cell office:value-type="string">
            <text:p>Doe 25</text:p>
          </table:table-cell>
          <table:table-cell office:value-type="string">
            <text:p>john.doe25@foo.com</text:p>
          </table:table-cell>
        </table:table-row>
        <table:table-row table:style-name="ro1">
          <table:table-cell office:value-type="string">
            <text:p>John Doe 26</text:p>
          </table:table-cell>
          <table:table-cell office:value-type="string">
            <text:p>John</text:p>
          </table:table-cell>
          <table:table-cell office:value-type="string">
            <text:p>Doe 26</text:p>
          </table:table-cell>
          <table:table-cell office:value-type="string">
            <text:p>john.doe26@foo.com</text:p>
          </table:table-cell>
        </table:table-row>
        <table:table-row table:style-name="ro1">
          <table:table-cell office:value-type="string">
            <text:p>John Doe 27</text:p>
          </table:table-cell>
          <table:table-cell office:value-type="string">
            <text:p>John</text:p>
          </table:table-cell>
          <table:table-cell office:value-type="string">
            <text:p>Doe 27</text:p>
          </table:table-cell>
          <table:table-cell office:value-type="string">
            <text:p>john.doe27@foo.com</text:p>
          </table:table-cell>
        </table:table-row>
        <table:table-row table:style-name="ro1">
          <table:table-cell office:value-type="string">
            <text:p>John Doe 28</text:p>
          </table:table-cell>
          <table:table-cell office:value-type="string">
            <text:p>John</text:p>
          </table:table-cell>
          <table:table-cell office:value-type="string">
            <text:p>Doe 28</text:p>
          </table:table-cell>
          <table:table-cell office:value-type="string">
            <text:p>john.doe28@foo.com</text:p>
          </table:table-cell>
        </table:table-row>
        <table:table-row table:style-name="ro1">
          <table:table-cell office:value-type="string">
            <text:p>John Doe 29</text:p>
          </table:table-cell>
          <table:table-cell office:value-type="string">
            <text:p>John</text:p>
          </table:table-cell>
          <table:table-cell office:value-type="string">
            <text:p>Doe 29</text:p>
          </table:table-cell>
          <table:table-cell office:value-type="string">
            <text:p>john.doe29@foo.com</text:p>
          </table:table-cell>
        </table:table-row>
        <table:table-row table:style-name="ro1">
          <table:table-cell office:value-type="string">
            <text:p>John Doe 30</text:p>
          </table:table-cell>
          <table:table-cell office:value-type="string">
            <text:p>John</text:p>
          </table:table-cell>
          <table:table-cell office:value-type="string">
            <text:p>Doe 30</text:p>
          </table:table-cell>
          <table:table-cell office:value-type="string">
            <text:p>john.doe30@foo.com</text:p>
          </table:table-cell>
        </table:table-row>
        <table:table-row table:style-name="ro1">
          <table:table-cell office:value-type="string">
            <text:p>John Doe 31</text:p>
          </table:table-cell>
          <table:table-cell office:value-type="string">
            <text:p>John</text:p>
          </table:table-cell>
          <table:table-cell office:value-type="string">
            <text:p>Doe 31</text:p>
          </table:table-cell>
          <table:table-cell office:value-type="string">
            <text:p>john.doe31@foo.com</text:p>
          </table:table-cell>
        </table:table-row>
        <table:table-row table:style-name="ro1">
          <table:table-cell office:value-type="string">
            <text:p>John Doe 32</text:p>
          </table:table-cell>
          <table:table-cell office:value-type="string">
            <text:p>John</text:p>
          </table:table-cell>
          <table:table-cell office:value-type="string">
            <text:p>Doe 32</text:p>
          </table:table-cell>
          <table:table-cell office:value-type="string">
            <text:p>john.doe32@foo.com</text:p>
          </table:table-cell>
        </table:table-row>
        <table:table-row table:style-name="ro1">
          <table:table-cell office:value-type="string">
            <text:p>John Doe 33</text:p>
          </table:table-cell>
          <table:table-cell office:value-type="string">
            <text:p>John</text:p>
          </table:table-cell>
          <table:table-cell office:value-type="string">
            <text:p>Doe 33</text:p>
          </table:table-cell>
          <table:table-cell office:value-type="string">
            <text:p>john.doe33@foo.com</text:p>
          </table:table-cell>
        </table:table-row>
        <table:table-row table:style-name="ro1">
          <table:table-cell office:value-type="string">
            <text:p>John Doe 34</text:p>
          </table:table-cell>
          <table:table-cell office:value-type="string">
            <text:p>John</text:p>
          </table:table-cell>
          <table:table-cell office:value-type="string">
            <text:p>Doe 34</text:p>
          </table:table-cell>
          <table:table-cell office:value-type="string">
            <text:p>john.doe34@foo.com</text:p>
          </table:table-cell>
        </table:table-row>
        <table:table-row table:style-name="ro1">
          <table:table-cell office:value-type="string">
            <text:p>John Doe 35</text:p>
          </table:table-cell>
          <table:table-cell office:value-type="string">
            <text:p>John</text:p>
          </table:table-cell>
          <table:table-cell office:value-type="string">
            <text:p>Doe 35</text:p>
          </table:table-cell>
          <table:table-cell office:value-type="string">
            <text:p>john.doe35@foo.com</text:p>
          </table:table-cell>
        </table:table-row>
        <table:table-row table:style-name="ro1">
          <table:table-cell office:value-type="string">
            <text:p>John Doe 36</text:p>
          </table:table-cell>
          <table:table-cell office:value-type="string">
            <text:p>John</text:p>
          </table:table-cell>
          <table:table-cell office:value-type="string">
            <text:p>Doe 36</text:p>
          </table:table-cell>
          <table:table-cell office:value-type="string">
            <text:p>john.doe36@foo.com</text:p>
          </table:table-cell>
        </table:table-row>
        <table:table-row table:style-name="ro1">
          <table:table-cell office:value-type="string">
            <text:p>John Doe 37</text:p>
          </table:table-cell>
          <table:table-cell office:value-type="string">
            <text:p>John</text:p>
          </table:table-cell>
          <table:table-cell office:value-type="string">
            <text:p>Doe 37</text:p>
          </table:table-cell>
          <table:table-cell office:value-type="string">
            <text:p>john.doe37@foo.com</text:p>
          </table:table-cell>
        </table:table-row>
        <table:table-row table:style-name="ro1">
          <table:table-cell office:value-type="string">
            <text:p>John Doe 38</text:p>
          </table:table-cell>
          <table:table-cell office:value-type="string">
            <text:p>John</text:p>
          </table:table-cell>
          <table:table-cell office:value-type="string">
            <text:p>Doe 38</text:p>
          </table:table-cell>
          <table:table-cell office:value-type="string">
            <text:p>john.doe38@foo.com</text:p>
          </table:table-cell>
        </table:table-row>
        <table:table-row table:style-name="ro1">
          <table:table-cell office:value-type="string">
            <text:p>John Doe 39</text:p>
          </table:table-cell>
          <table:table-cell office:value-type="string">
            <text:p>John</text:p>
          </table:table-cell>
          <table:table-cell office:value-type="string">
            <text:p>Doe 39</text:p>
          </table:table-cell>
          <table:table-cell office:value-type="string">
            <text:p>john.doe39@foo.com</text:p>
          </table:table-cell>
        </table:table-row>
        <table:table-row table:style-name="ro1">
          <table:table-cell office:value-type="string">
            <text:p>John Doe 40</text:p>
          </table:table-cell>
          <table:table-cell office:value-type="string">
            <text:p>John</text:p>
          </table:table-cell>
          <table:table-cell office:value-type="string">
            <text:p>Doe 40</text:p>
          </table:table-cell>
          <table:table-cell office:value-type="string">
            <text:p>john.doe40@foo.com</text:p>
          </table:table-cell>
        </table:table-row>
        <table:table-row table:style-name="ro1">
          <table:table-cell office:value-type="string">
            <text:p>John Doe 41</text:p>
          </table:table-cell>
          <table:table-cell office:value-type="string">
            <text:p>John</text:p>
          </table:table-cell>
          <table:table-cell office:value-type="string">
            <text:p>Doe 41</text:p>
          </table:table-cell>
          <table:table-cell office:value-type="string">
            <text:p>john.doe41@foo.com</text:p>
          </table:table-cell>
        </table:table-row>
        <table:table-row table:style-name="ro1">
          <table:table-cell office:value-type="string">
            <text:p>John Doe 42</text:p>
          </table:table-cell>
          <table:table-cell office:value-type="string">
            <text:p>John</text:p>
          </table:table-cell>
          <table:table-cell office:value-type="string">
            <text:p>Doe 42</text:p>
          </table:table-cell>
          <table:table-cell office:value-type="string">
            <text:p>john.doe42@foo.com</text:p>
          </table:table-cell>
        </table:table-row>
        <table:table-row table:style-name="ro1">
          <table:table-cell office:value-type="string">
            <text:p>John Doe 43</text:p>
          </table:table-cell>
          <table:table-cell office:value-type="string">
            <text:p>John</text:p>
          </table:table-cell>
          <table:table-cell office:value-type="string">
            <text:p>Doe 43</text:p>
          </table:table-cell>
          <table:table-cell office:value-type="string">
            <text:p>john.doe43@foo.com</text:p>
          </table:table-cell>
        </table:table-row>
        <table:table-row table:style-name="ro1">
          <table:table-cell office:value-type="string">
            <text:p>John Doe 44</text:p>
          </table:table-cell>
          <table:table-cell office:value-type="string">
            <text:p>John</text:p>
          </table:table-cell>
          <table:table-cell office:value-type="string">
            <text:p>Doe 44</text:p>
          </table:table-cell>
          <table:table-cell office:value-type="string">
            <text:p>john.doe44@foo.com</text:p>
          </table:table-cell>
        </table:table-row>
        <table:table-row table:style-name="ro1">
          <table:table-cell office:value-type="string">
            <text:p>John Doe 45</text:p>
          </table:table-cell>
          <table:table-cell office:value-type="string">
            <text:p>John</text:p>
          </table:table-cell>
          <table:table-cell office:value-type="string">
            <text:p>Doe 45</text:p>
          </table:table-cell>
          <table:table-cell office:value-type="string">
            <text:p>john.doe45@foo.com</text:p>
          </table:table-cell>
        </table:table-row>
        <table:table-row table:style-name="ro1">
          <table:table-cell office:value-type="string">
            <text:p>John Doe 46</text:p>
          </table:table-cell>
          <table:table-cell office:value-type="string">
            <text:p>John</text:p>
          </table:table-cell>
          <table:table-cell office:value-type="string">
            <text:p>Doe 46</text:p>
          </table:table-cell>
          <table:table-cell office:value-type="string">
            <text:p>john.doe46@foo.com</text:p>
          </table:table-cell>
        </table:table-row>
        <table:table-row table:style-name="ro1">
          <table:table-cell office:value-type="string">
            <text:p>John Doe 47</text:p>
          </table:table-cell>
          <table:table-cell office:value-type="string">
            <text:p>John</text:p>
          </table:table-cell>
          <table:table-cell office:value-type="string">
            <text:p>Doe 47</text:p>
          </table:table-cell>
          <table:table-cell office:value-type="string">
            <text:p>john.doe47@foo.com</text:p>
          </table:table-cell>
        </table:table-row>
        <table:table-row table:style-name="ro1">
          <table:table-cell office:value-type="string">
            <text:p>John Doe 48</text:p>
          </table:table-cell>
          <table:table-cell office:value-type="string">
            <text:p>John</text:p>
          </table:table-cell>
          <table:table-cell office:value-type="string">
            <text:p>Doe 48</text:p>
          </table:table-cell>
          <table:table-cell office:value-type="string">
            <text:p>john.doe48@foo.com</text:p>
          </table:table-cell>
        </table:table-row>
        <table:table-row table:style-name="ro1">
          <table:table-cell office:value-type="string">
            <text:p>John Doe 49</text:p>
          </table:table-cell>
          <table:table-cell office:value-type="string">
            <text:p>John</text:p>
          </table:table-cell>
          <table:table-cell office:value-type="string">
            <text:p>Doe 49</text:p>
          </table:table-cell>
          <table:table-cell office:value-type="string">
            <text:p>john.doe49@foo.com</text:p>
          </table:table-cell>
        </table:table-row>
        <table:table-row table:style-name="ro1">
          <table:table-cell office:value-type="string">
            <text:p>John Doe 50</text:p>
          </table:table-cell>
          <table:table-cell office:value-type="string">
            <text:p>John</text:p>
          </table:table-cell>
          <table:table-cell office:value-type="string">
            <text:p>Doe 50</text:p>
          </table:table-cell>
          <table:table-cell office:value-type="string">
            <text:p>john.doe50@foo.com</text:p>
          </table:table-cell>
        </table:table-row>
        <table:table-row table:style-name="ro1">
          <table:table-cell office:value-type="string">
            <text:p>John Doe 51</text:p>
          </table:table-cell>
          <table:table-cell office:value-type="string">
            <text:p>John</text:p>
          </table:table-cell>
          <table:table-cell office:value-type="string">
            <text:p>Doe 51</text:p>
          </table:table-cell>
          <table:table-cell office:value-type="string">
            <text:p>john.doe51@foo.com</text:p>
          </table:table-cell>
        </table:table-row>
        <table:table-row table:style-name="ro1">
          <table:table-cell office:value-type="string">
            <text:p>John Doe 52</text:p>
          </table:table-cell>
          <table:table-cell office:value-type="string">
            <text:p>John</text:p>
          </table:table-cell>
          <table:table-cell office:value-type="string">
            <text:p>Doe 52</text:p>
          </table:table-cell>
          <table:table-cell office:value-type="string">
            <text:p>john.doe52@foo.com</text:p>
          </table:table-cell>
        </table:table-row>
        <table:table-row table:style-name="ro1">
          <table:table-cell office:value-type="string">
            <text:p>John Doe 53</text:p>
          </table:table-cell>
          <table:table-cell office:value-type="string">
            <text:p>John</text:p>
          </table:table-cell>
          <table:table-cell office:value-type="string">
            <text:p>Doe 53</text:p>
          </table:table-cell>
          <table:table-cell office:value-type="string">
            <text:p>john.doe53@foo.com</text:p>
          </table:table-cell>
        </table:table-row>
        <table:table-row table:style-name="ro1">
          <table:table-cell office:value-type="string">
            <text:p>John Doe 54</text:p>
          </table:table-cell>
          <table:table-cell office:value-type="string">
            <text:p>John</text:p>
          </table:table-cell>
          <table:table-cell office:value-type="string">
            <text:p>Doe 54</text:p>
          </table:table-cell>
          <table:table-cell office:value-type="string">
            <text:p>john.doe54@foo.com</text:p>
          </table:table-cell>
        </table:table-row>
        <table:table-row table:style-name="ro1">
          <table:table-cell office:value-type="string">
            <text:p>John Doe 55</text:p>
          </table:table-cell>
          <table:table-cell office:value-type="string">
            <text:p>John</text:p>
          </table:table-cell>
          <table:table-cell office:value-type="string">
            <text:p>Doe 55</text:p>
          </table:table-cell>
          <table:table-cell office:value-type="string">
            <text:p>john.doe55@foo.com</text:p>
          </table:table-cell>
        </table:table-row>
        <table:table-row table:style-name="ro1">
          <table:table-cell office:value-type="string">
            <text:p>John Doe 56</text:p>
          </table:table-cell>
          <table:table-cell office:value-type="string">
            <text:p>John</text:p>
          </table:table-cell>
          <table:table-cell office:value-type="string">
            <text:p>Doe 56</text:p>
          </table:table-cell>
          <table:table-cell office:value-type="string">
            <text:p>john.doe56@foo.com</text:p>
          </table:table-cell>
        </table:table-row>
        <table:table-row table:style-name="ro1">
          <table:table-cell office:value-type="string">
            <text:p>John Doe 57</text:p>
          </table:table-cell>
          <table:table-cell office:value-type="string">
            <text:p>John</text:p>
          </table:table-cell>
          <table:table-cell office:value-type="string">
            <text:p>Doe 57</text:p>
          </table:table-cell>
          <table:table-cell office:value-type="string">
            <text:p>john.doe57@foo.com</text:p>
          </table:table-cell>
        </table:table-row>
        <table:table-row table:style-name="ro1">
          <table:table-cell office:value-type="string">
            <text:p>John Doe 58</text:p>
          </table:table-cell>
          <table:table-cell office:value-type="string">
            <text:p>John</text:p>
          </table:table-cell>
          <table:table-cell office:value-type="string">
            <text:p>Doe 58</text:p>
          </table:table-cell>
          <table:table-cell office:value-type="string">
            <text:p>john.doe58@foo.com</text:p>
          </table:table-cell>
        </table:table-row>
        <table:table-row table:style-name="ro1">
          <table:table-cell office:value-type="string">
            <text:p>John Doe 59</text:p>
          </table:table-cell>
          <table:table-cell office:value-type="string">
            <text:p>John</text:p>
          </table:table-cell>
          <table:table-cell office:value-type="string">
            <text:p>Doe 59</text:p>
          </table:table-cell>
          <table:table-cell office:value-type="string">
            <text:p>john.doe59@foo.com</text:p>
          </table:table-cell>
        </table:table-row>
        <table:table-row table:style-name="ro1">
          <table:table-cell office:value-type="string">
            <text:p>John Doe 60</text:p>
          </table:table-cell>
          <table:table-cell office:value-type="string">
            <text:p>John</text:p>
          </table:table-cell>
          <table:table-cell office:value-type="string">
            <text:p>Doe 60</text:p>
          </table:table-cell>
          <table:table-cell office:value-type="string">
            <text:p>john.doe60@foo.com</text:p>
          </table:table-cell>
        </table:table-row>
        <table:table-row table:style-name="ro1">
          <table:table-cell office:value-type="string">
            <text:p>John Doe 61</text:p>
          </table:table-cell>
          <table:table-cell office:value-type="string">
            <text:p>John</text:p>
          </table:table-cell>
          <table:table-cell office:value-type="string">
            <text:p>Doe 61</text:p>
          </table:table-cell>
          <table:table-cell office:value-type="string">
            <text:p>john.doe61@foo.com</text:p>
          </table:table-cell>
        </table:table-row>
        <table:table-row table:style-name="ro1">
          <table:table-cell office:value-type="string">
            <text:p>John Doe 62</text:p>
          </table:table-cell>
          <table:table-cell office:value-type="string">
            <text:p>John</text:p>
          </table:table-cell>
          <table:table-cell office:value-type="string">
            <text:p>Doe 62</text:p>
          </table:table-cell>
          <table:table-cell office:value-type="string">
            <text:p>john.doe62@foo.com</text:p>
          </table:table-cell>
        </table:table-row>
        <table:table-row table:style-name="ro1">
          <table:table-cell office:value-type="string">
            <text:p>John Doe 63</text:p>
          </table:table-cell>
          <table:table-cell office:value-type="string">
            <text:p>John</text:p>
          </table:table-cell>
          <table:table-cell office:value-type="string">
            <text:p>Doe 63</text:p>
          </table:table-cell>
          <table:table-cell office:value-type="string">
            <text:p>john.doe63@foo.com</text:p>
          </table:table-cell>
        </table:table-row>
        <table:table-row table:style-name="ro1">
          <table:table-cell office:value-type="string">
            <text:p>John Doe 64</text:p>
          </table:table-cell>
          <table:table-cell office:value-type="string">
            <text:p>John</text:p>
          </table:table-cell>
          <table:table-cell office:value-type="string">
            <text:p>Doe 64</text:p>
          </table:table-cell>
          <table:table-cell office:value-type="string">
            <text:p>john.doe64@foo.com</text:p>
          </table:table-cell>
        </table:table-row>
        <table:table-row table:style-name="ro1">
          <table:table-cell office:value-type="string">
            <text:p>John Doe 65</text:p>
          </table:table-cell>
          <table:table-cell office:value-type="string">
            <text:p>John</text:p>
          </table:table-cell>
          <table:table-cell office:value-type="string">
            <text:p>Doe 65</text:p>
          </table:table-cell>
          <table:table-cell office:value-type="string">
            <text:p>john.doe65@foo.com</text:p>
          </table:table-cell>
        </table:table-row>
        <table:table-row table:style-name="ro1">
          <table:table-cell office:value-type="string">
            <text:p>John Doe 66</text:p>
          </table:table-cell>
          <table:table-cell office:value-type="string">
            <text:p>John</text:p>
          </table:table-cell>
          <table:table-cell office:value-type="string">
            <text:p>Doe 66</text:p>
          </table:table-cell>
          <table:table-cell office:value-type="string">
            <text:p>john.doe66@foo.com</text:p>
          </table:table-cell>
        </table:table-row>
        <table:table-row table:style-name="ro1">
          <table:table-cell office:value-type="string">
            <text:p>John Doe 67</text:p>
          </table:table-cell>
          <table:table-cell office:value-type="string">
            <text:p>John</text:p>
          </table:table-cell>
          <table:table-cell office:value-type="string">
            <text:p>Doe 67</text:p>
          </table:table-cell>
          <table:table-cell office:value-type="string">
            <text:p>john.doe67@foo.com</text:p>
          </table:table-cell>
        </table:table-row>
        <table:table-row table:style-name="ro1">
          <table:table-cell office:value-type="string">
            <text:p>John Doe 68</text:p>
          </table:table-cell>
          <table:table-cell office:value-type="string">
            <text:p>John</text:p>
          </table:table-cell>
          <table:table-cell office:value-type="string">
            <text:p>Doe 68</text:p>
          </table:table-cell>
          <table:table-cell office:value-type="string">
            <text:p>john.doe68@foo.com</text:p>
          </table:table-cell>
        </table:table-row>
        <table:table-row table:style-name="ro1">
          <table:table-cell office:value-type="string">
            <text:p>John Doe 69</text:p>
          </table:table-cell>
          <table:table-cell office:value-type="string">
            <text:p>John</text:p>
          </table:table-cell>
          <table:table-cell office:value-type="string">
            <text:p>Doe 69</text:p>
          </table:table-cell>
          <table:table-cell office:value-type="string">
            <text:p>john.doe69@foo.com</text:p>
          </table:table-cell>
        </table:table-row>
        <table:table-row table:style-name="ro1">
          <table:table-cell office:value-type="string">
            <text:p>John Doe 70</text:p>
          </table:table-cell>
          <table:table-cell office:value-type="string">
            <text:p>John</text:p>
          </table:table-cell>
          <table:table-cell office:value-type="string">
            <text:p>Doe 70</text:p>
          </table:table-cell>
          <table:table-cell office:value-type="string">
            <text:p>john.doe70@foo.com</text:p>
          </table:table-cell>
        </table:table-row>
        <table:table-row table:style-name="ro1">
          <table:table-cell office:value-type="string">
            <text:p>John Doe 71</text:p>
          </table:table-cell>
          <table:table-cell office:value-type="string">
            <text:p>John</text:p>
          </table:table-cell>
          <table:table-cell office:value-type="string">
            <text:p>Doe 71</text:p>
          </table:table-cell>
          <table:table-cell office:value-type="string">
            <text:p>john.doe71@foo.com</text:p>
          </table:table-cell>
        </table:table-row>
        <table:table-row table:style-name="ro1">
          <table:table-cell office:value-type="string">
            <text:p>John Doe 72</text:p>
          </table:table-cell>
          <table:table-cell office:value-type="string">
            <text:p>John</text:p>
          </table:table-cell>
          <table:table-cell office:value-type="string">
            <text:p>Doe 72</text:p>
          </table:table-cell>
          <table:table-cell office:value-type="string">
            <text:p>john.doe72@foo.com</text:p>
          </table:table-cell>
        </table:table-row>
        <table:table-row table:style-name="ro1">
          <table:table-cell office:value-type="string">
            <text:p>John Doe 73</text:p>
          </table:table-cell>
          <table:table-cell office:value-type="string">
            <text:p>John</text:p>
          </table:table-cell>
          <table:table-cell office:value-type="string">
            <text:p>Doe 73</text:p>
          </table:table-cell>
          <table:table-cell office:value-type="string">
            <text:p>john.doe73@foo.com</text:p>
          </table:table-cell>
        </table:table-row>
        <table:table-row table:style-name="ro1">
          <table:table-cell office:value-type="string">
            <text:p>John Doe 74</text:p>
          </table:table-cell>
          <table:table-cell office:value-type="string">
            <text:p>John</text:p>
          </table:table-cell>
          <table:table-cell office:value-type="string">
            <text:p>Doe 74</text:p>
          </table:table-cell>
          <table:table-cell office:value-type="string">
            <text:p>john.doe74@foo.com</text:p>
          </table:table-cell>
        </table:table-row>
        <table:table-row table:style-name="ro1">
          <table:table-cell office:value-type="string">
            <text:p>John Doe 75</text:p>
          </table:table-cell>
          <table:table-cell office:value-type="string">
            <text:p>John</text:p>
          </table:table-cell>
          <table:table-cell office:value-type="string">
            <text:p>Doe 75</text:p>
          </table:table-cell>
          <table:table-cell office:value-type="string">
            <text:p>john.doe75@foo.com</text:p>
          </table:table-cell>
        </table:table-row>
        <table:table-row table:style-name="ro1">
          <table:table-cell office:value-type="string">
            <text:p>John Doe 76</text:p>
          </table:table-cell>
          <table:table-cell office:value-type="string">
            <text:p>John</text:p>
          </table:table-cell>
          <table:table-cell office:value-type="string">
            <text:p>Doe 76</text:p>
          </table:table-cell>
          <table:table-cell office:value-type="string">
            <text:p>john.doe76@foo.com</text:p>
          </table:table-cell>
        </table:table-row>
        <table:table-row table:style-name="ro1">
          <table:table-cell office:value-type="string">
            <text:p>John Doe 77</text:p>
          </table:table-cell>
          <table:table-cell office:value-type="string">
            <text:p>John</text:p>
          </table:table-cell>
          <table:table-cell office:value-type="string">
            <text:p>Doe 77</text:p>
          </table:table-cell>
          <table:table-cell office:value-type="string">
            <text:p>john.doe77@foo.com</text:p>
          </table:table-cell>
        </table:table-row>
        <table:table-row table:style-name="ro1">
          <table:table-cell office:value-type="string">
            <text:p>John Doe 78</text:p>
          </table:table-cell>
          <table:table-cell office:value-type="string">
            <text:p>John</text:p>
          </table:table-cell>
          <table:table-cell office:value-type="string">
            <text:p>Doe 78</text:p>
          </table:table-cell>
          <table:table-cell office:value-type="string">
            <text:p>john.doe78@foo.com</text:p>
          </table:table-cell>
        </table:table-row>
        <table:table-row table:style-name="ro1">
          <table:table-cell office:value-type="string">
            <text:p>John Doe 79</text:p>
          </table:table-cell>
          <table:table-cell office:value-type="string">
            <text:p>John</text:p>
          </table:table-cell>
          <table:table-cell office:value-type="string">
            <text:p>Doe 79</text:p>
          </table:table-cell>
          <table:table-cell office:value-type="string">
            <text:p>john.doe79@foo.com</text:p>
          </table:table-cell>
        </table:table-row>
        <table:table-row table:style-name="ro1">
          <table:table-cell office:value-type="string">
            <text:p>John Doe 80</text:p>
          </table:table-cell>
          <table:table-cell office:value-type="string">
            <text:p>John</text:p>
          </table:table-cell>
          <table:table-cell office:value-type="string">
            <text:p>Doe 80</text:p>
          </table:table-cell>
          <table:table-cell office:value-type="string">
            <text:p>john.doe80@foo.com</text:p>
          </table:table-cell>
        </table:table-row>
        <table:table-row table:style-name="ro1">
          <table:table-cell office:value-type="string">
            <text:p>John Doe 81</text:p>
          </table:table-cell>
          <table:table-cell office:value-type="string">
            <text:p>John</text:p>
          </table:table-cell>
          <table:table-cell office:value-type="string">
            <text:p>Doe 81</text:p>
          </table:table-cell>
          <table:table-cell office:value-type="string">
            <text:p>john.doe81@foo.com</text:p>
          </table:table-cell>
        </table:table-row>
        <table:table-row table:style-name="ro1">
          <table:table-cell office:value-type="string">
            <text:p>John Doe 82</text:p>
          </table:table-cell>
          <table:table-cell office:value-type="string">
            <text:p>John</text:p>
          </table:table-cell>
          <table:table-cell office:value-type="string">
            <text:p>Doe 82</text:p>
          </table:table-cell>
          <table:table-cell office:value-type="string">
            <text:p>john.doe82@foo.com</text:p>
          </table:table-cell>
        </table:table-row>
        <table:table-row table:style-name="ro1">
          <table:table-cell office:value-type="string">
            <text:p>John Doe 83</text:p>
          </table:table-cell>
          <table:table-cell office:value-type="string">
            <text:p>John</text:p>
          </table:table-cell>
          <table:table-cell office:value-type="string">
            <text:p>Doe 83</text:p>
          </table:table-cell>
          <table:table-cell office:value-type="string">
            <text:p>john.doe83@foo.com</text:p>
          </table:table-cell>
        </table:table-row>
        <table:table-row table:style-name="ro1">
          <table:table-cell office:value-type="string">
            <text:p>John Doe 84</text:p>
          </table:table-cell>
          <table:table-cell office:value-type="string">
            <text:p>John</text:p>
          </table:table-cell>
          <table:table-cell office:value-type="string">
            <text:p>Doe 84</text:p>
          </table:table-cell>
          <table:table-cell office:value-type="string">
            <text:p>john.doe84@foo.com</text:p>
          </table:table-cell>
        </table:table-row>
        <table:table-row table:style-name="ro1">
          <table:table-cell office:value-type="string">
            <text:p>John Doe 85</text:p>
          </table:table-cell>
          <table:table-cell office:value-type="string">
            <text:p>John</text:p>
          </table:table-cell>
          <table:table-cell office:value-type="string">
            <text:p>Doe 85</text:p>
          </table:table-cell>
          <table:table-cell office:value-type="string">
            <text:p>john.doe85@foo.com</text:p>
          </table:table-cell>
        </table:table-row>
        <table:table-row table:style-name="ro1">
          <table:table-cell office:value-type="string">
            <text:p>John Doe 86</text:p>
          </table:table-cell>
          <table:table-cell office:value-type="string">
            <text:p>John</text:p>
          </table:table-cell>
          <table:table-cell office:value-type="string">
            <text:p>Doe 86</text:p>
          </table:table-cell>
          <table:table-cell office:value-type="string">
            <text:p>john.doe86@foo.com</text:p>
          </table:table-cell>
        </table:table-row>
        <table:table-row table:style-name="ro1">
          <table:table-cell office:value-type="string">
            <text:p>John Doe 87</text:p>
          </table:table-cell>
          <table:table-cell office:value-type="string">
            <text:p>John</text:p>
          </table:table-cell>
          <table:table-cell office:value-type="string">
            <text:p>Doe 87</text:p>
          </table:table-cell>
          <table:table-cell office:value-type="string">
            <text:p>john.doe87@foo.com</text:p>
          </table:table-cell>
        </table:table-row>
        <table:table-row table:style-name="ro1">
          <table:table-cell office:value-type="string">
            <text:p>John Doe 88</text:p>
          </table:table-cell>
          <table:table-cell office:value-type="string">
            <text:p>John</text:p>
          </table:table-cell>
          <table:table-cell office:value-type="string">
            <text:p>Doe 88</text:p>
          </table:table-cell>
          <table:table-cell office:value-type="string">
            <text:p>john.doe88@foo.com</text:p>
          </table:table-cell>
        </table:table-row>
        <table:table-row table:style-name="ro1">
          <table:table-cell office:value-type="string">
            <text:p>John Doe 89</text:p>
          </table:table-cell>
          <table:table-cell office:value-type="string">
            <text:p>John</text:p>
          </table:table-cell>
          <table:table-cell office:value-type="string">
            <text:p>Doe 89</text:p>
          </table:table-cell>
          <table:table-cell office:value-type="string">
            <text:p>john.doe89@foo.com</text:p>
          </table:table-cell>
        </table:table-row>
        <table:table-row table:style-name="ro1">
          <table:table-cell office:value-type="string">
            <text:p>John Doe 90</text:p>
          </table:table-cell>
          <table:table-cell office:value-type="string">
            <text:p>John</text:p>
          </table:table-cell>
          <table:table-cell office:value-type="string">
            <text:p>Doe 90</text:p>
          </table:table-cell>
          <table:table-cell office:value-type="string">
            <text:p>john.doe90@foo.com</text:p>
          </table:table-cell>
        </table:table-row>
        <table:table-row table:style-name="ro1">
          <table:table-cell office:value-type="string">
            <text:p>John Doe 91</text:p>
          </table:table-cell>
          <table:table-cell office:value-type="string">
            <text:p>John</text:p>
          </table:table-cell>
          <table:table-cell office:value-type="string">
            <text:p>Doe 91</text:p>
          </table:table-cell>
          <table:table-cell office:value-type="string">
            <text:p>john.doe91@foo.com</text:p>
          </table:table-cell>
        </table:table-row>
        <table:table-row table:style-name="ro1">
          <table:table-cell office:value-type="string">
            <text:p>John Doe 92</text:p>
          </table:table-cell>
          <table:table-cell office:value-type="string">
            <text:p>John</text:p>
          </table:table-cell>
          <table:table-cell office:value-type="string">
            <text:p>Doe 92</text:p>
          </table:table-cell>
          <table:table-cell office:value-type="string">
            <text:p>john.doe92@foo.com</text:p>
          </table:table-cell>
        </table:table-row>
        <table:table-row table:style-name="ro1">
          <table:table-cell office:value-type="string">
            <text:p>John Doe 93</text:p>
          </table:table-cell>
          <table:table-cell office:value-type="string">
            <text:p>John</text:p>
          </table:table-cell>
          <table:table-cell office:value-type="string">
            <text:p>Doe 93</text:p>
          </table:table-cell>
          <table:table-cell office:value-type="string">
            <text:p>john.doe93@foo.com</text:p>
          </table:table-cell>
        </table:table-row>
        <table:table-row table:style-name="ro1">
          <table:table-cell office:value-type="string">
            <text:p>John Doe 94</text:p>
          </table:table-cell>
          <table:table-cell office:value-type="string">
            <text:p>John</text:p>
          </table:table-cell>
          <table:table-cell office:value-type="string">
            <text:p>Doe 94</text:p>
          </table:table-cell>
          <table:table-cell office:value-type="string">
            <text:p>john.doe94@foo.com</text:p>
          </table:table-cell>
        </table:table-row>
        <table:table-row table:style-name="ro1">
          <table:table-cell office:value-type="string">
            <text:p>John Doe 95</text:p>
          </table:table-cell>
          <table:table-cell office:value-type="string">
            <text:p>John</text:p>
          </table:table-cell>
          <table:table-cell office:value-type="string">
            <text:p>Doe 95</text:p>
          </table:table-cell>
          <table:table-cell office:value-type="string">
            <text:p>john.doe95@foo.com</text:p>
          </table:table-cell>
        </table:table-row>
        <table:table-row table:style-name="ro1">
          <table:table-cell office:value-type="string">
            <text:p>John Doe 96</text:p>
          </table:table-cell>
          <table:table-cell office:value-type="string">
            <text:p>John</text:p>
          </table:table-cell>
          <table:table-cell office:value-type="string">
            <text:p>Doe 96</text:p>
          </table:table-cell>
          <table:table-cell office:value-type="string">
            <text:p>john.doe96@foo.com</text:p>
          </table:table-cell>
        </table:table-row>
        <table:table-row table:style-name="ro1">
          <table:table-cell office:value-type="string">
            <text:p>John Doe 97</text:p>
          </table:table-cell>
          <table:table-cell office:value-type="string">
            <text:p>John</text:p>
          </table:table-cell>
          <table:table-cell office:value-type="string">
            <text:p>Doe 97</text:p>
          </table:table-cell>
          <table:table-cell office:value-type="string">
            <text:p>john.doe97@foo.com</text:p>
          </table:table-cell>
        </table:table-row>
        <table:table-row table:style-name="ro1">
          <table:table-cell office:value-type="string">
            <text:p>John Doe 98</text:p>
          </table:table-cell>
          <table:table-cell office:value-type="string">
            <text:p>John</text:p>
          </table:table-cell>
          <table:table-cell office:value-type="string">
            <text:p>Doe 98</text:p>
          </table:table-cell>
          <table:table-cell office:value-type="string">
            <text:p>john.doe98@foo.com</text:p>
          </table:table-cell>
        </table:table-row>
        <table:table-row table:style-name="ro1">
          <table:table-cell office:value-type="string">
            <text:p>John Doe 99</text:p>
          </table:table-cell>
          <table:table-cell office:value-type="string">
            <text:p>John</text:p>
          </table:table-cell>
          <table:table-cell office:value-type="string">
            <text:p>Doe 99</text:p>
          </table:table-cell>
          <table:table-cell office:value-type="string">
            <text:p>john.doe99@foo.com</text:p>
          </table:table-cell>
        </table:table-row>
        <table:table-row table:style-name="ro2">
          <table:table-cell office:value-type="string">
            <text:p>John Doe 100</text:p>
          </table:table-cell>
          <table:table-cell office:value-type="string">
            <text:p>John</text:p>
          </table:table-cell>
          <table:table-cell office:value-type="string">
            <text:p>Doe 100</text:p>
          </table:table-cell>
          <table:table-cell table:formula="oooc:=CONCATENATE(LOWER([.B102]);&quot;.&quot;;LOWER(SUBSTITUTE([.C102];&quot; &quot;;&quot;&quot;));&quot;@foo.com&quot;)" office:value-type="string" office:string-value="john.doe100@foo.com">
            <text:p>john.doe100@foo.com</text:p>
          </table:table-cell>
        </table:table-row>
        <table:table-row table:style-name="ro2">
          <table:table-cell office:value-type="string">
            <text:p>John Doe 101</text:p>
          </table:table-cell>
          <table:table-cell office:value-type="string">
            <text:p>John</text:p>
          </table:table-cell>
          <table:table-cell office:value-type="string">
            <text:p>Doe 101</text:p>
          </table:table-cell>
          <table:table-cell table:formula="oooc:=CONCATENATE(LOWER([.B103]);&quot;.&quot;;LOWER(SUBSTITUTE([.C103];&quot; &quot;;&quot;&quot;));&quot;@foo.com&quot;)" office:value-type="string" office:string-value="john.doe101@foo.com">
            <text:p>john.doe101@foo.com</text:p>
          </table:table-cell>
        </table:table-row>
        <table:table-row table:style-name="ro2">
          <table:table-cell office:value-type="string">
            <text:p>John Doe 102</text:p>
          </table:table-cell>
          <table:table-cell office:value-type="string">
            <text:p>John</text:p>
          </table:table-cell>
          <table:table-cell office:value-type="string">
            <text:p>Doe 102</text:p>
          </table:table-cell>
          <table:table-cell table:formula="oooc:=CONCATENATE(LOWER([.B104]);&quot;.&quot;;LOWER(SUBSTITUTE([.C104];&quot; &quot;;&quot;&quot;));&quot;@foo.com&quot;)" office:value-type="string" office:string-value="john.doe102@foo.com">
            <text:p>john.doe102@foo.com</text:p>
          </table:table-cell>
        </table:table-row>
        <table:table-row table:style-name="ro2">
          <table:table-cell office:value-type="string">
            <text:p>John Doe 103</text:p>
          </table:table-cell>
          <table:table-cell office:value-type="string">
            <text:p>John</text:p>
          </table:table-cell>
          <table:table-cell office:value-type="string">
            <text:p>Doe 103</text:p>
          </table:table-cell>
          <table:table-cell table:formula="oooc:=CONCATENATE(LOWER([.B105]);&quot;.&quot;;LOWER(SUBSTITUTE([.C105];&quot; &quot;;&quot;&quot;));&quot;@foo.com&quot;)" office:value-type="string" office:string-value="john.doe103@foo.com">
            <text:p>john.doe103@foo.com</text:p>
          </table:table-cell>
        </table:table-row>
        <table:table-row table:style-name="ro2">
          <table:table-cell office:value-type="string">
            <text:p>John Doe 104</text:p>
          </table:table-cell>
          <table:table-cell office:value-type="string">
            <text:p>John</text:p>
          </table:table-cell>
          <table:table-cell office:value-type="string">
            <text:p>Doe 104</text:p>
          </table:table-cell>
          <table:table-cell table:formula="oooc:=CONCATENATE(LOWER([.B106]);&quot;.&quot;;LOWER(SUBSTITUTE([.C106];&quot; &quot;;&quot;&quot;));&quot;@foo.com&quot;)" office:value-type="string" office:string-value="john.doe104@foo.com">
            <text:p>john.doe104@foo.com</text:p>
          </table:table-cell>
        </table:table-row>
        <table:table-row table:style-name="ro2">
          <table:table-cell office:value-type="string">
            <text:p>John Doe 105</text:p>
          </table:table-cell>
          <table:table-cell office:value-type="string">
            <text:p>John</text:p>
          </table:table-cell>
          <table:table-cell office:value-type="string">
            <text:p>Doe 105</text:p>
          </table:table-cell>
          <table:table-cell table:formula="oooc:=CONCATENATE(LOWER([.B107]);&quot;.&quot;;LOWER(SUBSTITUTE([.C107];&quot; &quot;;&quot;&quot;));&quot;@foo.com&quot;)" office:value-type="string" office:string-value="john.doe105@foo.com">
            <text:p>john.doe105@foo.com</text:p>
          </table:table-cell>
        </table:table-row>
        <table:table-row table:style-name="ro2">
          <table:table-cell office:value-type="string">
            <text:p>John Doe 106</text:p>
          </table:table-cell>
          <table:table-cell office:value-type="string">
            <text:p>John</text:p>
          </table:table-cell>
          <table:table-cell office:value-type="string">
            <text:p>Doe 106</text:p>
          </table:table-cell>
          <table:table-cell table:formula="oooc:=CONCATENATE(LOWER([.B108]);&quot;.&quot;;LOWER(SUBSTITUTE([.C108];&quot; &quot;;&quot;&quot;));&quot;@foo.com&quot;)" office:value-type="string" office:string-value="john.doe106@foo.com">
            <text:p>john.doe106@foo.com</text:p>
          </table:table-cell>
        </table:table-row>
        <table:table-row table:style-name="ro2">
          <table:table-cell office:value-type="string">
            <text:p>John Doe 107</text:p>
          </table:table-cell>
          <table:table-cell office:value-type="string">
            <text:p>John</text:p>
          </table:table-cell>
          <table:table-cell office:value-type="string">
            <text:p>Doe 107</text:p>
          </table:table-cell>
          <table:table-cell table:formula="oooc:=CONCATENATE(LOWER([.B109]);&quot;.&quot;;LOWER(SUBSTITUTE([.C109];&quot; &quot;;&quot;&quot;));&quot;@foo.com&quot;)" office:value-type="string" office:string-value="john.doe107@foo.com">
            <text:p>john.doe107@foo.com</text:p>
          </table:table-cell>
        </table:table-row>
        <table:table-row table:style-name="ro2">
          <table:table-cell office:value-type="string">
            <text:p>John Doe 108</text:p>
          </table:table-cell>
          <table:table-cell office:value-type="string">
            <text:p>John</text:p>
          </table:table-cell>
          <table:table-cell office:value-type="string">
            <text:p>Doe 108</text:p>
          </table:table-cell>
          <table:table-cell table:formula="oooc:=CONCATENATE(LOWER([.B110]);&quot;.&quot;;LOWER(SUBSTITUTE([.C110];&quot; &quot;;&quot;&quot;));&quot;@foo.com&quot;)" office:value-type="string" office:string-value="john.doe108@foo.com">
            <text:p>john.doe108@foo.com</text:p>
          </table:table-cell>
        </table:table-row>
        <table:table-row table:style-name="ro2">
          <table:table-cell office:value-type="string">
            <text:p>John Doe 109</text:p>
          </table:table-cell>
          <table:table-cell office:value-type="string">
            <text:p>John</text:p>
          </table:table-cell>
          <table:table-cell office:value-type="string">
            <text:p>Doe 109</text:p>
          </table:table-cell>
          <table:table-cell table:formula="oooc:=CONCATENATE(LOWER([.B111]);&quot;.&quot;;LOWER(SUBSTITUTE([.C111];&quot; &quot;;&quot;&quot;));&quot;@foo.com&quot;)" office:value-type="string" office:string-value="john.doe109@foo.com">
            <text:p>john.doe109@foo.com</text:p>
          </table:table-cell>
        </table:table-row>
        <table:table-row table:style-name="ro2">
          <table:table-cell office:value-type="string">
            <text:p>John Doe 110</text:p>
          </table:table-cell>
          <table:table-cell office:value-type="string">
            <text:p>John</text:p>
          </table:table-cell>
          <table:table-cell office:value-type="string">
            <text:p>Doe 110</text:p>
          </table:table-cell>
          <table:table-cell table:formula="oooc:=CONCATENATE(LOWER([.B112]);&quot;.&quot;;LOWER(SUBSTITUTE([.C112];&quot; &quot;;&quot;&quot;));&quot;@foo.com&quot;)" office:value-type="string" office:string-value="john.doe110@foo.com">
            <text:p>john.doe110@foo.com</text:p>
          </table:table-cell>
        </table:table-row>
        <table:table-row table:style-name="ro2">
          <table:table-cell office:value-type="string">
            <text:p>John Doe 111</text:p>
          </table:table-cell>
          <table:table-cell office:value-type="string">
            <text:p>John</text:p>
          </table:table-cell>
          <table:table-cell office:value-type="string">
            <text:p>Doe 111</text:p>
          </table:table-cell>
          <table:table-cell table:formula="oooc:=CONCATENATE(LOWER([.B113]);&quot;.&quot;;LOWER(SUBSTITUTE([.C113];&quot; &quot;;&quot;&quot;));&quot;@foo.com&quot;)" office:value-type="string" office:string-value="john.doe111@foo.com">
            <text:p>john.doe111@foo.com</text:p>
          </table:table-cell>
        </table:table-row>
        <table:table-row table:style-name="ro2">
          <table:table-cell office:value-type="string">
            <text:p>John Doe 112</text:p>
          </table:table-cell>
          <table:table-cell office:value-type="string">
            <text:p>John</text:p>
          </table:table-cell>
          <table:table-cell office:value-type="string">
            <text:p>Doe 112</text:p>
          </table:table-cell>
          <table:table-cell table:formula="oooc:=CONCATENATE(LOWER([.B114]);&quot;.&quot;;LOWER(SUBSTITUTE([.C114];&quot; &quot;;&quot;&quot;));&quot;@foo.com&quot;)" office:value-type="string" office:string-value="john.doe112@foo.com">
            <text:p>john.doe112@foo.com</text:p>
          </table:table-cell>
        </table:table-row>
        <table:table-row table:style-name="ro2">
          <table:table-cell office:value-type="string">
            <text:p>John Doe 113</text:p>
          </table:table-cell>
          <table:table-cell office:value-type="string">
            <text:p>John</text:p>
          </table:table-cell>
          <table:table-cell office:value-type="string">
            <text:p>Doe 113</text:p>
          </table:table-cell>
          <table:table-cell table:formula="oooc:=CONCATENATE(LOWER([.B115]);&quot;.&quot;;LOWER(SUBSTITUTE([.C115];&quot; &quot;;&quot;&quot;));&quot;@foo.com&quot;)" office:value-type="string" office:string-value="john.doe113@foo.com">
            <text:p>john.doe113@foo.com</text:p>
          </table:table-cell>
        </table:table-row>
        <table:table-row table:style-name="ro2">
          <table:table-cell office:value-type="string">
            <text:p>John Doe 114</text:p>
          </table:table-cell>
          <table:table-cell office:value-type="string">
            <text:p>John</text:p>
          </table:table-cell>
          <table:table-cell office:value-type="string">
            <text:p>Doe 114</text:p>
          </table:table-cell>
          <table:table-cell table:formula="oooc:=CONCATENATE(LOWER([.B116]);&quot;.&quot;;LOWER(SUBSTITUTE([.C116];&quot; &quot;;&quot;&quot;));&quot;@foo.com&quot;)" office:value-type="string" office:string-value="john.doe114@foo.com">
            <text:p>john.doe114@foo.com</text:p>
          </table:table-cell>
        </table:table-row>
        <table:table-row table:style-name="ro2">
          <table:table-cell office:value-type="string">
            <text:p>John Doe 115</text:p>
          </table:table-cell>
          <table:table-cell office:value-type="string">
            <text:p>John</text:p>
          </table:table-cell>
          <table:table-cell office:value-type="string">
            <text:p>Doe 115</text:p>
          </table:table-cell>
          <table:table-cell table:formula="oooc:=CONCATENATE(LOWER([.B117]);&quot;.&quot;;LOWER(SUBSTITUTE([.C117];&quot; &quot;;&quot;&quot;));&quot;@foo.com&quot;)" office:value-type="string" office:string-value="john.doe115@foo.com">
            <text:p>john.doe115@foo.com</text:p>
          </table:table-cell>
        </table:table-row>
        <table:table-row table:style-name="ro2">
          <table:table-cell office:value-type="string">
            <text:p>John Doe 116</text:p>
          </table:table-cell>
          <table:table-cell office:value-type="string">
            <text:p>John</text:p>
          </table:table-cell>
          <table:table-cell office:value-type="string">
            <text:p>Doe 116</text:p>
          </table:table-cell>
          <table:table-cell table:formula="oooc:=CONCATENATE(LOWER([.B118]);&quot;.&quot;;LOWER(SUBSTITUTE([.C118];&quot; &quot;;&quot;&quot;));&quot;@foo.com&quot;)" office:value-type="string" office:string-value="john.doe116@foo.com">
            <text:p>john.doe116@foo.com</text:p>
          </table:table-cell>
        </table:table-row>
        <table:table-row table:style-name="ro2">
          <table:table-cell office:value-type="string">
            <text:p>John Doe 117</text:p>
          </table:table-cell>
          <table:table-cell office:value-type="string">
            <text:p>John</text:p>
          </table:table-cell>
          <table:table-cell office:value-type="string">
            <text:p>Doe 117</text:p>
          </table:table-cell>
          <table:table-cell table:formula="oooc:=CONCATENATE(LOWER([.B119]);&quot;.&quot;;LOWER(SUBSTITUTE([.C119];&quot; &quot;;&quot;&quot;));&quot;@foo.com&quot;)" office:value-type="string" office:string-value="john.doe117@foo.com">
            <text:p>john.doe117@foo.com</text:p>
          </table:table-cell>
        </table:table-row>
        <table:table-row table:style-name="ro2">
          <table:table-cell office:value-type="string">
            <text:p>John Doe 118</text:p>
          </table:table-cell>
          <table:table-cell office:value-type="string">
            <text:p>John</text:p>
          </table:table-cell>
          <table:table-cell office:value-type="string">
            <text:p>Doe 118</text:p>
          </table:table-cell>
          <table:table-cell table:formula="oooc:=CONCATENATE(LOWER([.B120]);&quot;.&quot;;LOWER(SUBSTITUTE([.C120];&quot; &quot;;&quot;&quot;));&quot;@foo.com&quot;)" office:value-type="string" office:string-value="john.doe118@foo.com">
            <text:p>john.doe118@foo.com</text:p>
          </table:table-cell>
        </table:table-row>
        <table:table-row table:style-name="ro2">
          <table:table-cell office:value-type="string">
            <text:p>John Doe 119</text:p>
          </table:table-cell>
          <table:table-cell office:value-type="string">
            <text:p>John</text:p>
          </table:table-cell>
          <table:table-cell office:value-type="string">
            <text:p>Doe 119</text:p>
          </table:table-cell>
          <table:table-cell table:formula="oooc:=CONCATENATE(LOWER([.B121]);&quot;.&quot;;LOWER(SUBSTITUTE([.C121];&quot; &quot;;&quot;&quot;));&quot;@foo.com&quot;)" office:value-type="string" office:string-value="john.doe119@foo.com">
            <text:p>john.doe119@foo.com</text:p>
          </table:table-cell>
        </table:table-row>
        <table:table-row table:style-name="ro2">
          <table:table-cell office:value-type="string">
            <text:p>John Doe 120</text:p>
          </table:table-cell>
          <table:table-cell office:value-type="string">
            <text:p>John</text:p>
          </table:table-cell>
          <table:table-cell office:value-type="string">
            <text:p>Doe 120</text:p>
          </table:table-cell>
          <table:table-cell table:formula="oooc:=CONCATENATE(LOWER([.B122]);&quot;.&quot;;LOWER(SUBSTITUTE([.C122];&quot; &quot;;&quot;&quot;));&quot;@foo.com&quot;)" office:value-type="string" office:string-value="john.doe120@foo.com">
            <text:p>john.doe120@foo.com</text:p>
          </table:table-cell>
        </table:table-row>
        <table:table-row table:style-name="ro2">
          <table:table-cell office:value-type="string">
            <text:p>John Doe 121</text:p>
          </table:table-cell>
          <table:table-cell office:value-type="string">
            <text:p>John</text:p>
          </table:table-cell>
          <table:table-cell office:value-type="string">
            <text:p>Doe 121</text:p>
          </table:table-cell>
          <table:table-cell table:formula="oooc:=CONCATENATE(LOWER([.B123]);&quot;.&quot;;LOWER(SUBSTITUTE([.C123];&quot; &quot;;&quot;&quot;));&quot;@foo.com&quot;)" office:value-type="string" office:string-value="john.doe121@foo.com">
            <text:p>john.doe121@foo.com</text:p>
          </table:table-cell>
        </table:table-row>
        <table:table-row table:style-name="ro2">
          <table:table-cell office:value-type="string">
            <text:p>John Doe 122</text:p>
          </table:table-cell>
          <table:table-cell office:value-type="string">
            <text:p>John</text:p>
          </table:table-cell>
          <table:table-cell office:value-type="string">
            <text:p>Doe 122</text:p>
          </table:table-cell>
          <table:table-cell table:formula="oooc:=CONCATENATE(LOWER([.B124]);&quot;.&quot;;LOWER(SUBSTITUTE([.C124];&quot; &quot;;&quot;&quot;));&quot;@foo.com&quot;)" office:value-type="string" office:string-value="john.doe122@foo.com">
            <text:p>john.doe122@foo.com</text:p>
          </table:table-cell>
        </table:table-row>
        <table:table-row table:style-name="ro2">
          <table:table-cell office:value-type="string">
            <text:p>John Doe 123</text:p>
          </table:table-cell>
          <table:table-cell office:value-type="string">
            <text:p>John</text:p>
          </table:table-cell>
          <table:table-cell office:value-type="string">
            <text:p>Doe 123</text:p>
          </table:table-cell>
          <table:table-cell table:formula="oooc:=CONCATENATE(LOWER([.B125]);&quot;.&quot;;LOWER(SUBSTITUTE([.C125];&quot; &quot;;&quot;&quot;));&quot;@foo.com&quot;)" office:value-type="string" office:string-value="john.doe123@foo.com">
            <text:p>john.doe123@foo.com</text:p>
          </table:table-cell>
        </table:table-row>
        <table:table-row table:style-name="ro2">
          <table:table-cell office:value-type="string">
            <text:p>John Doe 124</text:p>
          </table:table-cell>
          <table:table-cell office:value-type="string">
            <text:p>John</text:p>
          </table:table-cell>
          <table:table-cell office:value-type="string">
            <text:p>Doe 124</text:p>
          </table:table-cell>
          <table:table-cell table:formula="oooc:=CONCATENATE(LOWER([.B126]);&quot;.&quot;;LOWER(SUBSTITUTE([.C126];&quot; &quot;;&quot;&quot;));&quot;@foo.com&quot;)" office:value-type="string" office:string-value="john.doe124@foo.com">
            <text:p>john.doe124@foo.com</text:p>
          </table:table-cell>
        </table:table-row>
        <table:table-row table:style-name="ro2">
          <table:table-cell office:value-type="string">
            <text:p>John Doe 125</text:p>
          </table:table-cell>
          <table:table-cell office:value-type="string">
            <text:p>John</text:p>
          </table:table-cell>
          <table:table-cell office:value-type="string">
            <text:p>Doe 125</text:p>
          </table:table-cell>
          <table:table-cell table:formula="oooc:=CONCATENATE(LOWER([.B127]);&quot;.&quot;;LOWER(SUBSTITUTE([.C127];&quot; &quot;;&quot;&quot;));&quot;@foo.com&quot;)" office:value-type="string" office:string-value="john.doe125@foo.com">
            <text:p>john.doe125@foo.com</text:p>
          </table:table-cell>
        </table:table-row>
        <table:table-row table:style-name="ro2">
          <table:table-cell office:value-type="string">
            <text:p>John Doe 126</text:p>
          </table:table-cell>
          <table:table-cell office:value-type="string">
            <text:p>John</text:p>
          </table:table-cell>
          <table:table-cell office:value-type="string">
            <text:p>Doe 126</text:p>
          </table:table-cell>
          <table:table-cell table:formula="oooc:=CONCATENATE(LOWER([.B128]);&quot;.&quot;;LOWER(SUBSTITUTE([.C128];&quot; &quot;;&quot;&quot;));&quot;@foo.com&quot;)" office:value-type="string" office:string-value="john.doe126@foo.com">
            <text:p>john.doe126@foo.com</text:p>
          </table:table-cell>
        </table:table-row>
        <table:table-row table:style-name="ro2">
          <table:table-cell office:value-type="string">
            <text:p>John Doe 127</text:p>
          </table:table-cell>
          <table:table-cell office:value-type="string">
            <text:p>John</text:p>
          </table:table-cell>
          <table:table-cell office:value-type="string">
            <text:p>Doe 127</text:p>
          </table:table-cell>
          <table:table-cell table:formula="oooc:=CONCATENATE(LOWER([.B129]);&quot;.&quot;;LOWER(SUBSTITUTE([.C129];&quot; &quot;;&quot;&quot;));&quot;@foo.com&quot;)" office:value-type="string" office:string-value="john.doe127@foo.com">
            <text:p>john.doe127@foo.com</text:p>
          </table:table-cell>
        </table:table-row>
        <table:table-row table:style-name="ro2">
          <table:table-cell office:value-type="string">
            <text:p>John Doe 128</text:p>
          </table:table-cell>
          <table:table-cell office:value-type="string">
            <text:p>John</text:p>
          </table:table-cell>
          <table:table-cell office:value-type="string">
            <text:p>Doe 128</text:p>
          </table:table-cell>
          <table:table-cell table:formula="oooc:=CONCATENATE(LOWER([.B130]);&quot;.&quot;;LOWER(SUBSTITUTE([.C130];&quot; &quot;;&quot;&quot;));&quot;@foo.com&quot;)" office:value-type="string" office:string-value="john.doe128@foo.com">
            <text:p>john.doe128@foo.com</text:p>
          </table:table-cell>
        </table:table-row>
        <table:table-row table:style-name="ro2">
          <table:table-cell office:value-type="string">
            <text:p>John Doe 129</text:p>
          </table:table-cell>
          <table:table-cell office:value-type="string">
            <text:p>John</text:p>
          </table:table-cell>
          <table:table-cell office:value-type="string">
            <text:p>Doe 129</text:p>
          </table:table-cell>
          <table:table-cell table:formula="oooc:=CONCATENATE(LOWER([.B131]);&quot;.&quot;;LOWER(SUBSTITUTE([.C131];&quot; &quot;;&quot;&quot;));&quot;@foo.com&quot;)" office:value-type="string" office:string-value="john.doe129@foo.com">
            <text:p>john.doe129@foo.com</text:p>
          </table:table-cell>
        </table:table-row>
        <table:table-row table:style-name="ro2">
          <table:table-cell office:value-type="string">
            <text:p>John Doe 130</text:p>
          </table:table-cell>
          <table:table-cell office:value-type="string">
            <text:p>John</text:p>
          </table:table-cell>
          <table:table-cell office:value-type="string">
            <text:p>Doe 130</text:p>
          </table:table-cell>
          <table:table-cell table:formula="oooc:=CONCATENATE(LOWER([.B132]);&quot;.&quot;;LOWER(SUBSTITUTE([.C132];&quot; &quot;;&quot;&quot;));&quot;@foo.com&quot;)" office:value-type="string" office:string-value="john.doe130@foo.com">
            <text:p>john.doe130@foo.com</text:p>
          </table:table-cell>
        </table:table-row>
        <table:table-row table:style-name="ro2">
          <table:table-cell office:value-type="string">
            <text:p>John Doe 131</text:p>
          </table:table-cell>
          <table:table-cell office:value-type="string">
            <text:p>John</text:p>
          </table:table-cell>
          <table:table-cell office:value-type="string">
            <text:p>Doe 131</text:p>
          </table:table-cell>
          <table:table-cell table:formula="oooc:=CONCATENATE(LOWER([.B133]);&quot;.&quot;;LOWER(SUBSTITUTE([.C133];&quot; &quot;;&quot;&quot;));&quot;@foo.com&quot;)" office:value-type="string" office:string-value="john.doe131@foo.com">
            <text:p>john.doe131@foo.com</text:p>
          </table:table-cell>
        </table:table-row>
        <table:table-row table:style-name="ro2">
          <table:table-cell office:value-type="string">
            <text:p>John Doe 132</text:p>
          </table:table-cell>
          <table:table-cell office:value-type="string">
            <text:p>John</text:p>
          </table:table-cell>
          <table:table-cell office:value-type="string">
            <text:p>Doe 132</text:p>
          </table:table-cell>
          <table:table-cell table:formula="oooc:=CONCATENATE(LOWER([.B134]);&quot;.&quot;;LOWER(SUBSTITUTE([.C134];&quot; &quot;;&quot;&quot;));&quot;@foo.com&quot;)" office:value-type="string" office:string-value="john.doe132@foo.com">
            <text:p>john.doe132@foo.com</text:p>
          </table:table-cell>
        </table:table-row>
        <table:table-row table:style-name="ro2">
          <table:table-cell office:value-type="string">
            <text:p>John Doe 133</text:p>
          </table:table-cell>
          <table:table-cell office:value-type="string">
            <text:p>John</text:p>
          </table:table-cell>
          <table:table-cell office:value-type="string">
            <text:p>Doe 133</text:p>
          </table:table-cell>
          <table:table-cell table:formula="oooc:=CONCATENATE(LOWER([.B135]);&quot;.&quot;;LOWER(SUBSTITUTE([.C135];&quot; &quot;;&quot;&quot;));&quot;@foo.com&quot;)" office:value-type="string" office:string-value="john.doe133@foo.com">
            <text:p>john.doe133@foo.com</text:p>
          </table:table-cell>
        </table:table-row>
        <table:table-row table:style-name="ro2">
          <table:table-cell office:value-type="string">
            <text:p>John Doe 134</text:p>
          </table:table-cell>
          <table:table-cell office:value-type="string">
            <text:p>John</text:p>
          </table:table-cell>
          <table:table-cell office:value-type="string">
            <text:p>Doe 134</text:p>
          </table:table-cell>
          <table:table-cell table:formula="oooc:=CONCATENATE(LOWER([.B136]);&quot;.&quot;;LOWER(SUBSTITUTE([.C136];&quot; &quot;;&quot;&quot;));&quot;@foo.com&quot;)" office:value-type="string" office:string-value="john.doe134@foo.com">
            <text:p>john.doe134@foo.com</text:p>
          </table:table-cell>
        </table:table-row>
        <table:table-row table:style-name="ro2">
          <table:table-cell office:value-type="string">
            <text:p>John Doe 135</text:p>
          </table:table-cell>
          <table:table-cell office:value-type="string">
            <text:p>John</text:p>
          </table:table-cell>
          <table:table-cell office:value-type="string">
            <text:p>Doe 135</text:p>
          </table:table-cell>
          <table:table-cell table:formula="oooc:=CONCATENATE(LOWER([.B137]);&quot;.&quot;;LOWER(SUBSTITUTE([.C137];&quot; &quot;;&quot;&quot;));&quot;@foo.com&quot;)" office:value-type="string" office:string-value="john.doe135@foo.com">
            <text:p>john.doe135@foo.com</text:p>
          </table:table-cell>
        </table:table-row>
        <table:table-row table:style-name="ro2">
          <table:table-cell office:value-type="string">
            <text:p>John Doe 136</text:p>
          </table:table-cell>
          <table:table-cell office:value-type="string">
            <text:p>John</text:p>
          </table:table-cell>
          <table:table-cell office:value-type="string">
            <text:p>Doe 136</text:p>
          </table:table-cell>
          <table:table-cell table:formula="oooc:=CONCATENATE(LOWER([.B138]);&quot;.&quot;;LOWER(SUBSTITUTE([.C138];&quot; &quot;;&quot;&quot;));&quot;@foo.com&quot;)" office:value-type="string" office:string-value="john.doe136@foo.com">
            <text:p>john.doe136@foo.com</text:p>
          </table:table-cell>
        </table:table-row>
        <table:table-row table:style-name="ro2">
          <table:table-cell office:value-type="string">
            <text:p>John Doe 137</text:p>
          </table:table-cell>
          <table:table-cell office:value-type="string">
            <text:p>John</text:p>
          </table:table-cell>
          <table:table-cell office:value-type="string">
            <text:p>Doe 137</text:p>
          </table:table-cell>
          <table:table-cell table:formula="oooc:=CONCATENATE(LOWER([.B139]);&quot;.&quot;;LOWER(SUBSTITUTE([.C139];&quot; &quot;;&quot;&quot;));&quot;@foo.com&quot;)" office:value-type="string" office:string-value="john.doe137@foo.com">
            <text:p>john.doe137@foo.com</text:p>
          </table:table-cell>
        </table:table-row>
        <table:table-row table:style-name="ro2">
          <table:table-cell office:value-type="string">
            <text:p>John Doe 138</text:p>
          </table:table-cell>
          <table:table-cell office:value-type="string">
            <text:p>John</text:p>
          </table:table-cell>
          <table:table-cell office:value-type="string">
            <text:p>Doe 138</text:p>
          </table:table-cell>
          <table:table-cell table:formula="oooc:=CONCATENATE(LOWER([.B140]);&quot;.&quot;;LOWER(SUBSTITUTE([.C140];&quot; &quot;;&quot;&quot;));&quot;@foo.com&quot;)" office:value-type="string" office:string-value="john.doe138@foo.com">
            <text:p>john.doe138@foo.com</text:p>
          </table:table-cell>
        </table:table-row>
        <table:table-row table:style-name="ro2">
          <table:table-cell office:value-type="string">
            <text:p>John Doe 139</text:p>
          </table:table-cell>
          <table:table-cell office:value-type="string">
            <text:p>John</text:p>
          </table:table-cell>
          <table:table-cell office:value-type="string">
            <text:p>Doe 139</text:p>
          </table:table-cell>
          <table:table-cell table:formula="oooc:=CONCATENATE(LOWER([.B141]);&quot;.&quot;;LOWER(SUBSTITUTE([.C141];&quot; &quot;;&quot;&quot;));&quot;@foo.com&quot;)" office:value-type="string" office:string-value="john.doe139@foo.com">
            <text:p>john.doe139@foo.com</text:p>
          </table:table-cell>
        </table:table-row>
        <table:table-row table:style-name="ro2">
          <table:table-cell office:value-type="string">
            <text:p>John Doe 140</text:p>
          </table:table-cell>
          <table:table-cell office:value-type="string">
            <text:p>John</text:p>
          </table:table-cell>
          <table:table-cell office:value-type="string">
            <text:p>Doe 140</text:p>
          </table:table-cell>
          <table:table-cell table:formula="oooc:=CONCATENATE(LOWER([.B142]);&quot;.&quot;;LOWER(SUBSTITUTE([.C142];&quot; &quot;;&quot;&quot;));&quot;@foo.com&quot;)" office:value-type="string" office:string-value="john.doe140@foo.com">
            <text:p>john.doe140@foo.com</text:p>
          </table:table-cell>
        </table:table-row>
        <table:table-row table:style-name="ro2">
          <table:table-cell office:value-type="string">
            <text:p>John Doe 141</text:p>
          </table:table-cell>
          <table:table-cell office:value-type="string">
            <text:p>John</text:p>
          </table:table-cell>
          <table:table-cell office:value-type="string">
            <text:p>Doe 141</text:p>
          </table:table-cell>
          <table:table-cell table:formula="oooc:=CONCATENATE(LOWER([.B143]);&quot;.&quot;;LOWER(SUBSTITUTE([.C143];&quot; &quot;;&quot;&quot;));&quot;@foo.com&quot;)" office:value-type="string" office:string-value="john.doe141@foo.com">
            <text:p>john.doe141@foo.com</text:p>
          </table:table-cell>
        </table:table-row>
        <table:table-row table:style-name="ro2">
          <table:table-cell office:value-type="string">
            <text:p>John Doe 142</text:p>
          </table:table-cell>
          <table:table-cell office:value-type="string">
            <text:p>John</text:p>
          </table:table-cell>
          <table:table-cell office:value-type="string">
            <text:p>Doe 142</text:p>
          </table:table-cell>
          <table:table-cell table:formula="oooc:=CONCATENATE(LOWER([.B144]);&quot;.&quot;;LOWER(SUBSTITUTE([.C144];&quot; &quot;;&quot;&quot;));&quot;@foo.com&quot;)" office:value-type="string" office:string-value="john.doe142@foo.com">
            <text:p>john.doe142@foo.com</text:p>
          </table:table-cell>
        </table:table-row>
        <table:table-row table:style-name="ro2">
          <table:table-cell office:value-type="string">
            <text:p>John Doe 143</text:p>
          </table:table-cell>
          <table:table-cell office:value-type="string">
            <text:p>John</text:p>
          </table:table-cell>
          <table:table-cell office:value-type="string">
            <text:p>Doe 143</text:p>
          </table:table-cell>
          <table:table-cell table:formula="oooc:=CONCATENATE(LOWER([.B145]);&quot;.&quot;;LOWER(SUBSTITUTE([.C145];&quot; &quot;;&quot;&quot;));&quot;@foo.com&quot;)" office:value-type="string" office:string-value="john.doe143@foo.com">
            <text:p>john.doe143@foo.com</text:p>
          </table:table-cell>
        </table:table-row>
        <table:table-row table:style-name="ro2">
          <table:table-cell office:value-type="string">
            <text:p>John Doe 144</text:p>
          </table:table-cell>
          <table:table-cell office:value-type="string">
            <text:p>John</text:p>
          </table:table-cell>
          <table:table-cell office:value-type="string">
            <text:p>Doe 144</text:p>
          </table:table-cell>
          <table:table-cell table:formula="oooc:=CONCATENATE(LOWER([.B146]);&quot;.&quot;;LOWER(SUBSTITUTE([.C146];&quot; &quot;;&quot;&quot;));&quot;@foo.com&quot;)" office:value-type="string" office:string-value="john.doe144@foo.com">
            <text:p>john.doe144@foo.com</text:p>
          </table:table-cell>
        </table:table-row>
        <table:table-row table:style-name="ro2">
          <table:table-cell office:value-type="string">
            <text:p>John Doe 145</text:p>
          </table:table-cell>
          <table:table-cell office:value-type="string">
            <text:p>John</text:p>
          </table:table-cell>
          <table:table-cell office:value-type="string">
            <text:p>Doe 145</text:p>
          </table:table-cell>
          <table:table-cell table:formula="oooc:=CONCATENATE(LOWER([.B147]);&quot;.&quot;;LOWER(SUBSTITUTE([.C147];&quot; &quot;;&quot;&quot;));&quot;@foo.com&quot;)" office:value-type="string" office:string-value="john.doe145@foo.com">
            <text:p>john.doe145@foo.com</text:p>
          </table:table-cell>
        </table:table-row>
        <table:table-row table:style-name="ro2">
          <table:table-cell office:value-type="string">
            <text:p>John Doe 146</text:p>
          </table:table-cell>
          <table:table-cell office:value-type="string">
            <text:p>John</text:p>
          </table:table-cell>
          <table:table-cell office:value-type="string">
            <text:p>Doe 146</text:p>
          </table:table-cell>
          <table:table-cell table:formula="oooc:=CONCATENATE(LOWER([.B148]);&quot;.&quot;;LOWER(SUBSTITUTE([.C148];&quot; &quot;;&quot;&quot;));&quot;@foo.com&quot;)" office:value-type="string" office:string-value="john.doe146@foo.com">
            <text:p>john.doe146@foo.com</text:p>
          </table:table-cell>
        </table:table-row>
        <table:table-row table:style-name="ro2">
          <table:table-cell office:value-type="string">
            <text:p>John Doe 147</text:p>
          </table:table-cell>
          <table:table-cell office:value-type="string">
            <text:p>John</text:p>
          </table:table-cell>
          <table:table-cell office:value-type="string">
            <text:p>Doe 147</text:p>
          </table:table-cell>
          <table:table-cell table:formula="oooc:=CONCATENATE(LOWER([.B149]);&quot;.&quot;;LOWER(SUBSTITUTE([.C149];&quot; &quot;;&quot;&quot;));&quot;@foo.com&quot;)" office:value-type="string" office:string-value="john.doe147@foo.com">
            <text:p>john.doe147@foo.com</text:p>
          </table:table-cell>
        </table:table-row>
        <table:table-row table:style-name="ro2">
          <table:table-cell office:value-type="string">
            <text:p>John Doe 148</text:p>
          </table:table-cell>
          <table:table-cell office:value-type="string">
            <text:p>John</text:p>
          </table:table-cell>
          <table:table-cell office:value-type="string">
            <text:p>Doe 148</text:p>
          </table:table-cell>
          <table:table-cell table:formula="oooc:=CONCATENATE(LOWER([.B150]);&quot;.&quot;;LOWER(SUBSTITUTE([.C150];&quot; &quot;;&quot;&quot;));&quot;@foo.com&quot;)" office:value-type="string" office:string-value="john.doe148@foo.com">
            <text:p>john.doe148@foo.com</text:p>
          </table:table-cell>
        </table:table-row>
        <table:table-row table:style-name="ro2">
          <table:table-cell office:value-type="string">
            <text:p>John Doe 149</text:p>
          </table:table-cell>
          <table:table-cell office:value-type="string">
            <text:p>John</text:p>
          </table:table-cell>
          <table:table-cell office:value-type="string">
            <text:p>Doe 149</text:p>
          </table:table-cell>
          <table:table-cell table:formula="oooc:=CONCATENATE(LOWER([.B151]);&quot;.&quot;;LOWER(SUBSTITUTE([.C151];&quot; &quot;;&quot;&quot;));&quot;@foo.com&quot;)" office:value-type="string" office:string-value="john.doe149@foo.com">
            <text:p>john.doe149@foo.com</text:p>
          </table:table-cell>
        </table:table-row>
        <table:table-row table:style-name="ro2">
          <table:table-cell office:value-type="string">
            <text:p>John Doe 150</text:p>
          </table:table-cell>
          <table:table-cell office:value-type="string">
            <text:p>John</text:p>
          </table:table-cell>
          <table:table-cell office:value-type="string">
            <text:p>Doe 150</text:p>
          </table:table-cell>
          <table:table-cell table:formula="oooc:=CONCATENATE(LOWER([.B152]);&quot;.&quot;;LOWER(SUBSTITUTE([.C152];&quot; &quot;;&quot;&quot;));&quot;@foo.com&quot;)" office:value-type="string" office:string-value="john.doe150@foo.com">
            <text:p>john.doe150@foo.com</text:p>
          </table:table-cell>
        </table:table-row>
        <table:table-row table:style-name="ro2">
          <table:table-cell office:value-type="string">
            <text:p>John Doe 151</text:p>
          </table:table-cell>
          <table:table-cell office:value-type="string">
            <text:p>John</text:p>
          </table:table-cell>
          <table:table-cell office:value-type="string">
            <text:p>Doe 151</text:p>
          </table:table-cell>
          <table:table-cell table:formula="oooc:=CONCATENATE(LOWER([.B153]);&quot;.&quot;;LOWER(SUBSTITUTE([.C153];&quot; &quot;;&quot;&quot;));&quot;@foo.com&quot;)" office:value-type="string" office:string-value="john.doe151@foo.com">
            <text:p>john.doe151@foo.com</text:p>
          </table:table-cell>
        </table:table-row>
        <table:table-row table:style-name="ro2">
          <table:table-cell office:value-type="string">
            <text:p>John Doe 152</text:p>
          </table:table-cell>
          <table:table-cell office:value-type="string">
            <text:p>John</text:p>
          </table:table-cell>
          <table:table-cell office:value-type="string">
            <text:p>Doe 152</text:p>
          </table:table-cell>
          <table:table-cell table:formula="oooc:=CONCATENATE(LOWER([.B154]);&quot;.&quot;;LOWER(SUBSTITUTE([.C154];&quot; &quot;;&quot;&quot;));&quot;@foo.com&quot;)" office:value-type="string" office:string-value="john.doe152@foo.com">
            <text:p>john.doe152@foo.com</text:p>
          </table:table-cell>
        </table:table-row>
        <table:table-row table:style-name="ro2">
          <table:table-cell office:value-type="string">
            <text:p>John Doe 153</text:p>
          </table:table-cell>
          <table:table-cell office:value-type="string">
            <text:p>John</text:p>
          </table:table-cell>
          <table:table-cell office:value-type="string">
            <text:p>Doe 153</text:p>
          </table:table-cell>
          <table:table-cell table:formula="oooc:=CONCATENATE(LOWER([.B155]);&quot;.&quot;;LOWER(SUBSTITUTE([.C155];&quot; &quot;;&quot;&quot;));&quot;@foo.com&quot;)" office:value-type="string" office:string-value="john.doe153@foo.com">
            <text:p>john.doe153@foo.com</text:p>
          </table:table-cell>
        </table:table-row>
        <table:table-row table:style-name="ro2">
          <table:table-cell office:value-type="string">
            <text:p>John Doe 154</text:p>
          </table:table-cell>
          <table:table-cell office:value-type="string">
            <text:p>John</text:p>
          </table:table-cell>
          <table:table-cell office:value-type="string">
            <text:p>Doe 154</text:p>
          </table:table-cell>
          <table:table-cell table:formula="oooc:=CONCATENATE(LOWER([.B156]);&quot;.&quot;;LOWER(SUBSTITUTE([.C156];&quot; &quot;;&quot;&quot;));&quot;@foo.com&quot;)" office:value-type="string" office:string-value="john.doe154@foo.com">
            <text:p>john.doe154@foo.com</text:p>
          </table:table-cell>
        </table:table-row>
        <table:table-row table:style-name="ro2">
          <table:table-cell office:value-type="string">
            <text:p>John Doe 155</text:p>
          </table:table-cell>
          <table:table-cell office:value-type="string">
            <text:p>John</text:p>
          </table:table-cell>
          <table:table-cell office:value-type="string">
            <text:p>Doe 155</text:p>
          </table:table-cell>
          <table:table-cell table:formula="oooc:=CONCATENATE(LOWER([.B157]);&quot;.&quot;;LOWER(SUBSTITUTE([.C157];&quot; &quot;;&quot;&quot;));&quot;@foo.com&quot;)" office:value-type="string" office:string-value="john.doe155@foo.com">
            <text:p>john.doe155@foo.com</text:p>
          </table:table-cell>
        </table:table-row>
        <table:table-row table:style-name="ro2">
          <table:table-cell office:value-type="string">
            <text:p>John Doe 156</text:p>
          </table:table-cell>
          <table:table-cell office:value-type="string">
            <text:p>John</text:p>
          </table:table-cell>
          <table:table-cell office:value-type="string">
            <text:p>Doe 156</text:p>
          </table:table-cell>
          <table:table-cell table:formula="oooc:=CONCATENATE(LOWER([.B158]);&quot;.&quot;;LOWER(SUBSTITUTE([.C158];&quot; &quot;;&quot;&quot;));&quot;@foo.com&quot;)" office:value-type="string" office:string-value="john.doe156@foo.com">
            <text:p>john.doe156@foo.com</text:p>
          </table:table-cell>
        </table:table-row>
        <table:table-row table:style-name="ro2">
          <table:table-cell office:value-type="string">
            <text:p>John Doe 157</text:p>
          </table:table-cell>
          <table:table-cell office:value-type="string">
            <text:p>John</text:p>
          </table:table-cell>
          <table:table-cell office:value-type="string">
            <text:p>Doe 157</text:p>
          </table:table-cell>
          <table:table-cell table:formula="oooc:=CONCATENATE(LOWER([.B159]);&quot;.&quot;;LOWER(SUBSTITUTE([.C159];&quot; &quot;;&quot;&quot;));&quot;@foo.com&quot;)" office:value-type="string" office:string-value="john.doe157@foo.com">
            <text:p>john.doe157@foo.com</text:p>
          </table:table-cell>
        </table:table-row>
        <table:table-row table:style-name="ro2">
          <table:table-cell office:value-type="string">
            <text:p>John Doe 158</text:p>
          </table:table-cell>
          <table:table-cell office:value-type="string">
            <text:p>John</text:p>
          </table:table-cell>
          <table:table-cell office:value-type="string">
            <text:p>Doe 158</text:p>
          </table:table-cell>
          <table:table-cell table:formula="oooc:=CONCATENATE(LOWER([.B160]);&quot;.&quot;;LOWER(SUBSTITUTE([.C160];&quot; &quot;;&quot;&quot;));&quot;@foo.com&quot;)" office:value-type="string" office:string-value="john.doe158@foo.com">
            <text:p>john.doe158@foo.com</text:p>
          </table:table-cell>
        </table:table-row>
        <table:table-row table:style-name="ro2">
          <table:table-cell office:value-type="string">
            <text:p>John Doe 159</text:p>
          </table:table-cell>
          <table:table-cell office:value-type="string">
            <text:p>John</text:p>
          </table:table-cell>
          <table:table-cell office:value-type="string">
            <text:p>Doe 159</text:p>
          </table:table-cell>
          <table:table-cell table:formula="oooc:=CONCATENATE(LOWER([.B161]);&quot;.&quot;;LOWER(SUBSTITUTE([.C161];&quot; &quot;;&quot;&quot;));&quot;@foo.com&quot;)" office:value-type="string" office:string-value="john.doe159@foo.com">
            <text:p>john.doe159@foo.com</text:p>
          </table:table-cell>
        </table:table-row>
        <table:table-row table:style-name="ro2">
          <table:table-cell office:value-type="string">
            <text:p>John Doe 160</text:p>
          </table:table-cell>
          <table:table-cell office:value-type="string">
            <text:p>John</text:p>
          </table:table-cell>
          <table:table-cell office:value-type="string">
            <text:p>Doe 160</text:p>
          </table:table-cell>
          <table:table-cell table:formula="oooc:=CONCATENATE(LOWER([.B162]);&quot;.&quot;;LOWER(SUBSTITUTE([.C162];&quot; &quot;;&quot;&quot;));&quot;@foo.com&quot;)" office:value-type="string" office:string-value="john.doe160@foo.com">
            <text:p>john.doe160@foo.com</text:p>
          </table:table-cell>
        </table:table-row>
        <table:table-row table:style-name="ro2">
          <table:table-cell office:value-type="string">
            <text:p>John Doe 161</text:p>
          </table:table-cell>
          <table:table-cell office:value-type="string">
            <text:p>John</text:p>
          </table:table-cell>
          <table:table-cell office:value-type="string">
            <text:p>Doe 161</text:p>
          </table:table-cell>
          <table:table-cell table:formula="oooc:=CONCATENATE(LOWER([.B163]);&quot;.&quot;;LOWER(SUBSTITUTE([.C163];&quot; &quot;;&quot;&quot;));&quot;@foo.com&quot;)" office:value-type="string" office:string-value="john.doe161@foo.com">
            <text:p>john.doe161@foo.com</text:p>
          </table:table-cell>
        </table:table-row>
        <table:table-row table:style-name="ro2">
          <table:table-cell office:value-type="string">
            <text:p>John Doe 162</text:p>
          </table:table-cell>
          <table:table-cell office:value-type="string">
            <text:p>John</text:p>
          </table:table-cell>
          <table:table-cell office:value-type="string">
            <text:p>Doe 162</text:p>
          </table:table-cell>
          <table:table-cell table:formula="oooc:=CONCATENATE(LOWER([.B164]);&quot;.&quot;;LOWER(SUBSTITUTE([.C164];&quot; &quot;;&quot;&quot;));&quot;@foo.com&quot;)" office:value-type="string" office:string-value="john.doe162@foo.com">
            <text:p>john.doe162@foo.com</text:p>
          </table:table-cell>
        </table:table-row>
        <table:table-row table:style-name="ro2">
          <table:table-cell office:value-type="string">
            <text:p>John Doe 163</text:p>
          </table:table-cell>
          <table:table-cell office:value-type="string">
            <text:p>John</text:p>
          </table:table-cell>
          <table:table-cell office:value-type="string">
            <text:p>Doe 163</text:p>
          </table:table-cell>
          <table:table-cell table:formula="oooc:=CONCATENATE(LOWER([.B165]);&quot;.&quot;;LOWER(SUBSTITUTE([.C165];&quot; &quot;;&quot;&quot;));&quot;@foo.com&quot;)" office:value-type="string" office:string-value="john.doe163@foo.com">
            <text:p>john.doe163@foo.com</text:p>
          </table:table-cell>
        </table:table-row>
        <table:table-row table:style-name="ro2">
          <table:table-cell office:value-type="string">
            <text:p>John Doe 164</text:p>
          </table:table-cell>
          <table:table-cell office:value-type="string">
            <text:p>John</text:p>
          </table:table-cell>
          <table:table-cell office:value-type="string">
            <text:p>Doe 164</text:p>
          </table:table-cell>
          <table:table-cell table:formula="oooc:=CONCATENATE(LOWER([.B166]);&quot;.&quot;;LOWER(SUBSTITUTE([.C166];&quot; &quot;;&quot;&quot;));&quot;@foo.com&quot;)" office:value-type="string" office:string-value="john.doe164@foo.com">
            <text:p>john.doe164@foo.com</text:p>
          </table:table-cell>
        </table:table-row>
        <table:table-row table:style-name="ro2">
          <table:table-cell office:value-type="string">
            <text:p>John Doe 165</text:p>
          </table:table-cell>
          <table:table-cell office:value-type="string">
            <text:p>John</text:p>
          </table:table-cell>
          <table:table-cell office:value-type="string">
            <text:p>Doe 165</text:p>
          </table:table-cell>
          <table:table-cell table:formula="oooc:=CONCATENATE(LOWER([.B167]);&quot;.&quot;;LOWER(SUBSTITUTE([.C167];&quot; &quot;;&quot;&quot;));&quot;@foo.com&quot;)" office:value-type="string" office:string-value="john.doe165@foo.com">
            <text:p>john.doe165@foo.com</text:p>
          </table:table-cell>
        </table:table-row>
        <table:table-row table:style-name="ro2">
          <table:table-cell office:value-type="string">
            <text:p>John Doe 166</text:p>
          </table:table-cell>
          <table:table-cell office:value-type="string">
            <text:p>John</text:p>
          </table:table-cell>
          <table:table-cell office:value-type="string">
            <text:p>Doe 166</text:p>
          </table:table-cell>
          <table:table-cell table:formula="oooc:=CONCATENATE(LOWER([.B168]);&quot;.&quot;;LOWER(SUBSTITUTE([.C168];&quot; &quot;;&quot;&quot;));&quot;@foo.com&quot;)" office:value-type="string" office:string-value="john.doe166@foo.com">
            <text:p>john.doe166@foo.com</text:p>
          </table:table-cell>
        </table:table-row>
        <table:table-row table:style-name="ro2">
          <table:table-cell office:value-type="string">
            <text:p>John Doe 167</text:p>
          </table:table-cell>
          <table:table-cell office:value-type="string">
            <text:p>John</text:p>
          </table:table-cell>
          <table:table-cell office:value-type="string">
            <text:p>Doe 167</text:p>
          </table:table-cell>
          <table:table-cell table:formula="oooc:=CONCATENATE(LOWER([.B169]);&quot;.&quot;;LOWER(SUBSTITUTE([.C169];&quot; &quot;;&quot;&quot;));&quot;@foo.com&quot;)" office:value-type="string" office:string-value="john.doe167@foo.com">
            <text:p>john.doe167@foo.com</text:p>
          </table:table-cell>
        </table:table-row>
        <table:table-row table:style-name="ro2">
          <table:table-cell office:value-type="string">
            <text:p>John Doe 168</text:p>
          </table:table-cell>
          <table:table-cell office:value-type="string">
            <text:p>John</text:p>
          </table:table-cell>
          <table:table-cell office:value-type="string">
            <text:p>Doe 168</text:p>
          </table:table-cell>
          <table:table-cell table:formula="oooc:=CONCATENATE(LOWER([.B170]);&quot;.&quot;;LOWER(SUBSTITUTE([.C170];&quot; &quot;;&quot;&quot;));&quot;@foo.com&quot;)" office:value-type="string" office:string-value="john.doe168@foo.com">
            <text:p>john.doe168@foo.com</text:p>
          </table:table-cell>
        </table:table-row>
        <table:table-row table:style-name="ro2">
          <table:table-cell office:value-type="string">
            <text:p>John Doe 169</text:p>
          </table:table-cell>
          <table:table-cell office:value-type="string">
            <text:p>John</text:p>
          </table:table-cell>
          <table:table-cell office:value-type="string">
            <text:p>Doe 169</text:p>
          </table:table-cell>
          <table:table-cell table:formula="oooc:=CONCATENATE(LOWER([.B171]);&quot;.&quot;;LOWER(SUBSTITUTE([.C171];&quot; &quot;;&quot;&quot;));&quot;@foo.com&quot;)" office:value-type="string" office:string-value="john.doe169@foo.com">
            <text:p>john.doe169@foo.com</text:p>
          </table:table-cell>
        </table:table-row>
        <table:table-row table:style-name="ro2">
          <table:table-cell office:value-type="string">
            <text:p>John Doe 170</text:p>
          </table:table-cell>
          <table:table-cell office:value-type="string">
            <text:p>John</text:p>
          </table:table-cell>
          <table:table-cell office:value-type="string">
            <text:p>Doe 170</text:p>
          </table:table-cell>
          <table:table-cell table:formula="oooc:=CONCATENATE(LOWER([.B172]);&quot;.&quot;;LOWER(SUBSTITUTE([.C172];&quot; &quot;;&quot;&quot;));&quot;@foo.com&quot;)" office:value-type="string" office:string-value="john.doe170@foo.com">
            <text:p>john.doe170@foo.com</text:p>
          </table:table-cell>
        </table:table-row>
        <table:table-row table:style-name="ro2">
          <table:table-cell office:value-type="string">
            <text:p>John Doe 171</text:p>
          </table:table-cell>
          <table:table-cell office:value-type="string">
            <text:p>John</text:p>
          </table:table-cell>
          <table:table-cell office:value-type="string">
            <text:p>Doe 171</text:p>
          </table:table-cell>
          <table:table-cell table:formula="oooc:=CONCATENATE(LOWER([.B173]);&quot;.&quot;;LOWER(SUBSTITUTE([.C173];&quot; &quot;;&quot;&quot;));&quot;@foo.com&quot;)" office:value-type="string" office:string-value="john.doe171@foo.com">
            <text:p>john.doe171@foo.com</text:p>
          </table:table-cell>
        </table:table-row>
        <table:table-row table:style-name="ro2">
          <table:table-cell office:value-type="string">
            <text:p>John Doe 172</text:p>
          </table:table-cell>
          <table:table-cell office:value-type="string">
            <text:p>John</text:p>
          </table:table-cell>
          <table:table-cell office:value-type="string">
            <text:p>Doe 172</text:p>
          </table:table-cell>
          <table:table-cell table:formula="oooc:=CONCATENATE(LOWER([.B174]);&quot;.&quot;;LOWER(SUBSTITUTE([.C174];&quot; &quot;;&quot;&quot;));&quot;@foo.com&quot;)" office:value-type="string" office:string-value="john.doe172@foo.com">
            <text:p>john.doe172@foo.com</text:p>
          </table:table-cell>
        </table:table-row>
        <table:table-row table:style-name="ro2">
          <table:table-cell office:value-type="string">
            <text:p>John Doe 173</text:p>
          </table:table-cell>
          <table:table-cell office:value-type="string">
            <text:p>John</text:p>
          </table:table-cell>
          <table:table-cell office:value-type="string">
            <text:p>Doe 173</text:p>
          </table:table-cell>
          <table:table-cell table:formula="oooc:=CONCATENATE(LOWER([.B175]);&quot;.&quot;;LOWER(SUBSTITUTE([.C175];&quot; &quot;;&quot;&quot;));&quot;@foo.com&quot;)" office:value-type="string" office:string-value="john.doe173@foo.com">
            <text:p>john.doe173@foo.com</text:p>
          </table:table-cell>
        </table:table-row>
        <table:table-row table:style-name="ro2">
          <table:table-cell office:value-type="string">
            <text:p>John Doe 174</text:p>
          </table:table-cell>
          <table:table-cell office:value-type="string">
            <text:p>John</text:p>
          </table:table-cell>
          <table:table-cell office:value-type="string">
            <text:p>Doe 174</text:p>
          </table:table-cell>
          <table:table-cell table:formula="oooc:=CONCATENATE(LOWER([.B176]);&quot;.&quot;;LOWER(SUBSTITUTE([.C176];&quot; &quot;;&quot;&quot;));&quot;@foo.com&quot;)" office:value-type="string" office:string-value="john.doe174@foo.com">
            <text:p>john.doe174@foo.com</text:p>
          </table:table-cell>
        </table:table-row>
        <table:table-row table:style-name="ro2">
          <table:table-cell office:value-type="string">
            <text:p>John Doe 175</text:p>
          </table:table-cell>
          <table:table-cell office:value-type="string">
            <text:p>John</text:p>
          </table:table-cell>
          <table:table-cell office:value-type="string">
            <text:p>Doe 175</text:p>
          </table:table-cell>
          <table:table-cell table:formula="oooc:=CONCATENATE(LOWER([.B177]);&quot;.&quot;;LOWER(SUBSTITUTE([.C177];&quot; &quot;;&quot;&quot;));&quot;@foo.com&quot;)" office:value-type="string" office:string-value="john.doe175@foo.com">
            <text:p>john.doe175@foo.com</text:p>
          </table:table-cell>
        </table:table-row>
        <table:table-row table:style-name="ro2">
          <table:table-cell office:value-type="string">
            <text:p>John Doe 176</text:p>
          </table:table-cell>
          <table:table-cell office:value-type="string">
            <text:p>John</text:p>
          </table:table-cell>
          <table:table-cell office:value-type="string">
            <text:p>Doe 176</text:p>
          </table:table-cell>
          <table:table-cell table:formula="oooc:=CONCATENATE(LOWER([.B178]);&quot;.&quot;;LOWER(SUBSTITUTE([.C178];&quot; &quot;;&quot;&quot;));&quot;@foo.com&quot;)" office:value-type="string" office:string-value="john.doe176@foo.com">
            <text:p>john.doe176@foo.com</text:p>
          </table:table-cell>
        </table:table-row>
        <table:table-row table:style-name="ro2">
          <table:table-cell office:value-type="string">
            <text:p>John Doe 177</text:p>
          </table:table-cell>
          <table:table-cell office:value-type="string">
            <text:p>John</text:p>
          </table:table-cell>
          <table:table-cell office:value-type="string">
            <text:p>Doe 177</text:p>
          </table:table-cell>
          <table:table-cell table:formula="oooc:=CONCATENATE(LOWER([.B179]);&quot;.&quot;;LOWER(SUBSTITUTE([.C179];&quot; &quot;;&quot;&quot;));&quot;@foo.com&quot;)" office:value-type="string" office:string-value="john.doe177@foo.com">
            <text:p>john.doe177@foo.com</text:p>
          </table:table-cell>
        </table:table-row>
        <table:table-row table:style-name="ro2">
          <table:table-cell office:value-type="string">
            <text:p>John Doe 178</text:p>
          </table:table-cell>
          <table:table-cell office:value-type="string">
            <text:p>John</text:p>
          </table:table-cell>
          <table:table-cell office:value-type="string">
            <text:p>Doe 178</text:p>
          </table:table-cell>
          <table:table-cell table:formula="oooc:=CONCATENATE(LOWER([.B180]);&quot;.&quot;;LOWER(SUBSTITUTE([.C180];&quot; &quot;;&quot;&quot;));&quot;@foo.com&quot;)" office:value-type="string" office:string-value="john.doe178@foo.com">
            <text:p>john.doe178@foo.com</text:p>
          </table:table-cell>
        </table:table-row>
        <table:table-row table:style-name="ro2">
          <table:table-cell office:value-type="string">
            <text:p>John Doe 179</text:p>
          </table:table-cell>
          <table:table-cell office:value-type="string">
            <text:p>John</text:p>
          </table:table-cell>
          <table:table-cell office:value-type="string">
            <text:p>Doe 179</text:p>
          </table:table-cell>
          <table:table-cell table:formula="oooc:=CONCATENATE(LOWER([.B181]);&quot;.&quot;;LOWER(SUBSTITUTE([.C181];&quot; &quot;;&quot;&quot;));&quot;@foo.com&quot;)" office:value-type="string" office:string-value="john.doe179@foo.com">
            <text:p>john.doe179@foo.com</text:p>
          </table:table-cell>
        </table:table-row>
        <table:table-row table:style-name="ro2">
          <table:table-cell office:value-type="string">
            <text:p>John Doe 180</text:p>
          </table:table-cell>
          <table:table-cell office:value-type="string">
            <text:p>John</text:p>
          </table:table-cell>
          <table:table-cell office:value-type="string">
            <text:p>Doe 180</text:p>
          </table:table-cell>
          <table:table-cell table:formula="oooc:=CONCATENATE(LOWER([.B182]);&quot;.&quot;;LOWER(SUBSTITUTE([.C182];&quot; &quot;;&quot;&quot;));&quot;@foo.com&quot;)" office:value-type="string" office:string-value="john.doe180@foo.com">
            <text:p>john.doe180@foo.com</text:p>
          </table:table-cell>
        </table:table-row>
        <table:table-row table:style-name="ro2">
          <table:table-cell office:value-type="string">
            <text:p>John Doe 181</text:p>
          </table:table-cell>
          <table:table-cell office:value-type="string">
            <text:p>John</text:p>
          </table:table-cell>
          <table:table-cell office:value-type="string">
            <text:p>Doe 181</text:p>
          </table:table-cell>
          <table:table-cell table:formula="oooc:=CONCATENATE(LOWER([.B183]);&quot;.&quot;;LOWER(SUBSTITUTE([.C183];&quot; &quot;;&quot;&quot;));&quot;@foo.com&quot;)" office:value-type="string" office:string-value="john.doe181@foo.com">
            <text:p>john.doe181@foo.com</text:p>
          </table:table-cell>
        </table:table-row>
        <table:table-row table:style-name="ro2">
          <table:table-cell office:value-type="string">
            <text:p>John Doe 182</text:p>
          </table:table-cell>
          <table:table-cell office:value-type="string">
            <text:p>John</text:p>
          </table:table-cell>
          <table:table-cell office:value-type="string">
            <text:p>Doe 182</text:p>
          </table:table-cell>
          <table:table-cell table:formula="oooc:=CONCATENATE(LOWER([.B184]);&quot;.&quot;;LOWER(SUBSTITUTE([.C184];&quot; &quot;;&quot;&quot;));&quot;@foo.com&quot;)" office:value-type="string" office:string-value="john.doe182@foo.com">
            <text:p>john.doe182@foo.com</text:p>
          </table:table-cell>
        </table:table-row>
        <table:table-row table:style-name="ro2">
          <table:table-cell office:value-type="string">
            <text:p>John Doe 183</text:p>
          </table:table-cell>
          <table:table-cell office:value-type="string">
            <text:p>John</text:p>
          </table:table-cell>
          <table:table-cell office:value-type="string">
            <text:p>Doe 183</text:p>
          </table:table-cell>
          <table:table-cell table:formula="oooc:=CONCATENATE(LOWER([.B185]);&quot;.&quot;;LOWER(SUBSTITUTE([.C185];&quot; &quot;;&quot;&quot;));&quot;@foo.com&quot;)" office:value-type="string" office:string-value="john.doe183@foo.com">
            <text:p>john.doe183@foo.com</text:p>
          </table:table-cell>
        </table:table-row>
        <table:table-row table:style-name="ro2">
          <table:table-cell office:value-type="string">
            <text:p>John Doe 184</text:p>
          </table:table-cell>
          <table:table-cell office:value-type="string">
            <text:p>John</text:p>
          </table:table-cell>
          <table:table-cell office:value-type="string">
            <text:p>Doe 184</text:p>
          </table:table-cell>
          <table:table-cell table:formula="oooc:=CONCATENATE(LOWER([.B186]);&quot;.&quot;;LOWER(SUBSTITUTE([.C186];&quot; &quot;;&quot;&quot;));&quot;@foo.com&quot;)" office:value-type="string" office:string-value="john.doe184@foo.com">
            <text:p>john.doe184@foo.com</text:p>
          </table:table-cell>
        </table:table-row>
        <table:table-row table:style-name="ro2">
          <table:table-cell office:value-type="string">
            <text:p>John Doe 185</text:p>
          </table:table-cell>
          <table:table-cell office:value-type="string">
            <text:p>John</text:p>
          </table:table-cell>
          <table:table-cell office:value-type="string">
            <text:p>Doe 185</text:p>
          </table:table-cell>
          <table:table-cell table:formula="oooc:=CONCATENATE(LOWER([.B187]);&quot;.&quot;;LOWER(SUBSTITUTE([.C187];&quot; &quot;;&quot;&quot;));&quot;@foo.com&quot;)" office:value-type="string" office:string-value="john.doe185@foo.com">
            <text:p>john.doe185@foo.com</text:p>
          </table:table-cell>
        </table:table-row>
        <table:table-row table:style-name="ro2">
          <table:table-cell office:value-type="string">
            <text:p>John Doe 186</text:p>
          </table:table-cell>
          <table:table-cell office:value-type="string">
            <text:p>John</text:p>
          </table:table-cell>
          <table:table-cell office:value-type="string">
            <text:p>Doe 186</text:p>
          </table:table-cell>
          <table:table-cell table:formula="oooc:=CONCATENATE(LOWER([.B188]);&quot;.&quot;;LOWER(SUBSTITUTE([.C188];&quot; &quot;;&quot;&quot;));&quot;@foo.com&quot;)" office:value-type="string" office:string-value="john.doe186@foo.com">
            <text:p>john.doe186@foo.com</text:p>
          </table:table-cell>
        </table:table-row>
        <table:table-row table:style-name="ro2">
          <table:table-cell office:value-type="string">
            <text:p>John Doe 187</text:p>
          </table:table-cell>
          <table:table-cell office:value-type="string">
            <text:p>John</text:p>
          </table:table-cell>
          <table:table-cell office:value-type="string">
            <text:p>Doe 187</text:p>
          </table:table-cell>
          <table:table-cell table:formula="oooc:=CONCATENATE(LOWER([.B189]);&quot;.&quot;;LOWER(SUBSTITUTE([.C189];&quot; &quot;;&quot;&quot;));&quot;@foo.com&quot;)" office:value-type="string" office:string-value="john.doe187@foo.com">
            <text:p>john.doe187@foo.com</text:p>
          </table:table-cell>
        </table:table-row>
        <table:table-row table:style-name="ro2">
          <table:table-cell office:value-type="string">
            <text:p>John Doe 188</text:p>
          </table:table-cell>
          <table:table-cell office:value-type="string">
            <text:p>John</text:p>
          </table:table-cell>
          <table:table-cell office:value-type="string">
            <text:p>Doe 188</text:p>
          </table:table-cell>
          <table:table-cell table:formula="oooc:=CONCATENATE(LOWER([.B190]);&quot;.&quot;;LOWER(SUBSTITUTE([.C190];&quot; &quot;;&quot;&quot;));&quot;@foo.com&quot;)" office:value-type="string" office:string-value="john.doe188@foo.com">
            <text:p>john.doe188@foo.com</text:p>
          </table:table-cell>
        </table:table-row>
        <table:table-row table:style-name="ro2">
          <table:table-cell office:value-type="string">
            <text:p>John Doe 189</text:p>
          </table:table-cell>
          <table:table-cell office:value-type="string">
            <text:p>John</text:p>
          </table:table-cell>
          <table:table-cell office:value-type="string">
            <text:p>Doe 189</text:p>
          </table:table-cell>
          <table:table-cell table:formula="oooc:=CONCATENATE(LOWER([.B191]);&quot;.&quot;;LOWER(SUBSTITUTE([.C191];&quot; &quot;;&quot;&quot;));&quot;@foo.com&quot;)" office:value-type="string" office:string-value="john.doe189@foo.com">
            <text:p>john.doe189@foo.com</text:p>
          </table:table-cell>
        </table:table-row>
        <table:table-row table:style-name="ro2">
          <table:table-cell office:value-type="string">
            <text:p>John Doe 190</text:p>
          </table:table-cell>
          <table:table-cell office:value-type="string">
            <text:p>John</text:p>
          </table:table-cell>
          <table:table-cell office:value-type="string">
            <text:p>Doe 190</text:p>
          </table:table-cell>
          <table:table-cell table:formula="oooc:=CONCATENATE(LOWER([.B192]);&quot;.&quot;;LOWER(SUBSTITUTE([.C192];&quot; &quot;;&quot;&quot;));&quot;@foo.com&quot;)" office:value-type="string" office:string-value="john.doe190@foo.com">
            <text:p>john.doe190@foo.com</text:p>
          </table:table-cell>
        </table:table-row>
        <table:table-row table:style-name="ro2">
          <table:table-cell office:value-type="string">
            <text:p>John Doe 191</text:p>
          </table:table-cell>
          <table:table-cell office:value-type="string">
            <text:p>John</text:p>
          </table:table-cell>
          <table:table-cell office:value-type="string">
            <text:p>Doe 191</text:p>
          </table:table-cell>
          <table:table-cell table:formula="oooc:=CONCATENATE(LOWER([.B193]);&quot;.&quot;;LOWER(SUBSTITUTE([.C193];&quot; &quot;;&quot;&quot;));&quot;@foo.com&quot;)" office:value-type="string" office:string-value="john.doe191@foo.com">
            <text:p>john.doe191@foo.com</text:p>
          </table:table-cell>
        </table:table-row>
        <table:table-row table:style-name="ro2">
          <table:table-cell office:value-type="string">
            <text:p>John Doe 192</text:p>
          </table:table-cell>
          <table:table-cell office:value-type="string">
            <text:p>John</text:p>
          </table:table-cell>
          <table:table-cell office:value-type="string">
            <text:p>Doe 192</text:p>
          </table:table-cell>
          <table:table-cell table:formula="oooc:=CONCATENATE(LOWER([.B194]);&quot;.&quot;;LOWER(SUBSTITUTE([.C194];&quot; &quot;;&quot;&quot;));&quot;@foo.com&quot;)" office:value-type="string" office:string-value="john.doe192@foo.com">
            <text:p>john.doe192@foo.com</text:p>
          </table:table-cell>
        </table:table-row>
        <table:table-row table:style-name="ro2">
          <table:table-cell office:value-type="string">
            <text:p>John Doe 193</text:p>
          </table:table-cell>
          <table:table-cell office:value-type="string">
            <text:p>John</text:p>
          </table:table-cell>
          <table:table-cell office:value-type="string">
            <text:p>Doe 193</text:p>
          </table:table-cell>
          <table:table-cell table:formula="oooc:=CONCATENATE(LOWER([.B195]);&quot;.&quot;;LOWER(SUBSTITUTE([.C195];&quot; &quot;;&quot;&quot;));&quot;@foo.com&quot;)" office:value-type="string" office:string-value="john.doe193@foo.com">
            <text:p>john.doe193@foo.com</text:p>
          </table:table-cell>
        </table:table-row>
        <table:table-row table:style-name="ro2">
          <table:table-cell office:value-type="string">
            <text:p>John Doe 194</text:p>
          </table:table-cell>
          <table:table-cell office:value-type="string">
            <text:p>John</text:p>
          </table:table-cell>
          <table:table-cell office:value-type="string">
            <text:p>Doe 194</text:p>
          </table:table-cell>
          <table:table-cell table:formula="oooc:=CONCATENATE(LOWER([.B196]);&quot;.&quot;;LOWER(SUBSTITUTE([.C196];&quot; &quot;;&quot;&quot;));&quot;@foo.com&quot;)" office:value-type="string" office:string-value="john.doe194@foo.com">
            <text:p>john.doe194@foo.com</text:p>
          </table:table-cell>
        </table:table-row>
        <table:table-row table:style-name="ro2">
          <table:table-cell office:value-type="string">
            <text:p>John Doe 195</text:p>
          </table:table-cell>
          <table:table-cell office:value-type="string">
            <text:p>John</text:p>
          </table:table-cell>
          <table:table-cell office:value-type="string">
            <text:p>Doe 195</text:p>
          </table:table-cell>
          <table:table-cell table:formula="oooc:=CONCATENATE(LOWER([.B197]);&quot;.&quot;;LOWER(SUBSTITUTE([.C197];&quot; &quot;;&quot;&quot;));&quot;@foo.com&quot;)" office:value-type="string" office:string-value="john.doe195@foo.com">
            <text:p>john.doe195@foo.com</text:p>
          </table:table-cell>
        </table:table-row>
        <table:table-row table:style-name="ro2">
          <table:table-cell office:value-type="string">
            <text:p>John Doe 196</text:p>
          </table:table-cell>
          <table:table-cell office:value-type="string">
            <text:p>John</text:p>
          </table:table-cell>
          <table:table-cell office:value-type="string">
            <text:p>Doe 196</text:p>
          </table:table-cell>
          <table:table-cell table:formula="oooc:=CONCATENATE(LOWER([.B198]);&quot;.&quot;;LOWER(SUBSTITUTE([.C198];&quot; &quot;;&quot;&quot;));&quot;@foo.com&quot;)" office:value-type="string" office:string-value="john.doe196@foo.com">
            <text:p>john.doe196@foo.com</text:p>
          </table:table-cell>
        </table:table-row>
        <table:table-row table:style-name="ro2">
          <table:table-cell office:value-type="string">
            <text:p>John Doe 197</text:p>
          </table:table-cell>
          <table:table-cell office:value-type="string">
            <text:p>John</text:p>
          </table:table-cell>
          <table:table-cell office:value-type="string">
            <text:p>Doe 197</text:p>
          </table:table-cell>
          <table:table-cell table:formula="oooc:=CONCATENATE(LOWER([.B199]);&quot;.&quot;;LOWER(SUBSTITUTE([.C199];&quot; &quot;;&quot;&quot;));&quot;@foo.com&quot;)" office:value-type="string" office:string-value="john.doe197@foo.com">
            <text:p>john.doe197@foo.com</text:p>
          </table:table-cell>
        </table:table-row>
        <table:table-row table:style-name="ro2">
          <table:table-cell office:value-type="string">
            <text:p>John Doe 198</text:p>
          </table:table-cell>
          <table:table-cell office:value-type="string">
            <text:p>John</text:p>
          </table:table-cell>
          <table:table-cell office:value-type="string">
            <text:p>Doe 198</text:p>
          </table:table-cell>
          <table:table-cell table:formula="oooc:=CONCATENATE(LOWER([.B200]);&quot;.&quot;;LOWER(SUBSTITUTE([.C200];&quot; &quot;;&quot;&quot;));&quot;@foo.com&quot;)" office:value-type="string" office:string-value="john.doe198@foo.com">
            <text:p>john.doe198@foo.com</text:p>
          </table:table-cell>
        </table:table-row>
        <table:table-row table:style-name="ro2">
          <table:table-cell office:value-type="string">
            <text:p>John Doe 199</text:p>
          </table:table-cell>
          <table:table-cell office:value-type="string">
            <text:p>John</text:p>
          </table:table-cell>
          <table:table-cell office:value-type="string">
            <text:p>Doe 199</text:p>
          </table:table-cell>
          <table:table-cell table:formula="oooc:=CONCATENATE(LOWER([.B201]);&quot;.&quot;;LOWER(SUBSTITUTE([.C201];&quot; &quot;;&quot;&quot;));&quot;@foo.com&quot;)" office:value-type="string" office:string-value="john.doe199@foo.com">
            <text:p>john.doe199@foo.com</text:p>
          </table:table-cell>
        </table:table-row>
        <table:table-row table:style-name="ro2">
          <table:table-cell office:value-type="string">
            <text:p>John Doe 200</text:p>
          </table:table-cell>
          <table:table-cell office:value-type="string">
            <text:p>John</text:p>
          </table:table-cell>
          <table:table-cell office:value-type="string">
            <text:p>Doe 200</text:p>
          </table:table-cell>
          <table:table-cell table:formula="oooc:=CONCATENATE(LOWER([.B202]);&quot;.&quot;;LOWER(SUBSTITUTE([.C202];&quot; &quot;;&quot;&quot;));&quot;@foo.com&quot;)" office:value-type="string" office:string-value="john.doe200@foo.com">
            <text:p>john.doe200@foo.com</text:p>
          </table:table-cell>
        </table:table-row>
        <table:table-row table:style-name="ro2">
          <table:table-cell office:value-type="string">
            <text:p>John Doe 201</text:p>
          </table:table-cell>
          <table:table-cell office:value-type="string">
            <text:p>John</text:p>
          </table:table-cell>
          <table:table-cell office:value-type="string">
            <text:p>Doe 201</text:p>
          </table:table-cell>
          <table:table-cell table:formula="oooc:=CONCATENATE(LOWER([.B203]);&quot;.&quot;;LOWER(SUBSTITUTE([.C203];&quot; &quot;;&quot;&quot;));&quot;@foo.com&quot;)" office:value-type="string" office:string-value="john.doe201@foo.com">
            <text:p>john.doe201@foo.com</text:p>
          </table:table-cell>
        </table:table-row>
        <table:table-row table:style-name="ro2">
          <table:table-cell office:value-type="string">
            <text:p>John Doe 202</text:p>
          </table:table-cell>
          <table:table-cell office:value-type="string">
            <text:p>John</text:p>
          </table:table-cell>
          <table:table-cell office:value-type="string">
            <text:p>Doe 202</text:p>
          </table:table-cell>
          <table:table-cell table:formula="oooc:=CONCATENATE(LOWER([.B204]);&quot;.&quot;;LOWER(SUBSTITUTE([.C204];&quot; &quot;;&quot;&quot;));&quot;@foo.com&quot;)" office:value-type="string" office:string-value="john.doe202@foo.com">
            <text:p>john.doe202@foo.com</text:p>
          </table:table-cell>
        </table:table-row>
        <table:table-row table:style-name="ro2">
          <table:table-cell office:value-type="string">
            <text:p>John Doe 203</text:p>
          </table:table-cell>
          <table:table-cell office:value-type="string">
            <text:p>John</text:p>
          </table:table-cell>
          <table:table-cell office:value-type="string">
            <text:p>Doe 203</text:p>
          </table:table-cell>
          <table:table-cell table:formula="oooc:=CONCATENATE(LOWER([.B205]);&quot;.&quot;;LOWER(SUBSTITUTE([.C205];&quot; &quot;;&quot;&quot;));&quot;@foo.com&quot;)" office:value-type="string" office:string-value="john.doe203@foo.com">
            <text:p>john.doe203@foo.com</text:p>
          </table:table-cell>
        </table:table-row>
        <table:table-row table:style-name="ro2">
          <table:table-cell office:value-type="string">
            <text:p>John Doe 204</text:p>
          </table:table-cell>
          <table:table-cell office:value-type="string">
            <text:p>John</text:p>
          </table:table-cell>
          <table:table-cell office:value-type="string">
            <text:p>Doe 204</text:p>
          </table:table-cell>
          <table:table-cell table:formula="oooc:=CONCATENATE(LOWER([.B206]);&quot;.&quot;;LOWER(SUBSTITUTE([.C206];&quot; &quot;;&quot;&quot;));&quot;@foo.com&quot;)" office:value-type="string" office:string-value="john.doe204@foo.com">
            <text:p>john.doe204@foo.com</text:p>
          </table:table-cell>
        </table:table-row>
        <table:table-row table:style-name="ro2">
          <table:table-cell office:value-type="string">
            <text:p>John Doe 205</text:p>
          </table:table-cell>
          <table:table-cell office:value-type="string">
            <text:p>John</text:p>
          </table:table-cell>
          <table:table-cell office:value-type="string">
            <text:p>Doe 205</text:p>
          </table:table-cell>
          <table:table-cell table:formula="oooc:=CONCATENATE(LOWER([.B207]);&quot;.&quot;;LOWER(SUBSTITUTE([.C207];&quot; &quot;;&quot;&quot;));&quot;@foo.com&quot;)" office:value-type="string" office:string-value="john.doe205@foo.com">
            <text:p>john.doe205@foo.com</text:p>
          </table:table-cell>
        </table:table-row>
        <table:table-row table:style-name="ro2">
          <table:table-cell office:value-type="string">
            <text:p>John Doe 206</text:p>
          </table:table-cell>
          <table:table-cell office:value-type="string">
            <text:p>John</text:p>
          </table:table-cell>
          <table:table-cell office:value-type="string">
            <text:p>Doe 206</text:p>
          </table:table-cell>
          <table:table-cell table:formula="oooc:=CONCATENATE(LOWER([.B208]);&quot;.&quot;;LOWER(SUBSTITUTE([.C208];&quot; &quot;;&quot;&quot;));&quot;@foo.com&quot;)" office:value-type="string" office:string-value="john.doe206@foo.com">
            <text:p>john.doe206@foo.com</text:p>
          </table:table-cell>
        </table:table-row>
        <table:table-row table:style-name="ro2">
          <table:table-cell office:value-type="string">
            <text:p>John Doe 207</text:p>
          </table:table-cell>
          <table:table-cell office:value-type="string">
            <text:p>John</text:p>
          </table:table-cell>
          <table:table-cell office:value-type="string">
            <text:p>Doe 207</text:p>
          </table:table-cell>
          <table:table-cell table:formula="oooc:=CONCATENATE(LOWER([.B209]);&quot;.&quot;;LOWER(SUBSTITUTE([.C209];&quot; &quot;;&quot;&quot;));&quot;@foo.com&quot;)" office:value-type="string" office:string-value="john.doe207@foo.com">
            <text:p>john.doe207@foo.com</text:p>
          </table:table-cell>
        </table:table-row>
        <table:table-row table:style-name="ro2">
          <table:table-cell office:value-type="string">
            <text:p>John Doe 208</text:p>
          </table:table-cell>
          <table:table-cell office:value-type="string">
            <text:p>John</text:p>
          </table:table-cell>
          <table:table-cell office:value-type="string">
            <text:p>Doe 208</text:p>
          </table:table-cell>
          <table:table-cell table:formula="oooc:=CONCATENATE(LOWER([.B210]);&quot;.&quot;;LOWER(SUBSTITUTE([.C210];&quot; &quot;;&quot;&quot;));&quot;@foo.com&quot;)" office:value-type="string" office:string-value="john.doe208@foo.com">
            <text:p>john.doe208@foo.com</text:p>
          </table:table-cell>
        </table:table-row>
        <table:table-row table:style-name="ro2">
          <table:table-cell office:value-type="string">
            <text:p>John Doe 209</text:p>
          </table:table-cell>
          <table:table-cell office:value-type="string">
            <text:p>John</text:p>
          </table:table-cell>
          <table:table-cell office:value-type="string">
            <text:p>Doe 209</text:p>
          </table:table-cell>
          <table:table-cell table:formula="oooc:=CONCATENATE(LOWER([.B211]);&quot;.&quot;;LOWER(SUBSTITUTE([.C211];&quot; &quot;;&quot;&quot;));&quot;@foo.com&quot;)" office:value-type="string" office:string-value="john.doe209@foo.com">
            <text:p>john.doe209@foo.com</text:p>
          </table:table-cell>
        </table:table-row>
        <table:table-row table:style-name="ro2">
          <table:table-cell office:value-type="string">
            <text:p>John Doe 210</text:p>
          </table:table-cell>
          <table:table-cell office:value-type="string">
            <text:p>John</text:p>
          </table:table-cell>
          <table:table-cell office:value-type="string">
            <text:p>Doe 210</text:p>
          </table:table-cell>
          <table:table-cell table:formula="oooc:=CONCATENATE(LOWER([.B212]);&quot;.&quot;;LOWER(SUBSTITUTE([.C212];&quot; &quot;;&quot;&quot;));&quot;@foo.com&quot;)" office:value-type="string" office:string-value="john.doe210@foo.com">
            <text:p>john.doe210@foo.com</text:p>
          </table:table-cell>
        </table:table-row>
        <table:table-row table:style-name="ro2">
          <table:table-cell office:value-type="string">
            <text:p>John Doe 211</text:p>
          </table:table-cell>
          <table:table-cell office:value-type="string">
            <text:p>John</text:p>
          </table:table-cell>
          <table:table-cell office:value-type="string">
            <text:p>Doe 211</text:p>
          </table:table-cell>
          <table:table-cell table:formula="oooc:=CONCATENATE(LOWER([.B213]);&quot;.&quot;;LOWER(SUBSTITUTE([.C213];&quot; &quot;;&quot;&quot;));&quot;@foo.com&quot;)" office:value-type="string" office:string-value="john.doe211@foo.com">
            <text:p>john.doe211@foo.com</text:p>
          </table:table-cell>
        </table:table-row>
        <table:table-row table:style-name="ro2">
          <table:table-cell office:value-type="string">
            <text:p>John Doe 212</text:p>
          </table:table-cell>
          <table:table-cell office:value-type="string">
            <text:p>John</text:p>
          </table:table-cell>
          <table:table-cell office:value-type="string">
            <text:p>Doe 212</text:p>
          </table:table-cell>
          <table:table-cell table:formula="oooc:=CONCATENATE(LOWER([.B214]);&quot;.&quot;;LOWER(SUBSTITUTE([.C214];&quot; &quot;;&quot;&quot;));&quot;@foo.com&quot;)" office:value-type="string" office:string-value="john.doe212@foo.com">
            <text:p>john.doe212@foo.com</text:p>
          </table:table-cell>
        </table:table-row>
        <table:table-row table:style-name="ro2">
          <table:table-cell office:value-type="string">
            <text:p>John Doe 213</text:p>
          </table:table-cell>
          <table:table-cell office:value-type="string">
            <text:p>John</text:p>
          </table:table-cell>
          <table:table-cell office:value-type="string">
            <text:p>Doe 213</text:p>
          </table:table-cell>
          <table:table-cell table:formula="oooc:=CONCATENATE(LOWER([.B215]);&quot;.&quot;;LOWER(SUBSTITUTE([.C215];&quot; &quot;;&quot;&quot;));&quot;@foo.com&quot;)" office:value-type="string" office:string-value="john.doe213@foo.com">
            <text:p>john.doe213@foo.com</text:p>
          </table:table-cell>
        </table:table-row>
        <table:table-row table:style-name="ro2">
          <table:table-cell office:value-type="string">
            <text:p>John Doe 214</text:p>
          </table:table-cell>
          <table:table-cell office:value-type="string">
            <text:p>John</text:p>
          </table:table-cell>
          <table:table-cell office:value-type="string">
            <text:p>Doe 214</text:p>
          </table:table-cell>
          <table:table-cell table:formula="oooc:=CONCATENATE(LOWER([.B216]);&quot;.&quot;;LOWER(SUBSTITUTE([.C216];&quot; &quot;;&quot;&quot;));&quot;@foo.com&quot;)" office:value-type="string" office:string-value="john.doe214@foo.com">
            <text:p>john.doe214@foo.com</text:p>
          </table:table-cell>
        </table:table-row>
        <table:table-row table:style-name="ro2">
          <table:table-cell office:value-type="string">
            <text:p>John Doe 215</text:p>
          </table:table-cell>
          <table:table-cell office:value-type="string">
            <text:p>John</text:p>
          </table:table-cell>
          <table:table-cell office:value-type="string">
            <text:p>Doe 215</text:p>
          </table:table-cell>
          <table:table-cell table:formula="oooc:=CONCATENATE(LOWER([.B217]);&quot;.&quot;;LOWER(SUBSTITUTE([.C217];&quot; &quot;;&quot;&quot;));&quot;@foo.com&quot;)" office:value-type="string" office:string-value="john.doe215@foo.com">
            <text:p>john.doe215@foo.com</text:p>
          </table:table-cell>
        </table:table-row>
        <table:table-row table:style-name="ro2">
          <table:table-cell office:value-type="string">
            <text:p>John Doe 216</text:p>
          </table:table-cell>
          <table:table-cell office:value-type="string">
            <text:p>John</text:p>
          </table:table-cell>
          <table:table-cell office:value-type="string">
            <text:p>Doe 216</text:p>
          </table:table-cell>
          <table:table-cell table:formula="oooc:=CONCATENATE(LOWER([.B218]);&quot;.&quot;;LOWER(SUBSTITUTE([.C218];&quot; &quot;;&quot;&quot;));&quot;@foo.com&quot;)" office:value-type="string" office:string-value="john.doe216@foo.com">
            <text:p>john.doe216@foo.com</text:p>
          </table:table-cell>
        </table:table-row>
        <table:table-row table:style-name="ro2">
          <table:table-cell office:value-type="string">
            <text:p>John Doe 217</text:p>
          </table:table-cell>
          <table:table-cell office:value-type="string">
            <text:p>John</text:p>
          </table:table-cell>
          <table:table-cell office:value-type="string">
            <text:p>Doe 217</text:p>
          </table:table-cell>
          <table:table-cell table:formula="oooc:=CONCATENATE(LOWER([.B219]);&quot;.&quot;;LOWER(SUBSTITUTE([.C219];&quot; &quot;;&quot;&quot;));&quot;@foo.com&quot;)" office:value-type="string" office:string-value="john.doe217@foo.com">
            <text:p>john.doe217@foo.com</text:p>
          </table:table-cell>
        </table:table-row>
        <table:table-row table:style-name="ro2">
          <table:table-cell office:value-type="string">
            <text:p>John Doe 218</text:p>
          </table:table-cell>
          <table:table-cell office:value-type="string">
            <text:p>John</text:p>
          </table:table-cell>
          <table:table-cell office:value-type="string">
            <text:p>Doe 218</text:p>
          </table:table-cell>
          <table:table-cell table:formula="oooc:=CONCATENATE(LOWER([.B220]);&quot;.&quot;;LOWER(SUBSTITUTE([.C220];&quot; &quot;;&quot;&quot;));&quot;@foo.com&quot;)" office:value-type="string" office:string-value="john.doe218@foo.com">
            <text:p>john.doe218@foo.com</text:p>
          </table:table-cell>
        </table:table-row>
        <table:table-row table:style-name="ro2">
          <table:table-cell office:value-type="string">
            <text:p>John Doe 219</text:p>
          </table:table-cell>
          <table:table-cell office:value-type="string">
            <text:p>John</text:p>
          </table:table-cell>
          <table:table-cell office:value-type="string">
            <text:p>Doe 219</text:p>
          </table:table-cell>
          <table:table-cell table:formula="oooc:=CONCATENATE(LOWER([.B221]);&quot;.&quot;;LOWER(SUBSTITUTE([.C221];&quot; &quot;;&quot;&quot;));&quot;@foo.com&quot;)" office:value-type="string" office:string-value="john.doe219@foo.com">
            <text:p>john.doe219@foo.com</text:p>
          </table:table-cell>
        </table:table-row>
        <table:table-row table:style-name="ro2">
          <table:table-cell office:value-type="string">
            <text:p>John Doe 220</text:p>
          </table:table-cell>
          <table:table-cell office:value-type="string">
            <text:p>John</text:p>
          </table:table-cell>
          <table:table-cell office:value-type="string">
            <text:p>Doe 220</text:p>
          </table:table-cell>
          <table:table-cell table:formula="oooc:=CONCATENATE(LOWER([.B222]);&quot;.&quot;;LOWER(SUBSTITUTE([.C222];&quot; &quot;;&quot;&quot;));&quot;@foo.com&quot;)" office:value-type="string" office:string-value="john.doe220@foo.com">
            <text:p>john.doe220@foo.com</text:p>
          </table:table-cell>
        </table:table-row>
        <table:table-row table:style-name="ro2">
          <table:table-cell office:value-type="string">
            <text:p>John Doe 221</text:p>
          </table:table-cell>
          <table:table-cell office:value-type="string">
            <text:p>John</text:p>
          </table:table-cell>
          <table:table-cell office:value-type="string">
            <text:p>Doe 221</text:p>
          </table:table-cell>
          <table:table-cell table:formula="oooc:=CONCATENATE(LOWER([.B223]);&quot;.&quot;;LOWER(SUBSTITUTE([.C223];&quot; &quot;;&quot;&quot;));&quot;@foo.com&quot;)" office:value-type="string" office:string-value="john.doe221@foo.com">
            <text:p>john.doe221@foo.com</text:p>
          </table:table-cell>
        </table:table-row>
        <table:table-row table:style-name="ro2">
          <table:table-cell office:value-type="string">
            <text:p>John Doe 222</text:p>
          </table:table-cell>
          <table:table-cell office:value-type="string">
            <text:p>John</text:p>
          </table:table-cell>
          <table:table-cell office:value-type="string">
            <text:p>Doe 222</text:p>
          </table:table-cell>
          <table:table-cell table:formula="oooc:=CONCATENATE(LOWER([.B224]);&quot;.&quot;;LOWER(SUBSTITUTE([.C224];&quot; &quot;;&quot;&quot;));&quot;@foo.com&quot;)" office:value-type="string" office:string-value="john.doe222@foo.com">
            <text:p>john.doe222@foo.com</text:p>
          </table:table-cell>
        </table:table-row>
        <table:table-row table:style-name="ro2">
          <table:table-cell office:value-type="string">
            <text:p>John Doe 223</text:p>
          </table:table-cell>
          <table:table-cell office:value-type="string">
            <text:p>John</text:p>
          </table:table-cell>
          <table:table-cell office:value-type="string">
            <text:p>Doe 223</text:p>
          </table:table-cell>
          <table:table-cell table:formula="oooc:=CONCATENATE(LOWER([.B225]);&quot;.&quot;;LOWER(SUBSTITUTE([.C225];&quot; &quot;;&quot;&quot;));&quot;@foo.com&quot;)" office:value-type="string" office:string-value="john.doe223@foo.com">
            <text:p>john.doe223@foo.com</text:p>
          </table:table-cell>
        </table:table-row>
        <table:table-row table:style-name="ro2">
          <table:table-cell office:value-type="string">
            <text:p>John Doe 224</text:p>
          </table:table-cell>
          <table:table-cell office:value-type="string">
            <text:p>John</text:p>
          </table:table-cell>
          <table:table-cell office:value-type="string">
            <text:p>Doe 224</text:p>
          </table:table-cell>
          <table:table-cell table:formula="oooc:=CONCATENATE(LOWER([.B226]);&quot;.&quot;;LOWER(SUBSTITUTE([.C226];&quot; &quot;;&quot;&quot;));&quot;@foo.com&quot;)" office:value-type="string" office:string-value="john.doe224@foo.com">
            <text:p>john.doe224@foo.com</text:p>
          </table:table-cell>
        </table:table-row>
        <table:table-row table:style-name="ro2">
          <table:table-cell office:value-type="string">
            <text:p>John Doe 225</text:p>
          </table:table-cell>
          <table:table-cell office:value-type="string">
            <text:p>John</text:p>
          </table:table-cell>
          <table:table-cell office:value-type="string">
            <text:p>Doe 225</text:p>
          </table:table-cell>
          <table:table-cell table:formula="oooc:=CONCATENATE(LOWER([.B227]);&quot;.&quot;;LOWER(SUBSTITUTE([.C227];&quot; &quot;;&quot;&quot;));&quot;@foo.com&quot;)" office:value-type="string" office:string-value="john.doe225@foo.com">
            <text:p>john.doe225@foo.com</text:p>
          </table:table-cell>
        </table:table-row>
        <table:table-row table:style-name="ro2">
          <table:table-cell office:value-type="string">
            <text:p>John Doe 226</text:p>
          </table:table-cell>
          <table:table-cell office:value-type="string">
            <text:p>John</text:p>
          </table:table-cell>
          <table:table-cell office:value-type="string">
            <text:p>Doe 226</text:p>
          </table:table-cell>
          <table:table-cell table:formula="oooc:=CONCATENATE(LOWER([.B228]);&quot;.&quot;;LOWER(SUBSTITUTE([.C228];&quot; &quot;;&quot;&quot;));&quot;@foo.com&quot;)" office:value-type="string" office:string-value="john.doe226@foo.com">
            <text:p>john.doe226@foo.com</text:p>
          </table:table-cell>
        </table:table-row>
        <table:table-row table:style-name="ro2">
          <table:table-cell office:value-type="string">
            <text:p>John Doe 227</text:p>
          </table:table-cell>
          <table:table-cell office:value-type="string">
            <text:p>John</text:p>
          </table:table-cell>
          <table:table-cell office:value-type="string">
            <text:p>Doe 227</text:p>
          </table:table-cell>
          <table:table-cell table:formula="oooc:=CONCATENATE(LOWER([.B229]);&quot;.&quot;;LOWER(SUBSTITUTE([.C229];&quot; &quot;;&quot;&quot;));&quot;@foo.com&quot;)" office:value-type="string" office:string-value="john.doe227@foo.com">
            <text:p>john.doe227@foo.com</text:p>
          </table:table-cell>
        </table:table-row>
        <table:table-row table:style-name="ro2">
          <table:table-cell office:value-type="string">
            <text:p>John Doe 228</text:p>
          </table:table-cell>
          <table:table-cell office:value-type="string">
            <text:p>John</text:p>
          </table:table-cell>
          <table:table-cell office:value-type="string">
            <text:p>Doe 228</text:p>
          </table:table-cell>
          <table:table-cell table:formula="oooc:=CONCATENATE(LOWER([.B230]);&quot;.&quot;;LOWER(SUBSTITUTE([.C230];&quot; &quot;;&quot;&quot;));&quot;@foo.com&quot;)" office:value-type="string" office:string-value="john.doe228@foo.com">
            <text:p>john.doe228@foo.com</text:p>
          </table:table-cell>
        </table:table-row>
        <table:table-row table:style-name="ro2">
          <table:table-cell office:value-type="string">
            <text:p>John Doe 229</text:p>
          </table:table-cell>
          <table:table-cell office:value-type="string">
            <text:p>John</text:p>
          </table:table-cell>
          <table:table-cell office:value-type="string">
            <text:p>Doe 229</text:p>
          </table:table-cell>
          <table:table-cell table:formula="oooc:=CONCATENATE(LOWER([.B231]);&quot;.&quot;;LOWER(SUBSTITUTE([.C231];&quot; &quot;;&quot;&quot;));&quot;@foo.com&quot;)" office:value-type="string" office:string-value="john.doe229@foo.com">
            <text:p>john.doe229@foo.com</text:p>
          </table:table-cell>
        </table:table-row>
        <table:table-row table:style-name="ro2">
          <table:table-cell office:value-type="string">
            <text:p>John Doe 230</text:p>
          </table:table-cell>
          <table:table-cell office:value-type="string">
            <text:p>John</text:p>
          </table:table-cell>
          <table:table-cell office:value-type="string">
            <text:p>Doe 230</text:p>
          </table:table-cell>
          <table:table-cell table:formula="oooc:=CONCATENATE(LOWER([.B232]);&quot;.&quot;;LOWER(SUBSTITUTE([.C232];&quot; &quot;;&quot;&quot;));&quot;@foo.com&quot;)" office:value-type="string" office:string-value="john.doe230@foo.com">
            <text:p>john.doe230@foo.com</text:p>
          </table:table-cell>
        </table:table-row>
        <table:table-row table:style-name="ro2">
          <table:table-cell office:value-type="string">
            <text:p>John Doe 231</text:p>
          </table:table-cell>
          <table:table-cell office:value-type="string">
            <text:p>John</text:p>
          </table:table-cell>
          <table:table-cell office:value-type="string">
            <text:p>Doe 231</text:p>
          </table:table-cell>
          <table:table-cell table:formula="oooc:=CONCATENATE(LOWER([.B233]);&quot;.&quot;;LOWER(SUBSTITUTE([.C233];&quot; &quot;;&quot;&quot;));&quot;@foo.com&quot;)" office:value-type="string" office:string-value="john.doe231@foo.com">
            <text:p>john.doe231@foo.com</text:p>
          </table:table-cell>
        </table:table-row>
        <table:table-row table:style-name="ro2">
          <table:table-cell office:value-type="string">
            <text:p>John Doe 232</text:p>
          </table:table-cell>
          <table:table-cell office:value-type="string">
            <text:p>John</text:p>
          </table:table-cell>
          <table:table-cell office:value-type="string">
            <text:p>Doe 232</text:p>
          </table:table-cell>
          <table:table-cell table:formula="oooc:=CONCATENATE(LOWER([.B234]);&quot;.&quot;;LOWER(SUBSTITUTE([.C234];&quot; &quot;;&quot;&quot;));&quot;@foo.com&quot;)" office:value-type="string" office:string-value="john.doe232@foo.com">
            <text:p>john.doe232@foo.com</text:p>
          </table:table-cell>
        </table:table-row>
        <table:table-row table:style-name="ro2">
          <table:table-cell office:value-type="string">
            <text:p>John Doe 233</text:p>
          </table:table-cell>
          <table:table-cell office:value-type="string">
            <text:p>John</text:p>
          </table:table-cell>
          <table:table-cell office:value-type="string">
            <text:p>Doe 233</text:p>
          </table:table-cell>
          <table:table-cell table:formula="oooc:=CONCATENATE(LOWER([.B235]);&quot;.&quot;;LOWER(SUBSTITUTE([.C235];&quot; &quot;;&quot;&quot;));&quot;@foo.com&quot;)" office:value-type="string" office:string-value="john.doe233@foo.com">
            <text:p>john.doe233@foo.com</text:p>
          </table:table-cell>
        </table:table-row>
        <table:table-row table:style-name="ro2">
          <table:table-cell office:value-type="string">
            <text:p>John Doe 234</text:p>
          </table:table-cell>
          <table:table-cell office:value-type="string">
            <text:p>John</text:p>
          </table:table-cell>
          <table:table-cell office:value-type="string">
            <text:p>Doe 234</text:p>
          </table:table-cell>
          <table:table-cell table:formula="oooc:=CONCATENATE(LOWER([.B236]);&quot;.&quot;;LOWER(SUBSTITUTE([.C236];&quot; &quot;;&quot;&quot;));&quot;@foo.com&quot;)" office:value-type="string" office:string-value="john.doe234@foo.com">
            <text:p>john.doe234@foo.com</text:p>
          </table:table-cell>
        </table:table-row>
        <table:table-row table:style-name="ro2">
          <table:table-cell office:value-type="string">
            <text:p>John Doe 235</text:p>
          </table:table-cell>
          <table:table-cell office:value-type="string">
            <text:p>John</text:p>
          </table:table-cell>
          <table:table-cell office:value-type="string">
            <text:p>Doe 235</text:p>
          </table:table-cell>
          <table:table-cell table:formula="oooc:=CONCATENATE(LOWER([.B237]);&quot;.&quot;;LOWER(SUBSTITUTE([.C237];&quot; &quot;;&quot;&quot;));&quot;@foo.com&quot;)" office:value-type="string" office:string-value="john.doe235@foo.com">
            <text:p>john.doe235@foo.com</text:p>
          </table:table-cell>
        </table:table-row>
        <table:table-row table:style-name="ro2">
          <table:table-cell office:value-type="string">
            <text:p>John Doe 236</text:p>
          </table:table-cell>
          <table:table-cell office:value-type="string">
            <text:p>John</text:p>
          </table:table-cell>
          <table:table-cell office:value-type="string">
            <text:p>Doe 236</text:p>
          </table:table-cell>
          <table:table-cell table:formula="oooc:=CONCATENATE(LOWER([.B238]);&quot;.&quot;;LOWER(SUBSTITUTE([.C238];&quot; &quot;;&quot;&quot;));&quot;@foo.com&quot;)" office:value-type="string" office:string-value="john.doe236@foo.com">
            <text:p>john.doe236@foo.com</text:p>
          </table:table-cell>
        </table:table-row>
        <table:table-row table:style-name="ro2">
          <table:table-cell office:value-type="string">
            <text:p>John Doe 237</text:p>
          </table:table-cell>
          <table:table-cell office:value-type="string">
            <text:p>John</text:p>
          </table:table-cell>
          <table:table-cell office:value-type="string">
            <text:p>Doe 237</text:p>
          </table:table-cell>
          <table:table-cell table:formula="oooc:=CONCATENATE(LOWER([.B239]);&quot;.&quot;;LOWER(SUBSTITUTE([.C239];&quot; &quot;;&quot;&quot;));&quot;@foo.com&quot;)" office:value-type="string" office:string-value="john.doe237@foo.com">
            <text:p>john.doe237@foo.com</text:p>
          </table:table-cell>
        </table:table-row>
        <table:table-row table:style-name="ro2">
          <table:table-cell office:value-type="string">
            <text:p>John Doe 238</text:p>
          </table:table-cell>
          <table:table-cell office:value-type="string">
            <text:p>John</text:p>
          </table:table-cell>
          <table:table-cell office:value-type="string">
            <text:p>Doe 238</text:p>
          </table:table-cell>
          <table:table-cell table:formula="oooc:=CONCATENATE(LOWER([.B240]);&quot;.&quot;;LOWER(SUBSTITUTE([.C240];&quot; &quot;;&quot;&quot;));&quot;@foo.com&quot;)" office:value-type="string" office:string-value="john.doe238@foo.com">
            <text:p>john.doe238@foo.com</text:p>
          </table:table-cell>
        </table:table-row>
        <table:table-row table:style-name="ro2">
          <table:table-cell office:value-type="string">
            <text:p>John Doe 239</text:p>
          </table:table-cell>
          <table:table-cell office:value-type="string">
            <text:p>John</text:p>
          </table:table-cell>
          <table:table-cell office:value-type="string">
            <text:p>Doe 239</text:p>
          </table:table-cell>
          <table:table-cell table:formula="oooc:=CONCATENATE(LOWER([.B241]);&quot;.&quot;;LOWER(SUBSTITUTE([.C241];&quot; &quot;;&quot;&quot;));&quot;@foo.com&quot;)" office:value-type="string" office:string-value="john.doe239@foo.com">
            <text:p>john.doe239@foo.com</text:p>
          </table:table-cell>
        </table:table-row>
        <table:table-row table:style-name="ro2">
          <table:table-cell office:value-type="string">
            <text:p>John Doe 240</text:p>
          </table:table-cell>
          <table:table-cell office:value-type="string">
            <text:p>John</text:p>
          </table:table-cell>
          <table:table-cell office:value-type="string">
            <text:p>Doe 240</text:p>
          </table:table-cell>
          <table:table-cell table:formula="oooc:=CONCATENATE(LOWER([.B242]);&quot;.&quot;;LOWER(SUBSTITUTE([.C242];&quot; &quot;;&quot;&quot;));&quot;@foo.com&quot;)" office:value-type="string" office:string-value="john.doe240@foo.com">
            <text:p>john.doe240@foo.com</text:p>
          </table:table-cell>
        </table:table-row>
        <table:table-row table:style-name="ro2">
          <table:table-cell office:value-type="string">
            <text:p>John Doe 241</text:p>
          </table:table-cell>
          <table:table-cell office:value-type="string">
            <text:p>John</text:p>
          </table:table-cell>
          <table:table-cell office:value-type="string">
            <text:p>Doe 241</text:p>
          </table:table-cell>
          <table:table-cell table:formula="oooc:=CONCATENATE(LOWER([.B243]);&quot;.&quot;;LOWER(SUBSTITUTE([.C243];&quot; &quot;;&quot;&quot;));&quot;@foo.com&quot;)" office:value-type="string" office:string-value="john.doe241@foo.com">
            <text:p>john.doe241@foo.com</text:p>
          </table:table-cell>
        </table:table-row>
        <table:table-row table:style-name="ro2">
          <table:table-cell office:value-type="string">
            <text:p>John Doe 242</text:p>
          </table:table-cell>
          <table:table-cell office:value-type="string">
            <text:p>John</text:p>
          </table:table-cell>
          <table:table-cell office:value-type="string">
            <text:p>Doe 242</text:p>
          </table:table-cell>
          <table:table-cell table:formula="oooc:=CONCATENATE(LOWER([.B244]);&quot;.&quot;;LOWER(SUBSTITUTE([.C244];&quot; &quot;;&quot;&quot;));&quot;@foo.com&quot;)" office:value-type="string" office:string-value="john.doe242@foo.com">
            <text:p>john.doe242@foo.com</text:p>
          </table:table-cell>
        </table:table-row>
        <table:table-row table:style-name="ro2">
          <table:table-cell office:value-type="string">
            <text:p>John Doe 243</text:p>
          </table:table-cell>
          <table:table-cell office:value-type="string">
            <text:p>John</text:p>
          </table:table-cell>
          <table:table-cell office:value-type="string">
            <text:p>Doe 243</text:p>
          </table:table-cell>
          <table:table-cell table:formula="oooc:=CONCATENATE(LOWER([.B245]);&quot;.&quot;;LOWER(SUBSTITUTE([.C245];&quot; &quot;;&quot;&quot;));&quot;@foo.com&quot;)" office:value-type="string" office:string-value="john.doe243@foo.com">
            <text:p>john.doe243@foo.com</text:p>
          </table:table-cell>
        </table:table-row>
        <table:table-row table:style-name="ro2">
          <table:table-cell office:value-type="string">
            <text:p>John Doe 244</text:p>
          </table:table-cell>
          <table:table-cell office:value-type="string">
            <text:p>John</text:p>
          </table:table-cell>
          <table:table-cell office:value-type="string">
            <text:p>Doe 244</text:p>
          </table:table-cell>
          <table:table-cell table:formula="oooc:=CONCATENATE(LOWER([.B246]);&quot;.&quot;;LOWER(SUBSTITUTE([.C246];&quot; &quot;;&quot;&quot;));&quot;@foo.com&quot;)" office:value-type="string" office:string-value="john.doe244@foo.com">
            <text:p>john.doe244@foo.com</text:p>
          </table:table-cell>
        </table:table-row>
        <table:table-row table:style-name="ro2">
          <table:table-cell office:value-type="string">
            <text:p>John Doe 245</text:p>
          </table:table-cell>
          <table:table-cell office:value-type="string">
            <text:p>John</text:p>
          </table:table-cell>
          <table:table-cell office:value-type="string">
            <text:p>Doe 245</text:p>
          </table:table-cell>
          <table:table-cell table:formula="oooc:=CONCATENATE(LOWER([.B247]);&quot;.&quot;;LOWER(SUBSTITUTE([.C247];&quot; &quot;;&quot;&quot;));&quot;@foo.com&quot;)" office:value-type="string" office:string-value="john.doe245@foo.com">
            <text:p>john.doe245@foo.com</text:p>
          </table:table-cell>
        </table:table-row>
        <table:table-row table:style-name="ro2">
          <table:table-cell office:value-type="string">
            <text:p>John Doe 246</text:p>
          </table:table-cell>
          <table:table-cell office:value-type="string">
            <text:p>John</text:p>
          </table:table-cell>
          <table:table-cell office:value-type="string">
            <text:p>Doe 246</text:p>
          </table:table-cell>
          <table:table-cell table:formula="oooc:=CONCATENATE(LOWER([.B248]);&quot;.&quot;;LOWER(SUBSTITUTE([.C248];&quot; &quot;;&quot;&quot;));&quot;@foo.com&quot;)" office:value-type="string" office:string-value="john.doe246@foo.com">
            <text:p>john.doe246@foo.com</text:p>
          </table:table-cell>
        </table:table-row>
        <table:table-row table:style-name="ro2">
          <table:table-cell office:value-type="string">
            <text:p>John Doe 247</text:p>
          </table:table-cell>
          <table:table-cell office:value-type="string">
            <text:p>John</text:p>
          </table:table-cell>
          <table:table-cell office:value-type="string">
            <text:p>Doe 247</text:p>
          </table:table-cell>
          <table:table-cell table:formula="oooc:=CONCATENATE(LOWER([.B249]);&quot;.&quot;;LOWER(SUBSTITUTE([.C249];&quot; &quot;;&quot;&quot;));&quot;@foo.com&quot;)" office:value-type="string" office:string-value="john.doe247@foo.com">
            <text:p>john.doe247@foo.com</text:p>
          </table:table-cell>
        </table:table-row>
        <table:table-row table:style-name="ro2">
          <table:table-cell office:value-type="string">
            <text:p>John Doe 248</text:p>
          </table:table-cell>
          <table:table-cell office:value-type="string">
            <text:p>John</text:p>
          </table:table-cell>
          <table:table-cell office:value-type="string">
            <text:p>Doe 248</text:p>
          </table:table-cell>
          <table:table-cell table:formula="oooc:=CONCATENATE(LOWER([.B250]);&quot;.&quot;;LOWER(SUBSTITUTE([.C250];&quot; &quot;;&quot;&quot;));&quot;@foo.com&quot;)" office:value-type="string" office:string-value="john.doe248@foo.com">
            <text:p>john.doe248@foo.com</text:p>
          </table:table-cell>
        </table:table-row>
        <table:table-row table:style-name="ro2">
          <table:table-cell office:value-type="string">
            <text:p>John Doe 249</text:p>
          </table:table-cell>
          <table:table-cell office:value-type="string">
            <text:p>John</text:p>
          </table:table-cell>
          <table:table-cell office:value-type="string">
            <text:p>Doe 249</text:p>
          </table:table-cell>
          <table:table-cell table:formula="oooc:=CONCATENATE(LOWER([.B251]);&quot;.&quot;;LOWER(SUBSTITUTE([.C251];&quot; &quot;;&quot;&quot;));&quot;@foo.com&quot;)" office:value-type="string" office:string-value="john.doe249@foo.com">
            <text:p>john.doe249@foo.com</text:p>
          </table:table-cell>
        </table:table-row>
        <table:table-row table:style-name="ro2">
          <table:table-cell office:value-type="string">
            <text:p>John Doe 250</text:p>
          </table:table-cell>
          <table:table-cell office:value-type="string">
            <text:p>John</text:p>
          </table:table-cell>
          <table:table-cell office:value-type="string">
            <text:p>Doe 250</text:p>
          </table:table-cell>
          <table:table-cell table:formula="oooc:=CONCATENATE(LOWER([.B252]);&quot;.&quot;;LOWER(SUBSTITUTE([.C252];&quot; &quot;;&quot;&quot;));&quot;@foo.com&quot;)" office:value-type="string" office:string-value="john.doe250@foo.com">
            <text:p>john.doe250@foo.com</text:p>
          </table:table-cell>
        </table:table-row>
        <table:table-row table:style-name="ro2">
          <table:table-cell office:value-type="string">
            <text:p>John Doe 251</text:p>
          </table:table-cell>
          <table:table-cell office:value-type="string">
            <text:p>John</text:p>
          </table:table-cell>
          <table:table-cell office:value-type="string">
            <text:p>Doe 251</text:p>
          </table:table-cell>
          <table:table-cell table:formula="oooc:=CONCATENATE(LOWER([.B253]);&quot;.&quot;;LOWER(SUBSTITUTE([.C253];&quot; &quot;;&quot;&quot;));&quot;@foo.com&quot;)" office:value-type="string" office:string-value="john.doe251@foo.com">
            <text:p>john.doe251@foo.com</text:p>
          </table:table-cell>
        </table:table-row>
        <table:table-row table:style-name="ro2">
          <table:table-cell office:value-type="string">
            <text:p>John Doe 252</text:p>
          </table:table-cell>
          <table:table-cell office:value-type="string">
            <text:p>John</text:p>
          </table:table-cell>
          <table:table-cell office:value-type="string">
            <text:p>Doe 252</text:p>
          </table:table-cell>
          <table:table-cell table:formula="oooc:=CONCATENATE(LOWER([.B254]);&quot;.&quot;;LOWER(SUBSTITUTE([.C254];&quot; &quot;;&quot;&quot;));&quot;@foo.com&quot;)" office:value-type="string" office:string-value="john.doe252@foo.com">
            <text:p>john.doe252@foo.com</text:p>
          </table:table-cell>
        </table:table-row>
        <table:table-row table:style-name="ro2">
          <table:table-cell office:value-type="string">
            <text:p>John Doe 253</text:p>
          </table:table-cell>
          <table:table-cell office:value-type="string">
            <text:p>John</text:p>
          </table:table-cell>
          <table:table-cell office:value-type="string">
            <text:p>Doe 253</text:p>
          </table:table-cell>
          <table:table-cell table:formula="oooc:=CONCATENATE(LOWER([.B255]);&quot;.&quot;;LOWER(SUBSTITUTE([.C255];&quot; &quot;;&quot;&quot;));&quot;@foo.com&quot;)" office:value-type="string" office:string-value="john.doe253@foo.com">
            <text:p>john.doe253@foo.com</text:p>
          </table:table-cell>
        </table:table-row>
        <table:table-row table:style-name="ro2">
          <table:table-cell office:value-type="string">
            <text:p>John Doe 254</text:p>
          </table:table-cell>
          <table:table-cell office:value-type="string">
            <text:p>John</text:p>
          </table:table-cell>
          <table:table-cell office:value-type="string">
            <text:p>Doe 254</text:p>
          </table:table-cell>
          <table:table-cell table:formula="oooc:=CONCATENATE(LOWER([.B256]);&quot;.&quot;;LOWER(SUBSTITUTE([.C256];&quot; &quot;;&quot;&quot;));&quot;@foo.com&quot;)" office:value-type="string" office:string-value="john.doe254@foo.com">
            <text:p>john.doe254@foo.com</text:p>
          </table:table-cell>
        </table:table-row>
        <table:table-row table:style-name="ro2">
          <table:table-cell office:value-type="string">
            <text:p>John Doe 255</text:p>
          </table:table-cell>
          <table:table-cell office:value-type="string">
            <text:p>John</text:p>
          </table:table-cell>
          <table:table-cell office:value-type="string">
            <text:p>Doe 255</text:p>
          </table:table-cell>
          <table:table-cell table:formula="oooc:=CONCATENATE(LOWER([.B257]);&quot;.&quot;;LOWER(SUBSTITUTE([.C257];&quot; &quot;;&quot;&quot;));&quot;@foo.com&quot;)" office:value-type="string" office:string-value="john.doe255@foo.com">
            <text:p>john.doe255@foo.com</text:p>
          </table:table-cell>
        </table:table-row>
        <table:table-row table:style-name="ro2">
          <table:table-cell office:value-type="string">
            <text:p>John Doe 256</text:p>
          </table:table-cell>
          <table:table-cell office:value-type="string">
            <text:p>John</text:p>
          </table:table-cell>
          <table:table-cell office:value-type="string">
            <text:p>Doe 256</text:p>
          </table:table-cell>
          <table:table-cell table:formula="oooc:=CONCATENATE(LOWER([.B258]);&quot;.&quot;;LOWER(SUBSTITUTE([.C258];&quot; &quot;;&quot;&quot;));&quot;@foo.com&quot;)" office:value-type="string" office:string-value="john.doe256@foo.com">
            <text:p>john.doe256@foo.com</text:p>
          </table:table-cell>
        </table:table-row>
        <table:table-row table:style-name="ro2">
          <table:table-cell office:value-type="string">
            <text:p>John Doe 257</text:p>
          </table:table-cell>
          <table:table-cell office:value-type="string">
            <text:p>John</text:p>
          </table:table-cell>
          <table:table-cell office:value-type="string">
            <text:p>Doe 257</text:p>
          </table:table-cell>
          <table:table-cell table:formula="oooc:=CONCATENATE(LOWER([.B259]);&quot;.&quot;;LOWER(SUBSTITUTE([.C259];&quot; &quot;;&quot;&quot;));&quot;@foo.com&quot;)" office:value-type="string" office:string-value="john.doe257@foo.com">
            <text:p>john.doe257@foo.com</text:p>
          </table:table-cell>
        </table:table-row>
        <table:table-row table:style-name="ro2">
          <table:table-cell office:value-type="string">
            <text:p>John Doe 258</text:p>
          </table:table-cell>
          <table:table-cell office:value-type="string">
            <text:p>John</text:p>
          </table:table-cell>
          <table:table-cell office:value-type="string">
            <text:p>Doe 258</text:p>
          </table:table-cell>
          <table:table-cell table:formula="oooc:=CONCATENATE(LOWER([.B260]);&quot;.&quot;;LOWER(SUBSTITUTE([.C260];&quot; &quot;;&quot;&quot;));&quot;@foo.com&quot;)" office:value-type="string" office:string-value="john.doe258@foo.com">
            <text:p>john.doe258@foo.com</text:p>
          </table:table-cell>
        </table:table-row>
        <table:table-row table:style-name="ro2">
          <table:table-cell office:value-type="string">
            <text:p>John Doe 259</text:p>
          </table:table-cell>
          <table:table-cell office:value-type="string">
            <text:p>John</text:p>
          </table:table-cell>
          <table:table-cell office:value-type="string">
            <text:p>Doe 259</text:p>
          </table:table-cell>
          <table:table-cell table:formula="oooc:=CONCATENATE(LOWER([.B261]);&quot;.&quot;;LOWER(SUBSTITUTE([.C261];&quot; &quot;;&quot;&quot;));&quot;@foo.com&quot;)" office:value-type="string" office:string-value="john.doe259@foo.com">
            <text:p>john.doe259@foo.com</text:p>
          </table:table-cell>
        </table:table-row>
        <table:table-row table:style-name="ro2">
          <table:table-cell office:value-type="string">
            <text:p>John Doe 260</text:p>
          </table:table-cell>
          <table:table-cell office:value-type="string">
            <text:p>John</text:p>
          </table:table-cell>
          <table:table-cell office:value-type="string">
            <text:p>Doe 260</text:p>
          </table:table-cell>
          <table:table-cell table:formula="oooc:=CONCATENATE(LOWER([.B262]);&quot;.&quot;;LOWER(SUBSTITUTE([.C262];&quot; &quot;;&quot;&quot;));&quot;@foo.com&quot;)" office:value-type="string" office:string-value="john.doe260@foo.com">
            <text:p>john.doe260@foo.com</text:p>
          </table:table-cell>
        </table:table-row>
        <table:table-row table:style-name="ro2">
          <table:table-cell office:value-type="string">
            <text:p>John Doe 261</text:p>
          </table:table-cell>
          <table:table-cell office:value-type="string">
            <text:p>John</text:p>
          </table:table-cell>
          <table:table-cell office:value-type="string">
            <text:p>Doe 261</text:p>
          </table:table-cell>
          <table:table-cell table:formula="oooc:=CONCATENATE(LOWER([.B263]);&quot;.&quot;;LOWER(SUBSTITUTE([.C263];&quot; &quot;;&quot;&quot;));&quot;@foo.com&quot;)" office:value-type="string" office:string-value="john.doe261@foo.com">
            <text:p>john.doe261@foo.com</text:p>
          </table:table-cell>
        </table:table-row>
        <table:table-row table:style-name="ro2">
          <table:table-cell office:value-type="string">
            <text:p>John Doe 262</text:p>
          </table:table-cell>
          <table:table-cell office:value-type="string">
            <text:p>John</text:p>
          </table:table-cell>
          <table:table-cell office:value-type="string">
            <text:p>Doe 262</text:p>
          </table:table-cell>
          <table:table-cell table:formula="oooc:=CONCATENATE(LOWER([.B264]);&quot;.&quot;;LOWER(SUBSTITUTE([.C264];&quot; &quot;;&quot;&quot;));&quot;@foo.com&quot;)" office:value-type="string" office:string-value="john.doe262@foo.com">
            <text:p>john.doe262@foo.com</text:p>
          </table:table-cell>
        </table:table-row>
        <table:table-row table:style-name="ro2">
          <table:table-cell office:value-type="string">
            <text:p>John Doe 263</text:p>
          </table:table-cell>
          <table:table-cell office:value-type="string">
            <text:p>John</text:p>
          </table:table-cell>
          <table:table-cell office:value-type="string">
            <text:p>Doe 263</text:p>
          </table:table-cell>
          <table:table-cell table:formula="oooc:=CONCATENATE(LOWER([.B265]);&quot;.&quot;;LOWER(SUBSTITUTE([.C265];&quot; &quot;;&quot;&quot;));&quot;@foo.com&quot;)" office:value-type="string" office:string-value="john.doe263@foo.com">
            <text:p>john.doe263@foo.com</text:p>
          </table:table-cell>
        </table:table-row>
        <table:table-row table:style-name="ro2">
          <table:table-cell office:value-type="string">
            <text:p>John Doe 264</text:p>
          </table:table-cell>
          <table:table-cell office:value-type="string">
            <text:p>John</text:p>
          </table:table-cell>
          <table:table-cell office:value-type="string">
            <text:p>Doe 264</text:p>
          </table:table-cell>
          <table:table-cell table:formula="oooc:=CONCATENATE(LOWER([.B266]);&quot;.&quot;;LOWER(SUBSTITUTE([.C266];&quot; &quot;;&quot;&quot;));&quot;@foo.com&quot;)" office:value-type="string" office:string-value="john.doe264@foo.com">
            <text:p>john.doe264@foo.com</text:p>
          </table:table-cell>
        </table:table-row>
        <table:table-row table:style-name="ro2">
          <table:table-cell office:value-type="string">
            <text:p>John Doe 265</text:p>
          </table:table-cell>
          <table:table-cell office:value-type="string">
            <text:p>John</text:p>
          </table:table-cell>
          <table:table-cell office:value-type="string">
            <text:p>Doe 265</text:p>
          </table:table-cell>
          <table:table-cell table:formula="oooc:=CONCATENATE(LOWER([.B267]);&quot;.&quot;;LOWER(SUBSTITUTE([.C267];&quot; &quot;;&quot;&quot;));&quot;@foo.com&quot;)" office:value-type="string" office:string-value="john.doe265@foo.com">
            <text:p>john.doe265@foo.com</text:p>
          </table:table-cell>
        </table:table-row>
        <table:table-row table:style-name="ro2">
          <table:table-cell office:value-type="string">
            <text:p>John Doe 266</text:p>
          </table:table-cell>
          <table:table-cell office:value-type="string">
            <text:p>John</text:p>
          </table:table-cell>
          <table:table-cell office:value-type="string">
            <text:p>Doe 266</text:p>
          </table:table-cell>
          <table:table-cell table:formula="oooc:=CONCATENATE(LOWER([.B268]);&quot;.&quot;;LOWER(SUBSTITUTE([.C268];&quot; &quot;;&quot;&quot;));&quot;@foo.com&quot;)" office:value-type="string" office:string-value="john.doe266@foo.com">
            <text:p>john.doe266@foo.com</text:p>
          </table:table-cell>
        </table:table-row>
        <table:table-row table:style-name="ro2">
          <table:table-cell office:value-type="string">
            <text:p>John Doe 267</text:p>
          </table:table-cell>
          <table:table-cell office:value-type="string">
            <text:p>John</text:p>
          </table:table-cell>
          <table:table-cell office:value-type="string">
            <text:p>Doe 267</text:p>
          </table:table-cell>
          <table:table-cell table:formula="oooc:=CONCATENATE(LOWER([.B269]);&quot;.&quot;;LOWER(SUBSTITUTE([.C269];&quot; &quot;;&quot;&quot;));&quot;@foo.com&quot;)" office:value-type="string" office:string-value="john.doe267@foo.com">
            <text:p>john.doe267@foo.com</text:p>
          </table:table-cell>
        </table:table-row>
        <table:table-row table:style-name="ro2">
          <table:table-cell office:value-type="string">
            <text:p>John Doe 268</text:p>
          </table:table-cell>
          <table:table-cell office:value-type="string">
            <text:p>John</text:p>
          </table:table-cell>
          <table:table-cell office:value-type="string">
            <text:p>Doe 268</text:p>
          </table:table-cell>
          <table:table-cell table:formula="oooc:=CONCATENATE(LOWER([.B270]);&quot;.&quot;;LOWER(SUBSTITUTE([.C270];&quot; &quot;;&quot;&quot;));&quot;@foo.com&quot;)" office:value-type="string" office:string-value="john.doe268@foo.com">
            <text:p>john.doe268@foo.com</text:p>
          </table:table-cell>
        </table:table-row>
        <table:table-row table:style-name="ro2">
          <table:table-cell office:value-type="string">
            <text:p>John Doe 269</text:p>
          </table:table-cell>
          <table:table-cell office:value-type="string">
            <text:p>John</text:p>
          </table:table-cell>
          <table:table-cell office:value-type="string">
            <text:p>Doe 269</text:p>
          </table:table-cell>
          <table:table-cell table:formula="oooc:=CONCATENATE(LOWER([.B271]);&quot;.&quot;;LOWER(SUBSTITUTE([.C271];&quot; &quot;;&quot;&quot;));&quot;@foo.com&quot;)" office:value-type="string" office:string-value="john.doe269@foo.com">
            <text:p>john.doe269@foo.com</text:p>
          </table:table-cell>
        </table:table-row>
        <table:table-row table:style-name="ro2">
          <table:table-cell office:value-type="string">
            <text:p>John Doe 270</text:p>
          </table:table-cell>
          <table:table-cell office:value-type="string">
            <text:p>John</text:p>
          </table:table-cell>
          <table:table-cell office:value-type="string">
            <text:p>Doe 270</text:p>
          </table:table-cell>
          <table:table-cell table:formula="oooc:=CONCATENATE(LOWER([.B272]);&quot;.&quot;;LOWER(SUBSTITUTE([.C272];&quot; &quot;;&quot;&quot;));&quot;@foo.com&quot;)" office:value-type="string" office:string-value="john.doe270@foo.com">
            <text:p>john.doe270@foo.com</text:p>
          </table:table-cell>
        </table:table-row>
        <table:table-row table:style-name="ro2">
          <table:table-cell office:value-type="string">
            <text:p>John Doe 271</text:p>
          </table:table-cell>
          <table:table-cell office:value-type="string">
            <text:p>John</text:p>
          </table:table-cell>
          <table:table-cell office:value-type="string">
            <text:p>Doe 271</text:p>
          </table:table-cell>
          <table:table-cell table:formula="oooc:=CONCATENATE(LOWER([.B273]);&quot;.&quot;;LOWER(SUBSTITUTE([.C273];&quot; &quot;;&quot;&quot;));&quot;@foo.com&quot;)" office:value-type="string" office:string-value="john.doe271@foo.com">
            <text:p>john.doe271@foo.com</text:p>
          </table:table-cell>
        </table:table-row>
        <table:table-row table:style-name="ro2">
          <table:table-cell office:value-type="string">
            <text:p>John Doe 272</text:p>
          </table:table-cell>
          <table:table-cell office:value-type="string">
            <text:p>John</text:p>
          </table:table-cell>
          <table:table-cell office:value-type="string">
            <text:p>Doe 272</text:p>
          </table:table-cell>
          <table:table-cell table:formula="oooc:=CONCATENATE(LOWER([.B274]);&quot;.&quot;;LOWER(SUBSTITUTE([.C274];&quot; &quot;;&quot;&quot;));&quot;@foo.com&quot;)" office:value-type="string" office:string-value="john.doe272@foo.com">
            <text:p>john.doe272@foo.com</text:p>
          </table:table-cell>
        </table:table-row>
        <table:table-row table:style-name="ro2">
          <table:table-cell office:value-type="string">
            <text:p>John Doe 273</text:p>
          </table:table-cell>
          <table:table-cell office:value-type="string">
            <text:p>John</text:p>
          </table:table-cell>
          <table:table-cell office:value-type="string">
            <text:p>Doe 273</text:p>
          </table:table-cell>
          <table:table-cell table:formula="oooc:=CONCATENATE(LOWER([.B275]);&quot;.&quot;;LOWER(SUBSTITUTE([.C275];&quot; &quot;;&quot;&quot;));&quot;@foo.com&quot;)" office:value-type="string" office:string-value="john.doe273@foo.com">
            <text:p>john.doe273@foo.com</text:p>
          </table:table-cell>
        </table:table-row>
        <table:table-row table:style-name="ro2">
          <table:table-cell office:value-type="string">
            <text:p>John Doe 274</text:p>
          </table:table-cell>
          <table:table-cell office:value-type="string">
            <text:p>John</text:p>
          </table:table-cell>
          <table:table-cell office:value-type="string">
            <text:p>Doe 274</text:p>
          </table:table-cell>
          <table:table-cell table:formula="oooc:=CONCATENATE(LOWER([.B276]);&quot;.&quot;;LOWER(SUBSTITUTE([.C276];&quot; &quot;;&quot;&quot;));&quot;@foo.com&quot;)" office:value-type="string" office:string-value="john.doe274@foo.com">
            <text:p>john.doe274@foo.com</text:p>
          </table:table-cell>
        </table:table-row>
        <table:table-row table:style-name="ro2">
          <table:table-cell office:value-type="string">
            <text:p>John Doe 275</text:p>
          </table:table-cell>
          <table:table-cell office:value-type="string">
            <text:p>John</text:p>
          </table:table-cell>
          <table:table-cell office:value-type="string">
            <text:p>Doe 275</text:p>
          </table:table-cell>
          <table:table-cell table:formula="oooc:=CONCATENATE(LOWER([.B277]);&quot;.&quot;;LOWER(SUBSTITUTE([.C277];&quot; &quot;;&quot;&quot;));&quot;@foo.com&quot;)" office:value-type="string" office:string-value="john.doe275@foo.com">
            <text:p>john.doe275@foo.com</text:p>
          </table:table-cell>
        </table:table-row>
        <table:table-row table:style-name="ro2">
          <table:table-cell office:value-type="string">
            <text:p>John Doe 276</text:p>
          </table:table-cell>
          <table:table-cell office:value-type="string">
            <text:p>John</text:p>
          </table:table-cell>
          <table:table-cell office:value-type="string">
            <text:p>Doe 276</text:p>
          </table:table-cell>
          <table:table-cell table:formula="oooc:=CONCATENATE(LOWER([.B278]);&quot;.&quot;;LOWER(SUBSTITUTE([.C278];&quot; &quot;;&quot;&quot;));&quot;@foo.com&quot;)" office:value-type="string" office:string-value="john.doe276@foo.com">
            <text:p>john.doe276@foo.com</text:p>
          </table:table-cell>
        </table:table-row>
        <table:table-row table:style-name="ro2">
          <table:table-cell office:value-type="string">
            <text:p>John Doe 277</text:p>
          </table:table-cell>
          <table:table-cell office:value-type="string">
            <text:p>John</text:p>
          </table:table-cell>
          <table:table-cell office:value-type="string">
            <text:p>Doe 277</text:p>
          </table:table-cell>
          <table:table-cell table:formula="oooc:=CONCATENATE(LOWER([.B279]);&quot;.&quot;;LOWER(SUBSTITUTE([.C279];&quot; &quot;;&quot;&quot;));&quot;@foo.com&quot;)" office:value-type="string" office:string-value="john.doe277@foo.com">
            <text:p>john.doe277@foo.com</text:p>
          </table:table-cell>
        </table:table-row>
        <table:table-row table:style-name="ro2">
          <table:table-cell office:value-type="string">
            <text:p>John Doe 278</text:p>
          </table:table-cell>
          <table:table-cell office:value-type="string">
            <text:p>John</text:p>
          </table:table-cell>
          <table:table-cell office:value-type="string">
            <text:p>Doe 278</text:p>
          </table:table-cell>
          <table:table-cell table:formula="oooc:=CONCATENATE(LOWER([.B280]);&quot;.&quot;;LOWER(SUBSTITUTE([.C280];&quot; &quot;;&quot;&quot;));&quot;@foo.com&quot;)" office:value-type="string" office:string-value="john.doe278@foo.com">
            <text:p>john.doe278@foo.com</text:p>
          </table:table-cell>
        </table:table-row>
        <table:table-row table:style-name="ro2">
          <table:table-cell office:value-type="string">
            <text:p>John Doe 279</text:p>
          </table:table-cell>
          <table:table-cell office:value-type="string">
            <text:p>John</text:p>
          </table:table-cell>
          <table:table-cell office:value-type="string">
            <text:p>Doe 279</text:p>
          </table:table-cell>
          <table:table-cell table:formula="oooc:=CONCATENATE(LOWER([.B281]);&quot;.&quot;;LOWER(SUBSTITUTE([.C281];&quot; &quot;;&quot;&quot;));&quot;@foo.com&quot;)" office:value-type="string" office:string-value="john.doe279@foo.com">
            <text:p>john.doe279@foo.com</text:p>
          </table:table-cell>
        </table:table-row>
        <table:table-row table:style-name="ro2">
          <table:table-cell office:value-type="string">
            <text:p>John Doe 280</text:p>
          </table:table-cell>
          <table:table-cell office:value-type="string">
            <text:p>John</text:p>
          </table:table-cell>
          <table:table-cell office:value-type="string">
            <text:p>Doe 280</text:p>
          </table:table-cell>
          <table:table-cell table:formula="oooc:=CONCATENATE(LOWER([.B282]);&quot;.&quot;;LOWER(SUBSTITUTE([.C282];&quot; &quot;;&quot;&quot;));&quot;@foo.com&quot;)" office:value-type="string" office:string-value="john.doe280@foo.com">
            <text:p>john.doe280@foo.com</text:p>
          </table:table-cell>
        </table:table-row>
        <table:table-row table:style-name="ro2">
          <table:table-cell office:value-type="string">
            <text:p>John Doe 281</text:p>
          </table:table-cell>
          <table:table-cell office:value-type="string">
            <text:p>John</text:p>
          </table:table-cell>
          <table:table-cell office:value-type="string">
            <text:p>Doe 281</text:p>
          </table:table-cell>
          <table:table-cell table:formula="oooc:=CONCATENATE(LOWER([.B283]);&quot;.&quot;;LOWER(SUBSTITUTE([.C283];&quot; &quot;;&quot;&quot;));&quot;@foo.com&quot;)" office:value-type="string" office:string-value="john.doe281@foo.com">
            <text:p>john.doe281@foo.com</text:p>
          </table:table-cell>
        </table:table-row>
        <table:table-row table:style-name="ro2">
          <table:table-cell office:value-type="string">
            <text:p>John Doe 282</text:p>
          </table:table-cell>
          <table:table-cell office:value-type="string">
            <text:p>John</text:p>
          </table:table-cell>
          <table:table-cell office:value-type="string">
            <text:p>Doe 282</text:p>
          </table:table-cell>
          <table:table-cell table:formula="oooc:=CONCATENATE(LOWER([.B284]);&quot;.&quot;;LOWER(SUBSTITUTE([.C284];&quot; &quot;;&quot;&quot;));&quot;@foo.com&quot;)" office:value-type="string" office:string-value="john.doe282@foo.com">
            <text:p>john.doe282@foo.com</text:p>
          </table:table-cell>
        </table:table-row>
        <table:table-row table:style-name="ro2">
          <table:table-cell office:value-type="string">
            <text:p>John Doe 283</text:p>
          </table:table-cell>
          <table:table-cell office:value-type="string">
            <text:p>John</text:p>
          </table:table-cell>
          <table:table-cell office:value-type="string">
            <text:p>Doe 283</text:p>
          </table:table-cell>
          <table:table-cell table:formula="oooc:=CONCATENATE(LOWER([.B285]);&quot;.&quot;;LOWER(SUBSTITUTE([.C285];&quot; &quot;;&quot;&quot;));&quot;@foo.com&quot;)" office:value-type="string" office:string-value="john.doe283@foo.com">
            <text:p>john.doe283@foo.com</text:p>
          </table:table-cell>
        </table:table-row>
        <table:table-row table:style-name="ro2">
          <table:table-cell office:value-type="string">
            <text:p>John Doe 284</text:p>
          </table:table-cell>
          <table:table-cell office:value-type="string">
            <text:p>John</text:p>
          </table:table-cell>
          <table:table-cell office:value-type="string">
            <text:p>Doe 284</text:p>
          </table:table-cell>
          <table:table-cell table:formula="oooc:=CONCATENATE(LOWER([.B286]);&quot;.&quot;;LOWER(SUBSTITUTE([.C286];&quot; &quot;;&quot;&quot;));&quot;@foo.com&quot;)" office:value-type="string" office:string-value="john.doe284@foo.com">
            <text:p>john.doe284@foo.com</text:p>
          </table:table-cell>
        </table:table-row>
        <table:table-row table:style-name="ro2">
          <table:table-cell office:value-type="string">
            <text:p>John Doe 285</text:p>
          </table:table-cell>
          <table:table-cell office:value-type="string">
            <text:p>John</text:p>
          </table:table-cell>
          <table:table-cell office:value-type="string">
            <text:p>Doe 285</text:p>
          </table:table-cell>
          <table:table-cell table:formula="oooc:=CONCATENATE(LOWER([.B287]);&quot;.&quot;;LOWER(SUBSTITUTE([.C287];&quot; &quot;;&quot;&quot;));&quot;@foo.com&quot;)" office:value-type="string" office:string-value="john.doe285@foo.com">
            <text:p>john.doe285@foo.com</text:p>
          </table:table-cell>
        </table:table-row>
        <table:table-row table:style-name="ro2">
          <table:table-cell office:value-type="string">
            <text:p>John Doe 286</text:p>
          </table:table-cell>
          <table:table-cell office:value-type="string">
            <text:p>John</text:p>
          </table:table-cell>
          <table:table-cell office:value-type="string">
            <text:p>Doe 286</text:p>
          </table:table-cell>
          <table:table-cell table:formula="oooc:=CONCATENATE(LOWER([.B288]);&quot;.&quot;;LOWER(SUBSTITUTE([.C288];&quot; &quot;;&quot;&quot;));&quot;@foo.com&quot;)" office:value-type="string" office:string-value="john.doe286@foo.com">
            <text:p>john.doe286@foo.com</text:p>
          </table:table-cell>
        </table:table-row>
        <table:table-row table:style-name="ro2">
          <table:table-cell office:value-type="string">
            <text:p>John Doe 287</text:p>
          </table:table-cell>
          <table:table-cell office:value-type="string">
            <text:p>John</text:p>
          </table:table-cell>
          <table:table-cell office:value-type="string">
            <text:p>Doe 287</text:p>
          </table:table-cell>
          <table:table-cell table:formula="oooc:=CONCATENATE(LOWER([.B289]);&quot;.&quot;;LOWER(SUBSTITUTE([.C289];&quot; &quot;;&quot;&quot;));&quot;@foo.com&quot;)" office:value-type="string" office:string-value="john.doe287@foo.com">
            <text:p>john.doe287@foo.com</text:p>
          </table:table-cell>
        </table:table-row>
        <table:table-row table:style-name="ro2">
          <table:table-cell office:value-type="string">
            <text:p>John Doe 288</text:p>
          </table:table-cell>
          <table:table-cell office:value-type="string">
            <text:p>John</text:p>
          </table:table-cell>
          <table:table-cell office:value-type="string">
            <text:p>Doe 288</text:p>
          </table:table-cell>
          <table:table-cell table:formula="oooc:=CONCATENATE(LOWER([.B290]);&quot;.&quot;;LOWER(SUBSTITUTE([.C290];&quot; &quot;;&quot;&quot;));&quot;@foo.com&quot;)" office:value-type="string" office:string-value="john.doe288@foo.com">
            <text:p>john.doe288@foo.com</text:p>
          </table:table-cell>
        </table:table-row>
        <table:table-row table:style-name="ro2">
          <table:table-cell office:value-type="string">
            <text:p>John Doe 289</text:p>
          </table:table-cell>
          <table:table-cell office:value-type="string">
            <text:p>John</text:p>
          </table:table-cell>
          <table:table-cell office:value-type="string">
            <text:p>Doe 289</text:p>
          </table:table-cell>
          <table:table-cell table:formula="oooc:=CONCATENATE(LOWER([.B291]);&quot;.&quot;;LOWER(SUBSTITUTE([.C291];&quot; &quot;;&quot;&quot;));&quot;@foo.com&quot;)" office:value-type="string" office:string-value="john.doe289@foo.com">
            <text:p>john.doe289@foo.com</text:p>
          </table:table-cell>
        </table:table-row>
        <table:table-row table:style-name="ro2">
          <table:table-cell office:value-type="string">
            <text:p>John Doe 290</text:p>
          </table:table-cell>
          <table:table-cell office:value-type="string">
            <text:p>John</text:p>
          </table:table-cell>
          <table:table-cell office:value-type="string">
            <text:p>Doe 290</text:p>
          </table:table-cell>
          <table:table-cell table:formula="oooc:=CONCATENATE(LOWER([.B292]);&quot;.&quot;;LOWER(SUBSTITUTE([.C292];&quot; &quot;;&quot;&quot;));&quot;@foo.com&quot;)" office:value-type="string" office:string-value="john.doe290@foo.com">
            <text:p>john.doe290@foo.com</text:p>
          </table:table-cell>
        </table:table-row>
        <table:table-row table:style-name="ro2">
          <table:table-cell office:value-type="string">
            <text:p>John Doe 291</text:p>
          </table:table-cell>
          <table:table-cell office:value-type="string">
            <text:p>John</text:p>
          </table:table-cell>
          <table:table-cell office:value-type="string">
            <text:p>Doe 291</text:p>
          </table:table-cell>
          <table:table-cell table:formula="oooc:=CONCATENATE(LOWER([.B293]);&quot;.&quot;;LOWER(SUBSTITUTE([.C293];&quot; &quot;;&quot;&quot;));&quot;@foo.com&quot;)" office:value-type="string" office:string-value="john.doe291@foo.com">
            <text:p>john.doe291@foo.com</text:p>
          </table:table-cell>
        </table:table-row>
        <table:table-row table:style-name="ro2">
          <table:table-cell office:value-type="string">
            <text:p>John Doe 292</text:p>
          </table:table-cell>
          <table:table-cell office:value-type="string">
            <text:p>John</text:p>
          </table:table-cell>
          <table:table-cell office:value-type="string">
            <text:p>Doe 292</text:p>
          </table:table-cell>
          <table:table-cell table:formula="oooc:=CONCATENATE(LOWER([.B294]);&quot;.&quot;;LOWER(SUBSTITUTE([.C294];&quot; &quot;;&quot;&quot;));&quot;@foo.com&quot;)" office:value-type="string" office:string-value="john.doe292@foo.com">
            <text:p>john.doe292@foo.com</text:p>
          </table:table-cell>
        </table:table-row>
        <table:table-row table:style-name="ro2">
          <table:table-cell office:value-type="string">
            <text:p>John Doe 293</text:p>
          </table:table-cell>
          <table:table-cell office:value-type="string">
            <text:p>John</text:p>
          </table:table-cell>
          <table:table-cell office:value-type="string">
            <text:p>Doe 293</text:p>
          </table:table-cell>
          <table:table-cell table:formula="oooc:=CONCATENATE(LOWER([.B295]);&quot;.&quot;;LOWER(SUBSTITUTE([.C295];&quot; &quot;;&quot;&quot;));&quot;@foo.com&quot;)" office:value-type="string" office:string-value="john.doe293@foo.com">
            <text:p>john.doe293@foo.com</text:p>
          </table:table-cell>
        </table:table-row>
        <table:table-row table:style-name="ro2">
          <table:table-cell office:value-type="string">
            <text:p>John Doe 294</text:p>
          </table:table-cell>
          <table:table-cell office:value-type="string">
            <text:p>John</text:p>
          </table:table-cell>
          <table:table-cell office:value-type="string">
            <text:p>Doe 294</text:p>
          </table:table-cell>
          <table:table-cell table:formula="oooc:=CONCATENATE(LOWER([.B296]);&quot;.&quot;;LOWER(SUBSTITUTE([.C296];&quot; &quot;;&quot;&quot;));&quot;@foo.com&quot;)" office:value-type="string" office:string-value="john.doe294@foo.com">
            <text:p>john.doe294@foo.com</text:p>
          </table:table-cell>
        </table:table-row>
        <table:table-row table:style-name="ro2">
          <table:table-cell office:value-type="string">
            <text:p>John Doe 295</text:p>
          </table:table-cell>
          <table:table-cell office:value-type="string">
            <text:p>John</text:p>
          </table:table-cell>
          <table:table-cell office:value-type="string">
            <text:p>Doe 295</text:p>
          </table:table-cell>
          <table:table-cell table:formula="oooc:=CONCATENATE(LOWER([.B297]);&quot;.&quot;;LOWER(SUBSTITUTE([.C297];&quot; &quot;;&quot;&quot;));&quot;@foo.com&quot;)" office:value-type="string" office:string-value="john.doe295@foo.com">
            <text:p>john.doe295@foo.com</text:p>
          </table:table-cell>
        </table:table-row>
        <table:table-row table:style-name="ro2">
          <table:table-cell office:value-type="string">
            <text:p>John Doe 296</text:p>
          </table:table-cell>
          <table:table-cell office:value-type="string">
            <text:p>John</text:p>
          </table:table-cell>
          <table:table-cell office:value-type="string">
            <text:p>Doe 296</text:p>
          </table:table-cell>
          <table:table-cell table:formula="oooc:=CONCATENATE(LOWER([.B298]);&quot;.&quot;;LOWER(SUBSTITUTE([.C298];&quot; &quot;;&quot;&quot;));&quot;@foo.com&quot;)" office:value-type="string" office:string-value="john.doe296@foo.com">
            <text:p>john.doe296@foo.com</text:p>
          </table:table-cell>
        </table:table-row>
        <table:table-row table:style-name="ro2">
          <table:table-cell office:value-type="string">
            <text:p>John Doe 297</text:p>
          </table:table-cell>
          <table:table-cell office:value-type="string">
            <text:p>John</text:p>
          </table:table-cell>
          <table:table-cell office:value-type="string">
            <text:p>Doe 297</text:p>
          </table:table-cell>
          <table:table-cell table:formula="oooc:=CONCATENATE(LOWER([.B299]);&quot;.&quot;;LOWER(SUBSTITUTE([.C299];&quot; &quot;;&quot;&quot;));&quot;@foo.com&quot;)" office:value-type="string" office:string-value="john.doe297@foo.com">
            <text:p>john.doe297@foo.com</text:p>
          </table:table-cell>
        </table:table-row>
        <table:table-row table:style-name="ro2">
          <table:table-cell office:value-type="string">
            <text:p>John Doe 298</text:p>
          </table:table-cell>
          <table:table-cell office:value-type="string">
            <text:p>John</text:p>
          </table:table-cell>
          <table:table-cell office:value-type="string">
            <text:p>Doe 298</text:p>
          </table:table-cell>
          <table:table-cell table:formula="oooc:=CONCATENATE(LOWER([.B300]);&quot;.&quot;;LOWER(SUBSTITUTE([.C300];&quot; &quot;;&quot;&quot;));&quot;@foo.com&quot;)" office:value-type="string" office:string-value="john.doe298@foo.com">
            <text:p>john.doe298@foo.com</text:p>
          </table:table-cell>
        </table:table-row>
        <table:table-row table:style-name="ro2">
          <table:table-cell office:value-type="string">
            <text:p>John Doe 299</text:p>
          </table:table-cell>
          <table:table-cell office:value-type="string">
            <text:p>John</text:p>
          </table:table-cell>
          <table:table-cell office:value-type="string">
            <text:p>Doe 299</text:p>
          </table:table-cell>
          <table:table-cell table:formula="oooc:=CONCATENATE(LOWER([.B301]);&quot;.&quot;;LOWER(SUBSTITUTE([.C301];&quot; &quot;;&quot;&quot;));&quot;@foo.com&quot;)" office:value-type="string" office:string-value="john.doe299@foo.com">
            <text:p>john.doe299@foo.com</text:p>
          </table:table-cell>
        </table:table-row>
        <table:table-row table:style-name="ro2">
          <table:table-cell office:value-type="string">
            <text:p>John Doe 300</text:p>
          </table:table-cell>
          <table:table-cell office:value-type="string">
            <text:p>John</text:p>
          </table:table-cell>
          <table:table-cell office:value-type="string">
            <text:p>Doe 300</text:p>
          </table:table-cell>
          <table:table-cell table:formula="oooc:=CONCATENATE(LOWER([.B302]);&quot;.&quot;;LOWER(SUBSTITUTE([.C302];&quot; &quot;;&quot;&quot;));&quot;@foo.com&quot;)" office:value-type="string" office:string-value="john.doe300@foo.com">
            <text:p>john.doe300@foo.com</text:p>
          </table:table-cell>
        </table:table-row>
        <table:table-row table:style-name="ro2">
          <table:table-cell office:value-type="string">
            <text:p>John Doe 301</text:p>
          </table:table-cell>
          <table:table-cell office:value-type="string">
            <text:p>John</text:p>
          </table:table-cell>
          <table:table-cell office:value-type="string">
            <text:p>Doe 301</text:p>
          </table:table-cell>
          <table:table-cell table:formula="oooc:=CONCATENATE(LOWER([.B303]);&quot;.&quot;;LOWER(SUBSTITUTE([.C303];&quot; &quot;;&quot;&quot;));&quot;@foo.com&quot;)" office:value-type="string" office:string-value="john.doe301@foo.com">
            <text:p>john.doe301@foo.com</text:p>
          </table:table-cell>
        </table:table-row>
        <table:table-row table:style-name="ro2">
          <table:table-cell office:value-type="string">
            <text:p>John Doe 302</text:p>
          </table:table-cell>
          <table:table-cell office:value-type="string">
            <text:p>John</text:p>
          </table:table-cell>
          <table:table-cell office:value-type="string">
            <text:p>Doe 302</text:p>
          </table:table-cell>
          <table:table-cell table:formula="oooc:=CONCATENATE(LOWER([.B304]);&quot;.&quot;;LOWER(SUBSTITUTE([.C304];&quot; &quot;;&quot;&quot;));&quot;@foo.com&quot;)" office:value-type="string" office:string-value="john.doe302@foo.com">
            <text:p>john.doe302@foo.com</text:p>
          </table:table-cell>
        </table:table-row>
        <table:table-row table:style-name="ro2">
          <table:table-cell office:value-type="string">
            <text:p>John Doe 303</text:p>
          </table:table-cell>
          <table:table-cell office:value-type="string">
            <text:p>John</text:p>
          </table:table-cell>
          <table:table-cell office:value-type="string">
            <text:p>Doe 303</text:p>
          </table:table-cell>
          <table:table-cell table:formula="oooc:=CONCATENATE(LOWER([.B305]);&quot;.&quot;;LOWER(SUBSTITUTE([.C305];&quot; &quot;;&quot;&quot;));&quot;@foo.com&quot;)" office:value-type="string" office:string-value="john.doe303@foo.com">
            <text:p>john.doe303@foo.com</text:p>
          </table:table-cell>
        </table:table-row>
        <table:table-row table:style-name="ro2">
          <table:table-cell office:value-type="string">
            <text:p>John Doe 304</text:p>
          </table:table-cell>
          <table:table-cell office:value-type="string">
            <text:p>John</text:p>
          </table:table-cell>
          <table:table-cell office:value-type="string">
            <text:p>Doe 304</text:p>
          </table:table-cell>
          <table:table-cell table:formula="oooc:=CONCATENATE(LOWER([.B306]);&quot;.&quot;;LOWER(SUBSTITUTE([.C306];&quot; &quot;;&quot;&quot;));&quot;@foo.com&quot;)" office:value-type="string" office:string-value="john.doe304@foo.com">
            <text:p>john.doe304@foo.com</text:p>
          </table:table-cell>
        </table:table-row>
        <table:table-row table:style-name="ro2">
          <table:table-cell office:value-type="string">
            <text:p>John Doe 305</text:p>
          </table:table-cell>
          <table:table-cell office:value-type="string">
            <text:p>John</text:p>
          </table:table-cell>
          <table:table-cell office:value-type="string">
            <text:p>Doe 305</text:p>
          </table:table-cell>
          <table:table-cell table:formula="oooc:=CONCATENATE(LOWER([.B307]);&quot;.&quot;;LOWER(SUBSTITUTE([.C307];&quot; &quot;;&quot;&quot;));&quot;@foo.com&quot;)" office:value-type="string" office:string-value="john.doe305@foo.com">
            <text:p>john.doe305@foo.com</text:p>
          </table:table-cell>
        </table:table-row>
        <table:table-row table:style-name="ro2">
          <table:table-cell office:value-type="string">
            <text:p>John Doe 306</text:p>
          </table:table-cell>
          <table:table-cell office:value-type="string">
            <text:p>John</text:p>
          </table:table-cell>
          <table:table-cell office:value-type="string">
            <text:p>Doe 306</text:p>
          </table:table-cell>
          <table:table-cell table:formula="oooc:=CONCATENATE(LOWER([.B308]);&quot;.&quot;;LOWER(SUBSTITUTE([.C308];&quot; &quot;;&quot;&quot;));&quot;@foo.com&quot;)" office:value-type="string" office:string-value="john.doe306@foo.com">
            <text:p>john.doe306@foo.com</text:p>
          </table:table-cell>
        </table:table-row>
        <table:table-row table:style-name="ro2">
          <table:table-cell office:value-type="string">
            <text:p>John Doe 307</text:p>
          </table:table-cell>
          <table:table-cell office:value-type="string">
            <text:p>John</text:p>
          </table:table-cell>
          <table:table-cell office:value-type="string">
            <text:p>Doe 307</text:p>
          </table:table-cell>
          <table:table-cell table:formula="oooc:=CONCATENATE(LOWER([.B309]);&quot;.&quot;;LOWER(SUBSTITUTE([.C309];&quot; &quot;;&quot;&quot;));&quot;@foo.com&quot;)" office:value-type="string" office:string-value="john.doe307@foo.com">
            <text:p>john.doe307@foo.com</text:p>
          </table:table-cell>
        </table:table-row>
        <table:table-row table:style-name="ro2">
          <table:table-cell office:value-type="string">
            <text:p>John Doe 308</text:p>
          </table:table-cell>
          <table:table-cell office:value-type="string">
            <text:p>John</text:p>
          </table:table-cell>
          <table:table-cell office:value-type="string">
            <text:p>Doe 308</text:p>
          </table:table-cell>
          <table:table-cell table:formula="oooc:=CONCATENATE(LOWER([.B310]);&quot;.&quot;;LOWER(SUBSTITUTE([.C310];&quot; &quot;;&quot;&quot;));&quot;@foo.com&quot;)" office:value-type="string" office:string-value="john.doe308@foo.com">
            <text:p>john.doe308@foo.com</text:p>
          </table:table-cell>
        </table:table-row>
        <table:table-row table:style-name="ro2">
          <table:table-cell office:value-type="string">
            <text:p>John Doe 309</text:p>
          </table:table-cell>
          <table:table-cell office:value-type="string">
            <text:p>John</text:p>
          </table:table-cell>
          <table:table-cell office:value-type="string">
            <text:p>Doe 309</text:p>
          </table:table-cell>
          <table:table-cell table:formula="oooc:=CONCATENATE(LOWER([.B311]);&quot;.&quot;;LOWER(SUBSTITUTE([.C311];&quot; &quot;;&quot;&quot;));&quot;@foo.com&quot;)" office:value-type="string" office:string-value="john.doe309@foo.com">
            <text:p>john.doe309@foo.com</text:p>
          </table:table-cell>
        </table:table-row>
        <table:table-row table:style-name="ro2">
          <table:table-cell office:value-type="string">
            <text:p>John Doe 310</text:p>
          </table:table-cell>
          <table:table-cell office:value-type="string">
            <text:p>John</text:p>
          </table:table-cell>
          <table:table-cell office:value-type="string">
            <text:p>Doe 310</text:p>
          </table:table-cell>
          <table:table-cell table:formula="oooc:=CONCATENATE(LOWER([.B312]);&quot;.&quot;;LOWER(SUBSTITUTE([.C312];&quot; &quot;;&quot;&quot;));&quot;@foo.com&quot;)" office:value-type="string" office:string-value="john.doe310@foo.com">
            <text:p>john.doe310@foo.com</text:p>
          </table:table-cell>
        </table:table-row>
        <table:table-row table:style-name="ro2">
          <table:table-cell office:value-type="string">
            <text:p>John Doe 311</text:p>
          </table:table-cell>
          <table:table-cell office:value-type="string">
            <text:p>John</text:p>
          </table:table-cell>
          <table:table-cell office:value-type="string">
            <text:p>Doe 311</text:p>
          </table:table-cell>
          <table:table-cell table:formula="oooc:=CONCATENATE(LOWER([.B313]);&quot;.&quot;;LOWER(SUBSTITUTE([.C313];&quot; &quot;;&quot;&quot;));&quot;@foo.com&quot;)" office:value-type="string" office:string-value="john.doe311@foo.com">
            <text:p>john.doe311@foo.com</text:p>
          </table:table-cell>
        </table:table-row>
        <table:table-row table:style-name="ro2">
          <table:table-cell office:value-type="string">
            <text:p>John Doe 312</text:p>
          </table:table-cell>
          <table:table-cell office:value-type="string">
            <text:p>John</text:p>
          </table:table-cell>
          <table:table-cell office:value-type="string">
            <text:p>Doe 312</text:p>
          </table:table-cell>
          <table:table-cell table:formula="oooc:=CONCATENATE(LOWER([.B314]);&quot;.&quot;;LOWER(SUBSTITUTE([.C314];&quot; &quot;;&quot;&quot;));&quot;@foo.com&quot;)" office:value-type="string" office:string-value="john.doe312@foo.com">
            <text:p>john.doe312@foo.com</text:p>
          </table:table-cell>
        </table:table-row>
        <table:table-row table:style-name="ro2">
          <table:table-cell office:value-type="string">
            <text:p>John Doe 313</text:p>
          </table:table-cell>
          <table:table-cell office:value-type="string">
            <text:p>John</text:p>
          </table:table-cell>
          <table:table-cell office:value-type="string">
            <text:p>Doe 313</text:p>
          </table:table-cell>
          <table:table-cell table:formula="oooc:=CONCATENATE(LOWER([.B315]);&quot;.&quot;;LOWER(SUBSTITUTE([.C315];&quot; &quot;;&quot;&quot;));&quot;@foo.com&quot;)" office:value-type="string" office:string-value="john.doe313@foo.com">
            <text:p>john.doe313@foo.com</text:p>
          </table:table-cell>
        </table:table-row>
        <table:table-row table:style-name="ro2">
          <table:table-cell office:value-type="string">
            <text:p>John Doe 314</text:p>
          </table:table-cell>
          <table:table-cell office:value-type="string">
            <text:p>John</text:p>
          </table:table-cell>
          <table:table-cell office:value-type="string">
            <text:p>Doe 314</text:p>
          </table:table-cell>
          <table:table-cell table:formula="oooc:=CONCATENATE(LOWER([.B316]);&quot;.&quot;;LOWER(SUBSTITUTE([.C316];&quot; &quot;;&quot;&quot;));&quot;@foo.com&quot;)" office:value-type="string" office:string-value="john.doe314@foo.com">
            <text:p>john.doe314@foo.com</text:p>
          </table:table-cell>
        </table:table-row>
        <table:table-row table:style-name="ro2">
          <table:table-cell office:value-type="string">
            <text:p>John Doe 315</text:p>
          </table:table-cell>
          <table:table-cell office:value-type="string">
            <text:p>John</text:p>
          </table:table-cell>
          <table:table-cell office:value-type="string">
            <text:p>Doe 315</text:p>
          </table:table-cell>
          <table:table-cell table:formula="oooc:=CONCATENATE(LOWER([.B317]);&quot;.&quot;;LOWER(SUBSTITUTE([.C317];&quot; &quot;;&quot;&quot;));&quot;@foo.com&quot;)" office:value-type="string" office:string-value="john.doe315@foo.com">
            <text:p>john.doe315@foo.com</text:p>
          </table:table-cell>
        </table:table-row>
        <table:table-row table:style-name="ro2">
          <table:table-cell office:value-type="string">
            <text:p>John Doe 316</text:p>
          </table:table-cell>
          <table:table-cell office:value-type="string">
            <text:p>John</text:p>
          </table:table-cell>
          <table:table-cell office:value-type="string">
            <text:p>Doe 316</text:p>
          </table:table-cell>
          <table:table-cell table:formula="oooc:=CONCATENATE(LOWER([.B318]);&quot;.&quot;;LOWER(SUBSTITUTE([.C318];&quot; &quot;;&quot;&quot;));&quot;@foo.com&quot;)" office:value-type="string" office:string-value="john.doe316@foo.com">
            <text:p>john.doe316@foo.com</text:p>
          </table:table-cell>
        </table:table-row>
        <table:table-row table:style-name="ro2">
          <table:table-cell office:value-type="string">
            <text:p>John Doe 317</text:p>
          </table:table-cell>
          <table:table-cell office:value-type="string">
            <text:p>John</text:p>
          </table:table-cell>
          <table:table-cell office:value-type="string">
            <text:p>Doe 317</text:p>
          </table:table-cell>
          <table:table-cell table:formula="oooc:=CONCATENATE(LOWER([.B319]);&quot;.&quot;;LOWER(SUBSTITUTE([.C319];&quot; &quot;;&quot;&quot;));&quot;@foo.com&quot;)" office:value-type="string" office:string-value="john.doe317@foo.com">
            <text:p>john.doe317@foo.com</text:p>
          </table:table-cell>
        </table:table-row>
        <table:table-row table:style-name="ro2">
          <table:table-cell office:value-type="string">
            <text:p>John Doe 318</text:p>
          </table:table-cell>
          <table:table-cell office:value-type="string">
            <text:p>John</text:p>
          </table:table-cell>
          <table:table-cell office:value-type="string">
            <text:p>Doe 318</text:p>
          </table:table-cell>
          <table:table-cell table:formula="oooc:=CONCATENATE(LOWER([.B320]);&quot;.&quot;;LOWER(SUBSTITUTE([.C320];&quot; &quot;;&quot;&quot;));&quot;@foo.com&quot;)" office:value-type="string" office:string-value="john.doe318@foo.com">
            <text:p>john.doe318@foo.com</text:p>
          </table:table-cell>
        </table:table-row>
        <table:table-row table:style-name="ro2">
          <table:table-cell office:value-type="string">
            <text:p>John Doe 319</text:p>
          </table:table-cell>
          <table:table-cell office:value-type="string">
            <text:p>John</text:p>
          </table:table-cell>
          <table:table-cell office:value-type="string">
            <text:p>Doe 319</text:p>
          </table:table-cell>
          <table:table-cell table:formula="oooc:=CONCATENATE(LOWER([.B321]);&quot;.&quot;;LOWER(SUBSTITUTE([.C321];&quot; &quot;;&quot;&quot;));&quot;@foo.com&quot;)" office:value-type="string" office:string-value="john.doe319@foo.com">
            <text:p>john.doe319@foo.com</text:p>
          </table:table-cell>
        </table:table-row>
        <table:table-row table:style-name="ro2">
          <table:table-cell office:value-type="string">
            <text:p>John Doe 320</text:p>
          </table:table-cell>
          <table:table-cell office:value-type="string">
            <text:p>John</text:p>
          </table:table-cell>
          <table:table-cell office:value-type="string">
            <text:p>Doe 320</text:p>
          </table:table-cell>
          <table:table-cell table:formula="oooc:=CONCATENATE(LOWER([.B322]);&quot;.&quot;;LOWER(SUBSTITUTE([.C322];&quot; &quot;;&quot;&quot;));&quot;@foo.com&quot;)" office:value-type="string" office:string-value="john.doe320@foo.com">
            <text:p>john.doe320@foo.com</text:p>
          </table:table-cell>
        </table:table-row>
        <table:table-row table:style-name="ro2">
          <table:table-cell office:value-type="string">
            <text:p>John Doe 321</text:p>
          </table:table-cell>
          <table:table-cell office:value-type="string">
            <text:p>John</text:p>
          </table:table-cell>
          <table:table-cell office:value-type="string">
            <text:p>Doe 321</text:p>
          </table:table-cell>
          <table:table-cell table:formula="oooc:=CONCATENATE(LOWER([.B323]);&quot;.&quot;;LOWER(SUBSTITUTE([.C323];&quot; &quot;;&quot;&quot;));&quot;@foo.com&quot;)" office:value-type="string" office:string-value="john.doe321@foo.com">
            <text:p>john.doe321@foo.com</text:p>
          </table:table-cell>
        </table:table-row>
        <table:table-row table:style-name="ro2">
          <table:table-cell office:value-type="string">
            <text:p>John Doe 322</text:p>
          </table:table-cell>
          <table:table-cell office:value-type="string">
            <text:p>John</text:p>
          </table:table-cell>
          <table:table-cell office:value-type="string">
            <text:p>Doe 322</text:p>
          </table:table-cell>
          <table:table-cell table:formula="oooc:=CONCATENATE(LOWER([.B324]);&quot;.&quot;;LOWER(SUBSTITUTE([.C324];&quot; &quot;;&quot;&quot;));&quot;@foo.com&quot;)" office:value-type="string" office:string-value="john.doe322@foo.com">
            <text:p>john.doe322@foo.com</text:p>
          </table:table-cell>
        </table:table-row>
        <table:table-row table:style-name="ro2">
          <table:table-cell office:value-type="string">
            <text:p>John Doe 323</text:p>
          </table:table-cell>
          <table:table-cell office:value-type="string">
            <text:p>John</text:p>
          </table:table-cell>
          <table:table-cell office:value-type="string">
            <text:p>Doe 323</text:p>
          </table:table-cell>
          <table:table-cell table:formula="oooc:=CONCATENATE(LOWER([.B325]);&quot;.&quot;;LOWER(SUBSTITUTE([.C325];&quot; &quot;;&quot;&quot;));&quot;@foo.com&quot;)" office:value-type="string" office:string-value="john.doe323@foo.com">
            <text:p>john.doe323@foo.com</text:p>
          </table:table-cell>
        </table:table-row>
        <table:table-row table:style-name="ro2">
          <table:table-cell office:value-type="string">
            <text:p>John Doe 324</text:p>
          </table:table-cell>
          <table:table-cell office:value-type="string">
            <text:p>John</text:p>
          </table:table-cell>
          <table:table-cell office:value-type="string">
            <text:p>Doe 324</text:p>
          </table:table-cell>
          <table:table-cell table:formula="oooc:=CONCATENATE(LOWER([.B326]);&quot;.&quot;;LOWER(SUBSTITUTE([.C326];&quot; &quot;;&quot;&quot;));&quot;@foo.com&quot;)" office:value-type="string" office:string-value="john.doe324@foo.com">
            <text:p>john.doe324@foo.com</text:p>
          </table:table-cell>
        </table:table-row>
        <table:table-row table:style-name="ro2">
          <table:table-cell office:value-type="string">
            <text:p>John Doe 325</text:p>
          </table:table-cell>
          <table:table-cell office:value-type="string">
            <text:p>John</text:p>
          </table:table-cell>
          <table:table-cell office:value-type="string">
            <text:p>Doe 325</text:p>
          </table:table-cell>
          <table:table-cell table:formula="oooc:=CONCATENATE(LOWER([.B327]);&quot;.&quot;;LOWER(SUBSTITUTE([.C327];&quot; &quot;;&quot;&quot;));&quot;@foo.com&quot;)" office:value-type="string" office:string-value="john.doe325@foo.com">
            <text:p>john.doe325@foo.com</text:p>
          </table:table-cell>
        </table:table-row>
        <table:table-row table:style-name="ro2">
          <table:table-cell office:value-type="string">
            <text:p>John Doe 326</text:p>
          </table:table-cell>
          <table:table-cell office:value-type="string">
            <text:p>John</text:p>
          </table:table-cell>
          <table:table-cell office:value-type="string">
            <text:p>Doe 326</text:p>
          </table:table-cell>
          <table:table-cell table:formula="oooc:=CONCATENATE(LOWER([.B328]);&quot;.&quot;;LOWER(SUBSTITUTE([.C328];&quot; &quot;;&quot;&quot;));&quot;@foo.com&quot;)" office:value-type="string" office:string-value="john.doe326@foo.com">
            <text:p>john.doe326@foo.com</text:p>
          </table:table-cell>
        </table:table-row>
        <table:table-row table:style-name="ro2">
          <table:table-cell office:value-type="string">
            <text:p>John Doe 327</text:p>
          </table:table-cell>
          <table:table-cell office:value-type="string">
            <text:p>John</text:p>
          </table:table-cell>
          <table:table-cell office:value-type="string">
            <text:p>Doe 327</text:p>
          </table:table-cell>
          <table:table-cell table:formula="oooc:=CONCATENATE(LOWER([.B329]);&quot;.&quot;;LOWER(SUBSTITUTE([.C329];&quot; &quot;;&quot;&quot;));&quot;@foo.com&quot;)" office:value-type="string" office:string-value="john.doe327@foo.com">
            <text:p>john.doe327@foo.com</text:p>
          </table:table-cell>
        </table:table-row>
        <table:table-row table:style-name="ro2">
          <table:table-cell office:value-type="string">
            <text:p>John Doe 328</text:p>
          </table:table-cell>
          <table:table-cell office:value-type="string">
            <text:p>John</text:p>
          </table:table-cell>
          <table:table-cell office:value-type="string">
            <text:p>Doe 328</text:p>
          </table:table-cell>
          <table:table-cell table:formula="oooc:=CONCATENATE(LOWER([.B330]);&quot;.&quot;;LOWER(SUBSTITUTE([.C330];&quot; &quot;;&quot;&quot;));&quot;@foo.com&quot;)" office:value-type="string" office:string-value="john.doe328@foo.com">
            <text:p>john.doe328@foo.com</text:p>
          </table:table-cell>
        </table:table-row>
        <table:table-row table:style-name="ro2">
          <table:table-cell office:value-type="string">
            <text:p>John Doe 329</text:p>
          </table:table-cell>
          <table:table-cell office:value-type="string">
            <text:p>John</text:p>
          </table:table-cell>
          <table:table-cell office:value-type="string">
            <text:p>Doe 329</text:p>
          </table:table-cell>
          <table:table-cell table:formula="oooc:=CONCATENATE(LOWER([.B331]);&quot;.&quot;;LOWER(SUBSTITUTE([.C331];&quot; &quot;;&quot;&quot;));&quot;@foo.com&quot;)" office:value-type="string" office:string-value="john.doe329@foo.com">
            <text:p>john.doe329@foo.com</text:p>
          </table:table-cell>
        </table:table-row>
        <table:table-row table:style-name="ro2">
          <table:table-cell office:value-type="string">
            <text:p>John Doe 330</text:p>
          </table:table-cell>
          <table:table-cell office:value-type="string">
            <text:p>John</text:p>
          </table:table-cell>
          <table:table-cell office:value-type="string">
            <text:p>Doe 330</text:p>
          </table:table-cell>
          <table:table-cell table:formula="oooc:=CONCATENATE(LOWER([.B332]);&quot;.&quot;;LOWER(SUBSTITUTE([.C332];&quot; &quot;;&quot;&quot;));&quot;@foo.com&quot;)" office:value-type="string" office:string-value="john.doe330@foo.com">
            <text:p>john.doe330@foo.com</text:p>
          </table:table-cell>
        </table:table-row>
        <table:table-row table:style-name="ro2">
          <table:table-cell office:value-type="string">
            <text:p>John Doe 331</text:p>
          </table:table-cell>
          <table:table-cell office:value-type="string">
            <text:p>John</text:p>
          </table:table-cell>
          <table:table-cell office:value-type="string">
            <text:p>Doe 331</text:p>
          </table:table-cell>
          <table:table-cell table:formula="oooc:=CONCATENATE(LOWER([.B333]);&quot;.&quot;;LOWER(SUBSTITUTE([.C333];&quot; &quot;;&quot;&quot;));&quot;@foo.com&quot;)" office:value-type="string" office:string-value="john.doe331@foo.com">
            <text:p>john.doe331@foo.com</text:p>
          </table:table-cell>
        </table:table-row>
        <table:table-row table:style-name="ro2">
          <table:table-cell office:value-type="string">
            <text:p>John Doe 332</text:p>
          </table:table-cell>
          <table:table-cell office:value-type="string">
            <text:p>John</text:p>
          </table:table-cell>
          <table:table-cell office:value-type="string">
            <text:p>Doe 332</text:p>
          </table:table-cell>
          <table:table-cell table:formula="oooc:=CONCATENATE(LOWER([.B334]);&quot;.&quot;;LOWER(SUBSTITUTE([.C334];&quot; &quot;;&quot;&quot;));&quot;@foo.com&quot;)" office:value-type="string" office:string-value="john.doe332@foo.com">
            <text:p>john.doe332@foo.com</text:p>
          </table:table-cell>
        </table:table-row>
        <table:table-row table:style-name="ro2">
          <table:table-cell office:value-type="string">
            <text:p>John Doe 333</text:p>
          </table:table-cell>
          <table:table-cell office:value-type="string">
            <text:p>John</text:p>
          </table:table-cell>
          <table:table-cell office:value-type="string">
            <text:p>Doe 333</text:p>
          </table:table-cell>
          <table:table-cell table:formula="oooc:=CONCATENATE(LOWER([.B335]);&quot;.&quot;;LOWER(SUBSTITUTE([.C335];&quot; &quot;;&quot;&quot;));&quot;@foo.com&quot;)" office:value-type="string" office:string-value="john.doe333@foo.com">
            <text:p>john.doe333@foo.com</text:p>
          </table:table-cell>
        </table:table-row>
        <table:table-row table:style-name="ro2">
          <table:table-cell office:value-type="string">
            <text:p>John Doe 334</text:p>
          </table:table-cell>
          <table:table-cell office:value-type="string">
            <text:p>John</text:p>
          </table:table-cell>
          <table:table-cell office:value-type="string">
            <text:p>Doe 334</text:p>
          </table:table-cell>
          <table:table-cell table:formula="oooc:=CONCATENATE(LOWER([.B336]);&quot;.&quot;;LOWER(SUBSTITUTE([.C336];&quot; &quot;;&quot;&quot;));&quot;@foo.com&quot;)" office:value-type="string" office:string-value="john.doe334@foo.com">
            <text:p>john.doe334@foo.com</text:p>
          </table:table-cell>
        </table:table-row>
        <table:table-row table:style-name="ro2">
          <table:table-cell office:value-type="string">
            <text:p>John Doe 335</text:p>
          </table:table-cell>
          <table:table-cell office:value-type="string">
            <text:p>John</text:p>
          </table:table-cell>
          <table:table-cell office:value-type="string">
            <text:p>Doe 335</text:p>
          </table:table-cell>
          <table:table-cell table:formula="oooc:=CONCATENATE(LOWER([.B337]);&quot;.&quot;;LOWER(SUBSTITUTE([.C337];&quot; &quot;;&quot;&quot;));&quot;@foo.com&quot;)" office:value-type="string" office:string-value="john.doe335@foo.com">
            <text:p>john.doe335@foo.com</text:p>
          </table:table-cell>
        </table:table-row>
        <table:table-row table:style-name="ro2">
          <table:table-cell office:value-type="string">
            <text:p>John Doe 336</text:p>
          </table:table-cell>
          <table:table-cell office:value-type="string">
            <text:p>John</text:p>
          </table:table-cell>
          <table:table-cell office:value-type="string">
            <text:p>Doe 336</text:p>
          </table:table-cell>
          <table:table-cell table:formula="oooc:=CONCATENATE(LOWER([.B338]);&quot;.&quot;;LOWER(SUBSTITUTE([.C338];&quot; &quot;;&quot;&quot;));&quot;@foo.com&quot;)" office:value-type="string" office:string-value="john.doe336@foo.com">
            <text:p>john.doe336@foo.com</text:p>
          </table:table-cell>
        </table:table-row>
        <table:table-row table:style-name="ro2">
          <table:table-cell office:value-type="string">
            <text:p>John Doe 337</text:p>
          </table:table-cell>
          <table:table-cell office:value-type="string">
            <text:p>John</text:p>
          </table:table-cell>
          <table:table-cell office:value-type="string">
            <text:p>Doe 337</text:p>
          </table:table-cell>
          <table:table-cell table:formula="oooc:=CONCATENATE(LOWER([.B339]);&quot;.&quot;;LOWER(SUBSTITUTE([.C339];&quot; &quot;;&quot;&quot;));&quot;@foo.com&quot;)" office:value-type="string" office:string-value="john.doe337@foo.com">
            <text:p>john.doe337@foo.com</text:p>
          </table:table-cell>
        </table:table-row>
        <table:table-row table:style-name="ro2">
          <table:table-cell office:value-type="string">
            <text:p>John Doe 338</text:p>
          </table:table-cell>
          <table:table-cell office:value-type="string">
            <text:p>John</text:p>
          </table:table-cell>
          <table:table-cell office:value-type="string">
            <text:p>Doe 338</text:p>
          </table:table-cell>
          <table:table-cell table:formula="oooc:=CONCATENATE(LOWER([.B340]);&quot;.&quot;;LOWER(SUBSTITUTE([.C340];&quot; &quot;;&quot;&quot;));&quot;@foo.com&quot;)" office:value-type="string" office:string-value="john.doe338@foo.com">
            <text:p>john.doe338@foo.com</text:p>
          </table:table-cell>
        </table:table-row>
        <table:table-row table:style-name="ro2">
          <table:table-cell office:value-type="string">
            <text:p>John Doe 339</text:p>
          </table:table-cell>
          <table:table-cell office:value-type="string">
            <text:p>John</text:p>
          </table:table-cell>
          <table:table-cell office:value-type="string">
            <text:p>Doe 339</text:p>
          </table:table-cell>
          <table:table-cell table:formula="oooc:=CONCATENATE(LOWER([.B341]);&quot;.&quot;;LOWER(SUBSTITUTE([.C341];&quot; &quot;;&quot;&quot;));&quot;@foo.com&quot;)" office:value-type="string" office:string-value="john.doe339@foo.com">
            <text:p>john.doe339@foo.com</text:p>
          </table:table-cell>
        </table:table-row>
        <table:table-row table:style-name="ro2">
          <table:table-cell office:value-type="string">
            <text:p>John Doe 340</text:p>
          </table:table-cell>
          <table:table-cell office:value-type="string">
            <text:p>John</text:p>
          </table:table-cell>
          <table:table-cell office:value-type="string">
            <text:p>Doe 340</text:p>
          </table:table-cell>
          <table:table-cell table:formula="oooc:=CONCATENATE(LOWER([.B342]);&quot;.&quot;;LOWER(SUBSTITUTE([.C342];&quot; &quot;;&quot;&quot;));&quot;@foo.com&quot;)" office:value-type="string" office:string-value="john.doe340@foo.com">
            <text:p>john.doe340@foo.com</text:p>
          </table:table-cell>
        </table:table-row>
        <table:table-row table:style-name="ro2">
          <table:table-cell office:value-type="string">
            <text:p>John Doe 341</text:p>
          </table:table-cell>
          <table:table-cell office:value-type="string">
            <text:p>John</text:p>
          </table:table-cell>
          <table:table-cell office:value-type="string">
            <text:p>Doe 341</text:p>
          </table:table-cell>
          <table:table-cell table:formula="oooc:=CONCATENATE(LOWER([.B343]);&quot;.&quot;;LOWER(SUBSTITUTE([.C343];&quot; &quot;;&quot;&quot;));&quot;@foo.com&quot;)" office:value-type="string" office:string-value="john.doe341@foo.com">
            <text:p>john.doe341@foo.com</text:p>
          </table:table-cell>
        </table:table-row>
        <table:table-row table:style-name="ro2">
          <table:table-cell office:value-type="string">
            <text:p>John Doe 342</text:p>
          </table:table-cell>
          <table:table-cell office:value-type="string">
            <text:p>John</text:p>
          </table:table-cell>
          <table:table-cell office:value-type="string">
            <text:p>Doe 342</text:p>
          </table:table-cell>
          <table:table-cell table:formula="oooc:=CONCATENATE(LOWER([.B344]);&quot;.&quot;;LOWER(SUBSTITUTE([.C344];&quot; &quot;;&quot;&quot;));&quot;@foo.com&quot;)" office:value-type="string" office:string-value="john.doe342@foo.com">
            <text:p>john.doe342@foo.com</text:p>
          </table:table-cell>
        </table:table-row>
        <table:table-row table:style-name="ro2">
          <table:table-cell office:value-type="string">
            <text:p>John Doe 343</text:p>
          </table:table-cell>
          <table:table-cell office:value-type="string">
            <text:p>John</text:p>
          </table:table-cell>
          <table:table-cell office:value-type="string">
            <text:p>Doe 343</text:p>
          </table:table-cell>
          <table:table-cell table:formula="oooc:=CONCATENATE(LOWER([.B345]);&quot;.&quot;;LOWER(SUBSTITUTE([.C345];&quot; &quot;;&quot;&quot;));&quot;@foo.com&quot;)" office:value-type="string" office:string-value="john.doe343@foo.com">
            <text:p>john.doe343@foo.com</text:p>
          </table:table-cell>
        </table:table-row>
        <table:table-row table:style-name="ro2">
          <table:table-cell office:value-type="string">
            <text:p>John Doe 344</text:p>
          </table:table-cell>
          <table:table-cell office:value-type="string">
            <text:p>John</text:p>
          </table:table-cell>
          <table:table-cell office:value-type="string">
            <text:p>Doe 344</text:p>
          </table:table-cell>
          <table:table-cell table:formula="oooc:=CONCATENATE(LOWER([.B346]);&quot;.&quot;;LOWER(SUBSTITUTE([.C346];&quot; &quot;;&quot;&quot;));&quot;@foo.com&quot;)" office:value-type="string" office:string-value="john.doe344@foo.com">
            <text:p>john.doe344@foo.com</text:p>
          </table:table-cell>
        </table:table-row>
        <table:table-row table:style-name="ro2">
          <table:table-cell office:value-type="string">
            <text:p>John Doe 345</text:p>
          </table:table-cell>
          <table:table-cell office:value-type="string">
            <text:p>John</text:p>
          </table:table-cell>
          <table:table-cell office:value-type="string">
            <text:p>Doe 345</text:p>
          </table:table-cell>
          <table:table-cell table:formula="oooc:=CONCATENATE(LOWER([.B347]);&quot;.&quot;;LOWER(SUBSTITUTE([.C347];&quot; &quot;;&quot;&quot;));&quot;@foo.com&quot;)" office:value-type="string" office:string-value="john.doe345@foo.com">
            <text:p>john.doe345@foo.com</text:p>
          </table:table-cell>
        </table:table-row>
        <table:table-row table:style-name="ro2">
          <table:table-cell office:value-type="string">
            <text:p>John Doe 346</text:p>
          </table:table-cell>
          <table:table-cell office:value-type="string">
            <text:p>John</text:p>
          </table:table-cell>
          <table:table-cell office:value-type="string">
            <text:p>Doe 346</text:p>
          </table:table-cell>
          <table:table-cell table:formula="oooc:=CONCATENATE(LOWER([.B348]);&quot;.&quot;;LOWER(SUBSTITUTE([.C348];&quot; &quot;;&quot;&quot;));&quot;@foo.com&quot;)" office:value-type="string" office:string-value="john.doe346@foo.com">
            <text:p>john.doe346@foo.com</text:p>
          </table:table-cell>
        </table:table-row>
        <table:table-row table:style-name="ro2">
          <table:table-cell office:value-type="string">
            <text:p>John Doe 347</text:p>
          </table:table-cell>
          <table:table-cell office:value-type="string">
            <text:p>John</text:p>
          </table:table-cell>
          <table:table-cell office:value-type="string">
            <text:p>Doe 347</text:p>
          </table:table-cell>
          <table:table-cell table:formula="oooc:=CONCATENATE(LOWER([.B349]);&quot;.&quot;;LOWER(SUBSTITUTE([.C349];&quot; &quot;;&quot;&quot;));&quot;@foo.com&quot;)" office:value-type="string" office:string-value="john.doe347@foo.com">
            <text:p>john.doe347@foo.com</text:p>
          </table:table-cell>
        </table:table-row>
        <table:table-row table:style-name="ro2">
          <table:table-cell office:value-type="string">
            <text:p>John Doe 348</text:p>
          </table:table-cell>
          <table:table-cell office:value-type="string">
            <text:p>John</text:p>
          </table:table-cell>
          <table:table-cell office:value-type="string">
            <text:p>Doe 348</text:p>
          </table:table-cell>
          <table:table-cell table:formula="oooc:=CONCATENATE(LOWER([.B350]);&quot;.&quot;;LOWER(SUBSTITUTE([.C350];&quot; &quot;;&quot;&quot;));&quot;@foo.com&quot;)" office:value-type="string" office:string-value="john.doe348@foo.com">
            <text:p>john.doe348@foo.com</text:p>
          </table:table-cell>
        </table:table-row>
        <table:table-row table:style-name="ro2">
          <table:table-cell office:value-type="string">
            <text:p>John Doe 349</text:p>
          </table:table-cell>
          <table:table-cell office:value-type="string">
            <text:p>John</text:p>
          </table:table-cell>
          <table:table-cell office:value-type="string">
            <text:p>Doe 349</text:p>
          </table:table-cell>
          <table:table-cell table:formula="oooc:=CONCATENATE(LOWER([.B351]);&quot;.&quot;;LOWER(SUBSTITUTE([.C351];&quot; &quot;;&quot;&quot;));&quot;@foo.com&quot;)" office:value-type="string" office:string-value="john.doe349@foo.com">
            <text:p>john.doe349@foo.com</text:p>
          </table:table-cell>
        </table:table-row>
        <table:table-row table:style-name="ro2">
          <table:table-cell office:value-type="string">
            <text:p>John Doe 350</text:p>
          </table:table-cell>
          <table:table-cell office:value-type="string">
            <text:p>John</text:p>
          </table:table-cell>
          <table:table-cell office:value-type="string">
            <text:p>Doe 350</text:p>
          </table:table-cell>
          <table:table-cell table:formula="oooc:=CONCATENATE(LOWER([.B352]);&quot;.&quot;;LOWER(SUBSTITUTE([.C352];&quot; &quot;;&quot;&quot;));&quot;@foo.com&quot;)" office:value-type="string" office:string-value="john.doe350@foo.com">
            <text:p>john.doe350@foo.com</text:p>
          </table:table-cell>
        </table:table-row>
        <table:table-row table:style-name="ro2">
          <table:table-cell office:value-type="string">
            <text:p>John Doe 351</text:p>
          </table:table-cell>
          <table:table-cell office:value-type="string">
            <text:p>John</text:p>
          </table:table-cell>
          <table:table-cell office:value-type="string">
            <text:p>Doe 351</text:p>
          </table:table-cell>
          <table:table-cell table:formula="oooc:=CONCATENATE(LOWER([.B353]);&quot;.&quot;;LOWER(SUBSTITUTE([.C353];&quot; &quot;;&quot;&quot;));&quot;@foo.com&quot;)" office:value-type="string" office:string-value="john.doe351@foo.com">
            <text:p>john.doe351@foo.com</text:p>
          </table:table-cell>
        </table:table-row>
        <table:table-row table:style-name="ro2">
          <table:table-cell office:value-type="string">
            <text:p>John Doe 352</text:p>
          </table:table-cell>
          <table:table-cell office:value-type="string">
            <text:p>John</text:p>
          </table:table-cell>
          <table:table-cell office:value-type="string">
            <text:p>Doe 352</text:p>
          </table:table-cell>
          <table:table-cell table:formula="oooc:=CONCATENATE(LOWER([.B354]);&quot;.&quot;;LOWER(SUBSTITUTE([.C354];&quot; &quot;;&quot;&quot;));&quot;@foo.com&quot;)" office:value-type="string" office:string-value="john.doe352@foo.com">
            <text:p>john.doe352@foo.com</text:p>
          </table:table-cell>
        </table:table-row>
        <table:table-row table:style-name="ro2">
          <table:table-cell office:value-type="string">
            <text:p>John Doe 353</text:p>
          </table:table-cell>
          <table:table-cell office:value-type="string">
            <text:p>John</text:p>
          </table:table-cell>
          <table:table-cell office:value-type="string">
            <text:p>Doe 353</text:p>
          </table:table-cell>
          <table:table-cell table:formula="oooc:=CONCATENATE(LOWER([.B355]);&quot;.&quot;;LOWER(SUBSTITUTE([.C355];&quot; &quot;;&quot;&quot;));&quot;@foo.com&quot;)" office:value-type="string" office:string-value="john.doe353@foo.com">
            <text:p>john.doe353@foo.com</text:p>
          </table:table-cell>
        </table:table-row>
        <table:table-row table:style-name="ro2">
          <table:table-cell office:value-type="string">
            <text:p>John Doe 354</text:p>
          </table:table-cell>
          <table:table-cell office:value-type="string">
            <text:p>John</text:p>
          </table:table-cell>
          <table:table-cell office:value-type="string">
            <text:p>Doe 354</text:p>
          </table:table-cell>
          <table:table-cell table:formula="oooc:=CONCATENATE(LOWER([.B356]);&quot;.&quot;;LOWER(SUBSTITUTE([.C356];&quot; &quot;;&quot;&quot;));&quot;@foo.com&quot;)" office:value-type="string" office:string-value="john.doe354@foo.com">
            <text:p>john.doe354@foo.com</text:p>
          </table:table-cell>
        </table:table-row>
        <table:table-row table:style-name="ro2">
          <table:table-cell office:value-type="string">
            <text:p>John Doe 355</text:p>
          </table:table-cell>
          <table:table-cell office:value-type="string">
            <text:p>John</text:p>
          </table:table-cell>
          <table:table-cell office:value-type="string">
            <text:p>Doe 355</text:p>
          </table:table-cell>
          <table:table-cell table:formula="oooc:=CONCATENATE(LOWER([.B357]);&quot;.&quot;;LOWER(SUBSTITUTE([.C357];&quot; &quot;;&quot;&quot;));&quot;@foo.com&quot;)" office:value-type="string" office:string-value="john.doe355@foo.com">
            <text:p>john.doe355@foo.com</text:p>
          </table:table-cell>
        </table:table-row>
        <table:table-row table:style-name="ro2">
          <table:table-cell office:value-type="string">
            <text:p>John Doe 356</text:p>
          </table:table-cell>
          <table:table-cell office:value-type="string">
            <text:p>John</text:p>
          </table:table-cell>
          <table:table-cell office:value-type="string">
            <text:p>Doe 356</text:p>
          </table:table-cell>
          <table:table-cell table:formula="oooc:=CONCATENATE(LOWER([.B358]);&quot;.&quot;;LOWER(SUBSTITUTE([.C358];&quot; &quot;;&quot;&quot;));&quot;@foo.com&quot;)" office:value-type="string" office:string-value="john.doe356@foo.com">
            <text:p>john.doe356@foo.com</text:p>
          </table:table-cell>
        </table:table-row>
        <table:table-row table:style-name="ro2">
          <table:table-cell office:value-type="string">
            <text:p>John Doe 357</text:p>
          </table:table-cell>
          <table:table-cell office:value-type="string">
            <text:p>John</text:p>
          </table:table-cell>
          <table:table-cell office:value-type="string">
            <text:p>Doe 357</text:p>
          </table:table-cell>
          <table:table-cell table:formula="oooc:=CONCATENATE(LOWER([.B359]);&quot;.&quot;;LOWER(SUBSTITUTE([.C359];&quot; &quot;;&quot;&quot;));&quot;@foo.com&quot;)" office:value-type="string" office:string-value="john.doe357@foo.com">
            <text:p>john.doe357@foo.com</text:p>
          </table:table-cell>
        </table:table-row>
        <table:table-row table:style-name="ro2">
          <table:table-cell office:value-type="string">
            <text:p>John Doe 358</text:p>
          </table:table-cell>
          <table:table-cell office:value-type="string">
            <text:p>John</text:p>
          </table:table-cell>
          <table:table-cell office:value-type="string">
            <text:p>Doe 358</text:p>
          </table:table-cell>
          <table:table-cell table:formula="oooc:=CONCATENATE(LOWER([.B360]);&quot;.&quot;;LOWER(SUBSTITUTE([.C360];&quot; &quot;;&quot;&quot;));&quot;@foo.com&quot;)" office:value-type="string" office:string-value="john.doe358@foo.com">
            <text:p>john.doe358@foo.com</text:p>
          </table:table-cell>
        </table:table-row>
        <table:table-row table:style-name="ro2">
          <table:table-cell office:value-type="string">
            <text:p>John Doe 359</text:p>
          </table:table-cell>
          <table:table-cell office:value-type="string">
            <text:p>John</text:p>
          </table:table-cell>
          <table:table-cell office:value-type="string">
            <text:p>Doe 359</text:p>
          </table:table-cell>
          <table:table-cell table:formula="oooc:=CONCATENATE(LOWER([.B361]);&quot;.&quot;;LOWER(SUBSTITUTE([.C361];&quot; &quot;;&quot;&quot;));&quot;@foo.com&quot;)" office:value-type="string" office:string-value="john.doe359@foo.com">
            <text:p>john.doe359@foo.com</text:p>
          </table:table-cell>
        </table:table-row>
        <table:table-row table:style-name="ro2">
          <table:table-cell office:value-type="string">
            <text:p>John Doe 360</text:p>
          </table:table-cell>
          <table:table-cell office:value-type="string">
            <text:p>John</text:p>
          </table:table-cell>
          <table:table-cell office:value-type="string">
            <text:p>Doe 360</text:p>
          </table:table-cell>
          <table:table-cell table:formula="oooc:=CONCATENATE(LOWER([.B362]);&quot;.&quot;;LOWER(SUBSTITUTE([.C362];&quot; &quot;;&quot;&quot;));&quot;@foo.com&quot;)" office:value-type="string" office:string-value="john.doe360@foo.com">
            <text:p>john.doe360@foo.com</text:p>
          </table:table-cell>
        </table:table-row>
        <table:table-row table:style-name="ro2">
          <table:table-cell office:value-type="string">
            <text:p>John Doe 361</text:p>
          </table:table-cell>
          <table:table-cell office:value-type="string">
            <text:p>John</text:p>
          </table:table-cell>
          <table:table-cell office:value-type="string">
            <text:p>Doe 361</text:p>
          </table:table-cell>
          <table:table-cell table:formula="oooc:=CONCATENATE(LOWER([.B363]);&quot;.&quot;;LOWER(SUBSTITUTE([.C363];&quot; &quot;;&quot;&quot;));&quot;@foo.com&quot;)" office:value-type="string" office:string-value="john.doe361@foo.com">
            <text:p>john.doe361@foo.com</text:p>
          </table:table-cell>
        </table:table-row>
        <table:table-row table:style-name="ro2">
          <table:table-cell office:value-type="string">
            <text:p>John Doe 362</text:p>
          </table:table-cell>
          <table:table-cell office:value-type="string">
            <text:p>John</text:p>
          </table:table-cell>
          <table:table-cell office:value-type="string">
            <text:p>Doe 362</text:p>
          </table:table-cell>
          <table:table-cell table:formula="oooc:=CONCATENATE(LOWER([.B364]);&quot;.&quot;;LOWER(SUBSTITUTE([.C364];&quot; &quot;;&quot;&quot;));&quot;@foo.com&quot;)" office:value-type="string" office:string-value="john.doe362@foo.com">
            <text:p>john.doe362@foo.com</text:p>
          </table:table-cell>
        </table:table-row>
        <table:table-row table:style-name="ro2">
          <table:table-cell office:value-type="string">
            <text:p>John Doe 363</text:p>
          </table:table-cell>
          <table:table-cell office:value-type="string">
            <text:p>John</text:p>
          </table:table-cell>
          <table:table-cell office:value-type="string">
            <text:p>Doe 363</text:p>
          </table:table-cell>
          <table:table-cell table:formula="oooc:=CONCATENATE(LOWER([.B365]);&quot;.&quot;;LOWER(SUBSTITUTE([.C365];&quot; &quot;;&quot;&quot;));&quot;@foo.com&quot;)" office:value-type="string" office:string-value="john.doe363@foo.com">
            <text:p>john.doe363@foo.com</text:p>
          </table:table-cell>
        </table:table-row>
        <table:table-row table:style-name="ro2">
          <table:table-cell office:value-type="string">
            <text:p>John Doe 364</text:p>
          </table:table-cell>
          <table:table-cell office:value-type="string">
            <text:p>John</text:p>
          </table:table-cell>
          <table:table-cell office:value-type="string">
            <text:p>Doe 364</text:p>
          </table:table-cell>
          <table:table-cell table:formula="oooc:=CONCATENATE(LOWER([.B366]);&quot;.&quot;;LOWER(SUBSTITUTE([.C366];&quot; &quot;;&quot;&quot;));&quot;@foo.com&quot;)" office:value-type="string" office:string-value="john.doe364@foo.com">
            <text:p>john.doe364@foo.com</text:p>
          </table:table-cell>
        </table:table-row>
        <table:table-row table:style-name="ro2">
          <table:table-cell office:value-type="string">
            <text:p>John Doe 365</text:p>
          </table:table-cell>
          <table:table-cell office:value-type="string">
            <text:p>John</text:p>
          </table:table-cell>
          <table:table-cell office:value-type="string">
            <text:p>Doe 365</text:p>
          </table:table-cell>
          <table:table-cell table:formula="oooc:=CONCATENATE(LOWER([.B367]);&quot;.&quot;;LOWER(SUBSTITUTE([.C367];&quot; &quot;;&quot;&quot;));&quot;@foo.com&quot;)" office:value-type="string" office:string-value="john.doe365@foo.com">
            <text:p>john.doe365@foo.com</text:p>
          </table:table-cell>
        </table:table-row>
        <table:table-row table:style-name="ro2">
          <table:table-cell office:value-type="string">
            <text:p>John Doe 366</text:p>
          </table:table-cell>
          <table:table-cell office:value-type="string">
            <text:p>John</text:p>
          </table:table-cell>
          <table:table-cell office:value-type="string">
            <text:p>Doe 366</text:p>
          </table:table-cell>
          <table:table-cell table:formula="oooc:=CONCATENATE(LOWER([.B368]);&quot;.&quot;;LOWER(SUBSTITUTE([.C368];&quot; &quot;;&quot;&quot;));&quot;@foo.com&quot;)" office:value-type="string" office:string-value="john.doe366@foo.com">
            <text:p>john.doe366@foo.com</text:p>
          </table:table-cell>
        </table:table-row>
        <table:table-row table:style-name="ro2">
          <table:table-cell office:value-type="string">
            <text:p>John Doe 367</text:p>
          </table:table-cell>
          <table:table-cell office:value-type="string">
            <text:p>John</text:p>
          </table:table-cell>
          <table:table-cell office:value-type="string">
            <text:p>Doe 367</text:p>
          </table:table-cell>
          <table:table-cell table:formula="oooc:=CONCATENATE(LOWER([.B369]);&quot;.&quot;;LOWER(SUBSTITUTE([.C369];&quot; &quot;;&quot;&quot;));&quot;@foo.com&quot;)" office:value-type="string" office:string-value="john.doe367@foo.com">
            <text:p>john.doe367@foo.com</text:p>
          </table:table-cell>
        </table:table-row>
        <table:table-row table:style-name="ro2">
          <table:table-cell office:value-type="string">
            <text:p>John Doe 368</text:p>
          </table:table-cell>
          <table:table-cell office:value-type="string">
            <text:p>John</text:p>
          </table:table-cell>
          <table:table-cell office:value-type="string">
            <text:p>Doe 368</text:p>
          </table:table-cell>
          <table:table-cell table:formula="oooc:=CONCATENATE(LOWER([.B370]);&quot;.&quot;;LOWER(SUBSTITUTE([.C370];&quot; &quot;;&quot;&quot;));&quot;@foo.com&quot;)" office:value-type="string" office:string-value="john.doe368@foo.com">
            <text:p>john.doe368@foo.com</text:p>
          </table:table-cell>
        </table:table-row>
        <table:table-row table:style-name="ro2">
          <table:table-cell office:value-type="string">
            <text:p>John Doe 369</text:p>
          </table:table-cell>
          <table:table-cell office:value-type="string">
            <text:p>John</text:p>
          </table:table-cell>
          <table:table-cell office:value-type="string">
            <text:p>Doe 369</text:p>
          </table:table-cell>
          <table:table-cell table:formula="oooc:=CONCATENATE(LOWER([.B371]);&quot;.&quot;;LOWER(SUBSTITUTE([.C371];&quot; &quot;;&quot;&quot;));&quot;@foo.com&quot;)" office:value-type="string" office:string-value="john.doe369@foo.com">
            <text:p>john.doe369@foo.com</text:p>
          </table:table-cell>
        </table:table-row>
        <table:table-row table:style-name="ro2">
          <table:table-cell office:value-type="string">
            <text:p>John Doe 370</text:p>
          </table:table-cell>
          <table:table-cell office:value-type="string">
            <text:p>John</text:p>
          </table:table-cell>
          <table:table-cell office:value-type="string">
            <text:p>Doe 370</text:p>
          </table:table-cell>
          <table:table-cell table:formula="oooc:=CONCATENATE(LOWER([.B372]);&quot;.&quot;;LOWER(SUBSTITUTE([.C372];&quot; &quot;;&quot;&quot;));&quot;@foo.com&quot;)" office:value-type="string" office:string-value="john.doe370@foo.com">
            <text:p>john.doe370@foo.com</text:p>
          </table:table-cell>
        </table:table-row>
        <table:table-row table:style-name="ro2">
          <table:table-cell office:value-type="string">
            <text:p>John Doe 371</text:p>
          </table:table-cell>
          <table:table-cell office:value-type="string">
            <text:p>John</text:p>
          </table:table-cell>
          <table:table-cell office:value-type="string">
            <text:p>Doe 371</text:p>
          </table:table-cell>
          <table:table-cell table:formula="oooc:=CONCATENATE(LOWER([.B373]);&quot;.&quot;;LOWER(SUBSTITUTE([.C373];&quot; &quot;;&quot;&quot;));&quot;@foo.com&quot;)" office:value-type="string" office:string-value="john.doe371@foo.com">
            <text:p>john.doe371@foo.com</text:p>
          </table:table-cell>
        </table:table-row>
        <table:table-row table:style-name="ro2">
          <table:table-cell office:value-type="string">
            <text:p>John Doe 372</text:p>
          </table:table-cell>
          <table:table-cell office:value-type="string">
            <text:p>John</text:p>
          </table:table-cell>
          <table:table-cell office:value-type="string">
            <text:p>Doe 372</text:p>
          </table:table-cell>
          <table:table-cell table:formula="oooc:=CONCATENATE(LOWER([.B374]);&quot;.&quot;;LOWER(SUBSTITUTE([.C374];&quot; &quot;;&quot;&quot;));&quot;@foo.com&quot;)" office:value-type="string" office:string-value="john.doe372@foo.com">
            <text:p>john.doe372@foo.com</text:p>
          </table:table-cell>
        </table:table-row>
        <table:table-row table:style-name="ro2">
          <table:table-cell office:value-type="string">
            <text:p>John Doe 373</text:p>
          </table:table-cell>
          <table:table-cell office:value-type="string">
            <text:p>John</text:p>
          </table:table-cell>
          <table:table-cell office:value-type="string">
            <text:p>Doe 373</text:p>
          </table:table-cell>
          <table:table-cell table:formula="oooc:=CONCATENATE(LOWER([.B375]);&quot;.&quot;;LOWER(SUBSTITUTE([.C375];&quot; &quot;;&quot;&quot;));&quot;@foo.com&quot;)" office:value-type="string" office:string-value="john.doe373@foo.com">
            <text:p>john.doe373@foo.com</text:p>
          </table:table-cell>
        </table:table-row>
        <table:table-row table:style-name="ro2">
          <table:table-cell office:value-type="string">
            <text:p>John Doe 374</text:p>
          </table:table-cell>
          <table:table-cell office:value-type="string">
            <text:p>John</text:p>
          </table:table-cell>
          <table:table-cell office:value-type="string">
            <text:p>Doe 374</text:p>
          </table:table-cell>
          <table:table-cell table:formula="oooc:=CONCATENATE(LOWER([.B376]);&quot;.&quot;;LOWER(SUBSTITUTE([.C376];&quot; &quot;;&quot;&quot;));&quot;@foo.com&quot;)" office:value-type="string" office:string-value="john.doe374@foo.com">
            <text:p>john.doe374@foo.com</text:p>
          </table:table-cell>
        </table:table-row>
        <table:table-row table:style-name="ro2">
          <table:table-cell office:value-type="string">
            <text:p>John Doe 375</text:p>
          </table:table-cell>
          <table:table-cell office:value-type="string">
            <text:p>John</text:p>
          </table:table-cell>
          <table:table-cell office:value-type="string">
            <text:p>Doe 375</text:p>
          </table:table-cell>
          <table:table-cell table:formula="oooc:=CONCATENATE(LOWER([.B377]);&quot;.&quot;;LOWER(SUBSTITUTE([.C377];&quot; &quot;;&quot;&quot;));&quot;@foo.com&quot;)" office:value-type="string" office:string-value="john.doe375@foo.com">
            <text:p>john.doe375@foo.com</text:p>
          </table:table-cell>
        </table:table-row>
        <table:table-row table:style-name="ro2">
          <table:table-cell office:value-type="string">
            <text:p>John Doe 376</text:p>
          </table:table-cell>
          <table:table-cell office:value-type="string">
            <text:p>John</text:p>
          </table:table-cell>
          <table:table-cell office:value-type="string">
            <text:p>Doe 376</text:p>
          </table:table-cell>
          <table:table-cell table:formula="oooc:=CONCATENATE(LOWER([.B378]);&quot;.&quot;;LOWER(SUBSTITUTE([.C378];&quot; &quot;;&quot;&quot;));&quot;@foo.com&quot;)" office:value-type="string" office:string-value="john.doe376@foo.com">
            <text:p>john.doe376@foo.com</text:p>
          </table:table-cell>
        </table:table-row>
        <table:table-row table:style-name="ro2">
          <table:table-cell office:value-type="string">
            <text:p>John Doe 377</text:p>
          </table:table-cell>
          <table:table-cell office:value-type="string">
            <text:p>John</text:p>
          </table:table-cell>
          <table:table-cell office:value-type="string">
            <text:p>Doe 377</text:p>
          </table:table-cell>
          <table:table-cell table:formula="oooc:=CONCATENATE(LOWER([.B379]);&quot;.&quot;;LOWER(SUBSTITUTE([.C379];&quot; &quot;;&quot;&quot;));&quot;@foo.com&quot;)" office:value-type="string" office:string-value="john.doe377@foo.com">
            <text:p>john.doe377@foo.com</text:p>
          </table:table-cell>
        </table:table-row>
        <table:table-row table:style-name="ro2">
          <table:table-cell office:value-type="string">
            <text:p>John Doe 378</text:p>
          </table:table-cell>
          <table:table-cell office:value-type="string">
            <text:p>John</text:p>
          </table:table-cell>
          <table:table-cell office:value-type="string">
            <text:p>Doe 378</text:p>
          </table:table-cell>
          <table:table-cell table:formula="oooc:=CONCATENATE(LOWER([.B380]);&quot;.&quot;;LOWER(SUBSTITUTE([.C380];&quot; &quot;;&quot;&quot;));&quot;@foo.com&quot;)" office:value-type="string" office:string-value="john.doe378@foo.com">
            <text:p>john.doe378@foo.com</text:p>
          </table:table-cell>
        </table:table-row>
        <table:table-row table:style-name="ro2">
          <table:table-cell office:value-type="string">
            <text:p>John Doe 379</text:p>
          </table:table-cell>
          <table:table-cell office:value-type="string">
            <text:p>John</text:p>
          </table:table-cell>
          <table:table-cell office:value-type="string">
            <text:p>Doe 379</text:p>
          </table:table-cell>
          <table:table-cell table:formula="oooc:=CONCATENATE(LOWER([.B381]);&quot;.&quot;;LOWER(SUBSTITUTE([.C381];&quot; &quot;;&quot;&quot;));&quot;@foo.com&quot;)" office:value-type="string" office:string-value="john.doe379@foo.com">
            <text:p>john.doe379@foo.com</text:p>
          </table:table-cell>
        </table:table-row>
        <table:table-row table:style-name="ro2">
          <table:table-cell office:value-type="string">
            <text:p>John Doe 380</text:p>
          </table:table-cell>
          <table:table-cell office:value-type="string">
            <text:p>John</text:p>
          </table:table-cell>
          <table:table-cell office:value-type="string">
            <text:p>Doe 380</text:p>
          </table:table-cell>
          <table:table-cell table:formula="oooc:=CONCATENATE(LOWER([.B382]);&quot;.&quot;;LOWER(SUBSTITUTE([.C382];&quot; &quot;;&quot;&quot;));&quot;@foo.com&quot;)" office:value-type="string" office:string-value="john.doe380@foo.com">
            <text:p>john.doe380@foo.com</text:p>
          </table:table-cell>
        </table:table-row>
        <table:table-row table:style-name="ro2">
          <table:table-cell office:value-type="string">
            <text:p>John Doe 381</text:p>
          </table:table-cell>
          <table:table-cell office:value-type="string">
            <text:p>John</text:p>
          </table:table-cell>
          <table:table-cell office:value-type="string">
            <text:p>Doe 381</text:p>
          </table:table-cell>
          <table:table-cell table:formula="oooc:=CONCATENATE(LOWER([.B383]);&quot;.&quot;;LOWER(SUBSTITUTE([.C383];&quot; &quot;;&quot;&quot;));&quot;@foo.com&quot;)" office:value-type="string" office:string-value="john.doe381@foo.com">
            <text:p>john.doe381@foo.com</text:p>
          </table:table-cell>
        </table:table-row>
        <table:table-row table:style-name="ro2">
          <table:table-cell office:value-type="string">
            <text:p>John Doe 382</text:p>
          </table:table-cell>
          <table:table-cell office:value-type="string">
            <text:p>John</text:p>
          </table:table-cell>
          <table:table-cell office:value-type="string">
            <text:p>Doe 382</text:p>
          </table:table-cell>
          <table:table-cell table:formula="oooc:=CONCATENATE(LOWER([.B384]);&quot;.&quot;;LOWER(SUBSTITUTE([.C384];&quot; &quot;;&quot;&quot;));&quot;@foo.com&quot;)" office:value-type="string" office:string-value="john.doe382@foo.com">
            <text:p>john.doe382@foo.com</text:p>
          </table:table-cell>
        </table:table-row>
        <table:table-row table:style-name="ro2">
          <table:table-cell office:value-type="string">
            <text:p>John Doe 383</text:p>
          </table:table-cell>
          <table:table-cell office:value-type="string">
            <text:p>John</text:p>
          </table:table-cell>
          <table:table-cell office:value-type="string">
            <text:p>Doe 383</text:p>
          </table:table-cell>
          <table:table-cell table:formula="oooc:=CONCATENATE(LOWER([.B385]);&quot;.&quot;;LOWER(SUBSTITUTE([.C385];&quot; &quot;;&quot;&quot;));&quot;@foo.com&quot;)" office:value-type="string" office:string-value="john.doe383@foo.com">
            <text:p>john.doe383@foo.com</text:p>
          </table:table-cell>
        </table:table-row>
        <table:table-row table:style-name="ro2">
          <table:table-cell office:value-type="string">
            <text:p>John Doe 384</text:p>
          </table:table-cell>
          <table:table-cell office:value-type="string">
            <text:p>John</text:p>
          </table:table-cell>
          <table:table-cell office:value-type="string">
            <text:p>Doe 384</text:p>
          </table:table-cell>
          <table:table-cell table:formula="oooc:=CONCATENATE(LOWER([.B386]);&quot;.&quot;;LOWER(SUBSTITUTE([.C386];&quot; &quot;;&quot;&quot;));&quot;@foo.com&quot;)" office:value-type="string" office:string-value="john.doe384@foo.com">
            <text:p>john.doe384@foo.com</text:p>
          </table:table-cell>
        </table:table-row>
        <table:table-row table:style-name="ro2">
          <table:table-cell office:value-type="string">
            <text:p>John Doe 385</text:p>
          </table:table-cell>
          <table:table-cell office:value-type="string">
            <text:p>John</text:p>
          </table:table-cell>
          <table:table-cell office:value-type="string">
            <text:p>Doe 385</text:p>
          </table:table-cell>
          <table:table-cell table:formula="oooc:=CONCATENATE(LOWER([.B387]);&quot;.&quot;;LOWER(SUBSTITUTE([.C387];&quot; &quot;;&quot;&quot;));&quot;@foo.com&quot;)" office:value-type="string" office:string-value="john.doe385@foo.com">
            <text:p>john.doe385@foo.com</text:p>
          </table:table-cell>
        </table:table-row>
        <table:table-row table:style-name="ro2">
          <table:table-cell office:value-type="string">
            <text:p>John Doe 386</text:p>
          </table:table-cell>
          <table:table-cell office:value-type="string">
            <text:p>John</text:p>
          </table:table-cell>
          <table:table-cell office:value-type="string">
            <text:p>Doe 386</text:p>
          </table:table-cell>
          <table:table-cell table:formula="oooc:=CONCATENATE(LOWER([.B388]);&quot;.&quot;;LOWER(SUBSTITUTE([.C388];&quot; &quot;;&quot;&quot;));&quot;@foo.com&quot;)" office:value-type="string" office:string-value="john.doe386@foo.com">
            <text:p>john.doe386@foo.com</text:p>
          </table:table-cell>
        </table:table-row>
        <table:table-row table:style-name="ro2">
          <table:table-cell office:value-type="string">
            <text:p>John Doe 387</text:p>
          </table:table-cell>
          <table:table-cell office:value-type="string">
            <text:p>John</text:p>
          </table:table-cell>
          <table:table-cell office:value-type="string">
            <text:p>Doe 387</text:p>
          </table:table-cell>
          <table:table-cell table:formula="oooc:=CONCATENATE(LOWER([.B389]);&quot;.&quot;;LOWER(SUBSTITUTE([.C389];&quot; &quot;;&quot;&quot;));&quot;@foo.com&quot;)" office:value-type="string" office:string-value="john.doe387@foo.com">
            <text:p>john.doe387@foo.com</text:p>
          </table:table-cell>
        </table:table-row>
        <table:table-row table:style-name="ro2">
          <table:table-cell office:value-type="string">
            <text:p>John Doe 388</text:p>
          </table:table-cell>
          <table:table-cell office:value-type="string">
            <text:p>John</text:p>
          </table:table-cell>
          <table:table-cell office:value-type="string">
            <text:p>Doe 388</text:p>
          </table:table-cell>
          <table:table-cell table:formula="oooc:=CONCATENATE(LOWER([.B390]);&quot;.&quot;;LOWER(SUBSTITUTE([.C390];&quot; &quot;;&quot;&quot;));&quot;@foo.com&quot;)" office:value-type="string" office:string-value="john.doe388@foo.com">
            <text:p>john.doe388@foo.com</text:p>
          </table:table-cell>
        </table:table-row>
        <table:table-row table:style-name="ro2">
          <table:table-cell office:value-type="string">
            <text:p>John Doe 389</text:p>
          </table:table-cell>
          <table:table-cell office:value-type="string">
            <text:p>John</text:p>
          </table:table-cell>
          <table:table-cell office:value-type="string">
            <text:p>Doe 389</text:p>
          </table:table-cell>
          <table:table-cell table:formula="oooc:=CONCATENATE(LOWER([.B391]);&quot;.&quot;;LOWER(SUBSTITUTE([.C391];&quot; &quot;;&quot;&quot;));&quot;@foo.com&quot;)" office:value-type="string" office:string-value="john.doe389@foo.com">
            <text:p>john.doe389@foo.com</text:p>
          </table:table-cell>
        </table:table-row>
        <table:table-row table:style-name="ro2">
          <table:table-cell office:value-type="string">
            <text:p>John Doe 390</text:p>
          </table:table-cell>
          <table:table-cell office:value-type="string">
            <text:p>John</text:p>
          </table:table-cell>
          <table:table-cell office:value-type="string">
            <text:p>Doe 390</text:p>
          </table:table-cell>
          <table:table-cell table:formula="oooc:=CONCATENATE(LOWER([.B392]);&quot;.&quot;;LOWER(SUBSTITUTE([.C392];&quot; &quot;;&quot;&quot;));&quot;@foo.com&quot;)" office:value-type="string" office:string-value="john.doe390@foo.com">
            <text:p>john.doe390@foo.com</text:p>
          </table:table-cell>
        </table:table-row>
        <table:table-row table:style-name="ro2">
          <table:table-cell office:value-type="string">
            <text:p>John Doe 391</text:p>
          </table:table-cell>
          <table:table-cell office:value-type="string">
            <text:p>John</text:p>
          </table:table-cell>
          <table:table-cell office:value-type="string">
            <text:p>Doe 391</text:p>
          </table:table-cell>
          <table:table-cell table:formula="oooc:=CONCATENATE(LOWER([.B393]);&quot;.&quot;;LOWER(SUBSTITUTE([.C393];&quot; &quot;;&quot;&quot;));&quot;@foo.com&quot;)" office:value-type="string" office:string-value="john.doe391@foo.com">
            <text:p>john.doe391@foo.com</text:p>
          </table:table-cell>
        </table:table-row>
        <table:table-row table:style-name="ro2">
          <table:table-cell office:value-type="string">
            <text:p>John Doe 392</text:p>
          </table:table-cell>
          <table:table-cell office:value-type="string">
            <text:p>John</text:p>
          </table:table-cell>
          <table:table-cell office:value-type="string">
            <text:p>Doe 392</text:p>
          </table:table-cell>
          <table:table-cell table:formula="oooc:=CONCATENATE(LOWER([.B394]);&quot;.&quot;;LOWER(SUBSTITUTE([.C394];&quot; &quot;;&quot;&quot;));&quot;@foo.com&quot;)" office:value-type="string" office:string-value="john.doe392@foo.com">
            <text:p>john.doe392@foo.com</text:p>
          </table:table-cell>
        </table:table-row>
        <table:table-row table:style-name="ro2">
          <table:table-cell office:value-type="string">
            <text:p>John Doe 393</text:p>
          </table:table-cell>
          <table:table-cell office:value-type="string">
            <text:p>John</text:p>
          </table:table-cell>
          <table:table-cell office:value-type="string">
            <text:p>Doe 393</text:p>
          </table:table-cell>
          <table:table-cell table:formula="oooc:=CONCATENATE(LOWER([.B395]);&quot;.&quot;;LOWER(SUBSTITUTE([.C395];&quot; &quot;;&quot;&quot;));&quot;@foo.com&quot;)" office:value-type="string" office:string-value="john.doe393@foo.com">
            <text:p>john.doe393@foo.com</text:p>
          </table:table-cell>
        </table:table-row>
        <table:table-row table:style-name="ro2">
          <table:table-cell office:value-type="string">
            <text:p>John Doe 394</text:p>
          </table:table-cell>
          <table:table-cell office:value-type="string">
            <text:p>John</text:p>
          </table:table-cell>
          <table:table-cell office:value-type="string">
            <text:p>Doe 394</text:p>
          </table:table-cell>
          <table:table-cell table:formula="oooc:=CONCATENATE(LOWER([.B396]);&quot;.&quot;;LOWER(SUBSTITUTE([.C396];&quot; &quot;;&quot;&quot;));&quot;@foo.com&quot;)" office:value-type="string" office:string-value="john.doe394@foo.com">
            <text:p>john.doe394@foo.com</text:p>
          </table:table-cell>
        </table:table-row>
        <table:table-row table:style-name="ro2">
          <table:table-cell office:value-type="string">
            <text:p>John Doe 395</text:p>
          </table:table-cell>
          <table:table-cell office:value-type="string">
            <text:p>John</text:p>
          </table:table-cell>
          <table:table-cell office:value-type="string">
            <text:p>Doe 395</text:p>
          </table:table-cell>
          <table:table-cell table:formula="oooc:=CONCATENATE(LOWER([.B397]);&quot;.&quot;;LOWER(SUBSTITUTE([.C397];&quot; &quot;;&quot;&quot;));&quot;@foo.com&quot;)" office:value-type="string" office:string-value="john.doe395@foo.com">
            <text:p>john.doe395@foo.com</text:p>
          </table:table-cell>
        </table:table-row>
        <table:table-row table:style-name="ro2">
          <table:table-cell office:value-type="string">
            <text:p>John Doe 396</text:p>
          </table:table-cell>
          <table:table-cell office:value-type="string">
            <text:p>John</text:p>
          </table:table-cell>
          <table:table-cell office:value-type="string">
            <text:p>Doe 396</text:p>
          </table:table-cell>
          <table:table-cell table:formula="oooc:=CONCATENATE(LOWER([.B398]);&quot;.&quot;;LOWER(SUBSTITUTE([.C398];&quot; &quot;;&quot;&quot;));&quot;@foo.com&quot;)" office:value-type="string" office:string-value="john.doe396@foo.com">
            <text:p>john.doe396@foo.com</text:p>
          </table:table-cell>
        </table:table-row>
        <table:table-row table:style-name="ro2">
          <table:table-cell office:value-type="string">
            <text:p>John Doe 397</text:p>
          </table:table-cell>
          <table:table-cell office:value-type="string">
            <text:p>John</text:p>
          </table:table-cell>
          <table:table-cell office:value-type="string">
            <text:p>Doe 397</text:p>
          </table:table-cell>
          <table:table-cell table:formula="oooc:=CONCATENATE(LOWER([.B399]);&quot;.&quot;;LOWER(SUBSTITUTE([.C399];&quot; &quot;;&quot;&quot;));&quot;@foo.com&quot;)" office:value-type="string" office:string-value="john.doe397@foo.com">
            <text:p>john.doe397@foo.com</text:p>
          </table:table-cell>
        </table:table-row>
        <table:table-row table:style-name="ro2">
          <table:table-cell office:value-type="string">
            <text:p>John Doe 398</text:p>
          </table:table-cell>
          <table:table-cell office:value-type="string">
            <text:p>John</text:p>
          </table:table-cell>
          <table:table-cell office:value-type="string">
            <text:p>Doe 398</text:p>
          </table:table-cell>
          <table:table-cell table:formula="oooc:=CONCATENATE(LOWER([.B400]);&quot;.&quot;;LOWER(SUBSTITUTE([.C400];&quot; &quot;;&quot;&quot;));&quot;@foo.com&quot;)" office:value-type="string" office:string-value="john.doe398@foo.com">
            <text:p>john.doe398@foo.com</text:p>
          </table:table-cell>
        </table:table-row>
        <table:table-row table:style-name="ro2">
          <table:table-cell office:value-type="string">
            <text:p>John Doe 399</text:p>
          </table:table-cell>
          <table:table-cell office:value-type="string">
            <text:p>John</text:p>
          </table:table-cell>
          <table:table-cell office:value-type="string">
            <text:p>Doe 399</text:p>
          </table:table-cell>
          <table:table-cell table:formula="oooc:=CONCATENATE(LOWER([.B401]);&quot;.&quot;;LOWER(SUBSTITUTE([.C401];&quot; &quot;;&quot;&quot;));&quot;@foo.com&quot;)" office:value-type="string" office:string-value="john.doe399@foo.com">
            <text:p>john.doe399@foo.com</text:p>
          </table:table-cell>
        </table:table-row>
        <table:table-row table:style-name="ro2">
          <table:table-cell office:value-type="string">
            <text:p>John Doe 400</text:p>
          </table:table-cell>
          <table:table-cell office:value-type="string">
            <text:p>John</text:p>
          </table:table-cell>
          <table:table-cell office:value-type="string">
            <text:p>Doe 400</text:p>
          </table:table-cell>
          <table:table-cell table:formula="oooc:=CONCATENATE(LOWER([.B402]);&quot;.&quot;;LOWER(SUBSTITUTE([.C402];&quot; &quot;;&quot;&quot;));&quot;@foo.com&quot;)" office:value-type="string" office:string-value="john.doe400@foo.com">
            <text:p>john.doe400@foo.com</text:p>
          </table:table-cell>
        </table:table-row>
        <table:table-row table:style-name="ro2">
          <table:table-cell office:value-type="string">
            <text:p>John Doe 401</text:p>
          </table:table-cell>
          <table:table-cell office:value-type="string">
            <text:p>John</text:p>
          </table:table-cell>
          <table:table-cell office:value-type="string">
            <text:p>Doe 401</text:p>
          </table:table-cell>
          <table:table-cell table:formula="oooc:=CONCATENATE(LOWER([.B403]);&quot;.&quot;;LOWER(SUBSTITUTE([.C403];&quot; &quot;;&quot;&quot;));&quot;@foo.com&quot;)" office:value-type="string" office:string-value="john.doe401@foo.com">
            <text:p>john.doe401@foo.com</text:p>
          </table:table-cell>
        </table:table-row>
        <table:table-row table:style-name="ro2">
          <table:table-cell office:value-type="string">
            <text:p>John Doe 402</text:p>
          </table:table-cell>
          <table:table-cell office:value-type="string">
            <text:p>John</text:p>
          </table:table-cell>
          <table:table-cell office:value-type="string">
            <text:p>Doe 402</text:p>
          </table:table-cell>
          <table:table-cell table:formula="oooc:=CONCATENATE(LOWER([.B404]);&quot;.&quot;;LOWER(SUBSTITUTE([.C404];&quot; &quot;;&quot;&quot;));&quot;@foo.com&quot;)" office:value-type="string" office:string-value="john.doe402@foo.com">
            <text:p>john.doe402@foo.com</text:p>
          </table:table-cell>
        </table:table-row>
        <table:table-row table:style-name="ro2">
          <table:table-cell office:value-type="string">
            <text:p>John Doe 403</text:p>
          </table:table-cell>
          <table:table-cell office:value-type="string">
            <text:p>John</text:p>
          </table:table-cell>
          <table:table-cell office:value-type="string">
            <text:p>Doe 403</text:p>
          </table:table-cell>
          <table:table-cell table:formula="oooc:=CONCATENATE(LOWER([.B405]);&quot;.&quot;;LOWER(SUBSTITUTE([.C405];&quot; &quot;;&quot;&quot;));&quot;@foo.com&quot;)" office:value-type="string" office:string-value="john.doe403@foo.com">
            <text:p>john.doe403@foo.com</text:p>
          </table:table-cell>
        </table:table-row>
        <table:table-row table:style-name="ro2">
          <table:table-cell office:value-type="string">
            <text:p>John Doe 404</text:p>
          </table:table-cell>
          <table:table-cell office:value-type="string">
            <text:p>John</text:p>
          </table:table-cell>
          <table:table-cell office:value-type="string">
            <text:p>Doe 404</text:p>
          </table:table-cell>
          <table:table-cell table:formula="oooc:=CONCATENATE(LOWER([.B406]);&quot;.&quot;;LOWER(SUBSTITUTE([.C406];&quot; &quot;;&quot;&quot;));&quot;@foo.com&quot;)" office:value-type="string" office:string-value="john.doe404@foo.com">
            <text:p>john.doe404@foo.com</text:p>
          </table:table-cell>
        </table:table-row>
        <table:table-row table:style-name="ro2">
          <table:table-cell office:value-type="string">
            <text:p>John Doe 405</text:p>
          </table:table-cell>
          <table:table-cell office:value-type="string">
            <text:p>John</text:p>
          </table:table-cell>
          <table:table-cell office:value-type="string">
            <text:p>Doe 405</text:p>
          </table:table-cell>
          <table:table-cell table:formula="oooc:=CONCATENATE(LOWER([.B407]);&quot;.&quot;;LOWER(SUBSTITUTE([.C407];&quot; &quot;;&quot;&quot;));&quot;@foo.com&quot;)" office:value-type="string" office:string-value="john.doe405@foo.com">
            <text:p>john.doe405@foo.com</text:p>
          </table:table-cell>
        </table:table-row>
        <table:table-row table:style-name="ro2">
          <table:table-cell office:value-type="string">
            <text:p>John Doe 406</text:p>
          </table:table-cell>
          <table:table-cell office:value-type="string">
            <text:p>John</text:p>
          </table:table-cell>
          <table:table-cell office:value-type="string">
            <text:p>Doe 406</text:p>
          </table:table-cell>
          <table:table-cell table:formula="oooc:=CONCATENATE(LOWER([.B408]);&quot;.&quot;;LOWER(SUBSTITUTE([.C408];&quot; &quot;;&quot;&quot;));&quot;@foo.com&quot;)" office:value-type="string" office:string-value="john.doe406@foo.com">
            <text:p>john.doe406@foo.com</text:p>
          </table:table-cell>
        </table:table-row>
        <table:table-row table:style-name="ro2">
          <table:table-cell office:value-type="string">
            <text:p>John Doe 407</text:p>
          </table:table-cell>
          <table:table-cell office:value-type="string">
            <text:p>John</text:p>
          </table:table-cell>
          <table:table-cell office:value-type="string">
            <text:p>Doe 407</text:p>
          </table:table-cell>
          <table:table-cell table:formula="oooc:=CONCATENATE(LOWER([.B409]);&quot;.&quot;;LOWER(SUBSTITUTE([.C409];&quot; &quot;;&quot;&quot;));&quot;@foo.com&quot;)" office:value-type="string" office:string-value="john.doe407@foo.com">
            <text:p>john.doe407@foo.com</text:p>
          </table:table-cell>
        </table:table-row>
        <table:table-row table:style-name="ro2">
          <table:table-cell office:value-type="string">
            <text:p>John Doe 408</text:p>
          </table:table-cell>
          <table:table-cell office:value-type="string">
            <text:p>John</text:p>
          </table:table-cell>
          <table:table-cell office:value-type="string">
            <text:p>Doe 408</text:p>
          </table:table-cell>
          <table:table-cell table:formula="oooc:=CONCATENATE(LOWER([.B410]);&quot;.&quot;;LOWER(SUBSTITUTE([.C410];&quot; &quot;;&quot;&quot;));&quot;@foo.com&quot;)" office:value-type="string" office:string-value="john.doe408@foo.com">
            <text:p>john.doe408@foo.com</text:p>
          </table:table-cell>
        </table:table-row>
        <table:table-row table:style-name="ro2">
          <table:table-cell office:value-type="string">
            <text:p>John Doe 409</text:p>
          </table:table-cell>
          <table:table-cell office:value-type="string">
            <text:p>John</text:p>
          </table:table-cell>
          <table:table-cell office:value-type="string">
            <text:p>Doe 409</text:p>
          </table:table-cell>
          <table:table-cell table:formula="oooc:=CONCATENATE(LOWER([.B411]);&quot;.&quot;;LOWER(SUBSTITUTE([.C411];&quot; &quot;;&quot;&quot;));&quot;@foo.com&quot;)" office:value-type="string" office:string-value="john.doe409@foo.com">
            <text:p>john.doe409@foo.com</text:p>
          </table:table-cell>
        </table:table-row>
        <table:table-row table:style-name="ro2">
          <table:table-cell office:value-type="string">
            <text:p>John Doe 410</text:p>
          </table:table-cell>
          <table:table-cell office:value-type="string">
            <text:p>John</text:p>
          </table:table-cell>
          <table:table-cell office:value-type="string">
            <text:p>Doe 410</text:p>
          </table:table-cell>
          <table:table-cell table:formula="oooc:=CONCATENATE(LOWER([.B412]);&quot;.&quot;;LOWER(SUBSTITUTE([.C412];&quot; &quot;;&quot;&quot;));&quot;@foo.com&quot;)" office:value-type="string" office:string-value="john.doe410@foo.com">
            <text:p>john.doe410@foo.com</text:p>
          </table:table-cell>
        </table:table-row>
        <table:table-row table:style-name="ro2">
          <table:table-cell office:value-type="string">
            <text:p>John Doe 411</text:p>
          </table:table-cell>
          <table:table-cell office:value-type="string">
            <text:p>John</text:p>
          </table:table-cell>
          <table:table-cell office:value-type="string">
            <text:p>Doe 411</text:p>
          </table:table-cell>
          <table:table-cell table:formula="oooc:=CONCATENATE(LOWER([.B413]);&quot;.&quot;;LOWER(SUBSTITUTE([.C413];&quot; &quot;;&quot;&quot;));&quot;@foo.com&quot;)" office:value-type="string" office:string-value="john.doe411@foo.com">
            <text:p>john.doe411@foo.com</text:p>
          </table:table-cell>
        </table:table-row>
        <table:table-row table:style-name="ro2">
          <table:table-cell office:value-type="string">
            <text:p>John Doe 412</text:p>
          </table:table-cell>
          <table:table-cell office:value-type="string">
            <text:p>John</text:p>
          </table:table-cell>
          <table:table-cell office:value-type="string">
            <text:p>Doe 412</text:p>
          </table:table-cell>
          <table:table-cell table:formula="oooc:=CONCATENATE(LOWER([.B414]);&quot;.&quot;;LOWER(SUBSTITUTE([.C414];&quot; &quot;;&quot;&quot;));&quot;@foo.com&quot;)" office:value-type="string" office:string-value="john.doe412@foo.com">
            <text:p>john.doe412@foo.com</text:p>
          </table:table-cell>
        </table:table-row>
        <table:table-row table:style-name="ro2">
          <table:table-cell office:value-type="string">
            <text:p>John Doe 413</text:p>
          </table:table-cell>
          <table:table-cell office:value-type="string">
            <text:p>John</text:p>
          </table:table-cell>
          <table:table-cell office:value-type="string">
            <text:p>Doe 413</text:p>
          </table:table-cell>
          <table:table-cell table:formula="oooc:=CONCATENATE(LOWER([.B415]);&quot;.&quot;;LOWER(SUBSTITUTE([.C415];&quot; &quot;;&quot;&quot;));&quot;@foo.com&quot;)" office:value-type="string" office:string-value="john.doe413@foo.com">
            <text:p>john.doe413@foo.com</text:p>
          </table:table-cell>
        </table:table-row>
        <table:table-row table:style-name="ro2">
          <table:table-cell office:value-type="string">
            <text:p>John Doe 414</text:p>
          </table:table-cell>
          <table:table-cell office:value-type="string">
            <text:p>John</text:p>
          </table:table-cell>
          <table:table-cell office:value-type="string">
            <text:p>Doe 414</text:p>
          </table:table-cell>
          <table:table-cell table:formula="oooc:=CONCATENATE(LOWER([.B416]);&quot;.&quot;;LOWER(SUBSTITUTE([.C416];&quot; &quot;;&quot;&quot;));&quot;@foo.com&quot;)" office:value-type="string" office:string-value="john.doe414@foo.com">
            <text:p>john.doe414@foo.com</text:p>
          </table:table-cell>
        </table:table-row>
        <table:table-row table:style-name="ro2">
          <table:table-cell office:value-type="string">
            <text:p>John Doe 415</text:p>
          </table:table-cell>
          <table:table-cell office:value-type="string">
            <text:p>John</text:p>
          </table:table-cell>
          <table:table-cell office:value-type="string">
            <text:p>Doe 415</text:p>
          </table:table-cell>
          <table:table-cell table:formula="oooc:=CONCATENATE(LOWER([.B417]);&quot;.&quot;;LOWER(SUBSTITUTE([.C417];&quot; &quot;;&quot;&quot;));&quot;@foo.com&quot;)" office:value-type="string" office:string-value="john.doe415@foo.com">
            <text:p>john.doe415@foo.com</text:p>
          </table:table-cell>
        </table:table-row>
        <table:table-row table:style-name="ro2">
          <table:table-cell office:value-type="string">
            <text:p>John Doe 416</text:p>
          </table:table-cell>
          <table:table-cell office:value-type="string">
            <text:p>John</text:p>
          </table:table-cell>
          <table:table-cell office:value-type="string">
            <text:p>Doe 416</text:p>
          </table:table-cell>
          <table:table-cell table:formula="oooc:=CONCATENATE(LOWER([.B418]);&quot;.&quot;;LOWER(SUBSTITUTE([.C418];&quot; &quot;;&quot;&quot;));&quot;@foo.com&quot;)" office:value-type="string" office:string-value="john.doe416@foo.com">
            <text:p>john.doe416@foo.com</text:p>
          </table:table-cell>
        </table:table-row>
        <table:table-row table:style-name="ro2">
          <table:table-cell office:value-type="string">
            <text:p>John Doe 417</text:p>
          </table:table-cell>
          <table:table-cell office:value-type="string">
            <text:p>John</text:p>
          </table:table-cell>
          <table:table-cell office:value-type="string">
            <text:p>Doe 417</text:p>
          </table:table-cell>
          <table:table-cell table:formula="oooc:=CONCATENATE(LOWER([.B419]);&quot;.&quot;;LOWER(SUBSTITUTE([.C419];&quot; &quot;;&quot;&quot;));&quot;@foo.com&quot;)" office:value-type="string" office:string-value="john.doe417@foo.com">
            <text:p>john.doe417@foo.com</text:p>
          </table:table-cell>
        </table:table-row>
        <table:table-row table:style-name="ro2">
          <table:table-cell office:value-type="string">
            <text:p>John Doe 418</text:p>
          </table:table-cell>
          <table:table-cell office:value-type="string">
            <text:p>John</text:p>
          </table:table-cell>
          <table:table-cell office:value-type="string">
            <text:p>Doe 418</text:p>
          </table:table-cell>
          <table:table-cell table:formula="oooc:=CONCATENATE(LOWER([.B420]);&quot;.&quot;;LOWER(SUBSTITUTE([.C420];&quot; &quot;;&quot;&quot;));&quot;@foo.com&quot;)" office:value-type="string" office:string-value="john.doe418@foo.com">
            <text:p>john.doe418@foo.com</text:p>
          </table:table-cell>
        </table:table-row>
        <table:table-row table:style-name="ro2">
          <table:table-cell office:value-type="string">
            <text:p>John Doe 419</text:p>
          </table:table-cell>
          <table:table-cell office:value-type="string">
            <text:p>John</text:p>
          </table:table-cell>
          <table:table-cell office:value-type="string">
            <text:p>Doe 419</text:p>
          </table:table-cell>
          <table:table-cell table:formula="oooc:=CONCATENATE(LOWER([.B421]);&quot;.&quot;;LOWER(SUBSTITUTE([.C421];&quot; &quot;;&quot;&quot;));&quot;@foo.com&quot;)" office:value-type="string" office:string-value="john.doe419@foo.com">
            <text:p>john.doe419@foo.com</text:p>
          </table:table-cell>
        </table:table-row>
        <table:table-row table:style-name="ro2">
          <table:table-cell office:value-type="string">
            <text:p>John Doe 420</text:p>
          </table:table-cell>
          <table:table-cell office:value-type="string">
            <text:p>John</text:p>
          </table:table-cell>
          <table:table-cell office:value-type="string">
            <text:p>Doe 420</text:p>
          </table:table-cell>
          <table:table-cell table:formula="oooc:=CONCATENATE(LOWER([.B422]);&quot;.&quot;;LOWER(SUBSTITUTE([.C422];&quot; &quot;;&quot;&quot;));&quot;@foo.com&quot;)" office:value-type="string" office:string-value="john.doe420@foo.com">
            <text:p>john.doe420@foo.com</text:p>
          </table:table-cell>
        </table:table-row>
        <table:table-row table:style-name="ro2">
          <table:table-cell office:value-type="string">
            <text:p>John Doe 421</text:p>
          </table:table-cell>
          <table:table-cell office:value-type="string">
            <text:p>John</text:p>
          </table:table-cell>
          <table:table-cell office:value-type="string">
            <text:p>Doe 421</text:p>
          </table:table-cell>
          <table:table-cell table:formula="oooc:=CONCATENATE(LOWER([.B423]);&quot;.&quot;;LOWER(SUBSTITUTE([.C423];&quot; &quot;;&quot;&quot;));&quot;@foo.com&quot;)" office:value-type="string" office:string-value="john.doe421@foo.com">
            <text:p>john.doe421@foo.com</text:p>
          </table:table-cell>
        </table:table-row>
        <table:table-row table:style-name="ro2">
          <table:table-cell office:value-type="string">
            <text:p>John Doe 422</text:p>
          </table:table-cell>
          <table:table-cell office:value-type="string">
            <text:p>John</text:p>
          </table:table-cell>
          <table:table-cell office:value-type="string">
            <text:p>Doe 422</text:p>
          </table:table-cell>
          <table:table-cell table:formula="oooc:=CONCATENATE(LOWER([.B424]);&quot;.&quot;;LOWER(SUBSTITUTE([.C424];&quot; &quot;;&quot;&quot;));&quot;@foo.com&quot;)" office:value-type="string" office:string-value="john.doe422@foo.com">
            <text:p>john.doe422@foo.com</text:p>
          </table:table-cell>
        </table:table-row>
        <table:table-row table:style-name="ro2">
          <table:table-cell office:value-type="string">
            <text:p>John Doe 423</text:p>
          </table:table-cell>
          <table:table-cell office:value-type="string">
            <text:p>John</text:p>
          </table:table-cell>
          <table:table-cell office:value-type="string">
            <text:p>Doe 423</text:p>
          </table:table-cell>
          <table:table-cell table:formula="oooc:=CONCATENATE(LOWER([.B425]);&quot;.&quot;;LOWER(SUBSTITUTE([.C425];&quot; &quot;;&quot;&quot;));&quot;@foo.com&quot;)" office:value-type="string" office:string-value="john.doe423@foo.com">
            <text:p>john.doe423@foo.com</text:p>
          </table:table-cell>
        </table:table-row>
        <table:table-row table:style-name="ro2">
          <table:table-cell office:value-type="string">
            <text:p>John Doe 424</text:p>
          </table:table-cell>
          <table:table-cell office:value-type="string">
            <text:p>John</text:p>
          </table:table-cell>
          <table:table-cell office:value-type="string">
            <text:p>Doe 424</text:p>
          </table:table-cell>
          <table:table-cell table:formula="oooc:=CONCATENATE(LOWER([.B426]);&quot;.&quot;;LOWER(SUBSTITUTE([.C426];&quot; &quot;;&quot;&quot;));&quot;@foo.com&quot;)" office:value-type="string" office:string-value="john.doe424@foo.com">
            <text:p>john.doe424@foo.com</text:p>
          </table:table-cell>
        </table:table-row>
        <table:table-row table:style-name="ro2">
          <table:table-cell office:value-type="string">
            <text:p>John Doe 425</text:p>
          </table:table-cell>
          <table:table-cell office:value-type="string">
            <text:p>John</text:p>
          </table:table-cell>
          <table:table-cell office:value-type="string">
            <text:p>Doe 425</text:p>
          </table:table-cell>
          <table:table-cell table:formula="oooc:=CONCATENATE(LOWER([.B427]);&quot;.&quot;;LOWER(SUBSTITUTE([.C427];&quot; &quot;;&quot;&quot;));&quot;@foo.com&quot;)" office:value-type="string" office:string-value="john.doe425@foo.com">
            <text:p>john.doe425@foo.com</text:p>
          </table:table-cell>
        </table:table-row>
        <table:table-row table:style-name="ro2">
          <table:table-cell office:value-type="string">
            <text:p>John Doe 426</text:p>
          </table:table-cell>
          <table:table-cell office:value-type="string">
            <text:p>John</text:p>
          </table:table-cell>
          <table:table-cell office:value-type="string">
            <text:p>Doe 426</text:p>
          </table:table-cell>
          <table:table-cell table:formula="oooc:=CONCATENATE(LOWER([.B428]);&quot;.&quot;;LOWER(SUBSTITUTE([.C428];&quot; &quot;;&quot;&quot;));&quot;@foo.com&quot;)" office:value-type="string" office:string-value="john.doe426@foo.com">
            <text:p>john.doe426@foo.com</text:p>
          </table:table-cell>
        </table:table-row>
        <table:table-row table:style-name="ro2">
          <table:table-cell office:value-type="string">
            <text:p>John Doe 427</text:p>
          </table:table-cell>
          <table:table-cell office:value-type="string">
            <text:p>John</text:p>
          </table:table-cell>
          <table:table-cell office:value-type="string">
            <text:p>Doe 427</text:p>
          </table:table-cell>
          <table:table-cell table:formula="oooc:=CONCATENATE(LOWER([.B429]);&quot;.&quot;;LOWER(SUBSTITUTE([.C429];&quot; &quot;;&quot;&quot;));&quot;@foo.com&quot;)" office:value-type="string" office:string-value="john.doe427@foo.com">
            <text:p>john.doe427@foo.com</text:p>
          </table:table-cell>
        </table:table-row>
        <table:table-row table:style-name="ro2">
          <table:table-cell office:value-type="string">
            <text:p>John Doe 428</text:p>
          </table:table-cell>
          <table:table-cell office:value-type="string">
            <text:p>John</text:p>
          </table:table-cell>
          <table:table-cell office:value-type="string">
            <text:p>Doe 428</text:p>
          </table:table-cell>
          <table:table-cell table:formula="oooc:=CONCATENATE(LOWER([.B430]);&quot;.&quot;;LOWER(SUBSTITUTE([.C430];&quot; &quot;;&quot;&quot;));&quot;@foo.com&quot;)" office:value-type="string" office:string-value="john.doe428@foo.com">
            <text:p>john.doe428@foo.com</text:p>
          </table:table-cell>
        </table:table-row>
        <table:table-row table:style-name="ro2">
          <table:table-cell office:value-type="string">
            <text:p>John Doe 429</text:p>
          </table:table-cell>
          <table:table-cell office:value-type="string">
            <text:p>John</text:p>
          </table:table-cell>
          <table:table-cell office:value-type="string">
            <text:p>Doe 429</text:p>
          </table:table-cell>
          <table:table-cell table:formula="oooc:=CONCATENATE(LOWER([.B431]);&quot;.&quot;;LOWER(SUBSTITUTE([.C431];&quot; &quot;;&quot;&quot;));&quot;@foo.com&quot;)" office:value-type="string" office:string-value="john.doe429@foo.com">
            <text:p>john.doe429@foo.com</text:p>
          </table:table-cell>
        </table:table-row>
        <table:table-row table:style-name="ro2">
          <table:table-cell office:value-type="string">
            <text:p>John Doe 430</text:p>
          </table:table-cell>
          <table:table-cell office:value-type="string">
            <text:p>John</text:p>
          </table:table-cell>
          <table:table-cell office:value-type="string">
            <text:p>Doe 430</text:p>
          </table:table-cell>
          <table:table-cell table:formula="oooc:=CONCATENATE(LOWER([.B432]);&quot;.&quot;;LOWER(SUBSTITUTE([.C432];&quot; &quot;;&quot;&quot;));&quot;@foo.com&quot;)" office:value-type="string" office:string-value="john.doe430@foo.com">
            <text:p>john.doe430@foo.com</text:p>
          </table:table-cell>
        </table:table-row>
        <table:table-row table:style-name="ro2">
          <table:table-cell office:value-type="string">
            <text:p>John Doe 431</text:p>
          </table:table-cell>
          <table:table-cell office:value-type="string">
            <text:p>John</text:p>
          </table:table-cell>
          <table:table-cell office:value-type="string">
            <text:p>Doe 431</text:p>
          </table:table-cell>
          <table:table-cell table:formula="oooc:=CONCATENATE(LOWER([.B433]);&quot;.&quot;;LOWER(SUBSTITUTE([.C433];&quot; &quot;;&quot;&quot;));&quot;@foo.com&quot;)" office:value-type="string" office:string-value="john.doe431@foo.com">
            <text:p>john.doe431@foo.com</text:p>
          </table:table-cell>
        </table:table-row>
        <table:table-row table:style-name="ro2">
          <table:table-cell office:value-type="string">
            <text:p>John Doe 432</text:p>
          </table:table-cell>
          <table:table-cell office:value-type="string">
            <text:p>John</text:p>
          </table:table-cell>
          <table:table-cell office:value-type="string">
            <text:p>Doe 432</text:p>
          </table:table-cell>
          <table:table-cell table:formula="oooc:=CONCATENATE(LOWER([.B434]);&quot;.&quot;;LOWER(SUBSTITUTE([.C434];&quot; &quot;;&quot;&quot;));&quot;@foo.com&quot;)" office:value-type="string" office:string-value="john.doe432@foo.com">
            <text:p>john.doe432@foo.com</text:p>
          </table:table-cell>
        </table:table-row>
        <table:table-row table:style-name="ro2">
          <table:table-cell office:value-type="string">
            <text:p>John Doe 433</text:p>
          </table:table-cell>
          <table:table-cell office:value-type="string">
            <text:p>John</text:p>
          </table:table-cell>
          <table:table-cell office:value-type="string">
            <text:p>Doe 433</text:p>
          </table:table-cell>
          <table:table-cell table:formula="oooc:=CONCATENATE(LOWER([.B435]);&quot;.&quot;;LOWER(SUBSTITUTE([.C435];&quot; &quot;;&quot;&quot;));&quot;@foo.com&quot;)" office:value-type="string" office:string-value="john.doe433@foo.com">
            <text:p>john.doe433@foo.com</text:p>
          </table:table-cell>
        </table:table-row>
        <table:table-row table:style-name="ro2">
          <table:table-cell office:value-type="string">
            <text:p>John Doe 434</text:p>
          </table:table-cell>
          <table:table-cell office:value-type="string">
            <text:p>John</text:p>
          </table:table-cell>
          <table:table-cell office:value-type="string">
            <text:p>Doe 434</text:p>
          </table:table-cell>
          <table:table-cell table:formula="oooc:=CONCATENATE(LOWER([.B436]);&quot;.&quot;;LOWER(SUBSTITUTE([.C436];&quot; &quot;;&quot;&quot;));&quot;@foo.com&quot;)" office:value-type="string" office:string-value="john.doe434@foo.com">
            <text:p>john.doe434@foo.com</text:p>
          </table:table-cell>
        </table:table-row>
        <table:table-row table:style-name="ro2">
          <table:table-cell office:value-type="string">
            <text:p>John Doe 435</text:p>
          </table:table-cell>
          <table:table-cell office:value-type="string">
            <text:p>John</text:p>
          </table:table-cell>
          <table:table-cell office:value-type="string">
            <text:p>Doe 435</text:p>
          </table:table-cell>
          <table:table-cell table:formula="oooc:=CONCATENATE(LOWER([.B437]);&quot;.&quot;;LOWER(SUBSTITUTE([.C437];&quot; &quot;;&quot;&quot;));&quot;@foo.com&quot;)" office:value-type="string" office:string-value="john.doe435@foo.com">
            <text:p>john.doe435@foo.com</text:p>
          </table:table-cell>
        </table:table-row>
        <table:table-row table:style-name="ro2">
          <table:table-cell office:value-type="string">
            <text:p>John Doe 436</text:p>
          </table:table-cell>
          <table:table-cell office:value-type="string">
            <text:p>John</text:p>
          </table:table-cell>
          <table:table-cell office:value-type="string">
            <text:p>Doe 436</text:p>
          </table:table-cell>
          <table:table-cell table:formula="oooc:=CONCATENATE(LOWER([.B438]);&quot;.&quot;;LOWER(SUBSTITUTE([.C438];&quot; &quot;;&quot;&quot;));&quot;@foo.com&quot;)" office:value-type="string" office:string-value="john.doe436@foo.com">
            <text:p>john.doe436@foo.com</text:p>
          </table:table-cell>
        </table:table-row>
        <table:table-row table:style-name="ro2">
          <table:table-cell office:value-type="string">
            <text:p>John Doe 437</text:p>
          </table:table-cell>
          <table:table-cell office:value-type="string">
            <text:p>John</text:p>
          </table:table-cell>
          <table:table-cell office:value-type="string">
            <text:p>Doe 437</text:p>
          </table:table-cell>
          <table:table-cell table:formula="oooc:=CONCATENATE(LOWER([.B439]);&quot;.&quot;;LOWER(SUBSTITUTE([.C439];&quot; &quot;;&quot;&quot;));&quot;@foo.com&quot;)" office:value-type="string" office:string-value="john.doe437@foo.com">
            <text:p>john.doe437@foo.com</text:p>
          </table:table-cell>
        </table:table-row>
        <table:table-row table:style-name="ro2">
          <table:table-cell office:value-type="string">
            <text:p>John Doe 438</text:p>
          </table:table-cell>
          <table:table-cell office:value-type="string">
            <text:p>John</text:p>
          </table:table-cell>
          <table:table-cell office:value-type="string">
            <text:p>Doe 438</text:p>
          </table:table-cell>
          <table:table-cell table:formula="oooc:=CONCATENATE(LOWER([.B440]);&quot;.&quot;;LOWER(SUBSTITUTE([.C440];&quot; &quot;;&quot;&quot;));&quot;@foo.com&quot;)" office:value-type="string" office:string-value="john.doe438@foo.com">
            <text:p>john.doe438@foo.com</text:p>
          </table:table-cell>
        </table:table-row>
        <table:table-row table:style-name="ro2">
          <table:table-cell office:value-type="string">
            <text:p>John Doe 439</text:p>
          </table:table-cell>
          <table:table-cell office:value-type="string">
            <text:p>John</text:p>
          </table:table-cell>
          <table:table-cell office:value-type="string">
            <text:p>Doe 439</text:p>
          </table:table-cell>
          <table:table-cell table:formula="oooc:=CONCATENATE(LOWER([.B441]);&quot;.&quot;;LOWER(SUBSTITUTE([.C441];&quot; &quot;;&quot;&quot;));&quot;@foo.com&quot;)" office:value-type="string" office:string-value="john.doe439@foo.com">
            <text:p>john.doe439@foo.com</text:p>
          </table:table-cell>
        </table:table-row>
        <table:table-row table:style-name="ro2">
          <table:table-cell office:value-type="string">
            <text:p>John Doe 440</text:p>
          </table:table-cell>
          <table:table-cell office:value-type="string">
            <text:p>John</text:p>
          </table:table-cell>
          <table:table-cell office:value-type="string">
            <text:p>Doe 440</text:p>
          </table:table-cell>
          <table:table-cell table:formula="oooc:=CONCATENATE(LOWER([.B442]);&quot;.&quot;;LOWER(SUBSTITUTE([.C442];&quot; &quot;;&quot;&quot;));&quot;@foo.com&quot;)" office:value-type="string" office:string-value="john.doe440@foo.com">
            <text:p>john.doe440@foo.com</text:p>
          </table:table-cell>
        </table:table-row>
        <table:table-row table:style-name="ro2">
          <table:table-cell office:value-type="string">
            <text:p>John Doe 441</text:p>
          </table:table-cell>
          <table:table-cell office:value-type="string">
            <text:p>John</text:p>
          </table:table-cell>
          <table:table-cell office:value-type="string">
            <text:p>Doe 441</text:p>
          </table:table-cell>
          <table:table-cell table:formula="oooc:=CONCATENATE(LOWER([.B443]);&quot;.&quot;;LOWER(SUBSTITUTE([.C443];&quot; &quot;;&quot;&quot;));&quot;@foo.com&quot;)" office:value-type="string" office:string-value="john.doe441@foo.com">
            <text:p>john.doe441@foo.com</text:p>
          </table:table-cell>
        </table:table-row>
        <table:table-row table:style-name="ro2">
          <table:table-cell office:value-type="string">
            <text:p>John Doe 442</text:p>
          </table:table-cell>
          <table:table-cell office:value-type="string">
            <text:p>John</text:p>
          </table:table-cell>
          <table:table-cell office:value-type="string">
            <text:p>Doe 442</text:p>
          </table:table-cell>
          <table:table-cell table:formula="oooc:=CONCATENATE(LOWER([.B444]);&quot;.&quot;;LOWER(SUBSTITUTE([.C444];&quot; &quot;;&quot;&quot;));&quot;@foo.com&quot;)" office:value-type="string" office:string-value="john.doe442@foo.com">
            <text:p>john.doe442@foo.com</text:p>
          </table:table-cell>
        </table:table-row>
        <table:table-row table:style-name="ro2">
          <table:table-cell office:value-type="string">
            <text:p>John Doe 443</text:p>
          </table:table-cell>
          <table:table-cell office:value-type="string">
            <text:p>John</text:p>
          </table:table-cell>
          <table:table-cell office:value-type="string">
            <text:p>Doe 443</text:p>
          </table:table-cell>
          <table:table-cell table:formula="oooc:=CONCATENATE(LOWER([.B445]);&quot;.&quot;;LOWER(SUBSTITUTE([.C445];&quot; &quot;;&quot;&quot;));&quot;@foo.com&quot;)" office:value-type="string" office:string-value="john.doe443@foo.com">
            <text:p>john.doe443@foo.com</text:p>
          </table:table-cell>
        </table:table-row>
        <table:table-row table:style-name="ro2">
          <table:table-cell office:value-type="string">
            <text:p>John Doe 444</text:p>
          </table:table-cell>
          <table:table-cell office:value-type="string">
            <text:p>John</text:p>
          </table:table-cell>
          <table:table-cell office:value-type="string">
            <text:p>Doe 444</text:p>
          </table:table-cell>
          <table:table-cell table:formula="oooc:=CONCATENATE(LOWER([.B446]);&quot;.&quot;;LOWER(SUBSTITUTE([.C446];&quot; &quot;;&quot;&quot;));&quot;@foo.com&quot;)" office:value-type="string" office:string-value="john.doe444@foo.com">
            <text:p>john.doe444@foo.com</text:p>
          </table:table-cell>
        </table:table-row>
        <table:table-row table:style-name="ro2">
          <table:table-cell office:value-type="string">
            <text:p>John Doe 445</text:p>
          </table:table-cell>
          <table:table-cell office:value-type="string">
            <text:p>John</text:p>
          </table:table-cell>
          <table:table-cell office:value-type="string">
            <text:p>Doe 445</text:p>
          </table:table-cell>
          <table:table-cell table:formula="oooc:=CONCATENATE(LOWER([.B447]);&quot;.&quot;;LOWER(SUBSTITUTE([.C447];&quot; &quot;;&quot;&quot;));&quot;@foo.com&quot;)" office:value-type="string" office:string-value="john.doe445@foo.com">
            <text:p>john.doe445@foo.com</text:p>
          </table:table-cell>
        </table:table-row>
        <table:table-row table:style-name="ro2">
          <table:table-cell office:value-type="string">
            <text:p>John Doe 446</text:p>
          </table:table-cell>
          <table:table-cell office:value-type="string">
            <text:p>John</text:p>
          </table:table-cell>
          <table:table-cell office:value-type="string">
            <text:p>Doe 446</text:p>
          </table:table-cell>
          <table:table-cell table:formula="oooc:=CONCATENATE(LOWER([.B448]);&quot;.&quot;;LOWER(SUBSTITUTE([.C448];&quot; &quot;;&quot;&quot;));&quot;@foo.com&quot;)" office:value-type="string" office:string-value="john.doe446@foo.com">
            <text:p>john.doe446@foo.com</text:p>
          </table:table-cell>
        </table:table-row>
        <table:table-row table:style-name="ro2">
          <table:table-cell office:value-type="string">
            <text:p>John Doe 447</text:p>
          </table:table-cell>
          <table:table-cell office:value-type="string">
            <text:p>John</text:p>
          </table:table-cell>
          <table:table-cell office:value-type="string">
            <text:p>Doe 447</text:p>
          </table:table-cell>
          <table:table-cell table:formula="oooc:=CONCATENATE(LOWER([.B449]);&quot;.&quot;;LOWER(SUBSTITUTE([.C449];&quot; &quot;;&quot;&quot;));&quot;@foo.com&quot;)" office:value-type="string" office:string-value="john.doe447@foo.com">
            <text:p>john.doe447@foo.com</text:p>
          </table:table-cell>
        </table:table-row>
        <table:table-row table:style-name="ro2">
          <table:table-cell office:value-type="string">
            <text:p>John Doe 448</text:p>
          </table:table-cell>
          <table:table-cell office:value-type="string">
            <text:p>John</text:p>
          </table:table-cell>
          <table:table-cell office:value-type="string">
            <text:p>Doe 448</text:p>
          </table:table-cell>
          <table:table-cell table:formula="oooc:=CONCATENATE(LOWER([.B450]);&quot;.&quot;;LOWER(SUBSTITUTE([.C450];&quot; &quot;;&quot;&quot;));&quot;@foo.com&quot;)" office:value-type="string" office:string-value="john.doe448@foo.com">
            <text:p>john.doe448@foo.com</text:p>
          </table:table-cell>
        </table:table-row>
        <table:table-row table:style-name="ro2">
          <table:table-cell office:value-type="string">
            <text:p>John Doe 449</text:p>
          </table:table-cell>
          <table:table-cell office:value-type="string">
            <text:p>John</text:p>
          </table:table-cell>
          <table:table-cell office:value-type="string">
            <text:p>Doe 449</text:p>
          </table:table-cell>
          <table:table-cell table:formula="oooc:=CONCATENATE(LOWER([.B451]);&quot;.&quot;;LOWER(SUBSTITUTE([.C451];&quot; &quot;;&quot;&quot;));&quot;@foo.com&quot;)" office:value-type="string" office:string-value="john.doe449@foo.com">
            <text:p>john.doe449@foo.com</text:p>
          </table:table-cell>
        </table:table-row>
        <table:table-row table:style-name="ro2">
          <table:table-cell office:value-type="string">
            <text:p>John Doe 450</text:p>
          </table:table-cell>
          <table:table-cell office:value-type="string">
            <text:p>John</text:p>
          </table:table-cell>
          <table:table-cell office:value-type="string">
            <text:p>Doe 450</text:p>
          </table:table-cell>
          <table:table-cell table:formula="oooc:=CONCATENATE(LOWER([.B452]);&quot;.&quot;;LOWER(SUBSTITUTE([.C452];&quot; &quot;;&quot;&quot;));&quot;@foo.com&quot;)" office:value-type="string" office:string-value="john.doe450@foo.com">
            <text:p>john.doe450@foo.com</text:p>
          </table:table-cell>
        </table:table-row>
        <table:table-row table:style-name="ro2">
          <table:table-cell office:value-type="string">
            <text:p>John Doe 451</text:p>
          </table:table-cell>
          <table:table-cell office:value-type="string">
            <text:p>John</text:p>
          </table:table-cell>
          <table:table-cell office:value-type="string">
            <text:p>Doe 451</text:p>
          </table:table-cell>
          <table:table-cell table:formula="oooc:=CONCATENATE(LOWER([.B453]);&quot;.&quot;;LOWER(SUBSTITUTE([.C453];&quot; &quot;;&quot;&quot;));&quot;@foo.com&quot;)" office:value-type="string" office:string-value="john.doe451@foo.com">
            <text:p>john.doe451@foo.com</text:p>
          </table:table-cell>
        </table:table-row>
        <table:table-row table:style-name="ro2">
          <table:table-cell office:value-type="string">
            <text:p>John Doe 452</text:p>
          </table:table-cell>
          <table:table-cell office:value-type="string">
            <text:p>John</text:p>
          </table:table-cell>
          <table:table-cell office:value-type="string">
            <text:p>Doe 452</text:p>
          </table:table-cell>
          <table:table-cell table:formula="oooc:=CONCATENATE(LOWER([.B454]);&quot;.&quot;;LOWER(SUBSTITUTE([.C454];&quot; &quot;;&quot;&quot;));&quot;@foo.com&quot;)" office:value-type="string" office:string-value="john.doe452@foo.com">
            <text:p>john.doe452@foo.com</text:p>
          </table:table-cell>
        </table:table-row>
        <table:table-row table:style-name="ro2">
          <table:table-cell office:value-type="string">
            <text:p>John Doe 453</text:p>
          </table:table-cell>
          <table:table-cell office:value-type="string">
            <text:p>John</text:p>
          </table:table-cell>
          <table:table-cell office:value-type="string">
            <text:p>Doe 453</text:p>
          </table:table-cell>
          <table:table-cell table:formula="oooc:=CONCATENATE(LOWER([.B455]);&quot;.&quot;;LOWER(SUBSTITUTE([.C455];&quot; &quot;;&quot;&quot;));&quot;@foo.com&quot;)" office:value-type="string" office:string-value="john.doe453@foo.com">
            <text:p>john.doe453@foo.com</text:p>
          </table:table-cell>
        </table:table-row>
        <table:table-row table:style-name="ro2">
          <table:table-cell office:value-type="string">
            <text:p>John Doe 454</text:p>
          </table:table-cell>
          <table:table-cell office:value-type="string">
            <text:p>John</text:p>
          </table:table-cell>
          <table:table-cell office:value-type="string">
            <text:p>Doe 454</text:p>
          </table:table-cell>
          <table:table-cell table:formula="oooc:=CONCATENATE(LOWER([.B456]);&quot;.&quot;;LOWER(SUBSTITUTE([.C456];&quot; &quot;;&quot;&quot;));&quot;@foo.com&quot;)" office:value-type="string" office:string-value="john.doe454@foo.com">
            <text:p>john.doe454@foo.com</text:p>
          </table:table-cell>
        </table:table-row>
        <table:table-row table:style-name="ro2">
          <table:table-cell office:value-type="string">
            <text:p>John Doe 455</text:p>
          </table:table-cell>
          <table:table-cell office:value-type="string">
            <text:p>John</text:p>
          </table:table-cell>
          <table:table-cell office:value-type="string">
            <text:p>Doe 455</text:p>
          </table:table-cell>
          <table:table-cell table:formula="oooc:=CONCATENATE(LOWER([.B457]);&quot;.&quot;;LOWER(SUBSTITUTE([.C457];&quot; &quot;;&quot;&quot;));&quot;@foo.com&quot;)" office:value-type="string" office:string-value="john.doe455@foo.com">
            <text:p>john.doe455@foo.com</text:p>
          </table:table-cell>
        </table:table-row>
        <table:table-row table:style-name="ro2">
          <table:table-cell office:value-type="string">
            <text:p>John Doe 456</text:p>
          </table:table-cell>
          <table:table-cell office:value-type="string">
            <text:p>John</text:p>
          </table:table-cell>
          <table:table-cell office:value-type="string">
            <text:p>Doe 456</text:p>
          </table:table-cell>
          <table:table-cell table:formula="oooc:=CONCATENATE(LOWER([.B458]);&quot;.&quot;;LOWER(SUBSTITUTE([.C458];&quot; &quot;;&quot;&quot;));&quot;@foo.com&quot;)" office:value-type="string" office:string-value="john.doe456@foo.com">
            <text:p>john.doe456@foo.com</text:p>
          </table:table-cell>
        </table:table-row>
        <table:table-row table:style-name="ro2">
          <table:table-cell office:value-type="string">
            <text:p>John Doe 457</text:p>
          </table:table-cell>
          <table:table-cell office:value-type="string">
            <text:p>John</text:p>
          </table:table-cell>
          <table:table-cell office:value-type="string">
            <text:p>Doe 457</text:p>
          </table:table-cell>
          <table:table-cell table:formula="oooc:=CONCATENATE(LOWER([.B459]);&quot;.&quot;;LOWER(SUBSTITUTE([.C459];&quot; &quot;;&quot;&quot;));&quot;@foo.com&quot;)" office:value-type="string" office:string-value="john.doe457@foo.com">
            <text:p>john.doe457@foo.com</text:p>
          </table:table-cell>
        </table:table-row>
        <table:table-row table:style-name="ro2">
          <table:table-cell office:value-type="string">
            <text:p>John Doe 458</text:p>
          </table:table-cell>
          <table:table-cell office:value-type="string">
            <text:p>John</text:p>
          </table:table-cell>
          <table:table-cell office:value-type="string">
            <text:p>Doe 458</text:p>
          </table:table-cell>
          <table:table-cell table:formula="oooc:=CONCATENATE(LOWER([.B460]);&quot;.&quot;;LOWER(SUBSTITUTE([.C460];&quot; &quot;;&quot;&quot;));&quot;@foo.com&quot;)" office:value-type="string" office:string-value="john.doe458@foo.com">
            <text:p>john.doe458@foo.com</text:p>
          </table:table-cell>
        </table:table-row>
        <table:table-row table:style-name="ro2">
          <table:table-cell office:value-type="string">
            <text:p>John Doe 459</text:p>
          </table:table-cell>
          <table:table-cell office:value-type="string">
            <text:p>John</text:p>
          </table:table-cell>
          <table:table-cell office:value-type="string">
            <text:p>Doe 459</text:p>
          </table:table-cell>
          <table:table-cell table:formula="oooc:=CONCATENATE(LOWER([.B461]);&quot;.&quot;;LOWER(SUBSTITUTE([.C461];&quot; &quot;;&quot;&quot;));&quot;@foo.com&quot;)" office:value-type="string" office:string-value="john.doe459@foo.com">
            <text:p>john.doe459@foo.com</text:p>
          </table:table-cell>
        </table:table-row>
        <table:table-row table:style-name="ro2">
          <table:table-cell office:value-type="string">
            <text:p>John Doe 460</text:p>
          </table:table-cell>
          <table:table-cell office:value-type="string">
            <text:p>John</text:p>
          </table:table-cell>
          <table:table-cell office:value-type="string">
            <text:p>Doe 460</text:p>
          </table:table-cell>
          <table:table-cell table:formula="oooc:=CONCATENATE(LOWER([.B462]);&quot;.&quot;;LOWER(SUBSTITUTE([.C462];&quot; &quot;;&quot;&quot;));&quot;@foo.com&quot;)" office:value-type="string" office:string-value="john.doe460@foo.com">
            <text:p>john.doe460@foo.com</text:p>
          </table:table-cell>
        </table:table-row>
        <table:table-row table:style-name="ro2">
          <table:table-cell office:value-type="string">
            <text:p>John Doe 461</text:p>
          </table:table-cell>
          <table:table-cell office:value-type="string">
            <text:p>John</text:p>
          </table:table-cell>
          <table:table-cell office:value-type="string">
            <text:p>Doe 461</text:p>
          </table:table-cell>
          <table:table-cell table:formula="oooc:=CONCATENATE(LOWER([.B463]);&quot;.&quot;;LOWER(SUBSTITUTE([.C463];&quot; &quot;;&quot;&quot;));&quot;@foo.com&quot;)" office:value-type="string" office:string-value="john.doe461@foo.com">
            <text:p>john.doe461@foo.com</text:p>
          </table:table-cell>
        </table:table-row>
        <table:table-row table:style-name="ro2">
          <table:table-cell office:value-type="string">
            <text:p>John Doe 462</text:p>
          </table:table-cell>
          <table:table-cell office:value-type="string">
            <text:p>John</text:p>
          </table:table-cell>
          <table:table-cell office:value-type="string">
            <text:p>Doe 462</text:p>
          </table:table-cell>
          <table:table-cell table:formula="oooc:=CONCATENATE(LOWER([.B464]);&quot;.&quot;;LOWER(SUBSTITUTE([.C464];&quot; &quot;;&quot;&quot;));&quot;@foo.com&quot;)" office:value-type="string" office:string-value="john.doe462@foo.com">
            <text:p>john.doe462@foo.com</text:p>
          </table:table-cell>
        </table:table-row>
        <table:table-row table:style-name="ro2">
          <table:table-cell office:value-type="string">
            <text:p>John Doe 463</text:p>
          </table:table-cell>
          <table:table-cell office:value-type="string">
            <text:p>John</text:p>
          </table:table-cell>
          <table:table-cell office:value-type="string">
            <text:p>Doe 463</text:p>
          </table:table-cell>
          <table:table-cell table:formula="oooc:=CONCATENATE(LOWER([.B465]);&quot;.&quot;;LOWER(SUBSTITUTE([.C465];&quot; &quot;;&quot;&quot;));&quot;@foo.com&quot;)" office:value-type="string" office:string-value="john.doe463@foo.com">
            <text:p>john.doe463@foo.com</text:p>
          </table:table-cell>
        </table:table-row>
        <table:table-row table:style-name="ro2">
          <table:table-cell office:value-type="string">
            <text:p>John Doe 464</text:p>
          </table:table-cell>
          <table:table-cell office:value-type="string">
            <text:p>John</text:p>
          </table:table-cell>
          <table:table-cell office:value-type="string">
            <text:p>Doe 464</text:p>
          </table:table-cell>
          <table:table-cell table:formula="oooc:=CONCATENATE(LOWER([.B466]);&quot;.&quot;;LOWER(SUBSTITUTE([.C466];&quot; &quot;;&quot;&quot;));&quot;@foo.com&quot;)" office:value-type="string" office:string-value="john.doe464@foo.com">
            <text:p>john.doe464@foo.com</text:p>
          </table:table-cell>
        </table:table-row>
        <table:table-row table:style-name="ro2">
          <table:table-cell office:value-type="string">
            <text:p>John Doe 465</text:p>
          </table:table-cell>
          <table:table-cell office:value-type="string">
            <text:p>John</text:p>
          </table:table-cell>
          <table:table-cell office:value-type="string">
            <text:p>Doe 465</text:p>
          </table:table-cell>
          <table:table-cell table:formula="oooc:=CONCATENATE(LOWER([.B467]);&quot;.&quot;;LOWER(SUBSTITUTE([.C467];&quot; &quot;;&quot;&quot;));&quot;@foo.com&quot;)" office:value-type="string" office:string-value="john.doe465@foo.com">
            <text:p>john.doe465@foo.com</text:p>
          </table:table-cell>
        </table:table-row>
        <table:table-row table:style-name="ro2">
          <table:table-cell office:value-type="string">
            <text:p>John Doe 466</text:p>
          </table:table-cell>
          <table:table-cell office:value-type="string">
            <text:p>John</text:p>
          </table:table-cell>
          <table:table-cell office:value-type="string">
            <text:p>Doe 466</text:p>
          </table:table-cell>
          <table:table-cell table:formula="oooc:=CONCATENATE(LOWER([.B468]);&quot;.&quot;;LOWER(SUBSTITUTE([.C468];&quot; &quot;;&quot;&quot;));&quot;@foo.com&quot;)" office:value-type="string" office:string-value="john.doe466@foo.com">
            <text:p>john.doe466@foo.com</text:p>
          </table:table-cell>
        </table:table-row>
        <table:table-row table:style-name="ro2">
          <table:table-cell office:value-type="string">
            <text:p>John Doe 467</text:p>
          </table:table-cell>
          <table:table-cell office:value-type="string">
            <text:p>John</text:p>
          </table:table-cell>
          <table:table-cell office:value-type="string">
            <text:p>Doe 467</text:p>
          </table:table-cell>
          <table:table-cell table:formula="oooc:=CONCATENATE(LOWER([.B469]);&quot;.&quot;;LOWER(SUBSTITUTE([.C469];&quot; &quot;;&quot;&quot;));&quot;@foo.com&quot;)" office:value-type="string" office:string-value="john.doe467@foo.com">
            <text:p>john.doe467@foo.com</text:p>
          </table:table-cell>
        </table:table-row>
        <table:table-row table:style-name="ro2">
          <table:table-cell office:value-type="string">
            <text:p>John Doe 468</text:p>
          </table:table-cell>
          <table:table-cell office:value-type="string">
            <text:p>John</text:p>
          </table:table-cell>
          <table:table-cell office:value-type="string">
            <text:p>Doe 468</text:p>
          </table:table-cell>
          <table:table-cell table:formula="oooc:=CONCATENATE(LOWER([.B470]);&quot;.&quot;;LOWER(SUBSTITUTE([.C470];&quot; &quot;;&quot;&quot;));&quot;@foo.com&quot;)" office:value-type="string" office:string-value="john.doe468@foo.com">
            <text:p>john.doe468@foo.com</text:p>
          </table:table-cell>
        </table:table-row>
        <table:table-row table:style-name="ro2">
          <table:table-cell office:value-type="string">
            <text:p>John Doe 469</text:p>
          </table:table-cell>
          <table:table-cell office:value-type="string">
            <text:p>John</text:p>
          </table:table-cell>
          <table:table-cell office:value-type="string">
            <text:p>Doe 469</text:p>
          </table:table-cell>
          <table:table-cell table:formula="oooc:=CONCATENATE(LOWER([.B471]);&quot;.&quot;;LOWER(SUBSTITUTE([.C471];&quot; &quot;;&quot;&quot;));&quot;@foo.com&quot;)" office:value-type="string" office:string-value="john.doe469@foo.com">
            <text:p>john.doe469@foo.com</text:p>
          </table:table-cell>
        </table:table-row>
        <table:table-row table:style-name="ro2">
          <table:table-cell office:value-type="string">
            <text:p>John Doe 470</text:p>
          </table:table-cell>
          <table:table-cell office:value-type="string">
            <text:p>John</text:p>
          </table:table-cell>
          <table:table-cell office:value-type="string">
            <text:p>Doe 470</text:p>
          </table:table-cell>
          <table:table-cell table:formula="oooc:=CONCATENATE(LOWER([.B472]);&quot;.&quot;;LOWER(SUBSTITUTE([.C472];&quot; &quot;;&quot;&quot;));&quot;@foo.com&quot;)" office:value-type="string" office:string-value="john.doe470@foo.com">
            <text:p>john.doe470@foo.com</text:p>
          </table:table-cell>
        </table:table-row>
        <table:table-row table:style-name="ro2">
          <table:table-cell office:value-type="string">
            <text:p>John Doe 471</text:p>
          </table:table-cell>
          <table:table-cell office:value-type="string">
            <text:p>John</text:p>
          </table:table-cell>
          <table:table-cell office:value-type="string">
            <text:p>Doe 471</text:p>
          </table:table-cell>
          <table:table-cell table:formula="oooc:=CONCATENATE(LOWER([.B473]);&quot;.&quot;;LOWER(SUBSTITUTE([.C473];&quot; &quot;;&quot;&quot;));&quot;@foo.com&quot;)" office:value-type="string" office:string-value="john.doe471@foo.com">
            <text:p>john.doe471@foo.com</text:p>
          </table:table-cell>
        </table:table-row>
        <table:table-row table:style-name="ro2">
          <table:table-cell office:value-type="string">
            <text:p>John Doe 472</text:p>
          </table:table-cell>
          <table:table-cell office:value-type="string">
            <text:p>John</text:p>
          </table:table-cell>
          <table:table-cell office:value-type="string">
            <text:p>Doe 472</text:p>
          </table:table-cell>
          <table:table-cell table:formula="oooc:=CONCATENATE(LOWER([.B474]);&quot;.&quot;;LOWER(SUBSTITUTE([.C474];&quot; &quot;;&quot;&quot;));&quot;@foo.com&quot;)" office:value-type="string" office:string-value="john.doe472@foo.com">
            <text:p>john.doe472@foo.com</text:p>
          </table:table-cell>
        </table:table-row>
        <table:table-row table:style-name="ro2">
          <table:table-cell office:value-type="string">
            <text:p>John Doe 473</text:p>
          </table:table-cell>
          <table:table-cell office:value-type="string">
            <text:p>John</text:p>
          </table:table-cell>
          <table:table-cell office:value-type="string">
            <text:p>Doe 473</text:p>
          </table:table-cell>
          <table:table-cell table:formula="oooc:=CONCATENATE(LOWER([.B475]);&quot;.&quot;;LOWER(SUBSTITUTE([.C475];&quot; &quot;;&quot;&quot;));&quot;@foo.com&quot;)" office:value-type="string" office:string-value="john.doe473@foo.com">
            <text:p>john.doe473@foo.com</text:p>
          </table:table-cell>
        </table:table-row>
        <table:table-row table:style-name="ro2">
          <table:table-cell office:value-type="string">
            <text:p>John Doe 474</text:p>
          </table:table-cell>
          <table:table-cell office:value-type="string">
            <text:p>John</text:p>
          </table:table-cell>
          <table:table-cell office:value-type="string">
            <text:p>Doe 474</text:p>
          </table:table-cell>
          <table:table-cell table:formula="oooc:=CONCATENATE(LOWER([.B476]);&quot;.&quot;;LOWER(SUBSTITUTE([.C476];&quot; &quot;;&quot;&quot;));&quot;@foo.com&quot;)" office:value-type="string" office:string-value="john.doe474@foo.com">
            <text:p>john.doe474@foo.com</text:p>
          </table:table-cell>
        </table:table-row>
        <table:table-row table:style-name="ro2">
          <table:table-cell office:value-type="string">
            <text:p>John Doe 475</text:p>
          </table:table-cell>
          <table:table-cell office:value-type="string">
            <text:p>John</text:p>
          </table:table-cell>
          <table:table-cell office:value-type="string">
            <text:p>Doe 475</text:p>
          </table:table-cell>
          <table:table-cell table:formula="oooc:=CONCATENATE(LOWER([.B477]);&quot;.&quot;;LOWER(SUBSTITUTE([.C477];&quot; &quot;;&quot;&quot;));&quot;@foo.com&quot;)" office:value-type="string" office:string-value="john.doe475@foo.com">
            <text:p>john.doe475@foo.com</text:p>
          </table:table-cell>
        </table:table-row>
        <table:table-row table:style-name="ro2">
          <table:table-cell office:value-type="string">
            <text:p>John Doe 476</text:p>
          </table:table-cell>
          <table:table-cell office:value-type="string">
            <text:p>John</text:p>
          </table:table-cell>
          <table:table-cell office:value-type="string">
            <text:p>Doe 476</text:p>
          </table:table-cell>
          <table:table-cell table:formula="oooc:=CONCATENATE(LOWER([.B478]);&quot;.&quot;;LOWER(SUBSTITUTE([.C478];&quot; &quot;;&quot;&quot;));&quot;@foo.com&quot;)" office:value-type="string" office:string-value="john.doe476@foo.com">
            <text:p>john.doe476@foo.com</text:p>
          </table:table-cell>
        </table:table-row>
        <table:table-row table:style-name="ro2">
          <table:table-cell office:value-type="string">
            <text:p>John Doe 477</text:p>
          </table:table-cell>
          <table:table-cell office:value-type="string">
            <text:p>John</text:p>
          </table:table-cell>
          <table:table-cell office:value-type="string">
            <text:p>Doe 477</text:p>
          </table:table-cell>
          <table:table-cell table:formula="oooc:=CONCATENATE(LOWER([.B479]);&quot;.&quot;;LOWER(SUBSTITUTE([.C479];&quot; &quot;;&quot;&quot;));&quot;@foo.com&quot;)" office:value-type="string" office:string-value="john.doe477@foo.com">
            <text:p>john.doe477@foo.com</text:p>
          </table:table-cell>
        </table:table-row>
        <table:table-row table:style-name="ro2">
          <table:table-cell office:value-type="string">
            <text:p>John Doe 478</text:p>
          </table:table-cell>
          <table:table-cell office:value-type="string">
            <text:p>John</text:p>
          </table:table-cell>
          <table:table-cell office:value-type="string">
            <text:p>Doe 478</text:p>
          </table:table-cell>
          <table:table-cell table:formula="oooc:=CONCATENATE(LOWER([.B480]);&quot;.&quot;;LOWER(SUBSTITUTE([.C480];&quot; &quot;;&quot;&quot;));&quot;@foo.com&quot;)" office:value-type="string" office:string-value="john.doe478@foo.com">
            <text:p>john.doe478@foo.com</text:p>
          </table:table-cell>
        </table:table-row>
        <table:table-row table:style-name="ro2">
          <table:table-cell office:value-type="string">
            <text:p>John Doe 479</text:p>
          </table:table-cell>
          <table:table-cell office:value-type="string">
            <text:p>John</text:p>
          </table:table-cell>
          <table:table-cell office:value-type="string">
            <text:p>Doe 479</text:p>
          </table:table-cell>
          <table:table-cell table:formula="oooc:=CONCATENATE(LOWER([.B481]);&quot;.&quot;;LOWER(SUBSTITUTE([.C481];&quot; &quot;;&quot;&quot;));&quot;@foo.com&quot;)" office:value-type="string" office:string-value="john.doe479@foo.com">
            <text:p>john.doe479@foo.com</text:p>
          </table:table-cell>
        </table:table-row>
        <table:table-row table:style-name="ro2">
          <table:table-cell office:value-type="string">
            <text:p>John Doe 480</text:p>
          </table:table-cell>
          <table:table-cell office:value-type="string">
            <text:p>John</text:p>
          </table:table-cell>
          <table:table-cell office:value-type="string">
            <text:p>Doe 480</text:p>
          </table:table-cell>
          <table:table-cell table:formula="oooc:=CONCATENATE(LOWER([.B482]);&quot;.&quot;;LOWER(SUBSTITUTE([.C482];&quot; &quot;;&quot;&quot;));&quot;@foo.com&quot;)" office:value-type="string" office:string-value="john.doe480@foo.com">
            <text:p>john.doe480@foo.com</text:p>
          </table:table-cell>
        </table:table-row>
        <table:table-row table:style-name="ro2">
          <table:table-cell office:value-type="string">
            <text:p>John Doe 481</text:p>
          </table:table-cell>
          <table:table-cell office:value-type="string">
            <text:p>John</text:p>
          </table:table-cell>
          <table:table-cell office:value-type="string">
            <text:p>Doe 481</text:p>
          </table:table-cell>
          <table:table-cell table:formula="oooc:=CONCATENATE(LOWER([.B483]);&quot;.&quot;;LOWER(SUBSTITUTE([.C483];&quot; &quot;;&quot;&quot;));&quot;@foo.com&quot;)" office:value-type="string" office:string-value="john.doe481@foo.com">
            <text:p>john.doe481@foo.com</text:p>
          </table:table-cell>
        </table:table-row>
        <table:table-row table:style-name="ro2">
          <table:table-cell office:value-type="string">
            <text:p>John Doe 482</text:p>
          </table:table-cell>
          <table:table-cell office:value-type="string">
            <text:p>John</text:p>
          </table:table-cell>
          <table:table-cell office:value-type="string">
            <text:p>Doe 482</text:p>
          </table:table-cell>
          <table:table-cell table:formula="oooc:=CONCATENATE(LOWER([.B484]);&quot;.&quot;;LOWER(SUBSTITUTE([.C484];&quot; &quot;;&quot;&quot;));&quot;@foo.com&quot;)" office:value-type="string" office:string-value="john.doe482@foo.com">
            <text:p>john.doe482@foo.com</text:p>
          </table:table-cell>
        </table:table-row>
        <table:table-row table:style-name="ro2">
          <table:table-cell office:value-type="string">
            <text:p>John Doe 483</text:p>
          </table:table-cell>
          <table:table-cell office:value-type="string">
            <text:p>John</text:p>
          </table:table-cell>
          <table:table-cell office:value-type="string">
            <text:p>Doe 483</text:p>
          </table:table-cell>
          <table:table-cell table:formula="oooc:=CONCATENATE(LOWER([.B485]);&quot;.&quot;;LOWER(SUBSTITUTE([.C485];&quot; &quot;;&quot;&quot;));&quot;@foo.com&quot;)" office:value-type="string" office:string-value="john.doe483@foo.com">
            <text:p>john.doe483@foo.com</text:p>
          </table:table-cell>
        </table:table-row>
        <table:table-row table:style-name="ro2">
          <table:table-cell office:value-type="string">
            <text:p>John Doe 484</text:p>
          </table:table-cell>
          <table:table-cell office:value-type="string">
            <text:p>John</text:p>
          </table:table-cell>
          <table:table-cell office:value-type="string">
            <text:p>Doe 484</text:p>
          </table:table-cell>
          <table:table-cell table:formula="oooc:=CONCATENATE(LOWER([.B486]);&quot;.&quot;;LOWER(SUBSTITUTE([.C486];&quot; &quot;;&quot;&quot;));&quot;@foo.com&quot;)" office:value-type="string" office:string-value="john.doe484@foo.com">
            <text:p>john.doe484@foo.com</text:p>
          </table:table-cell>
        </table:table-row>
        <table:table-row table:style-name="ro2">
          <table:table-cell office:value-type="string">
            <text:p>John Doe 485</text:p>
          </table:table-cell>
          <table:table-cell office:value-type="string">
            <text:p>John</text:p>
          </table:table-cell>
          <table:table-cell office:value-type="string">
            <text:p>Doe 485</text:p>
          </table:table-cell>
          <table:table-cell table:formula="oooc:=CONCATENATE(LOWER([.B487]);&quot;.&quot;;LOWER(SUBSTITUTE([.C487];&quot; &quot;;&quot;&quot;));&quot;@foo.com&quot;)" office:value-type="string" office:string-value="john.doe485@foo.com">
            <text:p>john.doe485@foo.com</text:p>
          </table:table-cell>
        </table:table-row>
        <table:table-row table:style-name="ro2">
          <table:table-cell office:value-type="string">
            <text:p>John Doe 486</text:p>
          </table:table-cell>
          <table:table-cell office:value-type="string">
            <text:p>John</text:p>
          </table:table-cell>
          <table:table-cell office:value-type="string">
            <text:p>Doe 486</text:p>
          </table:table-cell>
          <table:table-cell table:formula="oooc:=CONCATENATE(LOWER([.B488]);&quot;.&quot;;LOWER(SUBSTITUTE([.C488];&quot; &quot;;&quot;&quot;));&quot;@foo.com&quot;)" office:value-type="string" office:string-value="john.doe486@foo.com">
            <text:p>john.doe486@foo.com</text:p>
          </table:table-cell>
        </table:table-row>
        <table:table-row table:style-name="ro2">
          <table:table-cell office:value-type="string">
            <text:p>John Doe 487</text:p>
          </table:table-cell>
          <table:table-cell office:value-type="string">
            <text:p>John</text:p>
          </table:table-cell>
          <table:table-cell office:value-type="string">
            <text:p>Doe 487</text:p>
          </table:table-cell>
          <table:table-cell table:formula="oooc:=CONCATENATE(LOWER([.B489]);&quot;.&quot;;LOWER(SUBSTITUTE([.C489];&quot; &quot;;&quot;&quot;));&quot;@foo.com&quot;)" office:value-type="string" office:string-value="john.doe487@foo.com">
            <text:p>john.doe487@foo.com</text:p>
          </table:table-cell>
        </table:table-row>
        <table:table-row table:style-name="ro2">
          <table:table-cell office:value-type="string">
            <text:p>John Doe 488</text:p>
          </table:table-cell>
          <table:table-cell office:value-type="string">
            <text:p>John</text:p>
          </table:table-cell>
          <table:table-cell office:value-type="string">
            <text:p>Doe 488</text:p>
          </table:table-cell>
          <table:table-cell table:formula="oooc:=CONCATENATE(LOWER([.B490]);&quot;.&quot;;LOWER(SUBSTITUTE([.C490];&quot; &quot;;&quot;&quot;));&quot;@foo.com&quot;)" office:value-type="string" office:string-value="john.doe488@foo.com">
            <text:p>john.doe488@foo.com</text:p>
          </table:table-cell>
        </table:table-row>
        <table:table-row table:style-name="ro2">
          <table:table-cell office:value-type="string">
            <text:p>John Doe 489</text:p>
          </table:table-cell>
          <table:table-cell office:value-type="string">
            <text:p>John</text:p>
          </table:table-cell>
          <table:table-cell office:value-type="string">
            <text:p>Doe 489</text:p>
          </table:table-cell>
          <table:table-cell table:formula="oooc:=CONCATENATE(LOWER([.B491]);&quot;.&quot;;LOWER(SUBSTITUTE([.C491];&quot; &quot;;&quot;&quot;));&quot;@foo.com&quot;)" office:value-type="string" office:string-value="john.doe489@foo.com">
            <text:p>john.doe489@foo.com</text:p>
          </table:table-cell>
        </table:table-row>
        <table:table-row table:style-name="ro2">
          <table:table-cell office:value-type="string">
            <text:p>John Doe 490</text:p>
          </table:table-cell>
          <table:table-cell office:value-type="string">
            <text:p>John</text:p>
          </table:table-cell>
          <table:table-cell office:value-type="string">
            <text:p>Doe 490</text:p>
          </table:table-cell>
          <table:table-cell table:formula="oooc:=CONCATENATE(LOWER([.B492]);&quot;.&quot;;LOWER(SUBSTITUTE([.C492];&quot; &quot;;&quot;&quot;));&quot;@foo.com&quot;)" office:value-type="string" office:string-value="john.doe490@foo.com">
            <text:p>john.doe490@foo.com</text:p>
          </table:table-cell>
        </table:table-row>
        <table:table-row table:style-name="ro2">
          <table:table-cell office:value-type="string">
            <text:p>John Doe 491</text:p>
          </table:table-cell>
          <table:table-cell office:value-type="string">
            <text:p>John</text:p>
          </table:table-cell>
          <table:table-cell office:value-type="string">
            <text:p>Doe 491</text:p>
          </table:table-cell>
          <table:table-cell table:formula="oooc:=CONCATENATE(LOWER([.B493]);&quot;.&quot;;LOWER(SUBSTITUTE([.C493];&quot; &quot;;&quot;&quot;));&quot;@foo.com&quot;)" office:value-type="string" office:string-value="john.doe491@foo.com">
            <text:p>john.doe491@foo.com</text:p>
          </table:table-cell>
        </table:table-row>
        <table:table-row table:style-name="ro2">
          <table:table-cell office:value-type="string">
            <text:p>John Doe 492</text:p>
          </table:table-cell>
          <table:table-cell office:value-type="string">
            <text:p>John</text:p>
          </table:table-cell>
          <table:table-cell office:value-type="string">
            <text:p>Doe 492</text:p>
          </table:table-cell>
          <table:table-cell table:formula="oooc:=CONCATENATE(LOWER([.B494]);&quot;.&quot;;LOWER(SUBSTITUTE([.C494];&quot; &quot;;&quot;&quot;));&quot;@foo.com&quot;)" office:value-type="string" office:string-value="john.doe492@foo.com">
            <text:p>john.doe492@foo.com</text:p>
          </table:table-cell>
        </table:table-row>
        <table:table-row table:style-name="ro2">
          <table:table-cell office:value-type="string">
            <text:p>John Doe 493</text:p>
          </table:table-cell>
          <table:table-cell office:value-type="string">
            <text:p>John</text:p>
          </table:table-cell>
          <table:table-cell office:value-type="string">
            <text:p>Doe 493</text:p>
          </table:table-cell>
          <table:table-cell table:formula="oooc:=CONCATENATE(LOWER([.B495]);&quot;.&quot;;LOWER(SUBSTITUTE([.C495];&quot; &quot;;&quot;&quot;));&quot;@foo.com&quot;)" office:value-type="string" office:string-value="john.doe493@foo.com">
            <text:p>john.doe493@foo.com</text:p>
          </table:table-cell>
        </table:table-row>
        <table:table-row table:style-name="ro2">
          <table:table-cell office:value-type="string">
            <text:p>John Doe 494</text:p>
          </table:table-cell>
          <table:table-cell office:value-type="string">
            <text:p>John</text:p>
          </table:table-cell>
          <table:table-cell office:value-type="string">
            <text:p>Doe 494</text:p>
          </table:table-cell>
          <table:table-cell table:formula="oooc:=CONCATENATE(LOWER([.B496]);&quot;.&quot;;LOWER(SUBSTITUTE([.C496];&quot; &quot;;&quot;&quot;));&quot;@foo.com&quot;)" office:value-type="string" office:string-value="john.doe494@foo.com">
            <text:p>john.doe494@foo.com</text:p>
          </table:table-cell>
        </table:table-row>
        <table:table-row table:style-name="ro2">
          <table:table-cell office:value-type="string">
            <text:p>John Doe 495</text:p>
          </table:table-cell>
          <table:table-cell office:value-type="string">
            <text:p>John</text:p>
          </table:table-cell>
          <table:table-cell office:value-type="string">
            <text:p>Doe 495</text:p>
          </table:table-cell>
          <table:table-cell table:formula="oooc:=CONCATENATE(LOWER([.B497]);&quot;.&quot;;LOWER(SUBSTITUTE([.C497];&quot; &quot;;&quot;&quot;));&quot;@foo.com&quot;)" office:value-type="string" office:string-value="john.doe495@foo.com">
            <text:p>john.doe495@foo.com</text:p>
          </table:table-cell>
        </table:table-row>
        <table:table-row table:style-name="ro2">
          <table:table-cell office:value-type="string">
            <text:p>John Doe 496</text:p>
          </table:table-cell>
          <table:table-cell office:value-type="string">
            <text:p>John</text:p>
          </table:table-cell>
          <table:table-cell office:value-type="string">
            <text:p>Doe 496</text:p>
          </table:table-cell>
          <table:table-cell table:formula="oooc:=CONCATENATE(LOWER([.B498]);&quot;.&quot;;LOWER(SUBSTITUTE([.C498];&quot; &quot;;&quot;&quot;));&quot;@foo.com&quot;)" office:value-type="string" office:string-value="john.doe496@foo.com">
            <text:p>john.doe496@foo.com</text:p>
          </table:table-cell>
        </table:table-row>
        <table:table-row table:style-name="ro2">
          <table:table-cell office:value-type="string">
            <text:p>John Doe 497</text:p>
          </table:table-cell>
          <table:table-cell office:value-type="string">
            <text:p>John</text:p>
          </table:table-cell>
          <table:table-cell office:value-type="string">
            <text:p>Doe 497</text:p>
          </table:table-cell>
          <table:table-cell table:formula="oooc:=CONCATENATE(LOWER([.B499]);&quot;.&quot;;LOWER(SUBSTITUTE([.C499];&quot; &quot;;&quot;&quot;));&quot;@foo.com&quot;)" office:value-type="string" office:string-value="john.doe497@foo.com">
            <text:p>john.doe497@foo.com</text:p>
          </table:table-cell>
        </table:table-row>
        <table:table-row table:style-name="ro2">
          <table:table-cell office:value-type="string">
            <text:p>John Doe 498</text:p>
          </table:table-cell>
          <table:table-cell office:value-type="string">
            <text:p>John</text:p>
          </table:table-cell>
          <table:table-cell office:value-type="string">
            <text:p>Doe 498</text:p>
          </table:table-cell>
          <table:table-cell table:formula="oooc:=CONCATENATE(LOWER([.B500]);&quot;.&quot;;LOWER(SUBSTITUTE([.C500];&quot; &quot;;&quot;&quot;));&quot;@foo.com&quot;)" office:value-type="string" office:string-value="john.doe498@foo.com">
            <text:p>john.doe498@foo.com</text:p>
          </table:table-cell>
        </table:table-row>
        <table:table-row table:style-name="ro2">
          <table:table-cell office:value-type="string">
            <text:p>John Doe 499</text:p>
          </table:table-cell>
          <table:table-cell office:value-type="string">
            <text:p>John</text:p>
          </table:table-cell>
          <table:table-cell office:value-type="string">
            <text:p>Doe 499</text:p>
          </table:table-cell>
          <table:table-cell table:formula="oooc:=CONCATENATE(LOWER([.B501]);&quot;.&quot;;LOWER(SUBSTITUTE([.C501];&quot; &quot;;&quot;&quot;));&quot;@foo.com&quot;)" office:value-type="string" office:string-value="john.doe499@foo.com">
            <text:p>john.doe499@foo.com</text:p>
          </table:table-cell>
        </table:table-row>
        <table:table-row table:style-name="ro2">
          <table:table-cell office:value-type="string">
            <text:p>John Doe 500</text:p>
          </table:table-cell>
          <table:table-cell office:value-type="string">
            <text:p>John</text:p>
          </table:table-cell>
          <table:table-cell office:value-type="string">
            <text:p>Doe 500</text:p>
          </table:table-cell>
          <table:table-cell table:formula="oooc:=CONCATENATE(LOWER([.B502]);&quot;.&quot;;LOWER(SUBSTITUTE([.C502];&quot; &quot;;&quot;&quot;));&quot;@foo.com&quot;)" office:value-type="string" office:string-value="john.doe500@foo.com">
            <text:p>john.doe500@foo.com</text:p>
          </table:table-cell>
        </table:table-row>
        <table:table-row table:style-name="ro2">
          <table:table-cell office:value-type="string">
            <text:p>John Doe 501</text:p>
          </table:table-cell>
          <table:table-cell office:value-type="string">
            <text:p>John</text:p>
          </table:table-cell>
          <table:table-cell office:value-type="string">
            <text:p>Doe 501</text:p>
          </table:table-cell>
          <table:table-cell table:formula="oooc:=CONCATENATE(LOWER([.B503]);&quot;.&quot;;LOWER(SUBSTITUTE([.C503];&quot; &quot;;&quot;&quot;));&quot;@foo.com&quot;)" office:value-type="string" office:string-value="john.doe501@foo.com">
            <text:p>john.doe501@foo.com</text:p>
          </table:table-cell>
        </table:table-row>
        <table:table-row table:style-name="ro2">
          <table:table-cell office:value-type="string">
            <text:p>John Doe 502</text:p>
          </table:table-cell>
          <table:table-cell office:value-type="string">
            <text:p>John</text:p>
          </table:table-cell>
          <table:table-cell office:value-type="string">
            <text:p>Doe 502</text:p>
          </table:table-cell>
          <table:table-cell table:formula="oooc:=CONCATENATE(LOWER([.B504]);&quot;.&quot;;LOWER(SUBSTITUTE([.C504];&quot; &quot;;&quot;&quot;));&quot;@foo.com&quot;)" office:value-type="string" office:string-value="john.doe502@foo.com">
            <text:p>john.doe502@foo.com</text:p>
          </table:table-cell>
        </table:table-row>
        <table:table-row table:style-name="ro2">
          <table:table-cell office:value-type="string">
            <text:p>John Doe 503</text:p>
          </table:table-cell>
          <table:table-cell office:value-type="string">
            <text:p>John</text:p>
          </table:table-cell>
          <table:table-cell office:value-type="string">
            <text:p>Doe 503</text:p>
          </table:table-cell>
          <table:table-cell table:formula="oooc:=CONCATENATE(LOWER([.B505]);&quot;.&quot;;LOWER(SUBSTITUTE([.C505];&quot; &quot;;&quot;&quot;));&quot;@foo.com&quot;)" office:value-type="string" office:string-value="john.doe503@foo.com">
            <text:p>john.doe503@foo.com</text:p>
          </table:table-cell>
        </table:table-row>
        <table:table-row table:style-name="ro2">
          <table:table-cell office:value-type="string">
            <text:p>John Doe 504</text:p>
          </table:table-cell>
          <table:table-cell office:value-type="string">
            <text:p>John</text:p>
          </table:table-cell>
          <table:table-cell office:value-type="string">
            <text:p>Doe 504</text:p>
          </table:table-cell>
          <table:table-cell table:formula="oooc:=CONCATENATE(LOWER([.B506]);&quot;.&quot;;LOWER(SUBSTITUTE([.C506];&quot; &quot;;&quot;&quot;));&quot;@foo.com&quot;)" office:value-type="string" office:string-value="john.doe504@foo.com">
            <text:p>john.doe504@foo.com</text:p>
          </table:table-cell>
        </table:table-row>
        <table:table-row table:style-name="ro2">
          <table:table-cell office:value-type="string">
            <text:p>John Doe 505</text:p>
          </table:table-cell>
          <table:table-cell office:value-type="string">
            <text:p>John</text:p>
          </table:table-cell>
          <table:table-cell office:value-type="string">
            <text:p>Doe 505</text:p>
          </table:table-cell>
          <table:table-cell table:formula="oooc:=CONCATENATE(LOWER([.B507]);&quot;.&quot;;LOWER(SUBSTITUTE([.C507];&quot; &quot;;&quot;&quot;));&quot;@foo.com&quot;)" office:value-type="string" office:string-value="john.doe505@foo.com">
            <text:p>john.doe505@foo.com</text:p>
          </table:table-cell>
        </table:table-row>
        <table:table-row table:style-name="ro2">
          <table:table-cell office:value-type="string">
            <text:p>John Doe 506</text:p>
          </table:table-cell>
          <table:table-cell office:value-type="string">
            <text:p>John</text:p>
          </table:table-cell>
          <table:table-cell office:value-type="string">
            <text:p>Doe 506</text:p>
          </table:table-cell>
          <table:table-cell table:formula="oooc:=CONCATENATE(LOWER([.B508]);&quot;.&quot;;LOWER(SUBSTITUTE([.C508];&quot; &quot;;&quot;&quot;));&quot;@foo.com&quot;)" office:value-type="string" office:string-value="john.doe506@foo.com">
            <text:p>john.doe506@foo.com</text:p>
          </table:table-cell>
        </table:table-row>
        <table:table-row table:style-name="ro2">
          <table:table-cell office:value-type="string">
            <text:p>John Doe 507</text:p>
          </table:table-cell>
          <table:table-cell office:value-type="string">
            <text:p>John</text:p>
          </table:table-cell>
          <table:table-cell office:value-type="string">
            <text:p>Doe 507</text:p>
          </table:table-cell>
          <table:table-cell table:formula="oooc:=CONCATENATE(LOWER([.B509]);&quot;.&quot;;LOWER(SUBSTITUTE([.C509];&quot; &quot;;&quot;&quot;));&quot;@foo.com&quot;)" office:value-type="string" office:string-value="john.doe507@foo.com">
            <text:p>john.doe507@foo.com</text:p>
          </table:table-cell>
        </table:table-row>
        <table:table-row table:style-name="ro2">
          <table:table-cell office:value-type="string">
            <text:p>John Doe 508</text:p>
          </table:table-cell>
          <table:table-cell office:value-type="string">
            <text:p>John</text:p>
          </table:table-cell>
          <table:table-cell office:value-type="string">
            <text:p>Doe 508</text:p>
          </table:table-cell>
          <table:table-cell table:formula="oooc:=CONCATENATE(LOWER([.B510]);&quot;.&quot;;LOWER(SUBSTITUTE([.C510];&quot; &quot;;&quot;&quot;));&quot;@foo.com&quot;)" office:value-type="string" office:string-value="john.doe508@foo.com">
            <text:p>john.doe508@foo.com</text:p>
          </table:table-cell>
        </table:table-row>
        <table:table-row table:style-name="ro2">
          <table:table-cell office:value-type="string">
            <text:p>John Doe 509</text:p>
          </table:table-cell>
          <table:table-cell office:value-type="string">
            <text:p>John</text:p>
          </table:table-cell>
          <table:table-cell office:value-type="string">
            <text:p>Doe 509</text:p>
          </table:table-cell>
          <table:table-cell table:formula="oooc:=CONCATENATE(LOWER([.B511]);&quot;.&quot;;LOWER(SUBSTITUTE([.C511];&quot; &quot;;&quot;&quot;));&quot;@foo.com&quot;)" office:value-type="string" office:string-value="john.doe509@foo.com">
            <text:p>john.doe509@foo.com</text:p>
          </table:table-cell>
        </table:table-row>
        <table:table-row table:style-name="ro2">
          <table:table-cell office:value-type="string">
            <text:p>John Doe 510</text:p>
          </table:table-cell>
          <table:table-cell office:value-type="string">
            <text:p>John</text:p>
          </table:table-cell>
          <table:table-cell office:value-type="string">
            <text:p>Doe 510</text:p>
          </table:table-cell>
          <table:table-cell table:formula="oooc:=CONCATENATE(LOWER([.B512]);&quot;.&quot;;LOWER(SUBSTITUTE([.C512];&quot; &quot;;&quot;&quot;));&quot;@foo.com&quot;)" office:value-type="string" office:string-value="john.doe510@foo.com">
            <text:p>john.doe510@foo.com</text:p>
          </table:table-cell>
        </table:table-row>
        <table:table-row table:style-name="ro2">
          <table:table-cell office:value-type="string">
            <text:p>John Doe 511</text:p>
          </table:table-cell>
          <table:table-cell office:value-type="string">
            <text:p>John</text:p>
          </table:table-cell>
          <table:table-cell office:value-type="string">
            <text:p>Doe 511</text:p>
          </table:table-cell>
          <table:table-cell table:formula="oooc:=CONCATENATE(LOWER([.B513]);&quot;.&quot;;LOWER(SUBSTITUTE([.C513];&quot; &quot;;&quot;&quot;));&quot;@foo.com&quot;)" office:value-type="string" office:string-value="john.doe511@foo.com">
            <text:p>john.doe511@foo.com</text:p>
          </table:table-cell>
        </table:table-row>
        <table:table-row table:style-name="ro2">
          <table:table-cell office:value-type="string">
            <text:p>John Doe 512</text:p>
          </table:table-cell>
          <table:table-cell office:value-type="string">
            <text:p>John</text:p>
          </table:table-cell>
          <table:table-cell office:value-type="string">
            <text:p>Doe 512</text:p>
          </table:table-cell>
          <table:table-cell table:formula="oooc:=CONCATENATE(LOWER([.B514]);&quot;.&quot;;LOWER(SUBSTITUTE([.C514];&quot; &quot;;&quot;&quot;));&quot;@foo.com&quot;)" office:value-type="string" office:string-value="john.doe512@foo.com">
            <text:p>john.doe512@foo.com</text:p>
          </table:table-cell>
        </table:table-row>
        <table:table-row table:style-name="ro2">
          <table:table-cell office:value-type="string">
            <text:p>John Doe 513</text:p>
          </table:table-cell>
          <table:table-cell office:value-type="string">
            <text:p>John</text:p>
          </table:table-cell>
          <table:table-cell office:value-type="string">
            <text:p>Doe 513</text:p>
          </table:table-cell>
          <table:table-cell table:formula="oooc:=CONCATENATE(LOWER([.B515]);&quot;.&quot;;LOWER(SUBSTITUTE([.C515];&quot; &quot;;&quot;&quot;));&quot;@foo.com&quot;)" office:value-type="string" office:string-value="john.doe513@foo.com">
            <text:p>john.doe513@foo.com</text:p>
          </table:table-cell>
        </table:table-row>
        <table:table-row table:style-name="ro2">
          <table:table-cell office:value-type="string">
            <text:p>John Doe 514</text:p>
          </table:table-cell>
          <table:table-cell office:value-type="string">
            <text:p>John</text:p>
          </table:table-cell>
          <table:table-cell office:value-type="string">
            <text:p>Doe 514</text:p>
          </table:table-cell>
          <table:table-cell table:formula="oooc:=CONCATENATE(LOWER([.B516]);&quot;.&quot;;LOWER(SUBSTITUTE([.C516];&quot; &quot;;&quot;&quot;));&quot;@foo.com&quot;)" office:value-type="string" office:string-value="john.doe514@foo.com">
            <text:p>john.doe514@foo.com</text:p>
          </table:table-cell>
        </table:table-row>
        <table:table-row table:style-name="ro2">
          <table:table-cell office:value-type="string">
            <text:p>John Doe 515</text:p>
          </table:table-cell>
          <table:table-cell office:value-type="string">
            <text:p>John</text:p>
          </table:table-cell>
          <table:table-cell office:value-type="string">
            <text:p>Doe 515</text:p>
          </table:table-cell>
          <table:table-cell table:formula="oooc:=CONCATENATE(LOWER([.B517]);&quot;.&quot;;LOWER(SUBSTITUTE([.C517];&quot; &quot;;&quot;&quot;));&quot;@foo.com&quot;)" office:value-type="string" office:string-value="john.doe515@foo.com">
            <text:p>john.doe515@foo.com</text:p>
          </table:table-cell>
        </table:table-row>
        <table:table-row table:style-name="ro2">
          <table:table-cell office:value-type="string">
            <text:p>John Doe 516</text:p>
          </table:table-cell>
          <table:table-cell office:value-type="string">
            <text:p>John</text:p>
          </table:table-cell>
          <table:table-cell office:value-type="string">
            <text:p>Doe 516</text:p>
          </table:table-cell>
          <table:table-cell table:formula="oooc:=CONCATENATE(LOWER([.B518]);&quot;.&quot;;LOWER(SUBSTITUTE([.C518];&quot; &quot;;&quot;&quot;));&quot;@foo.com&quot;)" office:value-type="string" office:string-value="john.doe516@foo.com">
            <text:p>john.doe516@foo.com</text:p>
          </table:table-cell>
        </table:table-row>
        <table:table-row table:style-name="ro2">
          <table:table-cell office:value-type="string">
            <text:p>John Doe 517</text:p>
          </table:table-cell>
          <table:table-cell office:value-type="string">
            <text:p>John</text:p>
          </table:table-cell>
          <table:table-cell office:value-type="string">
            <text:p>Doe 517</text:p>
          </table:table-cell>
          <table:table-cell table:formula="oooc:=CONCATENATE(LOWER([.B519]);&quot;.&quot;;LOWER(SUBSTITUTE([.C519];&quot; &quot;;&quot;&quot;));&quot;@foo.com&quot;)" office:value-type="string" office:string-value="john.doe517@foo.com">
            <text:p>john.doe517@foo.com</text:p>
          </table:table-cell>
        </table:table-row>
        <table:table-row table:style-name="ro2">
          <table:table-cell office:value-type="string">
            <text:p>John Doe 518</text:p>
          </table:table-cell>
          <table:table-cell office:value-type="string">
            <text:p>John</text:p>
          </table:table-cell>
          <table:table-cell office:value-type="string">
            <text:p>Doe 518</text:p>
          </table:table-cell>
          <table:table-cell table:formula="oooc:=CONCATENATE(LOWER([.B520]);&quot;.&quot;;LOWER(SUBSTITUTE([.C520];&quot; &quot;;&quot;&quot;));&quot;@foo.com&quot;)" office:value-type="string" office:string-value="john.doe518@foo.com">
            <text:p>john.doe518@foo.com</text:p>
          </table:table-cell>
        </table:table-row>
        <table:table-row table:style-name="ro2">
          <table:table-cell office:value-type="string">
            <text:p>John Doe 519</text:p>
          </table:table-cell>
          <table:table-cell office:value-type="string">
            <text:p>John</text:p>
          </table:table-cell>
          <table:table-cell office:value-type="string">
            <text:p>Doe 519</text:p>
          </table:table-cell>
          <table:table-cell table:formula="oooc:=CONCATENATE(LOWER([.B521]);&quot;.&quot;;LOWER(SUBSTITUTE([.C521];&quot; &quot;;&quot;&quot;));&quot;@foo.com&quot;)" office:value-type="string" office:string-value="john.doe519@foo.com">
            <text:p>john.doe519@foo.com</text:p>
          </table:table-cell>
        </table:table-row>
        <table:table-row table:style-name="ro2">
          <table:table-cell office:value-type="string">
            <text:p>John Doe 520</text:p>
          </table:table-cell>
          <table:table-cell office:value-type="string">
            <text:p>John</text:p>
          </table:table-cell>
          <table:table-cell office:value-type="string">
            <text:p>Doe 520</text:p>
          </table:table-cell>
          <table:table-cell table:formula="oooc:=CONCATENATE(LOWER([.B522]);&quot;.&quot;;LOWER(SUBSTITUTE([.C522];&quot; &quot;;&quot;&quot;));&quot;@foo.com&quot;)" office:value-type="string" office:string-value="john.doe520@foo.com">
            <text:p>john.doe520@foo.com</text:p>
          </table:table-cell>
        </table:table-row>
        <table:table-row table:style-name="ro2">
          <table:table-cell office:value-type="string">
            <text:p>John Doe 521</text:p>
          </table:table-cell>
          <table:table-cell office:value-type="string">
            <text:p>John</text:p>
          </table:table-cell>
          <table:table-cell office:value-type="string">
            <text:p>Doe 521</text:p>
          </table:table-cell>
          <table:table-cell table:formula="oooc:=CONCATENATE(LOWER([.B523]);&quot;.&quot;;LOWER(SUBSTITUTE([.C523];&quot; &quot;;&quot;&quot;));&quot;@foo.com&quot;)" office:value-type="string" office:string-value="john.doe521@foo.com">
            <text:p>john.doe521@foo.com</text:p>
          </table:table-cell>
        </table:table-row>
        <table:table-row table:style-name="ro2">
          <table:table-cell office:value-type="string">
            <text:p>John Doe 522</text:p>
          </table:table-cell>
          <table:table-cell office:value-type="string">
            <text:p>John</text:p>
          </table:table-cell>
          <table:table-cell office:value-type="string">
            <text:p>Doe 522</text:p>
          </table:table-cell>
          <table:table-cell table:formula="oooc:=CONCATENATE(LOWER([.B524]);&quot;.&quot;;LOWER(SUBSTITUTE([.C524];&quot; &quot;;&quot;&quot;));&quot;@foo.com&quot;)" office:value-type="string" office:string-value="john.doe522@foo.com">
            <text:p>john.doe522@foo.com</text:p>
          </table:table-cell>
        </table:table-row>
        <table:table-row table:style-name="ro2">
          <table:table-cell office:value-type="string">
            <text:p>John Doe 523</text:p>
          </table:table-cell>
          <table:table-cell office:value-type="string">
            <text:p>John</text:p>
          </table:table-cell>
          <table:table-cell office:value-type="string">
            <text:p>Doe 523</text:p>
          </table:table-cell>
          <table:table-cell table:formula="oooc:=CONCATENATE(LOWER([.B525]);&quot;.&quot;;LOWER(SUBSTITUTE([.C525];&quot; &quot;;&quot;&quot;));&quot;@foo.com&quot;)" office:value-type="string" office:string-value="john.doe523@foo.com">
            <text:p>john.doe523@foo.com</text:p>
          </table:table-cell>
        </table:table-row>
        <table:table-row table:style-name="ro2">
          <table:table-cell office:value-type="string">
            <text:p>John Doe 524</text:p>
          </table:table-cell>
          <table:table-cell office:value-type="string">
            <text:p>John</text:p>
          </table:table-cell>
          <table:table-cell office:value-type="string">
            <text:p>Doe 524</text:p>
          </table:table-cell>
          <table:table-cell table:formula="oooc:=CONCATENATE(LOWER([.B526]);&quot;.&quot;;LOWER(SUBSTITUTE([.C526];&quot; &quot;;&quot;&quot;));&quot;@foo.com&quot;)" office:value-type="string" office:string-value="john.doe524@foo.com">
            <text:p>john.doe524@foo.com</text:p>
          </table:table-cell>
        </table:table-row>
        <table:table-row table:style-name="ro2">
          <table:table-cell office:value-type="string">
            <text:p>John Doe 525</text:p>
          </table:table-cell>
          <table:table-cell office:value-type="string">
            <text:p>John</text:p>
          </table:table-cell>
          <table:table-cell office:value-type="string">
            <text:p>Doe 525</text:p>
          </table:table-cell>
          <table:table-cell table:formula="oooc:=CONCATENATE(LOWER([.B527]);&quot;.&quot;;LOWER(SUBSTITUTE([.C527];&quot; &quot;;&quot;&quot;));&quot;@foo.com&quot;)" office:value-type="string" office:string-value="john.doe525@foo.com">
            <text:p>john.doe525@foo.com</text:p>
          </table:table-cell>
        </table:table-row>
        <table:table-row table:style-name="ro2">
          <table:table-cell office:value-type="string">
            <text:p>John Doe 526</text:p>
          </table:table-cell>
          <table:table-cell office:value-type="string">
            <text:p>John</text:p>
          </table:table-cell>
          <table:table-cell office:value-type="string">
            <text:p>Doe 526</text:p>
          </table:table-cell>
          <table:table-cell table:formula="oooc:=CONCATENATE(LOWER([.B528]);&quot;.&quot;;LOWER(SUBSTITUTE([.C528];&quot; &quot;;&quot;&quot;));&quot;@foo.com&quot;)" office:value-type="string" office:string-value="john.doe526@foo.com">
            <text:p>john.doe526@foo.com</text:p>
          </table:table-cell>
        </table:table-row>
        <table:table-row table:style-name="ro2">
          <table:table-cell office:value-type="string">
            <text:p>John Doe 527</text:p>
          </table:table-cell>
          <table:table-cell office:value-type="string">
            <text:p>John</text:p>
          </table:table-cell>
          <table:table-cell office:value-type="string">
            <text:p>Doe 527</text:p>
          </table:table-cell>
          <table:table-cell table:formula="oooc:=CONCATENATE(LOWER([.B529]);&quot;.&quot;;LOWER(SUBSTITUTE([.C529];&quot; &quot;;&quot;&quot;));&quot;@foo.com&quot;)" office:value-type="string" office:string-value="john.doe527@foo.com">
            <text:p>john.doe527@foo.com</text:p>
          </table:table-cell>
        </table:table-row>
        <table:table-row table:style-name="ro2">
          <table:table-cell office:value-type="string">
            <text:p>John Doe 528</text:p>
          </table:table-cell>
          <table:table-cell office:value-type="string">
            <text:p>John</text:p>
          </table:table-cell>
          <table:table-cell office:value-type="string">
            <text:p>Doe 528</text:p>
          </table:table-cell>
          <table:table-cell table:formula="oooc:=CONCATENATE(LOWER([.B530]);&quot;.&quot;;LOWER(SUBSTITUTE([.C530];&quot; &quot;;&quot;&quot;));&quot;@foo.com&quot;)" office:value-type="string" office:string-value="john.doe528@foo.com">
            <text:p>john.doe528@foo.com</text:p>
          </table:table-cell>
        </table:table-row>
        <table:table-row table:style-name="ro2">
          <table:table-cell office:value-type="string">
            <text:p>John Doe 529</text:p>
          </table:table-cell>
          <table:table-cell office:value-type="string">
            <text:p>John</text:p>
          </table:table-cell>
          <table:table-cell office:value-type="string">
            <text:p>Doe 529</text:p>
          </table:table-cell>
          <table:table-cell table:formula="oooc:=CONCATENATE(LOWER([.B531]);&quot;.&quot;;LOWER(SUBSTITUTE([.C531];&quot; &quot;;&quot;&quot;));&quot;@foo.com&quot;)" office:value-type="string" office:string-value="john.doe529@foo.com">
            <text:p>john.doe529@foo.com</text:p>
          </table:table-cell>
        </table:table-row>
        <table:table-row table:style-name="ro2">
          <table:table-cell office:value-type="string">
            <text:p>John Doe 530</text:p>
          </table:table-cell>
          <table:table-cell office:value-type="string">
            <text:p>John</text:p>
          </table:table-cell>
          <table:table-cell office:value-type="string">
            <text:p>Doe 530</text:p>
          </table:table-cell>
          <table:table-cell table:formula="oooc:=CONCATENATE(LOWER([.B532]);&quot;.&quot;;LOWER(SUBSTITUTE([.C532];&quot; &quot;;&quot;&quot;));&quot;@foo.com&quot;)" office:value-type="string" office:string-value="john.doe530@foo.com">
            <text:p>john.doe530@foo.com</text:p>
          </table:table-cell>
        </table:table-row>
        <table:table-row table:style-name="ro2">
          <table:table-cell office:value-type="string">
            <text:p>John Doe 531</text:p>
          </table:table-cell>
          <table:table-cell office:value-type="string">
            <text:p>John</text:p>
          </table:table-cell>
          <table:table-cell office:value-type="string">
            <text:p>Doe 531</text:p>
          </table:table-cell>
          <table:table-cell table:formula="oooc:=CONCATENATE(LOWER([.B533]);&quot;.&quot;;LOWER(SUBSTITUTE([.C533];&quot; &quot;;&quot;&quot;));&quot;@foo.com&quot;)" office:value-type="string" office:string-value="john.doe531@foo.com">
            <text:p>john.doe531@foo.com</text:p>
          </table:table-cell>
        </table:table-row>
        <table:table-row table:style-name="ro2">
          <table:table-cell office:value-type="string">
            <text:p>John Doe 532</text:p>
          </table:table-cell>
          <table:table-cell office:value-type="string">
            <text:p>John</text:p>
          </table:table-cell>
          <table:table-cell office:value-type="string">
            <text:p>Doe 532</text:p>
          </table:table-cell>
          <table:table-cell table:formula="oooc:=CONCATENATE(LOWER([.B534]);&quot;.&quot;;LOWER(SUBSTITUTE([.C534];&quot; &quot;;&quot;&quot;));&quot;@foo.com&quot;)" office:value-type="string" office:string-value="john.doe532@foo.com">
            <text:p>john.doe532@foo.com</text:p>
          </table:table-cell>
        </table:table-row>
        <table:table-row table:style-name="ro2">
          <table:table-cell office:value-type="string">
            <text:p>John Doe 533</text:p>
          </table:table-cell>
          <table:table-cell office:value-type="string">
            <text:p>John</text:p>
          </table:table-cell>
          <table:table-cell office:value-type="string">
            <text:p>Doe 533</text:p>
          </table:table-cell>
          <table:table-cell table:formula="oooc:=CONCATENATE(LOWER([.B535]);&quot;.&quot;;LOWER(SUBSTITUTE([.C535];&quot; &quot;;&quot;&quot;));&quot;@foo.com&quot;)" office:value-type="string" office:string-value="john.doe533@foo.com">
            <text:p>john.doe533@foo.com</text:p>
          </table:table-cell>
        </table:table-row>
        <table:table-row table:style-name="ro2">
          <table:table-cell office:value-type="string">
            <text:p>John Doe 534</text:p>
          </table:table-cell>
          <table:table-cell office:value-type="string">
            <text:p>John</text:p>
          </table:table-cell>
          <table:table-cell office:value-type="string">
            <text:p>Doe 534</text:p>
          </table:table-cell>
          <table:table-cell table:formula="oooc:=CONCATENATE(LOWER([.B536]);&quot;.&quot;;LOWER(SUBSTITUTE([.C536];&quot; &quot;;&quot;&quot;));&quot;@foo.com&quot;)" office:value-type="string" office:string-value="john.doe534@foo.com">
            <text:p>john.doe534@foo.com</text:p>
          </table:table-cell>
        </table:table-row>
        <table:table-row table:style-name="ro2">
          <table:table-cell office:value-type="string">
            <text:p>John Doe 535</text:p>
          </table:table-cell>
          <table:table-cell office:value-type="string">
            <text:p>John</text:p>
          </table:table-cell>
          <table:table-cell office:value-type="string">
            <text:p>Doe 535</text:p>
          </table:table-cell>
          <table:table-cell table:formula="oooc:=CONCATENATE(LOWER([.B537]);&quot;.&quot;;LOWER(SUBSTITUTE([.C537];&quot; &quot;;&quot;&quot;));&quot;@foo.com&quot;)" office:value-type="string" office:string-value="john.doe535@foo.com">
            <text:p>john.doe535@foo.com</text:p>
          </table:table-cell>
        </table:table-row>
        <table:table-row table:style-name="ro2">
          <table:table-cell office:value-type="string">
            <text:p>John Doe 536</text:p>
          </table:table-cell>
          <table:table-cell office:value-type="string">
            <text:p>John</text:p>
          </table:table-cell>
          <table:table-cell office:value-type="string">
            <text:p>Doe 536</text:p>
          </table:table-cell>
          <table:table-cell table:formula="oooc:=CONCATENATE(LOWER([.B538]);&quot;.&quot;;LOWER(SUBSTITUTE([.C538];&quot; &quot;;&quot;&quot;));&quot;@foo.com&quot;)" office:value-type="string" office:string-value="john.doe536@foo.com">
            <text:p>john.doe536@foo.com</text:p>
          </table:table-cell>
        </table:table-row>
        <table:table-row table:style-name="ro2">
          <table:table-cell office:value-type="string">
            <text:p>John Doe 537</text:p>
          </table:table-cell>
          <table:table-cell office:value-type="string">
            <text:p>John</text:p>
          </table:table-cell>
          <table:table-cell office:value-type="string">
            <text:p>Doe 537</text:p>
          </table:table-cell>
          <table:table-cell table:formula="oooc:=CONCATENATE(LOWER([.B539]);&quot;.&quot;;LOWER(SUBSTITUTE([.C539];&quot; &quot;;&quot;&quot;));&quot;@foo.com&quot;)" office:value-type="string" office:string-value="john.doe537@foo.com">
            <text:p>john.doe537@foo.com</text:p>
          </table:table-cell>
        </table:table-row>
        <table:table-row table:style-name="ro2">
          <table:table-cell office:value-type="string">
            <text:p>John Doe 538</text:p>
          </table:table-cell>
          <table:table-cell office:value-type="string">
            <text:p>John</text:p>
          </table:table-cell>
          <table:table-cell office:value-type="string">
            <text:p>Doe 538</text:p>
          </table:table-cell>
          <table:table-cell table:formula="oooc:=CONCATENATE(LOWER([.B540]);&quot;.&quot;;LOWER(SUBSTITUTE([.C540];&quot; &quot;;&quot;&quot;));&quot;@foo.com&quot;)" office:value-type="string" office:string-value="john.doe538@foo.com">
            <text:p>john.doe538@foo.com</text:p>
          </table:table-cell>
        </table:table-row>
        <table:table-row table:style-name="ro2">
          <table:table-cell office:value-type="string">
            <text:p>John Doe 539</text:p>
          </table:table-cell>
          <table:table-cell office:value-type="string">
            <text:p>John</text:p>
          </table:table-cell>
          <table:table-cell office:value-type="string">
            <text:p>Doe 539</text:p>
          </table:table-cell>
          <table:table-cell table:formula="oooc:=CONCATENATE(LOWER([.B541]);&quot;.&quot;;LOWER(SUBSTITUTE([.C541];&quot; &quot;;&quot;&quot;));&quot;@foo.com&quot;)" office:value-type="string" office:string-value="john.doe539@foo.com">
            <text:p>john.doe539@foo.com</text:p>
          </table:table-cell>
        </table:table-row>
        <table:table-row table:style-name="ro2">
          <table:table-cell office:value-type="string">
            <text:p>John Doe 540</text:p>
          </table:table-cell>
          <table:table-cell office:value-type="string">
            <text:p>John</text:p>
          </table:table-cell>
          <table:table-cell office:value-type="string">
            <text:p>Doe 540</text:p>
          </table:table-cell>
          <table:table-cell table:formula="oooc:=CONCATENATE(LOWER([.B542]);&quot;.&quot;;LOWER(SUBSTITUTE([.C542];&quot; &quot;;&quot;&quot;));&quot;@foo.com&quot;)" office:value-type="string" office:string-value="john.doe540@foo.com">
            <text:p>john.doe540@foo.com</text:p>
          </table:table-cell>
        </table:table-row>
        <table:table-row table:style-name="ro2">
          <table:table-cell office:value-type="string">
            <text:p>John Doe 541</text:p>
          </table:table-cell>
          <table:table-cell office:value-type="string">
            <text:p>John</text:p>
          </table:table-cell>
          <table:table-cell office:value-type="string">
            <text:p>Doe 541</text:p>
          </table:table-cell>
          <table:table-cell table:formula="oooc:=CONCATENATE(LOWER([.B543]);&quot;.&quot;;LOWER(SUBSTITUTE([.C543];&quot; &quot;;&quot;&quot;));&quot;@foo.com&quot;)" office:value-type="string" office:string-value="john.doe541@foo.com">
            <text:p>john.doe541@foo.com</text:p>
          </table:table-cell>
        </table:table-row>
        <table:table-row table:style-name="ro2">
          <table:table-cell office:value-type="string">
            <text:p>John Doe 542</text:p>
          </table:table-cell>
          <table:table-cell office:value-type="string">
            <text:p>John</text:p>
          </table:table-cell>
          <table:table-cell office:value-type="string">
            <text:p>Doe 542</text:p>
          </table:table-cell>
          <table:table-cell table:formula="oooc:=CONCATENATE(LOWER([.B544]);&quot;.&quot;;LOWER(SUBSTITUTE([.C544];&quot; &quot;;&quot;&quot;));&quot;@foo.com&quot;)" office:value-type="string" office:string-value="john.doe542@foo.com">
            <text:p>john.doe542@foo.com</text:p>
          </table:table-cell>
        </table:table-row>
        <table:table-row table:style-name="ro2">
          <table:table-cell office:value-type="string">
            <text:p>John Doe 543</text:p>
          </table:table-cell>
          <table:table-cell office:value-type="string">
            <text:p>John</text:p>
          </table:table-cell>
          <table:table-cell office:value-type="string">
            <text:p>Doe 543</text:p>
          </table:table-cell>
          <table:table-cell table:formula="oooc:=CONCATENATE(LOWER([.B545]);&quot;.&quot;;LOWER(SUBSTITUTE([.C545];&quot; &quot;;&quot;&quot;));&quot;@foo.com&quot;)" office:value-type="string" office:string-value="john.doe543@foo.com">
            <text:p>john.doe543@foo.com</text:p>
          </table:table-cell>
        </table:table-row>
        <table:table-row table:style-name="ro2">
          <table:table-cell office:value-type="string">
            <text:p>John Doe 544</text:p>
          </table:table-cell>
          <table:table-cell office:value-type="string">
            <text:p>John</text:p>
          </table:table-cell>
          <table:table-cell office:value-type="string">
            <text:p>Doe 544</text:p>
          </table:table-cell>
          <table:table-cell table:formula="oooc:=CONCATENATE(LOWER([.B546]);&quot;.&quot;;LOWER(SUBSTITUTE([.C546];&quot; &quot;;&quot;&quot;));&quot;@foo.com&quot;)" office:value-type="string" office:string-value="john.doe544@foo.com">
            <text:p>john.doe544@foo.com</text:p>
          </table:table-cell>
        </table:table-row>
        <table:table-row table:style-name="ro2">
          <table:table-cell office:value-type="string">
            <text:p>John Doe 545</text:p>
          </table:table-cell>
          <table:table-cell office:value-type="string">
            <text:p>John</text:p>
          </table:table-cell>
          <table:table-cell office:value-type="string">
            <text:p>Doe 545</text:p>
          </table:table-cell>
          <table:table-cell table:formula="oooc:=CONCATENATE(LOWER([.B547]);&quot;.&quot;;LOWER(SUBSTITUTE([.C547];&quot; &quot;;&quot;&quot;));&quot;@foo.com&quot;)" office:value-type="string" office:string-value="john.doe545@foo.com">
            <text:p>john.doe545@foo.com</text:p>
          </table:table-cell>
        </table:table-row>
        <table:table-row table:style-name="ro2">
          <table:table-cell office:value-type="string">
            <text:p>John Doe 546</text:p>
          </table:table-cell>
          <table:table-cell office:value-type="string">
            <text:p>John</text:p>
          </table:table-cell>
          <table:table-cell office:value-type="string">
            <text:p>Doe 546</text:p>
          </table:table-cell>
          <table:table-cell table:formula="oooc:=CONCATENATE(LOWER([.B548]);&quot;.&quot;;LOWER(SUBSTITUTE([.C548];&quot; &quot;;&quot;&quot;));&quot;@foo.com&quot;)" office:value-type="string" office:string-value="john.doe546@foo.com">
            <text:p>john.doe546@foo.com</text:p>
          </table:table-cell>
        </table:table-row>
        <table:table-row table:style-name="ro2">
          <table:table-cell office:value-type="string">
            <text:p>John Doe 547</text:p>
          </table:table-cell>
          <table:table-cell office:value-type="string">
            <text:p>John</text:p>
          </table:table-cell>
          <table:table-cell office:value-type="string">
            <text:p>Doe 547</text:p>
          </table:table-cell>
          <table:table-cell table:formula="oooc:=CONCATENATE(LOWER([.B549]);&quot;.&quot;;LOWER(SUBSTITUTE([.C549];&quot; &quot;;&quot;&quot;));&quot;@foo.com&quot;)" office:value-type="string" office:string-value="john.doe547@foo.com">
            <text:p>john.doe547@foo.com</text:p>
          </table:table-cell>
        </table:table-row>
        <table:table-row table:style-name="ro2">
          <table:table-cell office:value-type="string">
            <text:p>John Doe 548</text:p>
          </table:table-cell>
          <table:table-cell office:value-type="string">
            <text:p>John</text:p>
          </table:table-cell>
          <table:table-cell office:value-type="string">
            <text:p>Doe 548</text:p>
          </table:table-cell>
          <table:table-cell table:formula="oooc:=CONCATENATE(LOWER([.B550]);&quot;.&quot;;LOWER(SUBSTITUTE([.C550];&quot; &quot;;&quot;&quot;));&quot;@foo.com&quot;)" office:value-type="string" office:string-value="john.doe548@foo.com">
            <text:p>john.doe548@foo.com</text:p>
          </table:table-cell>
        </table:table-row>
        <table:table-row table:style-name="ro2">
          <table:table-cell office:value-type="string">
            <text:p>John Doe 549</text:p>
          </table:table-cell>
          <table:table-cell office:value-type="string">
            <text:p>John</text:p>
          </table:table-cell>
          <table:table-cell office:value-type="string">
            <text:p>Doe 549</text:p>
          </table:table-cell>
          <table:table-cell table:formula="oooc:=CONCATENATE(LOWER([.B551]);&quot;.&quot;;LOWER(SUBSTITUTE([.C551];&quot; &quot;;&quot;&quot;));&quot;@foo.com&quot;)" office:value-type="string" office:string-value="john.doe549@foo.com">
            <text:p>john.doe549@foo.com</text:p>
          </table:table-cell>
        </table:table-row>
        <table:table-row table:style-name="ro2">
          <table:table-cell office:value-type="string">
            <text:p>John Doe 550</text:p>
          </table:table-cell>
          <table:table-cell office:value-type="string">
            <text:p>John</text:p>
          </table:table-cell>
          <table:table-cell office:value-type="string">
            <text:p>Doe 550</text:p>
          </table:table-cell>
          <table:table-cell table:formula="oooc:=CONCATENATE(LOWER([.B552]);&quot;.&quot;;LOWER(SUBSTITUTE([.C552];&quot; &quot;;&quot;&quot;));&quot;@foo.com&quot;)" office:value-type="string" office:string-value="john.doe550@foo.com">
            <text:p>john.doe550@foo.com</text:p>
          </table:table-cell>
        </table:table-row>
        <table:table-row table:style-name="ro2">
          <table:table-cell office:value-type="string">
            <text:p>John Doe 551</text:p>
          </table:table-cell>
          <table:table-cell office:value-type="string">
            <text:p>John</text:p>
          </table:table-cell>
          <table:table-cell office:value-type="string">
            <text:p>Doe 551</text:p>
          </table:table-cell>
          <table:table-cell table:formula="oooc:=CONCATENATE(LOWER([.B553]);&quot;.&quot;;LOWER(SUBSTITUTE([.C553];&quot; &quot;;&quot;&quot;));&quot;@foo.com&quot;)" office:value-type="string" office:string-value="john.doe551@foo.com">
            <text:p>john.doe551@foo.com</text:p>
          </table:table-cell>
        </table:table-row>
        <table:table-row table:style-name="ro2">
          <table:table-cell office:value-type="string">
            <text:p>John Doe 552</text:p>
          </table:table-cell>
          <table:table-cell office:value-type="string">
            <text:p>John</text:p>
          </table:table-cell>
          <table:table-cell office:value-type="string">
            <text:p>Doe 552</text:p>
          </table:table-cell>
          <table:table-cell table:formula="oooc:=CONCATENATE(LOWER([.B554]);&quot;.&quot;;LOWER(SUBSTITUTE([.C554];&quot; &quot;;&quot;&quot;));&quot;@foo.com&quot;)" office:value-type="string" office:string-value="john.doe552@foo.com">
            <text:p>john.doe552@foo.com</text:p>
          </table:table-cell>
        </table:table-row>
        <table:table-row table:style-name="ro2">
          <table:table-cell office:value-type="string">
            <text:p>John Doe 553</text:p>
          </table:table-cell>
          <table:table-cell office:value-type="string">
            <text:p>John</text:p>
          </table:table-cell>
          <table:table-cell office:value-type="string">
            <text:p>Doe 553</text:p>
          </table:table-cell>
          <table:table-cell table:formula="oooc:=CONCATENATE(LOWER([.B555]);&quot;.&quot;;LOWER(SUBSTITUTE([.C555];&quot; &quot;;&quot;&quot;));&quot;@foo.com&quot;)" office:value-type="string" office:string-value="john.doe553@foo.com">
            <text:p>john.doe553@foo.com</text:p>
          </table:table-cell>
        </table:table-row>
        <table:table-row table:style-name="ro2">
          <table:table-cell office:value-type="string">
            <text:p>John Doe 554</text:p>
          </table:table-cell>
          <table:table-cell office:value-type="string">
            <text:p>John</text:p>
          </table:table-cell>
          <table:table-cell office:value-type="string">
            <text:p>Doe 554</text:p>
          </table:table-cell>
          <table:table-cell table:formula="oooc:=CONCATENATE(LOWER([.B556]);&quot;.&quot;;LOWER(SUBSTITUTE([.C556];&quot; &quot;;&quot;&quot;));&quot;@foo.com&quot;)" office:value-type="string" office:string-value="john.doe554@foo.com">
            <text:p>john.doe554@foo.com</text:p>
          </table:table-cell>
        </table:table-row>
        <table:table-row table:style-name="ro2">
          <table:table-cell office:value-type="string">
            <text:p>John Doe 555</text:p>
          </table:table-cell>
          <table:table-cell office:value-type="string">
            <text:p>John</text:p>
          </table:table-cell>
          <table:table-cell office:value-type="string">
            <text:p>Doe 555</text:p>
          </table:table-cell>
          <table:table-cell table:formula="oooc:=CONCATENATE(LOWER([.B557]);&quot;.&quot;;LOWER(SUBSTITUTE([.C557];&quot; &quot;;&quot;&quot;));&quot;@foo.com&quot;)" office:value-type="string" office:string-value="john.doe555@foo.com">
            <text:p>john.doe555@foo.com</text:p>
          </table:table-cell>
        </table:table-row>
        <table:table-row table:style-name="ro2">
          <table:table-cell office:value-type="string">
            <text:p>John Doe 556</text:p>
          </table:table-cell>
          <table:table-cell office:value-type="string">
            <text:p>John</text:p>
          </table:table-cell>
          <table:table-cell office:value-type="string">
            <text:p>Doe 556</text:p>
          </table:table-cell>
          <table:table-cell table:formula="oooc:=CONCATENATE(LOWER([.B558]);&quot;.&quot;;LOWER(SUBSTITUTE([.C558];&quot; &quot;;&quot;&quot;));&quot;@foo.com&quot;)" office:value-type="string" office:string-value="john.doe556@foo.com">
            <text:p>john.doe556@foo.com</text:p>
          </table:table-cell>
        </table:table-row>
        <table:table-row table:style-name="ro2">
          <table:table-cell office:value-type="string">
            <text:p>John Doe 557</text:p>
          </table:table-cell>
          <table:table-cell office:value-type="string">
            <text:p>John</text:p>
          </table:table-cell>
          <table:table-cell office:value-type="string">
            <text:p>Doe 557</text:p>
          </table:table-cell>
          <table:table-cell table:formula="oooc:=CONCATENATE(LOWER([.B559]);&quot;.&quot;;LOWER(SUBSTITUTE([.C559];&quot; &quot;;&quot;&quot;));&quot;@foo.com&quot;)" office:value-type="string" office:string-value="john.doe557@foo.com">
            <text:p>john.doe557@foo.com</text:p>
          </table:table-cell>
        </table:table-row>
        <table:table-row table:style-name="ro2">
          <table:table-cell office:value-type="string">
            <text:p>John Doe 558</text:p>
          </table:table-cell>
          <table:table-cell office:value-type="string">
            <text:p>John</text:p>
          </table:table-cell>
          <table:table-cell office:value-type="string">
            <text:p>Doe 558</text:p>
          </table:table-cell>
          <table:table-cell table:formula="oooc:=CONCATENATE(LOWER([.B560]);&quot;.&quot;;LOWER(SUBSTITUTE([.C560];&quot; &quot;;&quot;&quot;));&quot;@foo.com&quot;)" office:value-type="string" office:string-value="john.doe558@foo.com">
            <text:p>john.doe558@foo.com</text:p>
          </table:table-cell>
        </table:table-row>
        <table:table-row table:style-name="ro2">
          <table:table-cell office:value-type="string">
            <text:p>John Doe 559</text:p>
          </table:table-cell>
          <table:table-cell office:value-type="string">
            <text:p>John</text:p>
          </table:table-cell>
          <table:table-cell office:value-type="string">
            <text:p>Doe 559</text:p>
          </table:table-cell>
          <table:table-cell table:formula="oooc:=CONCATENATE(LOWER([.B561]);&quot;.&quot;;LOWER(SUBSTITUTE([.C561];&quot; &quot;;&quot;&quot;));&quot;@foo.com&quot;)" office:value-type="string" office:string-value="john.doe559@foo.com">
            <text:p>john.doe559@foo.com</text:p>
          </table:table-cell>
        </table:table-row>
        <table:table-row table:style-name="ro2">
          <table:table-cell office:value-type="string">
            <text:p>John Doe 560</text:p>
          </table:table-cell>
          <table:table-cell office:value-type="string">
            <text:p>John</text:p>
          </table:table-cell>
          <table:table-cell office:value-type="string">
            <text:p>Doe 560</text:p>
          </table:table-cell>
          <table:table-cell table:formula="oooc:=CONCATENATE(LOWER([.B562]);&quot;.&quot;;LOWER(SUBSTITUTE([.C562];&quot; &quot;;&quot;&quot;));&quot;@foo.com&quot;)" office:value-type="string" office:string-value="john.doe560@foo.com">
            <text:p>john.doe560@foo.com</text:p>
          </table:table-cell>
        </table:table-row>
        <table:table-row table:style-name="ro2">
          <table:table-cell office:value-type="string">
            <text:p>John Doe 561</text:p>
          </table:table-cell>
          <table:table-cell office:value-type="string">
            <text:p>John</text:p>
          </table:table-cell>
          <table:table-cell office:value-type="string">
            <text:p>Doe 561</text:p>
          </table:table-cell>
          <table:table-cell table:formula="oooc:=CONCATENATE(LOWER([.B563]);&quot;.&quot;;LOWER(SUBSTITUTE([.C563];&quot; &quot;;&quot;&quot;));&quot;@foo.com&quot;)" office:value-type="string" office:string-value="john.doe561@foo.com">
            <text:p>john.doe561@foo.com</text:p>
          </table:table-cell>
        </table:table-row>
        <table:table-row table:style-name="ro2">
          <table:table-cell office:value-type="string">
            <text:p>John Doe 562</text:p>
          </table:table-cell>
          <table:table-cell office:value-type="string">
            <text:p>John</text:p>
          </table:table-cell>
          <table:table-cell office:value-type="string">
            <text:p>Doe 562</text:p>
          </table:table-cell>
          <table:table-cell table:formula="oooc:=CONCATENATE(LOWER([.B564]);&quot;.&quot;;LOWER(SUBSTITUTE([.C564];&quot; &quot;;&quot;&quot;));&quot;@foo.com&quot;)" office:value-type="string" office:string-value="john.doe562@foo.com">
            <text:p>john.doe562@foo.com</text:p>
          </table:table-cell>
        </table:table-row>
        <table:table-row table:style-name="ro2">
          <table:table-cell office:value-type="string">
            <text:p>John Doe 563</text:p>
          </table:table-cell>
          <table:table-cell office:value-type="string">
            <text:p>John</text:p>
          </table:table-cell>
          <table:table-cell office:value-type="string">
            <text:p>Doe 563</text:p>
          </table:table-cell>
          <table:table-cell table:formula="oooc:=CONCATENATE(LOWER([.B565]);&quot;.&quot;;LOWER(SUBSTITUTE([.C565];&quot; &quot;;&quot;&quot;));&quot;@foo.com&quot;)" office:value-type="string" office:string-value="john.doe563@foo.com">
            <text:p>john.doe563@foo.com</text:p>
          </table:table-cell>
        </table:table-row>
        <table:table-row table:style-name="ro2">
          <table:table-cell office:value-type="string">
            <text:p>John Doe 564</text:p>
          </table:table-cell>
          <table:table-cell office:value-type="string">
            <text:p>John</text:p>
          </table:table-cell>
          <table:table-cell office:value-type="string">
            <text:p>Doe 564</text:p>
          </table:table-cell>
          <table:table-cell table:formula="oooc:=CONCATENATE(LOWER([.B566]);&quot;.&quot;;LOWER(SUBSTITUTE([.C566];&quot; &quot;;&quot;&quot;));&quot;@foo.com&quot;)" office:value-type="string" office:string-value="john.doe564@foo.com">
            <text:p>john.doe564@foo.com</text:p>
          </table:table-cell>
        </table:table-row>
        <table:table-row table:style-name="ro2">
          <table:table-cell office:value-type="string">
            <text:p>John Doe 565</text:p>
          </table:table-cell>
          <table:table-cell office:value-type="string">
            <text:p>John</text:p>
          </table:table-cell>
          <table:table-cell office:value-type="string">
            <text:p>Doe 565</text:p>
          </table:table-cell>
          <table:table-cell table:formula="oooc:=CONCATENATE(LOWER([.B567]);&quot;.&quot;;LOWER(SUBSTITUTE([.C567];&quot; &quot;;&quot;&quot;));&quot;@foo.com&quot;)" office:value-type="string" office:string-value="john.doe565@foo.com">
            <text:p>john.doe565@foo.com</text:p>
          </table:table-cell>
        </table:table-row>
        <table:table-row table:style-name="ro2">
          <table:table-cell office:value-type="string">
            <text:p>John Doe 566</text:p>
          </table:table-cell>
          <table:table-cell office:value-type="string">
            <text:p>John</text:p>
          </table:table-cell>
          <table:table-cell office:value-type="string">
            <text:p>Doe 566</text:p>
          </table:table-cell>
          <table:table-cell table:formula="oooc:=CONCATENATE(LOWER([.B568]);&quot;.&quot;;LOWER(SUBSTITUTE([.C568];&quot; &quot;;&quot;&quot;));&quot;@foo.com&quot;)" office:value-type="string" office:string-value="john.doe566@foo.com">
            <text:p>john.doe566@foo.com</text:p>
          </table:table-cell>
        </table:table-row>
        <table:table-row table:style-name="ro2">
          <table:table-cell office:value-type="string">
            <text:p>John Doe 567</text:p>
          </table:table-cell>
          <table:table-cell office:value-type="string">
            <text:p>John</text:p>
          </table:table-cell>
          <table:table-cell office:value-type="string">
            <text:p>Doe 567</text:p>
          </table:table-cell>
          <table:table-cell table:formula="oooc:=CONCATENATE(LOWER([.B569]);&quot;.&quot;;LOWER(SUBSTITUTE([.C569];&quot; &quot;;&quot;&quot;));&quot;@foo.com&quot;)" office:value-type="string" office:string-value="john.doe567@foo.com">
            <text:p>john.doe567@foo.com</text:p>
          </table:table-cell>
        </table:table-row>
        <table:table-row table:style-name="ro2">
          <table:table-cell office:value-type="string">
            <text:p>John Doe 568</text:p>
          </table:table-cell>
          <table:table-cell office:value-type="string">
            <text:p>John</text:p>
          </table:table-cell>
          <table:table-cell office:value-type="string">
            <text:p>Doe 568</text:p>
          </table:table-cell>
          <table:table-cell table:formula="oooc:=CONCATENATE(LOWER([.B570]);&quot;.&quot;;LOWER(SUBSTITUTE([.C570];&quot; &quot;;&quot;&quot;));&quot;@foo.com&quot;)" office:value-type="string" office:string-value="john.doe568@foo.com">
            <text:p>john.doe568@foo.com</text:p>
          </table:table-cell>
        </table:table-row>
        <table:table-row table:style-name="ro2">
          <table:table-cell office:value-type="string">
            <text:p>John Doe 569</text:p>
          </table:table-cell>
          <table:table-cell office:value-type="string">
            <text:p>John</text:p>
          </table:table-cell>
          <table:table-cell office:value-type="string">
            <text:p>Doe 569</text:p>
          </table:table-cell>
          <table:table-cell table:formula="oooc:=CONCATENATE(LOWER([.B571]);&quot;.&quot;;LOWER(SUBSTITUTE([.C571];&quot; &quot;;&quot;&quot;));&quot;@foo.com&quot;)" office:value-type="string" office:string-value="john.doe569@foo.com">
            <text:p>john.doe569@foo.com</text:p>
          </table:table-cell>
        </table:table-row>
        <table:table-row table:style-name="ro2">
          <table:table-cell office:value-type="string">
            <text:p>John Doe 570</text:p>
          </table:table-cell>
          <table:table-cell office:value-type="string">
            <text:p>John</text:p>
          </table:table-cell>
          <table:table-cell office:value-type="string">
            <text:p>Doe 570</text:p>
          </table:table-cell>
          <table:table-cell table:formula="oooc:=CONCATENATE(LOWER([.B572]);&quot;.&quot;;LOWER(SUBSTITUTE([.C572];&quot; &quot;;&quot;&quot;));&quot;@foo.com&quot;)" office:value-type="string" office:string-value="john.doe570@foo.com">
            <text:p>john.doe570@foo.com</text:p>
          </table:table-cell>
        </table:table-row>
        <table:table-row table:style-name="ro2">
          <table:table-cell office:value-type="string">
            <text:p>John Doe 571</text:p>
          </table:table-cell>
          <table:table-cell office:value-type="string">
            <text:p>John</text:p>
          </table:table-cell>
          <table:table-cell office:value-type="string">
            <text:p>Doe 571</text:p>
          </table:table-cell>
          <table:table-cell table:formula="oooc:=CONCATENATE(LOWER([.B573]);&quot;.&quot;;LOWER(SUBSTITUTE([.C573];&quot; &quot;;&quot;&quot;));&quot;@foo.com&quot;)" office:value-type="string" office:string-value="john.doe571@foo.com">
            <text:p>john.doe571@foo.com</text:p>
          </table:table-cell>
        </table:table-row>
        <table:table-row table:style-name="ro2">
          <table:table-cell office:value-type="string">
            <text:p>John Doe 572</text:p>
          </table:table-cell>
          <table:table-cell office:value-type="string">
            <text:p>John</text:p>
          </table:table-cell>
          <table:table-cell office:value-type="string">
            <text:p>Doe 572</text:p>
          </table:table-cell>
          <table:table-cell table:formula="oooc:=CONCATENATE(LOWER([.B574]);&quot;.&quot;;LOWER(SUBSTITUTE([.C574];&quot; &quot;;&quot;&quot;));&quot;@foo.com&quot;)" office:value-type="string" office:string-value="john.doe572@foo.com">
            <text:p>john.doe572@foo.com</text:p>
          </table:table-cell>
        </table:table-row>
        <table:table-row table:style-name="ro2">
          <table:table-cell office:value-type="string">
            <text:p>John Doe 573</text:p>
          </table:table-cell>
          <table:table-cell office:value-type="string">
            <text:p>John</text:p>
          </table:table-cell>
          <table:table-cell office:value-type="string">
            <text:p>Doe 573</text:p>
          </table:table-cell>
          <table:table-cell table:formula="oooc:=CONCATENATE(LOWER([.B575]);&quot;.&quot;;LOWER(SUBSTITUTE([.C575];&quot; &quot;;&quot;&quot;));&quot;@foo.com&quot;)" office:value-type="string" office:string-value="john.doe573@foo.com">
            <text:p>john.doe573@foo.com</text:p>
          </table:table-cell>
        </table:table-row>
        <table:table-row table:style-name="ro2">
          <table:table-cell office:value-type="string">
            <text:p>John Doe 574</text:p>
          </table:table-cell>
          <table:table-cell office:value-type="string">
            <text:p>John</text:p>
          </table:table-cell>
          <table:table-cell office:value-type="string">
            <text:p>Doe 574</text:p>
          </table:table-cell>
          <table:table-cell table:formula="oooc:=CONCATENATE(LOWER([.B576]);&quot;.&quot;;LOWER(SUBSTITUTE([.C576];&quot; &quot;;&quot;&quot;));&quot;@foo.com&quot;)" office:value-type="string" office:string-value="john.doe574@foo.com">
            <text:p>john.doe574@foo.com</text:p>
          </table:table-cell>
        </table:table-row>
        <table:table-row table:style-name="ro2">
          <table:table-cell office:value-type="string">
            <text:p>John Doe 575</text:p>
          </table:table-cell>
          <table:table-cell office:value-type="string">
            <text:p>John</text:p>
          </table:table-cell>
          <table:table-cell office:value-type="string">
            <text:p>Doe 575</text:p>
          </table:table-cell>
          <table:table-cell table:formula="oooc:=CONCATENATE(LOWER([.B577]);&quot;.&quot;;LOWER(SUBSTITUTE([.C577];&quot; &quot;;&quot;&quot;));&quot;@foo.com&quot;)" office:value-type="string" office:string-value="john.doe575@foo.com">
            <text:p>john.doe575@foo.com</text:p>
          </table:table-cell>
        </table:table-row>
        <table:table-row table:style-name="ro2">
          <table:table-cell office:value-type="string">
            <text:p>John Doe 576</text:p>
          </table:table-cell>
          <table:table-cell office:value-type="string">
            <text:p>John</text:p>
          </table:table-cell>
          <table:table-cell office:value-type="string">
            <text:p>Doe 576</text:p>
          </table:table-cell>
          <table:table-cell table:formula="oooc:=CONCATENATE(LOWER([.B578]);&quot;.&quot;;LOWER(SUBSTITUTE([.C578];&quot; &quot;;&quot;&quot;));&quot;@foo.com&quot;)" office:value-type="string" office:string-value="john.doe576@foo.com">
            <text:p>john.doe576@foo.com</text:p>
          </table:table-cell>
        </table:table-row>
        <table:table-row table:style-name="ro2">
          <table:table-cell office:value-type="string">
            <text:p>John Doe 577</text:p>
          </table:table-cell>
          <table:table-cell office:value-type="string">
            <text:p>John</text:p>
          </table:table-cell>
          <table:table-cell office:value-type="string">
            <text:p>Doe 577</text:p>
          </table:table-cell>
          <table:table-cell table:formula="oooc:=CONCATENATE(LOWER([.B579]);&quot;.&quot;;LOWER(SUBSTITUTE([.C579];&quot; &quot;;&quot;&quot;));&quot;@foo.com&quot;)" office:value-type="string" office:string-value="john.doe577@foo.com">
            <text:p>john.doe577@foo.com</text:p>
          </table:table-cell>
        </table:table-row>
        <table:table-row table:style-name="ro2">
          <table:table-cell office:value-type="string">
            <text:p>John Doe 578</text:p>
          </table:table-cell>
          <table:table-cell office:value-type="string">
            <text:p>John</text:p>
          </table:table-cell>
          <table:table-cell office:value-type="string">
            <text:p>Doe 578</text:p>
          </table:table-cell>
          <table:table-cell table:formula="oooc:=CONCATENATE(LOWER([.B580]);&quot;.&quot;;LOWER(SUBSTITUTE([.C580];&quot; &quot;;&quot;&quot;));&quot;@foo.com&quot;)" office:value-type="string" office:string-value="john.doe578@foo.com">
            <text:p>john.doe578@foo.com</text:p>
          </table:table-cell>
        </table:table-row>
        <table:table-row table:style-name="ro2">
          <table:table-cell office:value-type="string">
            <text:p>John Doe 579</text:p>
          </table:table-cell>
          <table:table-cell office:value-type="string">
            <text:p>John</text:p>
          </table:table-cell>
          <table:table-cell office:value-type="string">
            <text:p>Doe 579</text:p>
          </table:table-cell>
          <table:table-cell table:formula="oooc:=CONCATENATE(LOWER([.B581]);&quot;.&quot;;LOWER(SUBSTITUTE([.C581];&quot; &quot;;&quot;&quot;));&quot;@foo.com&quot;)" office:value-type="string" office:string-value="john.doe579@foo.com">
            <text:p>john.doe579@foo.com</text:p>
          </table:table-cell>
        </table:table-row>
        <table:table-row table:style-name="ro2">
          <table:table-cell office:value-type="string">
            <text:p>John Doe 580</text:p>
          </table:table-cell>
          <table:table-cell office:value-type="string">
            <text:p>John</text:p>
          </table:table-cell>
          <table:table-cell office:value-type="string">
            <text:p>Doe 580</text:p>
          </table:table-cell>
          <table:table-cell table:formula="oooc:=CONCATENATE(LOWER([.B582]);&quot;.&quot;;LOWER(SUBSTITUTE([.C582];&quot; &quot;;&quot;&quot;));&quot;@foo.com&quot;)" office:value-type="string" office:string-value="john.doe580@foo.com">
            <text:p>john.doe580@foo.com</text:p>
          </table:table-cell>
        </table:table-row>
        <table:table-row table:style-name="ro2">
          <table:table-cell office:value-type="string">
            <text:p>John Doe 581</text:p>
          </table:table-cell>
          <table:table-cell office:value-type="string">
            <text:p>John</text:p>
          </table:table-cell>
          <table:table-cell office:value-type="string">
            <text:p>Doe 581</text:p>
          </table:table-cell>
          <table:table-cell table:formula="oooc:=CONCATENATE(LOWER([.B583]);&quot;.&quot;;LOWER(SUBSTITUTE([.C583];&quot; &quot;;&quot;&quot;));&quot;@foo.com&quot;)" office:value-type="string" office:string-value="john.doe581@foo.com">
            <text:p>john.doe581@foo.com</text:p>
          </table:table-cell>
        </table:table-row>
        <table:table-row table:style-name="ro2">
          <table:table-cell office:value-type="string">
            <text:p>John Doe 582</text:p>
          </table:table-cell>
          <table:table-cell office:value-type="string">
            <text:p>John</text:p>
          </table:table-cell>
          <table:table-cell office:value-type="string">
            <text:p>Doe 582</text:p>
          </table:table-cell>
          <table:table-cell table:formula="oooc:=CONCATENATE(LOWER([.B584]);&quot;.&quot;;LOWER(SUBSTITUTE([.C584];&quot; &quot;;&quot;&quot;));&quot;@foo.com&quot;)" office:value-type="string" office:string-value="john.doe582@foo.com">
            <text:p>john.doe582@foo.com</text:p>
          </table:table-cell>
        </table:table-row>
        <table:table-row table:style-name="ro2">
          <table:table-cell office:value-type="string">
            <text:p>John Doe 583</text:p>
          </table:table-cell>
          <table:table-cell office:value-type="string">
            <text:p>John</text:p>
          </table:table-cell>
          <table:table-cell office:value-type="string">
            <text:p>Doe 583</text:p>
          </table:table-cell>
          <table:table-cell table:formula="oooc:=CONCATENATE(LOWER([.B585]);&quot;.&quot;;LOWER(SUBSTITUTE([.C585];&quot; &quot;;&quot;&quot;));&quot;@foo.com&quot;)" office:value-type="string" office:string-value="john.doe583@foo.com">
            <text:p>john.doe583@foo.com</text:p>
          </table:table-cell>
        </table:table-row>
        <table:table-row table:style-name="ro2">
          <table:table-cell office:value-type="string">
            <text:p>John Doe 584</text:p>
          </table:table-cell>
          <table:table-cell office:value-type="string">
            <text:p>John</text:p>
          </table:table-cell>
          <table:table-cell office:value-type="string">
            <text:p>Doe 584</text:p>
          </table:table-cell>
          <table:table-cell table:formula="oooc:=CONCATENATE(LOWER([.B586]);&quot;.&quot;;LOWER(SUBSTITUTE([.C586];&quot; &quot;;&quot;&quot;));&quot;@foo.com&quot;)" office:value-type="string" office:string-value="john.doe584@foo.com">
            <text:p>john.doe584@foo.com</text:p>
          </table:table-cell>
        </table:table-row>
        <table:table-row table:style-name="ro2">
          <table:table-cell office:value-type="string">
            <text:p>John Doe 585</text:p>
          </table:table-cell>
          <table:table-cell office:value-type="string">
            <text:p>John</text:p>
          </table:table-cell>
          <table:table-cell office:value-type="string">
            <text:p>Doe 585</text:p>
          </table:table-cell>
          <table:table-cell table:formula="oooc:=CONCATENATE(LOWER([.B587]);&quot;.&quot;;LOWER(SUBSTITUTE([.C587];&quot; &quot;;&quot;&quot;));&quot;@foo.com&quot;)" office:value-type="string" office:string-value="john.doe585@foo.com">
            <text:p>john.doe585@foo.com</text:p>
          </table:table-cell>
        </table:table-row>
        <table:table-row table:style-name="ro2">
          <table:table-cell office:value-type="string">
            <text:p>John Doe 586</text:p>
          </table:table-cell>
          <table:table-cell office:value-type="string">
            <text:p>John</text:p>
          </table:table-cell>
          <table:table-cell office:value-type="string">
            <text:p>Doe 586</text:p>
          </table:table-cell>
          <table:table-cell table:formula="oooc:=CONCATENATE(LOWER([.B588]);&quot;.&quot;;LOWER(SUBSTITUTE([.C588];&quot; &quot;;&quot;&quot;));&quot;@foo.com&quot;)" office:value-type="string" office:string-value="john.doe586@foo.com">
            <text:p>john.doe586@foo.com</text:p>
          </table:table-cell>
        </table:table-row>
        <table:table-row table:style-name="ro2">
          <table:table-cell office:value-type="string">
            <text:p>John Doe 587</text:p>
          </table:table-cell>
          <table:table-cell office:value-type="string">
            <text:p>John</text:p>
          </table:table-cell>
          <table:table-cell office:value-type="string">
            <text:p>Doe 587</text:p>
          </table:table-cell>
          <table:table-cell table:formula="oooc:=CONCATENATE(LOWER([.B589]);&quot;.&quot;;LOWER(SUBSTITUTE([.C589];&quot; &quot;;&quot;&quot;));&quot;@foo.com&quot;)" office:value-type="string" office:string-value="john.doe587@foo.com">
            <text:p>john.doe587@foo.com</text:p>
          </table:table-cell>
        </table:table-row>
        <table:table-row table:style-name="ro2">
          <table:table-cell office:value-type="string">
            <text:p>John Doe 588</text:p>
          </table:table-cell>
          <table:table-cell office:value-type="string">
            <text:p>John</text:p>
          </table:table-cell>
          <table:table-cell office:value-type="string">
            <text:p>Doe 588</text:p>
          </table:table-cell>
          <table:table-cell table:formula="oooc:=CONCATENATE(LOWER([.B590]);&quot;.&quot;;LOWER(SUBSTITUTE([.C590];&quot; &quot;;&quot;&quot;));&quot;@foo.com&quot;)" office:value-type="string" office:string-value="john.doe588@foo.com">
            <text:p>john.doe588@foo.com</text:p>
          </table:table-cell>
        </table:table-row>
        <table:table-row table:style-name="ro2">
          <table:table-cell office:value-type="string">
            <text:p>John Doe 589</text:p>
          </table:table-cell>
          <table:table-cell office:value-type="string">
            <text:p>John</text:p>
          </table:table-cell>
          <table:table-cell office:value-type="string">
            <text:p>Doe 589</text:p>
          </table:table-cell>
          <table:table-cell table:formula="oooc:=CONCATENATE(LOWER([.B591]);&quot;.&quot;;LOWER(SUBSTITUTE([.C591];&quot; &quot;;&quot;&quot;));&quot;@foo.com&quot;)" office:value-type="string" office:string-value="john.doe589@foo.com">
            <text:p>john.doe589@foo.com</text:p>
          </table:table-cell>
        </table:table-row>
        <table:table-row table:style-name="ro2">
          <table:table-cell office:value-type="string">
            <text:p>John Doe 590</text:p>
          </table:table-cell>
          <table:table-cell office:value-type="string">
            <text:p>John</text:p>
          </table:table-cell>
          <table:table-cell office:value-type="string">
            <text:p>Doe 590</text:p>
          </table:table-cell>
          <table:table-cell table:formula="oooc:=CONCATENATE(LOWER([.B592]);&quot;.&quot;;LOWER(SUBSTITUTE([.C592];&quot; &quot;;&quot;&quot;));&quot;@foo.com&quot;)" office:value-type="string" office:string-value="john.doe590@foo.com">
            <text:p>john.doe590@foo.com</text:p>
          </table:table-cell>
        </table:table-row>
        <table:table-row table:style-name="ro2">
          <table:table-cell office:value-type="string">
            <text:p>John Doe 591</text:p>
          </table:table-cell>
          <table:table-cell office:value-type="string">
            <text:p>John</text:p>
          </table:table-cell>
          <table:table-cell office:value-type="string">
            <text:p>Doe 591</text:p>
          </table:table-cell>
          <table:table-cell table:formula="oooc:=CONCATENATE(LOWER([.B593]);&quot;.&quot;;LOWER(SUBSTITUTE([.C593];&quot; &quot;;&quot;&quot;));&quot;@foo.com&quot;)" office:value-type="string" office:string-value="john.doe591@foo.com">
            <text:p>john.doe591@foo.com</text:p>
          </table:table-cell>
        </table:table-row>
        <table:table-row table:style-name="ro2">
          <table:table-cell office:value-type="string">
            <text:p>John Doe 592</text:p>
          </table:table-cell>
          <table:table-cell office:value-type="string">
            <text:p>John</text:p>
          </table:table-cell>
          <table:table-cell office:value-type="string">
            <text:p>Doe 592</text:p>
          </table:table-cell>
          <table:table-cell table:formula="oooc:=CONCATENATE(LOWER([.B594]);&quot;.&quot;;LOWER(SUBSTITUTE([.C594];&quot; &quot;;&quot;&quot;));&quot;@foo.com&quot;)" office:value-type="string" office:string-value="john.doe592@foo.com">
            <text:p>john.doe592@foo.com</text:p>
          </table:table-cell>
        </table:table-row>
        <table:table-row table:style-name="ro2">
          <table:table-cell office:value-type="string">
            <text:p>John Doe 593</text:p>
          </table:table-cell>
          <table:table-cell office:value-type="string">
            <text:p>John</text:p>
          </table:table-cell>
          <table:table-cell office:value-type="string">
            <text:p>Doe 593</text:p>
          </table:table-cell>
          <table:table-cell table:formula="oooc:=CONCATENATE(LOWER([.B595]);&quot;.&quot;;LOWER(SUBSTITUTE([.C595];&quot; &quot;;&quot;&quot;));&quot;@foo.com&quot;)" office:value-type="string" office:string-value="john.doe593@foo.com">
            <text:p>john.doe593@foo.com</text:p>
          </table:table-cell>
        </table:table-row>
        <table:table-row table:style-name="ro2">
          <table:table-cell office:value-type="string">
            <text:p>John Doe 594</text:p>
          </table:table-cell>
          <table:table-cell office:value-type="string">
            <text:p>John</text:p>
          </table:table-cell>
          <table:table-cell office:value-type="string">
            <text:p>Doe 594</text:p>
          </table:table-cell>
          <table:table-cell table:formula="oooc:=CONCATENATE(LOWER([.B596]);&quot;.&quot;;LOWER(SUBSTITUTE([.C596];&quot; &quot;;&quot;&quot;));&quot;@foo.com&quot;)" office:value-type="string" office:string-value="john.doe594@foo.com">
            <text:p>john.doe594@foo.com</text:p>
          </table:table-cell>
        </table:table-row>
        <table:table-row table:style-name="ro2">
          <table:table-cell office:value-type="string">
            <text:p>John Doe 595</text:p>
          </table:table-cell>
          <table:table-cell office:value-type="string">
            <text:p>John</text:p>
          </table:table-cell>
          <table:table-cell office:value-type="string">
            <text:p>Doe 595</text:p>
          </table:table-cell>
          <table:table-cell table:formula="oooc:=CONCATENATE(LOWER([.B597]);&quot;.&quot;;LOWER(SUBSTITUTE([.C597];&quot; &quot;;&quot;&quot;));&quot;@foo.com&quot;)" office:value-type="string" office:string-value="john.doe595@foo.com">
            <text:p>john.doe595@foo.com</text:p>
          </table:table-cell>
        </table:table-row>
        <table:table-row table:style-name="ro2">
          <table:table-cell office:value-type="string">
            <text:p>John Doe 596</text:p>
          </table:table-cell>
          <table:table-cell office:value-type="string">
            <text:p>John</text:p>
          </table:table-cell>
          <table:table-cell office:value-type="string">
            <text:p>Doe 596</text:p>
          </table:table-cell>
          <table:table-cell table:formula="oooc:=CONCATENATE(LOWER([.B598]);&quot;.&quot;;LOWER(SUBSTITUTE([.C598];&quot; &quot;;&quot;&quot;));&quot;@foo.com&quot;)" office:value-type="string" office:string-value="john.doe596@foo.com">
            <text:p>john.doe596@foo.com</text:p>
          </table:table-cell>
        </table:table-row>
        <table:table-row table:style-name="ro2">
          <table:table-cell office:value-type="string">
            <text:p>John Doe 597</text:p>
          </table:table-cell>
          <table:table-cell office:value-type="string">
            <text:p>John</text:p>
          </table:table-cell>
          <table:table-cell office:value-type="string">
            <text:p>Doe 597</text:p>
          </table:table-cell>
          <table:table-cell table:formula="oooc:=CONCATENATE(LOWER([.B599]);&quot;.&quot;;LOWER(SUBSTITUTE([.C599];&quot; &quot;;&quot;&quot;));&quot;@foo.com&quot;)" office:value-type="string" office:string-value="john.doe597@foo.com">
            <text:p>john.doe597@foo.com</text:p>
          </table:table-cell>
        </table:table-row>
        <table:table-row table:style-name="ro2">
          <table:table-cell office:value-type="string">
            <text:p>John Doe 598</text:p>
          </table:table-cell>
          <table:table-cell office:value-type="string">
            <text:p>John</text:p>
          </table:table-cell>
          <table:table-cell office:value-type="string">
            <text:p>Doe 598</text:p>
          </table:table-cell>
          <table:table-cell table:formula="oooc:=CONCATENATE(LOWER([.B600]);&quot;.&quot;;LOWER(SUBSTITUTE([.C600];&quot; &quot;;&quot;&quot;));&quot;@foo.com&quot;)" office:value-type="string" office:string-value="john.doe598@foo.com">
            <text:p>john.doe598@foo.com</text:p>
          </table:table-cell>
        </table:table-row>
        <table:table-row table:style-name="ro2">
          <table:table-cell office:value-type="string">
            <text:p>John Doe 599</text:p>
          </table:table-cell>
          <table:table-cell office:value-type="string">
            <text:p>John</text:p>
          </table:table-cell>
          <table:table-cell office:value-type="string">
            <text:p>Doe 599</text:p>
          </table:table-cell>
          <table:table-cell table:formula="oooc:=CONCATENATE(LOWER([.B601]);&quot;.&quot;;LOWER(SUBSTITUTE([.C601];&quot; &quot;;&quot;&quot;));&quot;@foo.com&quot;)" office:value-type="string" office:string-value="john.doe599@foo.com">
            <text:p>john.doe599@foo.com</text:p>
          </table:table-cell>
        </table:table-row>
        <table:table-row table:style-name="ro2">
          <table:table-cell office:value-type="string">
            <text:p>John Doe 600</text:p>
          </table:table-cell>
          <table:table-cell office:value-type="string">
            <text:p>John</text:p>
          </table:table-cell>
          <table:table-cell office:value-type="string">
            <text:p>Doe 600</text:p>
          </table:table-cell>
          <table:table-cell table:formula="oooc:=CONCATENATE(LOWER([.B602]);&quot;.&quot;;LOWER(SUBSTITUTE([.C602];&quot; &quot;;&quot;&quot;));&quot;@foo.com&quot;)" office:value-type="string" office:string-value="john.doe600@foo.com">
            <text:p>john.doe600@foo.com</text:p>
          </table:table-cell>
        </table:table-row>
        <table:table-row table:style-name="ro2">
          <table:table-cell office:value-type="string">
            <text:p>John Doe 601</text:p>
          </table:table-cell>
          <table:table-cell office:value-type="string">
            <text:p>John</text:p>
          </table:table-cell>
          <table:table-cell office:value-type="string">
            <text:p>Doe 601</text:p>
          </table:table-cell>
          <table:table-cell table:formula="oooc:=CONCATENATE(LOWER([.B603]);&quot;.&quot;;LOWER(SUBSTITUTE([.C603];&quot; &quot;;&quot;&quot;));&quot;@foo.com&quot;)" office:value-type="string" office:string-value="john.doe601@foo.com">
            <text:p>john.doe601@foo.com</text:p>
          </table:table-cell>
        </table:table-row>
        <table:table-row table:style-name="ro2">
          <table:table-cell office:value-type="string">
            <text:p>John Doe 602</text:p>
          </table:table-cell>
          <table:table-cell office:value-type="string">
            <text:p>John</text:p>
          </table:table-cell>
          <table:table-cell office:value-type="string">
            <text:p>Doe 602</text:p>
          </table:table-cell>
          <table:table-cell table:formula="oooc:=CONCATENATE(LOWER([.B604]);&quot;.&quot;;LOWER(SUBSTITUTE([.C604];&quot; &quot;;&quot;&quot;));&quot;@foo.com&quot;)" office:value-type="string" office:string-value="john.doe602@foo.com">
            <text:p>john.doe602@foo.com</text:p>
          </table:table-cell>
        </table:table-row>
        <table:table-row table:style-name="ro2">
          <table:table-cell office:value-type="string">
            <text:p>John Doe 603</text:p>
          </table:table-cell>
          <table:table-cell office:value-type="string">
            <text:p>John</text:p>
          </table:table-cell>
          <table:table-cell office:value-type="string">
            <text:p>Doe 603</text:p>
          </table:table-cell>
          <table:table-cell table:formula="oooc:=CONCATENATE(LOWER([.B605]);&quot;.&quot;;LOWER(SUBSTITUTE([.C605];&quot; &quot;;&quot;&quot;));&quot;@foo.com&quot;)" office:value-type="string" office:string-value="john.doe603@foo.com">
            <text:p>john.doe603@foo.com</text:p>
          </table:table-cell>
        </table:table-row>
        <table:table-row table:style-name="ro2">
          <table:table-cell office:value-type="string">
            <text:p>John Doe 604</text:p>
          </table:table-cell>
          <table:table-cell office:value-type="string">
            <text:p>John</text:p>
          </table:table-cell>
          <table:table-cell office:value-type="string">
            <text:p>Doe 604</text:p>
          </table:table-cell>
          <table:table-cell table:formula="oooc:=CONCATENATE(LOWER([.B606]);&quot;.&quot;;LOWER(SUBSTITUTE([.C606];&quot; &quot;;&quot;&quot;));&quot;@foo.com&quot;)" office:value-type="string" office:string-value="john.doe604@foo.com">
            <text:p>john.doe604@foo.com</text:p>
          </table:table-cell>
        </table:table-row>
        <table:table-row table:style-name="ro2">
          <table:table-cell office:value-type="string">
            <text:p>John Doe 605</text:p>
          </table:table-cell>
          <table:table-cell office:value-type="string">
            <text:p>John</text:p>
          </table:table-cell>
          <table:table-cell office:value-type="string">
            <text:p>Doe 605</text:p>
          </table:table-cell>
          <table:table-cell table:formula="oooc:=CONCATENATE(LOWER([.B607]);&quot;.&quot;;LOWER(SUBSTITUTE([.C607];&quot; &quot;;&quot;&quot;));&quot;@foo.com&quot;)" office:value-type="string" office:string-value="john.doe605@foo.com">
            <text:p>john.doe605@foo.com</text:p>
          </table:table-cell>
        </table:table-row>
        <table:table-row table:style-name="ro2">
          <table:table-cell office:value-type="string">
            <text:p>John Doe 606</text:p>
          </table:table-cell>
          <table:table-cell office:value-type="string">
            <text:p>John</text:p>
          </table:table-cell>
          <table:table-cell office:value-type="string">
            <text:p>Doe 606</text:p>
          </table:table-cell>
          <table:table-cell table:formula="oooc:=CONCATENATE(LOWER([.B608]);&quot;.&quot;;LOWER(SUBSTITUTE([.C608];&quot; &quot;;&quot;&quot;));&quot;@foo.com&quot;)" office:value-type="string" office:string-value="john.doe606@foo.com">
            <text:p>john.doe606@foo.com</text:p>
          </table:table-cell>
        </table:table-row>
        <table:table-row table:style-name="ro2">
          <table:table-cell office:value-type="string">
            <text:p>John Doe 607</text:p>
          </table:table-cell>
          <table:table-cell office:value-type="string">
            <text:p>John</text:p>
          </table:table-cell>
          <table:table-cell office:value-type="string">
            <text:p>Doe 607</text:p>
          </table:table-cell>
          <table:table-cell table:formula="oooc:=CONCATENATE(LOWER([.B609]);&quot;.&quot;;LOWER(SUBSTITUTE([.C609];&quot; &quot;;&quot;&quot;));&quot;@foo.com&quot;)" office:value-type="string" office:string-value="john.doe607@foo.com">
            <text:p>john.doe607@foo.com</text:p>
          </table:table-cell>
        </table:table-row>
        <table:table-row table:style-name="ro2">
          <table:table-cell office:value-type="string">
            <text:p>John Doe 608</text:p>
          </table:table-cell>
          <table:table-cell office:value-type="string">
            <text:p>John</text:p>
          </table:table-cell>
          <table:table-cell office:value-type="string">
            <text:p>Doe 608</text:p>
          </table:table-cell>
          <table:table-cell table:formula="oooc:=CONCATENATE(LOWER([.B610]);&quot;.&quot;;LOWER(SUBSTITUTE([.C610];&quot; &quot;;&quot;&quot;));&quot;@foo.com&quot;)" office:value-type="string" office:string-value="john.doe608@foo.com">
            <text:p>john.doe608@foo.com</text:p>
          </table:table-cell>
        </table:table-row>
        <table:table-row table:style-name="ro2">
          <table:table-cell office:value-type="string">
            <text:p>John Doe 609</text:p>
          </table:table-cell>
          <table:table-cell office:value-type="string">
            <text:p>John</text:p>
          </table:table-cell>
          <table:table-cell office:value-type="string">
            <text:p>Doe 609</text:p>
          </table:table-cell>
          <table:table-cell table:formula="oooc:=CONCATENATE(LOWER([.B611]);&quot;.&quot;;LOWER(SUBSTITUTE([.C611];&quot; &quot;;&quot;&quot;));&quot;@foo.com&quot;)" office:value-type="string" office:string-value="john.doe609@foo.com">
            <text:p>john.doe609@foo.com</text:p>
          </table:table-cell>
        </table:table-row>
        <table:table-row table:style-name="ro2">
          <table:table-cell office:value-type="string">
            <text:p>John Doe 610</text:p>
          </table:table-cell>
          <table:table-cell office:value-type="string">
            <text:p>John</text:p>
          </table:table-cell>
          <table:table-cell office:value-type="string">
            <text:p>Doe 610</text:p>
          </table:table-cell>
          <table:table-cell table:formula="oooc:=CONCATENATE(LOWER([.B612]);&quot;.&quot;;LOWER(SUBSTITUTE([.C612];&quot; &quot;;&quot;&quot;));&quot;@foo.com&quot;)" office:value-type="string" office:string-value="john.doe610@foo.com">
            <text:p>john.doe610@foo.com</text:p>
          </table:table-cell>
        </table:table-row>
        <table:table-row table:style-name="ro2">
          <table:table-cell office:value-type="string">
            <text:p>John Doe 611</text:p>
          </table:table-cell>
          <table:table-cell office:value-type="string">
            <text:p>John</text:p>
          </table:table-cell>
          <table:table-cell office:value-type="string">
            <text:p>Doe 611</text:p>
          </table:table-cell>
          <table:table-cell table:formula="oooc:=CONCATENATE(LOWER([.B613]);&quot;.&quot;;LOWER(SUBSTITUTE([.C613];&quot; &quot;;&quot;&quot;));&quot;@foo.com&quot;)" office:value-type="string" office:string-value="john.doe611@foo.com">
            <text:p>john.doe611@foo.com</text:p>
          </table:table-cell>
        </table:table-row>
        <table:table-row table:style-name="ro2">
          <table:table-cell office:value-type="string">
            <text:p>John Doe 612</text:p>
          </table:table-cell>
          <table:table-cell office:value-type="string">
            <text:p>John</text:p>
          </table:table-cell>
          <table:table-cell office:value-type="string">
            <text:p>Doe 612</text:p>
          </table:table-cell>
          <table:table-cell table:formula="oooc:=CONCATENATE(LOWER([.B614]);&quot;.&quot;;LOWER(SUBSTITUTE([.C614];&quot; &quot;;&quot;&quot;));&quot;@foo.com&quot;)" office:value-type="string" office:string-value="john.doe612@foo.com">
            <text:p>john.doe612@foo.com</text:p>
          </table:table-cell>
        </table:table-row>
        <table:table-row table:style-name="ro2">
          <table:table-cell office:value-type="string">
            <text:p>John Doe 613</text:p>
          </table:table-cell>
          <table:table-cell office:value-type="string">
            <text:p>John</text:p>
          </table:table-cell>
          <table:table-cell office:value-type="string">
            <text:p>Doe 613</text:p>
          </table:table-cell>
          <table:table-cell table:formula="oooc:=CONCATENATE(LOWER([.B615]);&quot;.&quot;;LOWER(SUBSTITUTE([.C615];&quot; &quot;;&quot;&quot;));&quot;@foo.com&quot;)" office:value-type="string" office:string-value="john.doe613@foo.com">
            <text:p>john.doe613@foo.com</text:p>
          </table:table-cell>
        </table:table-row>
        <table:table-row table:style-name="ro2">
          <table:table-cell office:value-type="string">
            <text:p>John Doe 614</text:p>
          </table:table-cell>
          <table:table-cell office:value-type="string">
            <text:p>John</text:p>
          </table:table-cell>
          <table:table-cell office:value-type="string">
            <text:p>Doe 614</text:p>
          </table:table-cell>
          <table:table-cell table:formula="oooc:=CONCATENATE(LOWER([.B616]);&quot;.&quot;;LOWER(SUBSTITUTE([.C616];&quot; &quot;;&quot;&quot;));&quot;@foo.com&quot;)" office:value-type="string" office:string-value="john.doe614@foo.com">
            <text:p>john.doe614@foo.com</text:p>
          </table:table-cell>
        </table:table-row>
        <table:table-row table:style-name="ro2">
          <table:table-cell office:value-type="string">
            <text:p>John Doe 615</text:p>
          </table:table-cell>
          <table:table-cell office:value-type="string">
            <text:p>John</text:p>
          </table:table-cell>
          <table:table-cell office:value-type="string">
            <text:p>Doe 615</text:p>
          </table:table-cell>
          <table:table-cell table:formula="oooc:=CONCATENATE(LOWER([.B617]);&quot;.&quot;;LOWER(SUBSTITUTE([.C617];&quot; &quot;;&quot;&quot;));&quot;@foo.com&quot;)" office:value-type="string" office:string-value="john.doe615@foo.com">
            <text:p>john.doe615@foo.com</text:p>
          </table:table-cell>
        </table:table-row>
        <table:table-row table:style-name="ro2">
          <table:table-cell office:value-type="string">
            <text:p>John Doe 616</text:p>
          </table:table-cell>
          <table:table-cell office:value-type="string">
            <text:p>John</text:p>
          </table:table-cell>
          <table:table-cell office:value-type="string">
            <text:p>Doe 616</text:p>
          </table:table-cell>
          <table:table-cell table:formula="oooc:=CONCATENATE(LOWER([.B618]);&quot;.&quot;;LOWER(SUBSTITUTE([.C618];&quot; &quot;;&quot;&quot;));&quot;@foo.com&quot;)" office:value-type="string" office:string-value="john.doe616@foo.com">
            <text:p>john.doe616@foo.com</text:p>
          </table:table-cell>
        </table:table-row>
        <table:table-row table:style-name="ro2">
          <table:table-cell office:value-type="string">
            <text:p>John Doe 617</text:p>
          </table:table-cell>
          <table:table-cell office:value-type="string">
            <text:p>John</text:p>
          </table:table-cell>
          <table:table-cell office:value-type="string">
            <text:p>Doe 617</text:p>
          </table:table-cell>
          <table:table-cell table:formula="oooc:=CONCATENATE(LOWER([.B619]);&quot;.&quot;;LOWER(SUBSTITUTE([.C619];&quot; &quot;;&quot;&quot;));&quot;@foo.com&quot;)" office:value-type="string" office:string-value="john.doe617@foo.com">
            <text:p>john.doe617@foo.com</text:p>
          </table:table-cell>
        </table:table-row>
        <table:table-row table:style-name="ro2">
          <table:table-cell office:value-type="string">
            <text:p>John Doe 618</text:p>
          </table:table-cell>
          <table:table-cell office:value-type="string">
            <text:p>John</text:p>
          </table:table-cell>
          <table:table-cell office:value-type="string">
            <text:p>Doe 618</text:p>
          </table:table-cell>
          <table:table-cell table:formula="oooc:=CONCATENATE(LOWER([.B620]);&quot;.&quot;;LOWER(SUBSTITUTE([.C620];&quot; &quot;;&quot;&quot;));&quot;@foo.com&quot;)" office:value-type="string" office:string-value="john.doe618@foo.com">
            <text:p>john.doe618@foo.com</text:p>
          </table:table-cell>
        </table:table-row>
        <table:table-row table:style-name="ro2">
          <table:table-cell office:value-type="string">
            <text:p>John Doe 619</text:p>
          </table:table-cell>
          <table:table-cell office:value-type="string">
            <text:p>John</text:p>
          </table:table-cell>
          <table:table-cell office:value-type="string">
            <text:p>Doe 619</text:p>
          </table:table-cell>
          <table:table-cell table:formula="oooc:=CONCATENATE(LOWER([.B621]);&quot;.&quot;;LOWER(SUBSTITUTE([.C621];&quot; &quot;;&quot;&quot;));&quot;@foo.com&quot;)" office:value-type="string" office:string-value="john.doe619@foo.com">
            <text:p>john.doe619@foo.com</text:p>
          </table:table-cell>
        </table:table-row>
        <table:table-row table:style-name="ro2">
          <table:table-cell office:value-type="string">
            <text:p>John Doe 620</text:p>
          </table:table-cell>
          <table:table-cell office:value-type="string">
            <text:p>John</text:p>
          </table:table-cell>
          <table:table-cell office:value-type="string">
            <text:p>Doe 620</text:p>
          </table:table-cell>
          <table:table-cell table:formula="oooc:=CONCATENATE(LOWER([.B622]);&quot;.&quot;;LOWER(SUBSTITUTE([.C622];&quot; &quot;;&quot;&quot;));&quot;@foo.com&quot;)" office:value-type="string" office:string-value="john.doe620@foo.com">
            <text:p>john.doe620@foo.com</text:p>
          </table:table-cell>
        </table:table-row>
        <table:table-row table:style-name="ro2">
          <table:table-cell office:value-type="string">
            <text:p>John Doe 621</text:p>
          </table:table-cell>
          <table:table-cell office:value-type="string">
            <text:p>John</text:p>
          </table:table-cell>
          <table:table-cell office:value-type="string">
            <text:p>Doe 621</text:p>
          </table:table-cell>
          <table:table-cell table:formula="oooc:=CONCATENATE(LOWER([.B623]);&quot;.&quot;;LOWER(SUBSTITUTE([.C623];&quot; &quot;;&quot;&quot;));&quot;@foo.com&quot;)" office:value-type="string" office:string-value="john.doe621@foo.com">
            <text:p>john.doe621@foo.com</text:p>
          </table:table-cell>
        </table:table-row>
        <table:table-row table:style-name="ro2">
          <table:table-cell office:value-type="string">
            <text:p>John Doe 622</text:p>
          </table:table-cell>
          <table:table-cell office:value-type="string">
            <text:p>John</text:p>
          </table:table-cell>
          <table:table-cell office:value-type="string">
            <text:p>Doe 622</text:p>
          </table:table-cell>
          <table:table-cell table:formula="oooc:=CONCATENATE(LOWER([.B624]);&quot;.&quot;;LOWER(SUBSTITUTE([.C624];&quot; &quot;;&quot;&quot;));&quot;@foo.com&quot;)" office:value-type="string" office:string-value="john.doe622@foo.com">
            <text:p>john.doe622@foo.com</text:p>
          </table:table-cell>
        </table:table-row>
        <table:table-row table:style-name="ro2">
          <table:table-cell office:value-type="string">
            <text:p>John Doe 623</text:p>
          </table:table-cell>
          <table:table-cell office:value-type="string">
            <text:p>John</text:p>
          </table:table-cell>
          <table:table-cell office:value-type="string">
            <text:p>Doe 623</text:p>
          </table:table-cell>
          <table:table-cell table:formula="oooc:=CONCATENATE(LOWER([.B625]);&quot;.&quot;;LOWER(SUBSTITUTE([.C625];&quot; &quot;;&quot;&quot;));&quot;@foo.com&quot;)" office:value-type="string" office:string-value="john.doe623@foo.com">
            <text:p>john.doe623@foo.com</text:p>
          </table:table-cell>
        </table:table-row>
        <table:table-row table:style-name="ro2">
          <table:table-cell office:value-type="string">
            <text:p>John Doe 624</text:p>
          </table:table-cell>
          <table:table-cell office:value-type="string">
            <text:p>John</text:p>
          </table:table-cell>
          <table:table-cell office:value-type="string">
            <text:p>Doe 624</text:p>
          </table:table-cell>
          <table:table-cell table:formula="oooc:=CONCATENATE(LOWER([.B626]);&quot;.&quot;;LOWER(SUBSTITUTE([.C626];&quot; &quot;;&quot;&quot;));&quot;@foo.com&quot;)" office:value-type="string" office:string-value="john.doe624@foo.com">
            <text:p>john.doe624@foo.com</text:p>
          </table:table-cell>
        </table:table-row>
        <table:table-row table:style-name="ro2">
          <table:table-cell office:value-type="string">
            <text:p>John Doe 625</text:p>
          </table:table-cell>
          <table:table-cell office:value-type="string">
            <text:p>John</text:p>
          </table:table-cell>
          <table:table-cell office:value-type="string">
            <text:p>Doe 625</text:p>
          </table:table-cell>
          <table:table-cell table:formula="oooc:=CONCATENATE(LOWER([.B627]);&quot;.&quot;;LOWER(SUBSTITUTE([.C627];&quot; &quot;;&quot;&quot;));&quot;@foo.com&quot;)" office:value-type="string" office:string-value="john.doe625@foo.com">
            <text:p>john.doe625@foo.com</text:p>
          </table:table-cell>
        </table:table-row>
        <table:table-row table:style-name="ro2">
          <table:table-cell office:value-type="string">
            <text:p>John Doe 626</text:p>
          </table:table-cell>
          <table:table-cell office:value-type="string">
            <text:p>John</text:p>
          </table:table-cell>
          <table:table-cell office:value-type="string">
            <text:p>Doe 626</text:p>
          </table:table-cell>
          <table:table-cell table:formula="oooc:=CONCATENATE(LOWER([.B628]);&quot;.&quot;;LOWER(SUBSTITUTE([.C628];&quot; &quot;;&quot;&quot;));&quot;@foo.com&quot;)" office:value-type="string" office:string-value="john.doe626@foo.com">
            <text:p>john.doe626@foo.com</text:p>
          </table:table-cell>
        </table:table-row>
        <table:table-row table:style-name="ro2">
          <table:table-cell office:value-type="string">
            <text:p>John Doe 627</text:p>
          </table:table-cell>
          <table:table-cell office:value-type="string">
            <text:p>John</text:p>
          </table:table-cell>
          <table:table-cell office:value-type="string">
            <text:p>Doe 627</text:p>
          </table:table-cell>
          <table:table-cell table:formula="oooc:=CONCATENATE(LOWER([.B629]);&quot;.&quot;;LOWER(SUBSTITUTE([.C629];&quot; &quot;;&quot;&quot;));&quot;@foo.com&quot;)" office:value-type="string" office:string-value="john.doe627@foo.com">
            <text:p>john.doe627@foo.com</text:p>
          </table:table-cell>
        </table:table-row>
        <table:table-row table:style-name="ro2">
          <table:table-cell office:value-type="string">
            <text:p>John Doe 628</text:p>
          </table:table-cell>
          <table:table-cell office:value-type="string">
            <text:p>John</text:p>
          </table:table-cell>
          <table:table-cell office:value-type="string">
            <text:p>Doe 628</text:p>
          </table:table-cell>
          <table:table-cell table:formula="oooc:=CONCATENATE(LOWER([.B630]);&quot;.&quot;;LOWER(SUBSTITUTE([.C630];&quot; &quot;;&quot;&quot;));&quot;@foo.com&quot;)" office:value-type="string" office:string-value="john.doe628@foo.com">
            <text:p>john.doe628@foo.com</text:p>
          </table:table-cell>
        </table:table-row>
        <table:table-row table:style-name="ro2">
          <table:table-cell office:value-type="string">
            <text:p>John Doe 629</text:p>
          </table:table-cell>
          <table:table-cell office:value-type="string">
            <text:p>John</text:p>
          </table:table-cell>
          <table:table-cell office:value-type="string">
            <text:p>Doe 629</text:p>
          </table:table-cell>
          <table:table-cell table:formula="oooc:=CONCATENATE(LOWER([.B631]);&quot;.&quot;;LOWER(SUBSTITUTE([.C631];&quot; &quot;;&quot;&quot;));&quot;@foo.com&quot;)" office:value-type="string" office:string-value="john.doe629@foo.com">
            <text:p>john.doe629@foo.com</text:p>
          </table:table-cell>
        </table:table-row>
        <table:table-row table:style-name="ro2">
          <table:table-cell office:value-type="string">
            <text:p>John Doe 630</text:p>
          </table:table-cell>
          <table:table-cell office:value-type="string">
            <text:p>John</text:p>
          </table:table-cell>
          <table:table-cell office:value-type="string">
            <text:p>Doe 630</text:p>
          </table:table-cell>
          <table:table-cell table:formula="oooc:=CONCATENATE(LOWER([.B632]);&quot;.&quot;;LOWER(SUBSTITUTE([.C632];&quot; &quot;;&quot;&quot;));&quot;@foo.com&quot;)" office:value-type="string" office:string-value="john.doe630@foo.com">
            <text:p>john.doe630@foo.com</text:p>
          </table:table-cell>
        </table:table-row>
        <table:table-row table:style-name="ro2">
          <table:table-cell office:value-type="string">
            <text:p>John Doe 631</text:p>
          </table:table-cell>
          <table:table-cell office:value-type="string">
            <text:p>John</text:p>
          </table:table-cell>
          <table:table-cell office:value-type="string">
            <text:p>Doe 631</text:p>
          </table:table-cell>
          <table:table-cell table:formula="oooc:=CONCATENATE(LOWER([.B633]);&quot;.&quot;;LOWER(SUBSTITUTE([.C633];&quot; &quot;;&quot;&quot;));&quot;@foo.com&quot;)" office:value-type="string" office:string-value="john.doe631@foo.com">
            <text:p>john.doe631@foo.com</text:p>
          </table:table-cell>
        </table:table-row>
        <table:table-row table:style-name="ro2">
          <table:table-cell office:value-type="string">
            <text:p>John Doe 632</text:p>
          </table:table-cell>
          <table:table-cell office:value-type="string">
            <text:p>John</text:p>
          </table:table-cell>
          <table:table-cell office:value-type="string">
            <text:p>Doe 632</text:p>
          </table:table-cell>
          <table:table-cell table:formula="oooc:=CONCATENATE(LOWER([.B634]);&quot;.&quot;;LOWER(SUBSTITUTE([.C634];&quot; &quot;;&quot;&quot;));&quot;@foo.com&quot;)" office:value-type="string" office:string-value="john.doe632@foo.com">
            <text:p>john.doe632@foo.com</text:p>
          </table:table-cell>
        </table:table-row>
        <table:table-row table:style-name="ro2">
          <table:table-cell office:value-type="string">
            <text:p>John Doe 633</text:p>
          </table:table-cell>
          <table:table-cell office:value-type="string">
            <text:p>John</text:p>
          </table:table-cell>
          <table:table-cell office:value-type="string">
            <text:p>Doe 633</text:p>
          </table:table-cell>
          <table:table-cell table:formula="oooc:=CONCATENATE(LOWER([.B635]);&quot;.&quot;;LOWER(SUBSTITUTE([.C635];&quot; &quot;;&quot;&quot;));&quot;@foo.com&quot;)" office:value-type="string" office:string-value="john.doe633@foo.com">
            <text:p>john.doe633@foo.com</text:p>
          </table:table-cell>
        </table:table-row>
        <table:table-row table:style-name="ro2">
          <table:table-cell office:value-type="string">
            <text:p>John Doe 634</text:p>
          </table:table-cell>
          <table:table-cell office:value-type="string">
            <text:p>John</text:p>
          </table:table-cell>
          <table:table-cell office:value-type="string">
            <text:p>Doe 634</text:p>
          </table:table-cell>
          <table:table-cell table:formula="oooc:=CONCATENATE(LOWER([.B636]);&quot;.&quot;;LOWER(SUBSTITUTE([.C636];&quot; &quot;;&quot;&quot;));&quot;@foo.com&quot;)" office:value-type="string" office:string-value="john.doe634@foo.com">
            <text:p>john.doe634@foo.com</text:p>
          </table:table-cell>
        </table:table-row>
        <table:table-row table:style-name="ro2">
          <table:table-cell office:value-type="string">
            <text:p>John Doe 635</text:p>
          </table:table-cell>
          <table:table-cell office:value-type="string">
            <text:p>John</text:p>
          </table:table-cell>
          <table:table-cell office:value-type="string">
            <text:p>Doe 635</text:p>
          </table:table-cell>
          <table:table-cell table:formula="oooc:=CONCATENATE(LOWER([.B637]);&quot;.&quot;;LOWER(SUBSTITUTE([.C637];&quot; &quot;;&quot;&quot;));&quot;@foo.com&quot;)" office:value-type="string" office:string-value="john.doe635@foo.com">
            <text:p>john.doe635@foo.com</text:p>
          </table:table-cell>
        </table:table-row>
        <table:table-row table:style-name="ro2">
          <table:table-cell office:value-type="string">
            <text:p>John Doe 636</text:p>
          </table:table-cell>
          <table:table-cell office:value-type="string">
            <text:p>John</text:p>
          </table:table-cell>
          <table:table-cell office:value-type="string">
            <text:p>Doe 636</text:p>
          </table:table-cell>
          <table:table-cell table:formula="oooc:=CONCATENATE(LOWER([.B638]);&quot;.&quot;;LOWER(SUBSTITUTE([.C638];&quot; &quot;;&quot;&quot;));&quot;@foo.com&quot;)" office:value-type="string" office:string-value="john.doe636@foo.com">
            <text:p>john.doe636@foo.com</text:p>
          </table:table-cell>
        </table:table-row>
        <table:table-row table:style-name="ro2">
          <table:table-cell office:value-type="string">
            <text:p>John Doe 637</text:p>
          </table:table-cell>
          <table:table-cell office:value-type="string">
            <text:p>John</text:p>
          </table:table-cell>
          <table:table-cell office:value-type="string">
            <text:p>Doe 637</text:p>
          </table:table-cell>
          <table:table-cell table:formula="oooc:=CONCATENATE(LOWER([.B639]);&quot;.&quot;;LOWER(SUBSTITUTE([.C639];&quot; &quot;;&quot;&quot;));&quot;@foo.com&quot;)" office:value-type="string" office:string-value="john.doe637@foo.com">
            <text:p>john.doe637@foo.com</text:p>
          </table:table-cell>
        </table:table-row>
        <table:table-row table:style-name="ro2">
          <table:table-cell office:value-type="string">
            <text:p>John Doe 638</text:p>
          </table:table-cell>
          <table:table-cell office:value-type="string">
            <text:p>John</text:p>
          </table:table-cell>
          <table:table-cell office:value-type="string">
            <text:p>Doe 638</text:p>
          </table:table-cell>
          <table:table-cell table:formula="oooc:=CONCATENATE(LOWER([.B640]);&quot;.&quot;;LOWER(SUBSTITUTE([.C640];&quot; &quot;;&quot;&quot;));&quot;@foo.com&quot;)" office:value-type="string" office:string-value="john.doe638@foo.com">
            <text:p>john.doe638@foo.com</text:p>
          </table:table-cell>
        </table:table-row>
        <table:table-row table:style-name="ro2">
          <table:table-cell office:value-type="string">
            <text:p>John Doe 639</text:p>
          </table:table-cell>
          <table:table-cell office:value-type="string">
            <text:p>John</text:p>
          </table:table-cell>
          <table:table-cell office:value-type="string">
            <text:p>Doe 639</text:p>
          </table:table-cell>
          <table:table-cell table:formula="oooc:=CONCATENATE(LOWER([.B641]);&quot;.&quot;;LOWER(SUBSTITUTE([.C641];&quot; &quot;;&quot;&quot;));&quot;@foo.com&quot;)" office:value-type="string" office:string-value="john.doe639@foo.com">
            <text:p>john.doe639@foo.com</text:p>
          </table:table-cell>
        </table:table-row>
        <table:table-row table:style-name="ro2">
          <table:table-cell office:value-type="string">
            <text:p>John Doe 640</text:p>
          </table:table-cell>
          <table:table-cell office:value-type="string">
            <text:p>John</text:p>
          </table:table-cell>
          <table:table-cell office:value-type="string">
            <text:p>Doe 640</text:p>
          </table:table-cell>
          <table:table-cell table:formula="oooc:=CONCATENATE(LOWER([.B642]);&quot;.&quot;;LOWER(SUBSTITUTE([.C642];&quot; &quot;;&quot;&quot;));&quot;@foo.com&quot;)" office:value-type="string" office:string-value="john.doe640@foo.com">
            <text:p>john.doe640@foo.com</text:p>
          </table:table-cell>
        </table:table-row>
        <table:table-row table:style-name="ro2">
          <table:table-cell office:value-type="string">
            <text:p>John Doe 641</text:p>
          </table:table-cell>
          <table:table-cell office:value-type="string">
            <text:p>John</text:p>
          </table:table-cell>
          <table:table-cell office:value-type="string">
            <text:p>Doe 641</text:p>
          </table:table-cell>
          <table:table-cell table:formula="oooc:=CONCATENATE(LOWER([.B643]);&quot;.&quot;;LOWER(SUBSTITUTE([.C643];&quot; &quot;;&quot;&quot;));&quot;@foo.com&quot;)" office:value-type="string" office:string-value="john.doe641@foo.com">
            <text:p>john.doe641@foo.com</text:p>
          </table:table-cell>
        </table:table-row>
        <table:table-row table:style-name="ro2">
          <table:table-cell office:value-type="string">
            <text:p>John Doe 642</text:p>
          </table:table-cell>
          <table:table-cell office:value-type="string">
            <text:p>John</text:p>
          </table:table-cell>
          <table:table-cell office:value-type="string">
            <text:p>Doe 642</text:p>
          </table:table-cell>
          <table:table-cell table:formula="oooc:=CONCATENATE(LOWER([.B644]);&quot;.&quot;;LOWER(SUBSTITUTE([.C644];&quot; &quot;;&quot;&quot;));&quot;@foo.com&quot;)" office:value-type="string" office:string-value="john.doe642@foo.com">
            <text:p>john.doe642@foo.com</text:p>
          </table:table-cell>
        </table:table-row>
        <table:table-row table:style-name="ro2">
          <table:table-cell office:value-type="string">
            <text:p>John Doe 643</text:p>
          </table:table-cell>
          <table:table-cell office:value-type="string">
            <text:p>John</text:p>
          </table:table-cell>
          <table:table-cell office:value-type="string">
            <text:p>Doe 643</text:p>
          </table:table-cell>
          <table:table-cell table:formula="oooc:=CONCATENATE(LOWER([.B645]);&quot;.&quot;;LOWER(SUBSTITUTE([.C645];&quot; &quot;;&quot;&quot;));&quot;@foo.com&quot;)" office:value-type="string" office:string-value="john.doe643@foo.com">
            <text:p>john.doe643@foo.com</text:p>
          </table:table-cell>
        </table:table-row>
        <table:table-row table:style-name="ro2">
          <table:table-cell office:value-type="string">
            <text:p>John Doe 644</text:p>
          </table:table-cell>
          <table:table-cell office:value-type="string">
            <text:p>John</text:p>
          </table:table-cell>
          <table:table-cell office:value-type="string">
            <text:p>Doe 644</text:p>
          </table:table-cell>
          <table:table-cell table:formula="oooc:=CONCATENATE(LOWER([.B646]);&quot;.&quot;;LOWER(SUBSTITUTE([.C646];&quot; &quot;;&quot;&quot;));&quot;@foo.com&quot;)" office:value-type="string" office:string-value="john.doe644@foo.com">
            <text:p>john.doe644@foo.com</text:p>
          </table:table-cell>
        </table:table-row>
        <table:table-row table:style-name="ro2">
          <table:table-cell office:value-type="string">
            <text:p>John Doe 645</text:p>
          </table:table-cell>
          <table:table-cell office:value-type="string">
            <text:p>John</text:p>
          </table:table-cell>
          <table:table-cell office:value-type="string">
            <text:p>Doe 645</text:p>
          </table:table-cell>
          <table:table-cell table:formula="oooc:=CONCATENATE(LOWER([.B647]);&quot;.&quot;;LOWER(SUBSTITUTE([.C647];&quot; &quot;;&quot;&quot;));&quot;@foo.com&quot;)" office:value-type="string" office:string-value="john.doe645@foo.com">
            <text:p>john.doe645@foo.com</text:p>
          </table:table-cell>
        </table:table-row>
        <table:table-row table:style-name="ro2">
          <table:table-cell office:value-type="string">
            <text:p>John Doe 646</text:p>
          </table:table-cell>
          <table:table-cell office:value-type="string">
            <text:p>John</text:p>
          </table:table-cell>
          <table:table-cell office:value-type="string">
            <text:p>Doe 646</text:p>
          </table:table-cell>
          <table:table-cell table:formula="oooc:=CONCATENATE(LOWER([.B648]);&quot;.&quot;;LOWER(SUBSTITUTE([.C648];&quot; &quot;;&quot;&quot;));&quot;@foo.com&quot;)" office:value-type="string" office:string-value="john.doe646@foo.com">
            <text:p>john.doe646@foo.com</text:p>
          </table:table-cell>
        </table:table-row>
        <table:table-row table:style-name="ro2">
          <table:table-cell office:value-type="string">
            <text:p>John Doe 647</text:p>
          </table:table-cell>
          <table:table-cell office:value-type="string">
            <text:p>John</text:p>
          </table:table-cell>
          <table:table-cell office:value-type="string">
            <text:p>Doe 647</text:p>
          </table:table-cell>
          <table:table-cell table:formula="oooc:=CONCATENATE(LOWER([.B649]);&quot;.&quot;;LOWER(SUBSTITUTE([.C649];&quot; &quot;;&quot;&quot;));&quot;@foo.com&quot;)" office:value-type="string" office:string-value="john.doe647@foo.com">
            <text:p>john.doe647@foo.com</text:p>
          </table:table-cell>
        </table:table-row>
        <table:table-row table:style-name="ro2">
          <table:table-cell office:value-type="string">
            <text:p>John Doe 648</text:p>
          </table:table-cell>
          <table:table-cell office:value-type="string">
            <text:p>John</text:p>
          </table:table-cell>
          <table:table-cell office:value-type="string">
            <text:p>Doe 648</text:p>
          </table:table-cell>
          <table:table-cell table:formula="oooc:=CONCATENATE(LOWER([.B650]);&quot;.&quot;;LOWER(SUBSTITUTE([.C650];&quot; &quot;;&quot;&quot;));&quot;@foo.com&quot;)" office:value-type="string" office:string-value="john.doe648@foo.com">
            <text:p>john.doe648@foo.com</text:p>
          </table:table-cell>
        </table:table-row>
        <table:table-row table:style-name="ro2">
          <table:table-cell office:value-type="string">
            <text:p>John Doe 649</text:p>
          </table:table-cell>
          <table:table-cell office:value-type="string">
            <text:p>John</text:p>
          </table:table-cell>
          <table:table-cell office:value-type="string">
            <text:p>Doe 649</text:p>
          </table:table-cell>
          <table:table-cell table:formula="oooc:=CONCATENATE(LOWER([.B651]);&quot;.&quot;;LOWER(SUBSTITUTE([.C651];&quot; &quot;;&quot;&quot;));&quot;@foo.com&quot;)" office:value-type="string" office:string-value="john.doe649@foo.com">
            <text:p>john.doe649@foo.com</text:p>
          </table:table-cell>
        </table:table-row>
        <table:table-row table:style-name="ro2">
          <table:table-cell office:value-type="string">
            <text:p>John Doe 650</text:p>
          </table:table-cell>
          <table:table-cell office:value-type="string">
            <text:p>John</text:p>
          </table:table-cell>
          <table:table-cell office:value-type="string">
            <text:p>Doe 650</text:p>
          </table:table-cell>
          <table:table-cell table:formula="oooc:=CONCATENATE(LOWER([.B652]);&quot;.&quot;;LOWER(SUBSTITUTE([.C652];&quot; &quot;;&quot;&quot;));&quot;@foo.com&quot;)" office:value-type="string" office:string-value="john.doe650@foo.com">
            <text:p>john.doe650@foo.com</text:p>
          </table:table-cell>
        </table:table-row>
        <table:table-row table:style-name="ro2">
          <table:table-cell office:value-type="string">
            <text:p>John Doe 651</text:p>
          </table:table-cell>
          <table:table-cell office:value-type="string">
            <text:p>John</text:p>
          </table:table-cell>
          <table:table-cell office:value-type="string">
            <text:p>Doe 651</text:p>
          </table:table-cell>
          <table:table-cell table:formula="oooc:=CONCATENATE(LOWER([.B653]);&quot;.&quot;;LOWER(SUBSTITUTE([.C653];&quot; &quot;;&quot;&quot;));&quot;@foo.com&quot;)" office:value-type="string" office:string-value="john.doe651@foo.com">
            <text:p>john.doe651@foo.com</text:p>
          </table:table-cell>
        </table:table-row>
        <table:table-row table:style-name="ro2">
          <table:table-cell office:value-type="string">
            <text:p>John Doe 652</text:p>
          </table:table-cell>
          <table:table-cell office:value-type="string">
            <text:p>John</text:p>
          </table:table-cell>
          <table:table-cell office:value-type="string">
            <text:p>Doe 652</text:p>
          </table:table-cell>
          <table:table-cell table:formula="oooc:=CONCATENATE(LOWER([.B654]);&quot;.&quot;;LOWER(SUBSTITUTE([.C654];&quot; &quot;;&quot;&quot;));&quot;@foo.com&quot;)" office:value-type="string" office:string-value="john.doe652@foo.com">
            <text:p>john.doe652@foo.com</text:p>
          </table:table-cell>
        </table:table-row>
        <table:table-row table:style-name="ro2">
          <table:table-cell office:value-type="string">
            <text:p>John Doe 653</text:p>
          </table:table-cell>
          <table:table-cell office:value-type="string">
            <text:p>John</text:p>
          </table:table-cell>
          <table:table-cell office:value-type="string">
            <text:p>Doe 653</text:p>
          </table:table-cell>
          <table:table-cell table:formula="oooc:=CONCATENATE(LOWER([.B655]);&quot;.&quot;;LOWER(SUBSTITUTE([.C655];&quot; &quot;;&quot;&quot;));&quot;@foo.com&quot;)" office:value-type="string" office:string-value="john.doe653@foo.com">
            <text:p>john.doe653@foo.com</text:p>
          </table:table-cell>
        </table:table-row>
        <table:table-row table:style-name="ro2">
          <table:table-cell office:value-type="string">
            <text:p>John Doe 654</text:p>
          </table:table-cell>
          <table:table-cell office:value-type="string">
            <text:p>John</text:p>
          </table:table-cell>
          <table:table-cell office:value-type="string">
            <text:p>Doe 654</text:p>
          </table:table-cell>
          <table:table-cell table:formula="oooc:=CONCATENATE(LOWER([.B656]);&quot;.&quot;;LOWER(SUBSTITUTE([.C656];&quot; &quot;;&quot;&quot;));&quot;@foo.com&quot;)" office:value-type="string" office:string-value="john.doe654@foo.com">
            <text:p>john.doe654@foo.com</text:p>
          </table:table-cell>
        </table:table-row>
        <table:table-row table:style-name="ro2">
          <table:table-cell office:value-type="string">
            <text:p>John Doe 655</text:p>
          </table:table-cell>
          <table:table-cell office:value-type="string">
            <text:p>John</text:p>
          </table:table-cell>
          <table:table-cell office:value-type="string">
            <text:p>Doe 655</text:p>
          </table:table-cell>
          <table:table-cell table:formula="oooc:=CONCATENATE(LOWER([.B657]);&quot;.&quot;;LOWER(SUBSTITUTE([.C657];&quot; &quot;;&quot;&quot;));&quot;@foo.com&quot;)" office:value-type="string" office:string-value="john.doe655@foo.com">
            <text:p>john.doe655@foo.com</text:p>
          </table:table-cell>
        </table:table-row>
        <table:table-row table:style-name="ro2">
          <table:table-cell office:value-type="string">
            <text:p>John Doe 656</text:p>
          </table:table-cell>
          <table:table-cell office:value-type="string">
            <text:p>John</text:p>
          </table:table-cell>
          <table:table-cell office:value-type="string">
            <text:p>Doe 656</text:p>
          </table:table-cell>
          <table:table-cell table:formula="oooc:=CONCATENATE(LOWER([.B658]);&quot;.&quot;;LOWER(SUBSTITUTE([.C658];&quot; &quot;;&quot;&quot;));&quot;@foo.com&quot;)" office:value-type="string" office:string-value="john.doe656@foo.com">
            <text:p>john.doe656@foo.com</text:p>
          </table:table-cell>
        </table:table-row>
        <table:table-row table:style-name="ro2">
          <table:table-cell office:value-type="string">
            <text:p>John Doe 657</text:p>
          </table:table-cell>
          <table:table-cell office:value-type="string">
            <text:p>John</text:p>
          </table:table-cell>
          <table:table-cell office:value-type="string">
            <text:p>Doe 657</text:p>
          </table:table-cell>
          <table:table-cell table:formula="oooc:=CONCATENATE(LOWER([.B659]);&quot;.&quot;;LOWER(SUBSTITUTE([.C659];&quot; &quot;;&quot;&quot;));&quot;@foo.com&quot;)" office:value-type="string" office:string-value="john.doe657@foo.com">
            <text:p>john.doe657@foo.com</text:p>
          </table:table-cell>
        </table:table-row>
        <table:table-row table:style-name="ro2">
          <table:table-cell office:value-type="string">
            <text:p>John Doe 658</text:p>
          </table:table-cell>
          <table:table-cell office:value-type="string">
            <text:p>John</text:p>
          </table:table-cell>
          <table:table-cell office:value-type="string">
            <text:p>Doe 658</text:p>
          </table:table-cell>
          <table:table-cell table:formula="oooc:=CONCATENATE(LOWER([.B660]);&quot;.&quot;;LOWER(SUBSTITUTE([.C660];&quot; &quot;;&quot;&quot;));&quot;@foo.com&quot;)" office:value-type="string" office:string-value="john.doe658@foo.com">
            <text:p>john.doe658@foo.com</text:p>
          </table:table-cell>
        </table:table-row>
        <table:table-row table:style-name="ro2">
          <table:table-cell office:value-type="string">
            <text:p>John Doe 659</text:p>
          </table:table-cell>
          <table:table-cell office:value-type="string">
            <text:p>John</text:p>
          </table:table-cell>
          <table:table-cell office:value-type="string">
            <text:p>Doe 659</text:p>
          </table:table-cell>
          <table:table-cell table:formula="oooc:=CONCATENATE(LOWER([.B661]);&quot;.&quot;;LOWER(SUBSTITUTE([.C661];&quot; &quot;;&quot;&quot;));&quot;@foo.com&quot;)" office:value-type="string" office:string-value="john.doe659@foo.com">
            <text:p>john.doe659@foo.com</text:p>
          </table:table-cell>
        </table:table-row>
        <table:table-row table:style-name="ro2">
          <table:table-cell office:value-type="string">
            <text:p>John Doe 660</text:p>
          </table:table-cell>
          <table:table-cell office:value-type="string">
            <text:p>John</text:p>
          </table:table-cell>
          <table:table-cell office:value-type="string">
            <text:p>Doe 660</text:p>
          </table:table-cell>
          <table:table-cell table:formula="oooc:=CONCATENATE(LOWER([.B662]);&quot;.&quot;;LOWER(SUBSTITUTE([.C662];&quot; &quot;;&quot;&quot;));&quot;@foo.com&quot;)" office:value-type="string" office:string-value="john.doe660@foo.com">
            <text:p>john.doe660@foo.com</text:p>
          </table:table-cell>
        </table:table-row>
        <table:table-row table:style-name="ro2">
          <table:table-cell office:value-type="string">
            <text:p>John Doe 661</text:p>
          </table:table-cell>
          <table:table-cell office:value-type="string">
            <text:p>John</text:p>
          </table:table-cell>
          <table:table-cell office:value-type="string">
            <text:p>Doe 661</text:p>
          </table:table-cell>
          <table:table-cell table:formula="oooc:=CONCATENATE(LOWER([.B663]);&quot;.&quot;;LOWER(SUBSTITUTE([.C663];&quot; &quot;;&quot;&quot;));&quot;@foo.com&quot;)" office:value-type="string" office:string-value="john.doe661@foo.com">
            <text:p>john.doe661@foo.com</text:p>
          </table:table-cell>
        </table:table-row>
        <table:table-row table:style-name="ro2">
          <table:table-cell office:value-type="string">
            <text:p>John Doe 662</text:p>
          </table:table-cell>
          <table:table-cell office:value-type="string">
            <text:p>John</text:p>
          </table:table-cell>
          <table:table-cell office:value-type="string">
            <text:p>Doe 662</text:p>
          </table:table-cell>
          <table:table-cell table:formula="oooc:=CONCATENATE(LOWER([.B664]);&quot;.&quot;;LOWER(SUBSTITUTE([.C664];&quot; &quot;;&quot;&quot;));&quot;@foo.com&quot;)" office:value-type="string" office:string-value="john.doe662@foo.com">
            <text:p>john.doe662@foo.com</text:p>
          </table:table-cell>
        </table:table-row>
        <table:table-row table:style-name="ro2">
          <table:table-cell office:value-type="string">
            <text:p>John Doe 663</text:p>
          </table:table-cell>
          <table:table-cell office:value-type="string">
            <text:p>John</text:p>
          </table:table-cell>
          <table:table-cell office:value-type="string">
            <text:p>Doe 663</text:p>
          </table:table-cell>
          <table:table-cell table:formula="oooc:=CONCATENATE(LOWER([.B665]);&quot;.&quot;;LOWER(SUBSTITUTE([.C665];&quot; &quot;;&quot;&quot;));&quot;@foo.com&quot;)" office:value-type="string" office:string-value="john.doe663@foo.com">
            <text:p>john.doe663@foo.com</text:p>
          </table:table-cell>
        </table:table-row>
        <table:table-row table:style-name="ro2">
          <table:table-cell office:value-type="string">
            <text:p>John Doe 664</text:p>
          </table:table-cell>
          <table:table-cell office:value-type="string">
            <text:p>John</text:p>
          </table:table-cell>
          <table:table-cell office:value-type="string">
            <text:p>Doe 664</text:p>
          </table:table-cell>
          <table:table-cell table:formula="oooc:=CONCATENATE(LOWER([.B666]);&quot;.&quot;;LOWER(SUBSTITUTE([.C666];&quot; &quot;;&quot;&quot;));&quot;@foo.com&quot;)" office:value-type="string" office:string-value="john.doe664@foo.com">
            <text:p>john.doe664@foo.com</text:p>
          </table:table-cell>
        </table:table-row>
        <table:table-row table:style-name="ro2">
          <table:table-cell office:value-type="string">
            <text:p>John Doe 665</text:p>
          </table:table-cell>
          <table:table-cell office:value-type="string">
            <text:p>John</text:p>
          </table:table-cell>
          <table:table-cell office:value-type="string">
            <text:p>Doe 665</text:p>
          </table:table-cell>
          <table:table-cell table:formula="oooc:=CONCATENATE(LOWER([.B667]);&quot;.&quot;;LOWER(SUBSTITUTE([.C667];&quot; &quot;;&quot;&quot;));&quot;@foo.com&quot;)" office:value-type="string" office:string-value="john.doe665@foo.com">
            <text:p>john.doe665@foo.com</text:p>
          </table:table-cell>
        </table:table-row>
        <table:table-row table:style-name="ro2">
          <table:table-cell office:value-type="string">
            <text:p>John Doe 666</text:p>
          </table:table-cell>
          <table:table-cell office:value-type="string">
            <text:p>John</text:p>
          </table:table-cell>
          <table:table-cell office:value-type="string">
            <text:p>Doe 666</text:p>
          </table:table-cell>
          <table:table-cell table:formula="oooc:=CONCATENATE(LOWER([.B668]);&quot;.&quot;;LOWER(SUBSTITUTE([.C668];&quot; &quot;;&quot;&quot;));&quot;@foo.com&quot;)" office:value-type="string" office:string-value="john.doe666@foo.com">
            <text:p>john.doe666@foo.com</text:p>
          </table:table-cell>
        </table:table-row>
        <table:table-row table:style-name="ro2">
          <table:table-cell office:value-type="string">
            <text:p>John Doe 667</text:p>
          </table:table-cell>
          <table:table-cell office:value-type="string">
            <text:p>John</text:p>
          </table:table-cell>
          <table:table-cell office:value-type="string">
            <text:p>Doe 667</text:p>
          </table:table-cell>
          <table:table-cell table:formula="oooc:=CONCATENATE(LOWER([.B669]);&quot;.&quot;;LOWER(SUBSTITUTE([.C669];&quot; &quot;;&quot;&quot;));&quot;@foo.com&quot;)" office:value-type="string" office:string-value="john.doe667@foo.com">
            <text:p>john.doe667@foo.com</text:p>
          </table:table-cell>
        </table:table-row>
        <table:table-row table:style-name="ro2">
          <table:table-cell office:value-type="string">
            <text:p>John Doe 668</text:p>
          </table:table-cell>
          <table:table-cell office:value-type="string">
            <text:p>John</text:p>
          </table:table-cell>
          <table:table-cell office:value-type="string">
            <text:p>Doe 668</text:p>
          </table:table-cell>
          <table:table-cell table:formula="oooc:=CONCATENATE(LOWER([.B670]);&quot;.&quot;;LOWER(SUBSTITUTE([.C670];&quot; &quot;;&quot;&quot;));&quot;@foo.com&quot;)" office:value-type="string" office:string-value="john.doe668@foo.com">
            <text:p>john.doe668@foo.com</text:p>
          </table:table-cell>
        </table:table-row>
        <table:table-row table:style-name="ro2">
          <table:table-cell office:value-type="string">
            <text:p>John Doe 669</text:p>
          </table:table-cell>
          <table:table-cell office:value-type="string">
            <text:p>John</text:p>
          </table:table-cell>
          <table:table-cell office:value-type="string">
            <text:p>Doe 669</text:p>
          </table:table-cell>
          <table:table-cell table:formula="oooc:=CONCATENATE(LOWER([.B671]);&quot;.&quot;;LOWER(SUBSTITUTE([.C671];&quot; &quot;;&quot;&quot;));&quot;@foo.com&quot;)" office:value-type="string" office:string-value="john.doe669@foo.com">
            <text:p>john.doe669@foo.com</text:p>
          </table:table-cell>
        </table:table-row>
        <table:table-row table:style-name="ro2">
          <table:table-cell office:value-type="string">
            <text:p>John Doe 670</text:p>
          </table:table-cell>
          <table:table-cell office:value-type="string">
            <text:p>John</text:p>
          </table:table-cell>
          <table:table-cell office:value-type="string">
            <text:p>Doe 670</text:p>
          </table:table-cell>
          <table:table-cell table:formula="oooc:=CONCATENATE(LOWER([.B672]);&quot;.&quot;;LOWER(SUBSTITUTE([.C672];&quot; &quot;;&quot;&quot;));&quot;@foo.com&quot;)" office:value-type="string" office:string-value="john.doe670@foo.com">
            <text:p>john.doe670@foo.com</text:p>
          </table:table-cell>
        </table:table-row>
        <table:table-row table:style-name="ro2">
          <table:table-cell office:value-type="string">
            <text:p>John Doe 671</text:p>
          </table:table-cell>
          <table:table-cell office:value-type="string">
            <text:p>John</text:p>
          </table:table-cell>
          <table:table-cell office:value-type="string">
            <text:p>Doe 671</text:p>
          </table:table-cell>
          <table:table-cell table:formula="oooc:=CONCATENATE(LOWER([.B673]);&quot;.&quot;;LOWER(SUBSTITUTE([.C673];&quot; &quot;;&quot;&quot;));&quot;@foo.com&quot;)" office:value-type="string" office:string-value="john.doe671@foo.com">
            <text:p>john.doe671@foo.com</text:p>
          </table:table-cell>
        </table:table-row>
        <table:table-row table:style-name="ro2">
          <table:table-cell office:value-type="string">
            <text:p>John Doe 672</text:p>
          </table:table-cell>
          <table:table-cell office:value-type="string">
            <text:p>John</text:p>
          </table:table-cell>
          <table:table-cell office:value-type="string">
            <text:p>Doe 672</text:p>
          </table:table-cell>
          <table:table-cell table:formula="oooc:=CONCATENATE(LOWER([.B674]);&quot;.&quot;;LOWER(SUBSTITUTE([.C674];&quot; &quot;;&quot;&quot;));&quot;@foo.com&quot;)" office:value-type="string" office:string-value="john.doe672@foo.com">
            <text:p>john.doe672@foo.com</text:p>
          </table:table-cell>
        </table:table-row>
        <table:table-row table:style-name="ro2">
          <table:table-cell office:value-type="string">
            <text:p>John Doe 673</text:p>
          </table:table-cell>
          <table:table-cell office:value-type="string">
            <text:p>John</text:p>
          </table:table-cell>
          <table:table-cell office:value-type="string">
            <text:p>Doe 673</text:p>
          </table:table-cell>
          <table:table-cell table:formula="oooc:=CONCATENATE(LOWER([.B675]);&quot;.&quot;;LOWER(SUBSTITUTE([.C675];&quot; &quot;;&quot;&quot;));&quot;@foo.com&quot;)" office:value-type="string" office:string-value="john.doe673@foo.com">
            <text:p>john.doe673@foo.com</text:p>
          </table:table-cell>
        </table:table-row>
        <table:table-row table:style-name="ro2">
          <table:table-cell office:value-type="string">
            <text:p>John Doe 674</text:p>
          </table:table-cell>
          <table:table-cell office:value-type="string">
            <text:p>John</text:p>
          </table:table-cell>
          <table:table-cell office:value-type="string">
            <text:p>Doe 674</text:p>
          </table:table-cell>
          <table:table-cell table:formula="oooc:=CONCATENATE(LOWER([.B676]);&quot;.&quot;;LOWER(SUBSTITUTE([.C676];&quot; &quot;;&quot;&quot;));&quot;@foo.com&quot;)" office:value-type="string" office:string-value="john.doe674@foo.com">
            <text:p>john.doe674@foo.com</text:p>
          </table:table-cell>
        </table:table-row>
        <table:table-row table:style-name="ro2">
          <table:table-cell office:value-type="string">
            <text:p>John Doe 675</text:p>
          </table:table-cell>
          <table:table-cell office:value-type="string">
            <text:p>John</text:p>
          </table:table-cell>
          <table:table-cell office:value-type="string">
            <text:p>Doe 675</text:p>
          </table:table-cell>
          <table:table-cell table:formula="oooc:=CONCATENATE(LOWER([.B677]);&quot;.&quot;;LOWER(SUBSTITUTE([.C677];&quot; &quot;;&quot;&quot;));&quot;@foo.com&quot;)" office:value-type="string" office:string-value="john.doe675@foo.com">
            <text:p>john.doe675@foo.com</text:p>
          </table:table-cell>
        </table:table-row>
        <table:table-row table:style-name="ro2">
          <table:table-cell office:value-type="string">
            <text:p>John Doe 676</text:p>
          </table:table-cell>
          <table:table-cell office:value-type="string">
            <text:p>John</text:p>
          </table:table-cell>
          <table:table-cell office:value-type="string">
            <text:p>Doe 676</text:p>
          </table:table-cell>
          <table:table-cell table:formula="oooc:=CONCATENATE(LOWER([.B678]);&quot;.&quot;;LOWER(SUBSTITUTE([.C678];&quot; &quot;;&quot;&quot;));&quot;@foo.com&quot;)" office:value-type="string" office:string-value="john.doe676@foo.com">
            <text:p>john.doe676@foo.com</text:p>
          </table:table-cell>
        </table:table-row>
        <table:table-row table:style-name="ro2">
          <table:table-cell office:value-type="string">
            <text:p>John Doe 677</text:p>
          </table:table-cell>
          <table:table-cell office:value-type="string">
            <text:p>John</text:p>
          </table:table-cell>
          <table:table-cell office:value-type="string">
            <text:p>Doe 677</text:p>
          </table:table-cell>
          <table:table-cell table:formula="oooc:=CONCATENATE(LOWER([.B679]);&quot;.&quot;;LOWER(SUBSTITUTE([.C679];&quot; &quot;;&quot;&quot;));&quot;@foo.com&quot;)" office:value-type="string" office:string-value="john.doe677@foo.com">
            <text:p>john.doe677@foo.com</text:p>
          </table:table-cell>
        </table:table-row>
        <table:table-row table:style-name="ro2">
          <table:table-cell office:value-type="string">
            <text:p>John Doe 678</text:p>
          </table:table-cell>
          <table:table-cell office:value-type="string">
            <text:p>John</text:p>
          </table:table-cell>
          <table:table-cell office:value-type="string">
            <text:p>Doe 678</text:p>
          </table:table-cell>
          <table:table-cell table:formula="oooc:=CONCATENATE(LOWER([.B680]);&quot;.&quot;;LOWER(SUBSTITUTE([.C680];&quot; &quot;;&quot;&quot;));&quot;@foo.com&quot;)" office:value-type="string" office:string-value="john.doe678@foo.com">
            <text:p>john.doe678@foo.com</text:p>
          </table:table-cell>
        </table:table-row>
        <table:table-row table:style-name="ro2">
          <table:table-cell office:value-type="string">
            <text:p>John Doe 679</text:p>
          </table:table-cell>
          <table:table-cell office:value-type="string">
            <text:p>John</text:p>
          </table:table-cell>
          <table:table-cell office:value-type="string">
            <text:p>Doe 679</text:p>
          </table:table-cell>
          <table:table-cell table:formula="oooc:=CONCATENATE(LOWER([.B681]);&quot;.&quot;;LOWER(SUBSTITUTE([.C681];&quot; &quot;;&quot;&quot;));&quot;@foo.com&quot;)" office:value-type="string" office:string-value="john.doe679@foo.com">
            <text:p>john.doe679@foo.com</text:p>
          </table:table-cell>
        </table:table-row>
        <table:table-row table:style-name="ro2">
          <table:table-cell office:value-type="string">
            <text:p>John Doe 680</text:p>
          </table:table-cell>
          <table:table-cell office:value-type="string">
            <text:p>John</text:p>
          </table:table-cell>
          <table:table-cell office:value-type="string">
            <text:p>Doe 680</text:p>
          </table:table-cell>
          <table:table-cell table:formula="oooc:=CONCATENATE(LOWER([.B682]);&quot;.&quot;;LOWER(SUBSTITUTE([.C682];&quot; &quot;;&quot;&quot;));&quot;@foo.com&quot;)" office:value-type="string" office:string-value="john.doe680@foo.com">
            <text:p>john.doe680@foo.com</text:p>
          </table:table-cell>
        </table:table-row>
        <table:table-row table:style-name="ro2">
          <table:table-cell office:value-type="string">
            <text:p>John Doe 681</text:p>
          </table:table-cell>
          <table:table-cell office:value-type="string">
            <text:p>John</text:p>
          </table:table-cell>
          <table:table-cell office:value-type="string">
            <text:p>Doe 681</text:p>
          </table:table-cell>
          <table:table-cell table:formula="oooc:=CONCATENATE(LOWER([.B683]);&quot;.&quot;;LOWER(SUBSTITUTE([.C683];&quot; &quot;;&quot;&quot;));&quot;@foo.com&quot;)" office:value-type="string" office:string-value="john.doe681@foo.com">
            <text:p>john.doe681@foo.com</text:p>
          </table:table-cell>
        </table:table-row>
        <table:table-row table:style-name="ro2">
          <table:table-cell office:value-type="string">
            <text:p>John Doe 682</text:p>
          </table:table-cell>
          <table:table-cell office:value-type="string">
            <text:p>John</text:p>
          </table:table-cell>
          <table:table-cell office:value-type="string">
            <text:p>Doe 682</text:p>
          </table:table-cell>
          <table:table-cell table:formula="oooc:=CONCATENATE(LOWER([.B684]);&quot;.&quot;;LOWER(SUBSTITUTE([.C684];&quot; &quot;;&quot;&quot;));&quot;@foo.com&quot;)" office:value-type="string" office:string-value="john.doe682@foo.com">
            <text:p>john.doe682@foo.com</text:p>
          </table:table-cell>
        </table:table-row>
        <table:table-row table:style-name="ro2">
          <table:table-cell office:value-type="string">
            <text:p>John Doe 683</text:p>
          </table:table-cell>
          <table:table-cell office:value-type="string">
            <text:p>John</text:p>
          </table:table-cell>
          <table:table-cell office:value-type="string">
            <text:p>Doe 683</text:p>
          </table:table-cell>
          <table:table-cell table:formula="oooc:=CONCATENATE(LOWER([.B685]);&quot;.&quot;;LOWER(SUBSTITUTE([.C685];&quot; &quot;;&quot;&quot;));&quot;@foo.com&quot;)" office:value-type="string" office:string-value="john.doe683@foo.com">
            <text:p>john.doe683@foo.com</text:p>
          </table:table-cell>
        </table:table-row>
        <table:table-row table:style-name="ro2">
          <table:table-cell office:value-type="string">
            <text:p>John Doe 684</text:p>
          </table:table-cell>
          <table:table-cell office:value-type="string">
            <text:p>John</text:p>
          </table:table-cell>
          <table:table-cell office:value-type="string">
            <text:p>Doe 684</text:p>
          </table:table-cell>
          <table:table-cell table:formula="oooc:=CONCATENATE(LOWER([.B686]);&quot;.&quot;;LOWER(SUBSTITUTE([.C686];&quot; &quot;;&quot;&quot;));&quot;@foo.com&quot;)" office:value-type="string" office:string-value="john.doe684@foo.com">
            <text:p>john.doe684@foo.com</text:p>
          </table:table-cell>
        </table:table-row>
        <table:table-row table:style-name="ro2">
          <table:table-cell office:value-type="string">
            <text:p>John Doe 685</text:p>
          </table:table-cell>
          <table:table-cell office:value-type="string">
            <text:p>John</text:p>
          </table:table-cell>
          <table:table-cell office:value-type="string">
            <text:p>Doe 685</text:p>
          </table:table-cell>
          <table:table-cell table:formula="oooc:=CONCATENATE(LOWER([.B687]);&quot;.&quot;;LOWER(SUBSTITUTE([.C687];&quot; &quot;;&quot;&quot;));&quot;@foo.com&quot;)" office:value-type="string" office:string-value="john.doe685@foo.com">
            <text:p>john.doe685@foo.com</text:p>
          </table:table-cell>
        </table:table-row>
        <table:table-row table:style-name="ro2">
          <table:table-cell office:value-type="string">
            <text:p>John Doe 686</text:p>
          </table:table-cell>
          <table:table-cell office:value-type="string">
            <text:p>John</text:p>
          </table:table-cell>
          <table:table-cell office:value-type="string">
            <text:p>Doe 686</text:p>
          </table:table-cell>
          <table:table-cell table:formula="oooc:=CONCATENATE(LOWER([.B688]);&quot;.&quot;;LOWER(SUBSTITUTE([.C688];&quot; &quot;;&quot;&quot;));&quot;@foo.com&quot;)" office:value-type="string" office:string-value="john.doe686@foo.com">
            <text:p>john.doe686@foo.com</text:p>
          </table:table-cell>
        </table:table-row>
        <table:table-row table:style-name="ro2">
          <table:table-cell office:value-type="string">
            <text:p>John Doe 687</text:p>
          </table:table-cell>
          <table:table-cell office:value-type="string">
            <text:p>John</text:p>
          </table:table-cell>
          <table:table-cell office:value-type="string">
            <text:p>Doe 687</text:p>
          </table:table-cell>
          <table:table-cell table:formula="oooc:=CONCATENATE(LOWER([.B689]);&quot;.&quot;;LOWER(SUBSTITUTE([.C689];&quot; &quot;;&quot;&quot;));&quot;@foo.com&quot;)" office:value-type="string" office:string-value="john.doe687@foo.com">
            <text:p>john.doe687@foo.com</text:p>
          </table:table-cell>
        </table:table-row>
        <table:table-row table:style-name="ro2">
          <table:table-cell office:value-type="string">
            <text:p>John Doe 688</text:p>
          </table:table-cell>
          <table:table-cell office:value-type="string">
            <text:p>John</text:p>
          </table:table-cell>
          <table:table-cell office:value-type="string">
            <text:p>Doe 688</text:p>
          </table:table-cell>
          <table:table-cell table:formula="oooc:=CONCATENATE(LOWER([.B690]);&quot;.&quot;;LOWER(SUBSTITUTE([.C690];&quot; &quot;;&quot;&quot;));&quot;@foo.com&quot;)" office:value-type="string" office:string-value="john.doe688@foo.com">
            <text:p>john.doe688@foo.com</text:p>
          </table:table-cell>
        </table:table-row>
        <table:table-row table:style-name="ro2">
          <table:table-cell office:value-type="string">
            <text:p>John Doe 689</text:p>
          </table:table-cell>
          <table:table-cell office:value-type="string">
            <text:p>John</text:p>
          </table:table-cell>
          <table:table-cell office:value-type="string">
            <text:p>Doe 689</text:p>
          </table:table-cell>
          <table:table-cell table:formula="oooc:=CONCATENATE(LOWER([.B691]);&quot;.&quot;;LOWER(SUBSTITUTE([.C691];&quot; &quot;;&quot;&quot;));&quot;@foo.com&quot;)" office:value-type="string" office:string-value="john.doe689@foo.com">
            <text:p>john.doe689@foo.com</text:p>
          </table:table-cell>
        </table:table-row>
        <table:table-row table:style-name="ro2">
          <table:table-cell office:value-type="string">
            <text:p>John Doe 690</text:p>
          </table:table-cell>
          <table:table-cell office:value-type="string">
            <text:p>John</text:p>
          </table:table-cell>
          <table:table-cell office:value-type="string">
            <text:p>Doe 690</text:p>
          </table:table-cell>
          <table:table-cell table:formula="oooc:=CONCATENATE(LOWER([.B692]);&quot;.&quot;;LOWER(SUBSTITUTE([.C692];&quot; &quot;;&quot;&quot;));&quot;@foo.com&quot;)" office:value-type="string" office:string-value="john.doe690@foo.com">
            <text:p>john.doe690@foo.com</text:p>
          </table:table-cell>
        </table:table-row>
        <table:table-row table:style-name="ro2">
          <table:table-cell office:value-type="string">
            <text:p>John Doe 691</text:p>
          </table:table-cell>
          <table:table-cell office:value-type="string">
            <text:p>John</text:p>
          </table:table-cell>
          <table:table-cell office:value-type="string">
            <text:p>Doe 691</text:p>
          </table:table-cell>
          <table:table-cell table:formula="oooc:=CONCATENATE(LOWER([.B693]);&quot;.&quot;;LOWER(SUBSTITUTE([.C693];&quot; &quot;;&quot;&quot;));&quot;@foo.com&quot;)" office:value-type="string" office:string-value="john.doe691@foo.com">
            <text:p>john.doe691@foo.com</text:p>
          </table:table-cell>
        </table:table-row>
        <table:table-row table:style-name="ro2">
          <table:table-cell office:value-type="string">
            <text:p>John Doe 692</text:p>
          </table:table-cell>
          <table:table-cell office:value-type="string">
            <text:p>John</text:p>
          </table:table-cell>
          <table:table-cell office:value-type="string">
            <text:p>Doe 692</text:p>
          </table:table-cell>
          <table:table-cell table:formula="oooc:=CONCATENATE(LOWER([.B694]);&quot;.&quot;;LOWER(SUBSTITUTE([.C694];&quot; &quot;;&quot;&quot;));&quot;@foo.com&quot;)" office:value-type="string" office:string-value="john.doe692@foo.com">
            <text:p>john.doe692@foo.com</text:p>
          </table:table-cell>
        </table:table-row>
        <table:table-row table:style-name="ro2">
          <table:table-cell office:value-type="string">
            <text:p>John Doe 693</text:p>
          </table:table-cell>
          <table:table-cell office:value-type="string">
            <text:p>John</text:p>
          </table:table-cell>
          <table:table-cell office:value-type="string">
            <text:p>Doe 693</text:p>
          </table:table-cell>
          <table:table-cell table:formula="oooc:=CONCATENATE(LOWER([.B695]);&quot;.&quot;;LOWER(SUBSTITUTE([.C695];&quot; &quot;;&quot;&quot;));&quot;@foo.com&quot;)" office:value-type="string" office:string-value="john.doe693@foo.com">
            <text:p>john.doe693@foo.com</text:p>
          </table:table-cell>
        </table:table-row>
        <table:table-row table:style-name="ro2">
          <table:table-cell office:value-type="string">
            <text:p>John Doe 694</text:p>
          </table:table-cell>
          <table:table-cell office:value-type="string">
            <text:p>John</text:p>
          </table:table-cell>
          <table:table-cell office:value-type="string">
            <text:p>Doe 694</text:p>
          </table:table-cell>
          <table:table-cell table:formula="oooc:=CONCATENATE(LOWER([.B696]);&quot;.&quot;;LOWER(SUBSTITUTE([.C696];&quot; &quot;;&quot;&quot;));&quot;@foo.com&quot;)" office:value-type="string" office:string-value="john.doe694@foo.com">
            <text:p>john.doe694@foo.com</text:p>
          </table:table-cell>
        </table:table-row>
        <table:table-row table:style-name="ro2">
          <table:table-cell office:value-type="string">
            <text:p>John Doe 695</text:p>
          </table:table-cell>
          <table:table-cell office:value-type="string">
            <text:p>John</text:p>
          </table:table-cell>
          <table:table-cell office:value-type="string">
            <text:p>Doe 695</text:p>
          </table:table-cell>
          <table:table-cell table:formula="oooc:=CONCATENATE(LOWER([.B697]);&quot;.&quot;;LOWER(SUBSTITUTE([.C697];&quot; &quot;;&quot;&quot;));&quot;@foo.com&quot;)" office:value-type="string" office:string-value="john.doe695@foo.com">
            <text:p>john.doe695@foo.com</text:p>
          </table:table-cell>
        </table:table-row>
        <table:table-row table:style-name="ro2">
          <table:table-cell office:value-type="string">
            <text:p>John Doe 696</text:p>
          </table:table-cell>
          <table:table-cell office:value-type="string">
            <text:p>John</text:p>
          </table:table-cell>
          <table:table-cell office:value-type="string">
            <text:p>Doe 696</text:p>
          </table:table-cell>
          <table:table-cell table:formula="oooc:=CONCATENATE(LOWER([.B698]);&quot;.&quot;;LOWER(SUBSTITUTE([.C698];&quot; &quot;;&quot;&quot;));&quot;@foo.com&quot;)" office:value-type="string" office:string-value="john.doe696@foo.com">
            <text:p>john.doe696@foo.com</text:p>
          </table:table-cell>
        </table:table-row>
        <table:table-row table:style-name="ro2">
          <table:table-cell office:value-type="string">
            <text:p>John Doe 697</text:p>
          </table:table-cell>
          <table:table-cell office:value-type="string">
            <text:p>John</text:p>
          </table:table-cell>
          <table:table-cell office:value-type="string">
            <text:p>Doe 697</text:p>
          </table:table-cell>
          <table:table-cell table:formula="oooc:=CONCATENATE(LOWER([.B699]);&quot;.&quot;;LOWER(SUBSTITUTE([.C699];&quot; &quot;;&quot;&quot;));&quot;@foo.com&quot;)" office:value-type="string" office:string-value="john.doe697@foo.com">
            <text:p>john.doe697@foo.com</text:p>
          </table:table-cell>
        </table:table-row>
        <table:table-row table:style-name="ro2">
          <table:table-cell office:value-type="string">
            <text:p>John Doe 698</text:p>
          </table:table-cell>
          <table:table-cell office:value-type="string">
            <text:p>John</text:p>
          </table:table-cell>
          <table:table-cell office:value-type="string">
            <text:p>Doe 698</text:p>
          </table:table-cell>
          <table:table-cell table:formula="oooc:=CONCATENATE(LOWER([.B700]);&quot;.&quot;;LOWER(SUBSTITUTE([.C700];&quot; &quot;;&quot;&quot;));&quot;@foo.com&quot;)" office:value-type="string" office:string-value="john.doe698@foo.com">
            <text:p>john.doe698@foo.com</text:p>
          </table:table-cell>
        </table:table-row>
        <table:table-row table:style-name="ro2">
          <table:table-cell office:value-type="string">
            <text:p>John Doe 699</text:p>
          </table:table-cell>
          <table:table-cell office:value-type="string">
            <text:p>John</text:p>
          </table:table-cell>
          <table:table-cell office:value-type="string">
            <text:p>Doe 699</text:p>
          </table:table-cell>
          <table:table-cell table:formula="oooc:=CONCATENATE(LOWER([.B701]);&quot;.&quot;;LOWER(SUBSTITUTE([.C701];&quot; &quot;;&quot;&quot;));&quot;@foo.com&quot;)" office:value-type="string" office:string-value="john.doe699@foo.com">
            <text:p>john.doe699@foo.com</text:p>
          </table:table-cell>
        </table:table-row>
        <table:table-row table:style-name="ro2">
          <table:table-cell office:value-type="string">
            <text:p>John Doe 700</text:p>
          </table:table-cell>
          <table:table-cell office:value-type="string">
            <text:p>John</text:p>
          </table:table-cell>
          <table:table-cell office:value-type="string">
            <text:p>Doe 700</text:p>
          </table:table-cell>
          <table:table-cell table:formula="oooc:=CONCATENATE(LOWER([.B702]);&quot;.&quot;;LOWER(SUBSTITUTE([.C702];&quot; &quot;;&quot;&quot;));&quot;@foo.com&quot;)" office:value-type="string" office:string-value="john.doe700@foo.com">
            <text:p>john.doe700@foo.com</text:p>
          </table:table-cell>
        </table:table-row>
        <table:table-row table:style-name="ro2">
          <table:table-cell office:value-type="string">
            <text:p>John Doe 701</text:p>
          </table:table-cell>
          <table:table-cell office:value-type="string">
            <text:p>John</text:p>
          </table:table-cell>
          <table:table-cell office:value-type="string">
            <text:p>Doe 701</text:p>
          </table:table-cell>
          <table:table-cell table:formula="oooc:=CONCATENATE(LOWER([.B703]);&quot;.&quot;;LOWER(SUBSTITUTE([.C703];&quot; &quot;;&quot;&quot;));&quot;@foo.com&quot;)" office:value-type="string" office:string-value="john.doe701@foo.com">
            <text:p>john.doe701@foo.com</text:p>
          </table:table-cell>
        </table:table-row>
        <table:table-row table:style-name="ro2">
          <table:table-cell office:value-type="string">
            <text:p>John Doe 702</text:p>
          </table:table-cell>
          <table:table-cell office:value-type="string">
            <text:p>John</text:p>
          </table:table-cell>
          <table:table-cell office:value-type="string">
            <text:p>Doe 702</text:p>
          </table:table-cell>
          <table:table-cell table:formula="oooc:=CONCATENATE(LOWER([.B704]);&quot;.&quot;;LOWER(SUBSTITUTE([.C704];&quot; &quot;;&quot;&quot;));&quot;@foo.com&quot;)" office:value-type="string" office:string-value="john.doe702@foo.com">
            <text:p>john.doe702@foo.com</text:p>
          </table:table-cell>
        </table:table-row>
        <table:table-row table:style-name="ro2">
          <table:table-cell office:value-type="string">
            <text:p>John Doe 703</text:p>
          </table:table-cell>
          <table:table-cell office:value-type="string">
            <text:p>John</text:p>
          </table:table-cell>
          <table:table-cell office:value-type="string">
            <text:p>Doe 703</text:p>
          </table:table-cell>
          <table:table-cell table:formula="oooc:=CONCATENATE(LOWER([.B705]);&quot;.&quot;;LOWER(SUBSTITUTE([.C705];&quot; &quot;;&quot;&quot;));&quot;@foo.com&quot;)" office:value-type="string" office:string-value="john.doe703@foo.com">
            <text:p>john.doe703@foo.com</text:p>
          </table:table-cell>
        </table:table-row>
        <table:table-row table:style-name="ro2">
          <table:table-cell office:value-type="string">
            <text:p>John Doe 704</text:p>
          </table:table-cell>
          <table:table-cell office:value-type="string">
            <text:p>John</text:p>
          </table:table-cell>
          <table:table-cell office:value-type="string">
            <text:p>Doe 704</text:p>
          </table:table-cell>
          <table:table-cell table:formula="oooc:=CONCATENATE(LOWER([.B706]);&quot;.&quot;;LOWER(SUBSTITUTE([.C706];&quot; &quot;;&quot;&quot;));&quot;@foo.com&quot;)" office:value-type="string" office:string-value="john.doe704@foo.com">
            <text:p>john.doe704@foo.com</text:p>
          </table:table-cell>
        </table:table-row>
        <table:table-row table:style-name="ro2">
          <table:table-cell office:value-type="string">
            <text:p>John Doe 705</text:p>
          </table:table-cell>
          <table:table-cell office:value-type="string">
            <text:p>John</text:p>
          </table:table-cell>
          <table:table-cell office:value-type="string">
            <text:p>Doe 705</text:p>
          </table:table-cell>
          <table:table-cell table:formula="oooc:=CONCATENATE(LOWER([.B707]);&quot;.&quot;;LOWER(SUBSTITUTE([.C707];&quot; &quot;;&quot;&quot;));&quot;@foo.com&quot;)" office:value-type="string" office:string-value="john.doe705@foo.com">
            <text:p>john.doe705@foo.com</text:p>
          </table:table-cell>
        </table:table-row>
        <table:table-row table:style-name="ro2">
          <table:table-cell office:value-type="string">
            <text:p>John Doe 706</text:p>
          </table:table-cell>
          <table:table-cell office:value-type="string">
            <text:p>John</text:p>
          </table:table-cell>
          <table:table-cell office:value-type="string">
            <text:p>Doe 706</text:p>
          </table:table-cell>
          <table:table-cell table:formula="oooc:=CONCATENATE(LOWER([.B708]);&quot;.&quot;;LOWER(SUBSTITUTE([.C708];&quot; &quot;;&quot;&quot;));&quot;@foo.com&quot;)" office:value-type="string" office:string-value="john.doe706@foo.com">
            <text:p>john.doe706@foo.com</text:p>
          </table:table-cell>
        </table:table-row>
        <table:table-row table:style-name="ro2">
          <table:table-cell office:value-type="string">
            <text:p>John Doe 707</text:p>
          </table:table-cell>
          <table:table-cell office:value-type="string">
            <text:p>John</text:p>
          </table:table-cell>
          <table:table-cell office:value-type="string">
            <text:p>Doe 707</text:p>
          </table:table-cell>
          <table:table-cell table:formula="oooc:=CONCATENATE(LOWER([.B709]);&quot;.&quot;;LOWER(SUBSTITUTE([.C709];&quot; &quot;;&quot;&quot;));&quot;@foo.com&quot;)" office:value-type="string" office:string-value="john.doe707@foo.com">
            <text:p>john.doe707@foo.com</text:p>
          </table:table-cell>
        </table:table-row>
        <table:table-row table:style-name="ro2">
          <table:table-cell office:value-type="string">
            <text:p>John Doe 708</text:p>
          </table:table-cell>
          <table:table-cell office:value-type="string">
            <text:p>John</text:p>
          </table:table-cell>
          <table:table-cell office:value-type="string">
            <text:p>Doe 708</text:p>
          </table:table-cell>
          <table:table-cell table:formula="oooc:=CONCATENATE(LOWER([.B710]);&quot;.&quot;;LOWER(SUBSTITUTE([.C710];&quot; &quot;;&quot;&quot;));&quot;@foo.com&quot;)" office:value-type="string" office:string-value="john.doe708@foo.com">
            <text:p>john.doe708@foo.com</text:p>
          </table:table-cell>
        </table:table-row>
        <table:table-row table:style-name="ro2">
          <table:table-cell office:value-type="string">
            <text:p>John Doe 709</text:p>
          </table:table-cell>
          <table:table-cell office:value-type="string">
            <text:p>John</text:p>
          </table:table-cell>
          <table:table-cell office:value-type="string">
            <text:p>Doe 709</text:p>
          </table:table-cell>
          <table:table-cell table:formula="oooc:=CONCATENATE(LOWER([.B711]);&quot;.&quot;;LOWER(SUBSTITUTE([.C711];&quot; &quot;;&quot;&quot;));&quot;@foo.com&quot;)" office:value-type="string" office:string-value="john.doe709@foo.com">
            <text:p>john.doe709@foo.com</text:p>
          </table:table-cell>
        </table:table-row>
        <table:table-row table:style-name="ro2">
          <table:table-cell office:value-type="string">
            <text:p>John Doe 710</text:p>
          </table:table-cell>
          <table:table-cell office:value-type="string">
            <text:p>John</text:p>
          </table:table-cell>
          <table:table-cell office:value-type="string">
            <text:p>Doe 710</text:p>
          </table:table-cell>
          <table:table-cell table:formula="oooc:=CONCATENATE(LOWER([.B712]);&quot;.&quot;;LOWER(SUBSTITUTE([.C712];&quot; &quot;;&quot;&quot;));&quot;@foo.com&quot;)" office:value-type="string" office:string-value="john.doe710@foo.com">
            <text:p>john.doe710@foo.com</text:p>
          </table:table-cell>
        </table:table-row>
        <table:table-row table:style-name="ro2">
          <table:table-cell office:value-type="string">
            <text:p>John Doe 711</text:p>
          </table:table-cell>
          <table:table-cell office:value-type="string">
            <text:p>John</text:p>
          </table:table-cell>
          <table:table-cell office:value-type="string">
            <text:p>Doe 711</text:p>
          </table:table-cell>
          <table:table-cell table:formula="oooc:=CONCATENATE(LOWER([.B713]);&quot;.&quot;;LOWER(SUBSTITUTE([.C713];&quot; &quot;;&quot;&quot;));&quot;@foo.com&quot;)" office:value-type="string" office:string-value="john.doe711@foo.com">
            <text:p>john.doe711@foo.com</text:p>
          </table:table-cell>
        </table:table-row>
        <table:table-row table:style-name="ro2">
          <table:table-cell office:value-type="string">
            <text:p>John Doe 712</text:p>
          </table:table-cell>
          <table:table-cell office:value-type="string">
            <text:p>John</text:p>
          </table:table-cell>
          <table:table-cell office:value-type="string">
            <text:p>Doe 712</text:p>
          </table:table-cell>
          <table:table-cell table:formula="oooc:=CONCATENATE(LOWER([.B714]);&quot;.&quot;;LOWER(SUBSTITUTE([.C714];&quot; &quot;;&quot;&quot;));&quot;@foo.com&quot;)" office:value-type="string" office:string-value="john.doe712@foo.com">
            <text:p>john.doe712@foo.com</text:p>
          </table:table-cell>
        </table:table-row>
        <table:table-row table:style-name="ro2">
          <table:table-cell office:value-type="string">
            <text:p>John Doe 713</text:p>
          </table:table-cell>
          <table:table-cell office:value-type="string">
            <text:p>John</text:p>
          </table:table-cell>
          <table:table-cell office:value-type="string">
            <text:p>Doe 713</text:p>
          </table:table-cell>
          <table:table-cell table:formula="oooc:=CONCATENATE(LOWER([.B715]);&quot;.&quot;;LOWER(SUBSTITUTE([.C715];&quot; &quot;;&quot;&quot;));&quot;@foo.com&quot;)" office:value-type="string" office:string-value="john.doe713@foo.com">
            <text:p>john.doe713@foo.com</text:p>
          </table:table-cell>
        </table:table-row>
        <table:table-row table:style-name="ro2">
          <table:table-cell office:value-type="string">
            <text:p>John Doe 714</text:p>
          </table:table-cell>
          <table:table-cell office:value-type="string">
            <text:p>John</text:p>
          </table:table-cell>
          <table:table-cell office:value-type="string">
            <text:p>Doe 714</text:p>
          </table:table-cell>
          <table:table-cell table:formula="oooc:=CONCATENATE(LOWER([.B716]);&quot;.&quot;;LOWER(SUBSTITUTE([.C716];&quot; &quot;;&quot;&quot;));&quot;@foo.com&quot;)" office:value-type="string" office:string-value="john.doe714@foo.com">
            <text:p>john.doe714@foo.com</text:p>
          </table:table-cell>
        </table:table-row>
        <table:table-row table:style-name="ro2">
          <table:table-cell office:value-type="string">
            <text:p>John Doe 715</text:p>
          </table:table-cell>
          <table:table-cell office:value-type="string">
            <text:p>John</text:p>
          </table:table-cell>
          <table:table-cell office:value-type="string">
            <text:p>Doe 715</text:p>
          </table:table-cell>
          <table:table-cell table:formula="oooc:=CONCATENATE(LOWER([.B717]);&quot;.&quot;;LOWER(SUBSTITUTE([.C717];&quot; &quot;;&quot;&quot;));&quot;@foo.com&quot;)" office:value-type="string" office:string-value="john.doe715@foo.com">
            <text:p>john.doe715@foo.com</text:p>
          </table:table-cell>
        </table:table-row>
        <table:table-row table:style-name="ro2">
          <table:table-cell office:value-type="string">
            <text:p>John Doe 716</text:p>
          </table:table-cell>
          <table:table-cell office:value-type="string">
            <text:p>John</text:p>
          </table:table-cell>
          <table:table-cell office:value-type="string">
            <text:p>Doe 716</text:p>
          </table:table-cell>
          <table:table-cell table:formula="oooc:=CONCATENATE(LOWER([.B718]);&quot;.&quot;;LOWER(SUBSTITUTE([.C718];&quot; &quot;;&quot;&quot;));&quot;@foo.com&quot;)" office:value-type="string" office:string-value="john.doe716@foo.com">
            <text:p>john.doe716@foo.com</text:p>
          </table:table-cell>
        </table:table-row>
        <table:table-row table:style-name="ro2">
          <table:table-cell office:value-type="string">
            <text:p>John Doe 717</text:p>
          </table:table-cell>
          <table:table-cell office:value-type="string">
            <text:p>John</text:p>
          </table:table-cell>
          <table:table-cell office:value-type="string">
            <text:p>Doe 717</text:p>
          </table:table-cell>
          <table:table-cell table:formula="oooc:=CONCATENATE(LOWER([.B719]);&quot;.&quot;;LOWER(SUBSTITUTE([.C719];&quot; &quot;;&quot;&quot;));&quot;@foo.com&quot;)" office:value-type="string" office:string-value="john.doe717@foo.com">
            <text:p>john.doe717@foo.com</text:p>
          </table:table-cell>
        </table:table-row>
        <table:table-row table:style-name="ro2">
          <table:table-cell office:value-type="string">
            <text:p>John Doe 718</text:p>
          </table:table-cell>
          <table:table-cell office:value-type="string">
            <text:p>John</text:p>
          </table:table-cell>
          <table:table-cell office:value-type="string">
            <text:p>Doe 718</text:p>
          </table:table-cell>
          <table:table-cell table:formula="oooc:=CONCATENATE(LOWER([.B720]);&quot;.&quot;;LOWER(SUBSTITUTE([.C720];&quot; &quot;;&quot;&quot;));&quot;@foo.com&quot;)" office:value-type="string" office:string-value="john.doe718@foo.com">
            <text:p>john.doe718@foo.com</text:p>
          </table:table-cell>
        </table:table-row>
        <table:table-row table:style-name="ro2">
          <table:table-cell office:value-type="string">
            <text:p>John Doe 719</text:p>
          </table:table-cell>
          <table:table-cell office:value-type="string">
            <text:p>John</text:p>
          </table:table-cell>
          <table:table-cell office:value-type="string">
            <text:p>Doe 719</text:p>
          </table:table-cell>
          <table:table-cell table:formula="oooc:=CONCATENATE(LOWER([.B721]);&quot;.&quot;;LOWER(SUBSTITUTE([.C721];&quot; &quot;;&quot;&quot;));&quot;@foo.com&quot;)" office:value-type="string" office:string-value="john.doe719@foo.com">
            <text:p>john.doe719@foo.com</text:p>
          </table:table-cell>
        </table:table-row>
        <table:table-row table:style-name="ro2">
          <table:table-cell office:value-type="string">
            <text:p>John Doe 720</text:p>
          </table:table-cell>
          <table:table-cell office:value-type="string">
            <text:p>John</text:p>
          </table:table-cell>
          <table:table-cell office:value-type="string">
            <text:p>Doe 720</text:p>
          </table:table-cell>
          <table:table-cell table:formula="oooc:=CONCATENATE(LOWER([.B722]);&quot;.&quot;;LOWER(SUBSTITUTE([.C722];&quot; &quot;;&quot;&quot;));&quot;@foo.com&quot;)" office:value-type="string" office:string-value="john.doe720@foo.com">
            <text:p>john.doe720@foo.com</text:p>
          </table:table-cell>
        </table:table-row>
        <table:table-row table:style-name="ro2">
          <table:table-cell office:value-type="string">
            <text:p>John Doe 721</text:p>
          </table:table-cell>
          <table:table-cell office:value-type="string">
            <text:p>John</text:p>
          </table:table-cell>
          <table:table-cell office:value-type="string">
            <text:p>Doe 721</text:p>
          </table:table-cell>
          <table:table-cell table:formula="oooc:=CONCATENATE(LOWER([.B723]);&quot;.&quot;;LOWER(SUBSTITUTE([.C723];&quot; &quot;;&quot;&quot;));&quot;@foo.com&quot;)" office:value-type="string" office:string-value="john.doe721@foo.com">
            <text:p>john.doe721@foo.com</text:p>
          </table:table-cell>
        </table:table-row>
        <table:table-row table:style-name="ro2">
          <table:table-cell office:value-type="string">
            <text:p>John Doe 722</text:p>
          </table:table-cell>
          <table:table-cell office:value-type="string">
            <text:p>John</text:p>
          </table:table-cell>
          <table:table-cell office:value-type="string">
            <text:p>Doe 722</text:p>
          </table:table-cell>
          <table:table-cell table:formula="oooc:=CONCATENATE(LOWER([.B724]);&quot;.&quot;;LOWER(SUBSTITUTE([.C724];&quot; &quot;;&quot;&quot;));&quot;@foo.com&quot;)" office:value-type="string" office:string-value="john.doe722@foo.com">
            <text:p>john.doe722@foo.com</text:p>
          </table:table-cell>
        </table:table-row>
        <table:table-row table:style-name="ro2">
          <table:table-cell office:value-type="string">
            <text:p>John Doe 723</text:p>
          </table:table-cell>
          <table:table-cell office:value-type="string">
            <text:p>John</text:p>
          </table:table-cell>
          <table:table-cell office:value-type="string">
            <text:p>Doe 723</text:p>
          </table:table-cell>
          <table:table-cell table:formula="oooc:=CONCATENATE(LOWER([.B725]);&quot;.&quot;;LOWER(SUBSTITUTE([.C725];&quot; &quot;;&quot;&quot;));&quot;@foo.com&quot;)" office:value-type="string" office:string-value="john.doe723@foo.com">
            <text:p>john.doe723@foo.com</text:p>
          </table:table-cell>
        </table:table-row>
        <table:table-row table:style-name="ro2">
          <table:table-cell office:value-type="string">
            <text:p>John Doe 724</text:p>
          </table:table-cell>
          <table:table-cell office:value-type="string">
            <text:p>John</text:p>
          </table:table-cell>
          <table:table-cell office:value-type="string">
            <text:p>Doe 724</text:p>
          </table:table-cell>
          <table:table-cell table:formula="oooc:=CONCATENATE(LOWER([.B726]);&quot;.&quot;;LOWER(SUBSTITUTE([.C726];&quot; &quot;;&quot;&quot;));&quot;@foo.com&quot;)" office:value-type="string" office:string-value="john.doe724@foo.com">
            <text:p>john.doe724@foo.com</text:p>
          </table:table-cell>
        </table:table-row>
        <table:table-row table:style-name="ro2">
          <table:table-cell office:value-type="string">
            <text:p>John Doe 725</text:p>
          </table:table-cell>
          <table:table-cell office:value-type="string">
            <text:p>John</text:p>
          </table:table-cell>
          <table:table-cell office:value-type="string">
            <text:p>Doe 725</text:p>
          </table:table-cell>
          <table:table-cell table:formula="oooc:=CONCATENATE(LOWER([.B727]);&quot;.&quot;;LOWER(SUBSTITUTE([.C727];&quot; &quot;;&quot;&quot;));&quot;@foo.com&quot;)" office:value-type="string" office:string-value="john.doe725@foo.com">
            <text:p>john.doe725@foo.com</text:p>
          </table:table-cell>
        </table:table-row>
        <table:table-row table:style-name="ro2">
          <table:table-cell office:value-type="string">
            <text:p>John Doe 726</text:p>
          </table:table-cell>
          <table:table-cell office:value-type="string">
            <text:p>John</text:p>
          </table:table-cell>
          <table:table-cell office:value-type="string">
            <text:p>Doe 726</text:p>
          </table:table-cell>
          <table:table-cell table:formula="oooc:=CONCATENATE(LOWER([.B728]);&quot;.&quot;;LOWER(SUBSTITUTE([.C728];&quot; &quot;;&quot;&quot;));&quot;@foo.com&quot;)" office:value-type="string" office:string-value="john.doe726@foo.com">
            <text:p>john.doe726@foo.com</text:p>
          </table:table-cell>
        </table:table-row>
        <table:table-row table:style-name="ro2">
          <table:table-cell office:value-type="string">
            <text:p>John Doe 727</text:p>
          </table:table-cell>
          <table:table-cell office:value-type="string">
            <text:p>John</text:p>
          </table:table-cell>
          <table:table-cell office:value-type="string">
            <text:p>Doe 727</text:p>
          </table:table-cell>
          <table:table-cell table:formula="oooc:=CONCATENATE(LOWER([.B729]);&quot;.&quot;;LOWER(SUBSTITUTE([.C729];&quot; &quot;;&quot;&quot;));&quot;@foo.com&quot;)" office:value-type="string" office:string-value="john.doe727@foo.com">
            <text:p>john.doe727@foo.com</text:p>
          </table:table-cell>
        </table:table-row>
        <table:table-row table:style-name="ro2">
          <table:table-cell office:value-type="string">
            <text:p>John Doe 728</text:p>
          </table:table-cell>
          <table:table-cell office:value-type="string">
            <text:p>John</text:p>
          </table:table-cell>
          <table:table-cell office:value-type="string">
            <text:p>Doe 728</text:p>
          </table:table-cell>
          <table:table-cell table:formula="oooc:=CONCATENATE(LOWER([.B730]);&quot;.&quot;;LOWER(SUBSTITUTE([.C730];&quot; &quot;;&quot;&quot;));&quot;@foo.com&quot;)" office:value-type="string" office:string-value="john.doe728@foo.com">
            <text:p>john.doe728@foo.com</text:p>
          </table:table-cell>
        </table:table-row>
        <table:table-row table:style-name="ro2">
          <table:table-cell office:value-type="string">
            <text:p>John Doe 729</text:p>
          </table:table-cell>
          <table:table-cell office:value-type="string">
            <text:p>John</text:p>
          </table:table-cell>
          <table:table-cell office:value-type="string">
            <text:p>Doe 729</text:p>
          </table:table-cell>
          <table:table-cell table:formula="oooc:=CONCATENATE(LOWER([.B731]);&quot;.&quot;;LOWER(SUBSTITUTE([.C731];&quot; &quot;;&quot;&quot;));&quot;@foo.com&quot;)" office:value-type="string" office:string-value="john.doe729@foo.com">
            <text:p>john.doe729@foo.com</text:p>
          </table:table-cell>
        </table:table-row>
        <table:table-row table:style-name="ro2">
          <table:table-cell office:value-type="string">
            <text:p>John Doe 730</text:p>
          </table:table-cell>
          <table:table-cell office:value-type="string">
            <text:p>John</text:p>
          </table:table-cell>
          <table:table-cell office:value-type="string">
            <text:p>Doe 730</text:p>
          </table:table-cell>
          <table:table-cell table:formula="oooc:=CONCATENATE(LOWER([.B732]);&quot;.&quot;;LOWER(SUBSTITUTE([.C732];&quot; &quot;;&quot;&quot;));&quot;@foo.com&quot;)" office:value-type="string" office:string-value="john.doe730@foo.com">
            <text:p>john.doe730@foo.com</text:p>
          </table:table-cell>
        </table:table-row>
        <table:table-row table:style-name="ro2">
          <table:table-cell office:value-type="string">
            <text:p>John Doe 731</text:p>
          </table:table-cell>
          <table:table-cell office:value-type="string">
            <text:p>John</text:p>
          </table:table-cell>
          <table:table-cell office:value-type="string">
            <text:p>Doe 731</text:p>
          </table:table-cell>
          <table:table-cell table:formula="oooc:=CONCATENATE(LOWER([.B733]);&quot;.&quot;;LOWER(SUBSTITUTE([.C733];&quot; &quot;;&quot;&quot;));&quot;@foo.com&quot;)" office:value-type="string" office:string-value="john.doe731@foo.com">
            <text:p>john.doe731@foo.com</text:p>
          </table:table-cell>
        </table:table-row>
        <table:table-row table:style-name="ro2">
          <table:table-cell office:value-type="string">
            <text:p>John Doe 732</text:p>
          </table:table-cell>
          <table:table-cell office:value-type="string">
            <text:p>John</text:p>
          </table:table-cell>
          <table:table-cell office:value-type="string">
            <text:p>Doe 732</text:p>
          </table:table-cell>
          <table:table-cell table:formula="oooc:=CONCATENATE(LOWER([.B734]);&quot;.&quot;;LOWER(SUBSTITUTE([.C734];&quot; &quot;;&quot;&quot;));&quot;@foo.com&quot;)" office:value-type="string" office:string-value="john.doe732@foo.com">
            <text:p>john.doe732@foo.com</text:p>
          </table:table-cell>
        </table:table-row>
        <table:table-row table:style-name="ro2">
          <table:table-cell office:value-type="string">
            <text:p>John Doe 733</text:p>
          </table:table-cell>
          <table:table-cell office:value-type="string">
            <text:p>John</text:p>
          </table:table-cell>
          <table:table-cell office:value-type="string">
            <text:p>Doe 733</text:p>
          </table:table-cell>
          <table:table-cell table:formula="oooc:=CONCATENATE(LOWER([.B735]);&quot;.&quot;;LOWER(SUBSTITUTE([.C735];&quot; &quot;;&quot;&quot;));&quot;@foo.com&quot;)" office:value-type="string" office:string-value="john.doe733@foo.com">
            <text:p>john.doe733@foo.com</text:p>
          </table:table-cell>
        </table:table-row>
        <table:table-row table:style-name="ro2">
          <table:table-cell office:value-type="string">
            <text:p>John Doe 734</text:p>
          </table:table-cell>
          <table:table-cell office:value-type="string">
            <text:p>John</text:p>
          </table:table-cell>
          <table:table-cell office:value-type="string">
            <text:p>Doe 734</text:p>
          </table:table-cell>
          <table:table-cell table:formula="oooc:=CONCATENATE(LOWER([.B736]);&quot;.&quot;;LOWER(SUBSTITUTE([.C736];&quot; &quot;;&quot;&quot;));&quot;@foo.com&quot;)" office:value-type="string" office:string-value="john.doe734@foo.com">
            <text:p>john.doe734@foo.com</text:p>
          </table:table-cell>
        </table:table-row>
        <table:table-row table:style-name="ro2">
          <table:table-cell office:value-type="string">
            <text:p>John Doe 735</text:p>
          </table:table-cell>
          <table:table-cell office:value-type="string">
            <text:p>John</text:p>
          </table:table-cell>
          <table:table-cell office:value-type="string">
            <text:p>Doe 735</text:p>
          </table:table-cell>
          <table:table-cell table:formula="oooc:=CONCATENATE(LOWER([.B737]);&quot;.&quot;;LOWER(SUBSTITUTE([.C737];&quot; &quot;;&quot;&quot;));&quot;@foo.com&quot;)" office:value-type="string" office:string-value="john.doe735@foo.com">
            <text:p>john.doe735@foo.com</text:p>
          </table:table-cell>
        </table:table-row>
        <table:table-row table:style-name="ro2">
          <table:table-cell office:value-type="string">
            <text:p>John Doe 736</text:p>
          </table:table-cell>
          <table:table-cell office:value-type="string">
            <text:p>John</text:p>
          </table:table-cell>
          <table:table-cell office:value-type="string">
            <text:p>Doe 736</text:p>
          </table:table-cell>
          <table:table-cell table:formula="oooc:=CONCATENATE(LOWER([.B738]);&quot;.&quot;;LOWER(SUBSTITUTE([.C738];&quot; &quot;;&quot;&quot;));&quot;@foo.com&quot;)" office:value-type="string" office:string-value="john.doe736@foo.com">
            <text:p>john.doe736@foo.com</text:p>
          </table:table-cell>
        </table:table-row>
        <table:table-row table:style-name="ro2">
          <table:table-cell office:value-type="string">
            <text:p>John Doe 737</text:p>
          </table:table-cell>
          <table:table-cell office:value-type="string">
            <text:p>John</text:p>
          </table:table-cell>
          <table:table-cell office:value-type="string">
            <text:p>Doe 737</text:p>
          </table:table-cell>
          <table:table-cell table:formula="oooc:=CONCATENATE(LOWER([.B739]);&quot;.&quot;;LOWER(SUBSTITUTE([.C739];&quot; &quot;;&quot;&quot;));&quot;@foo.com&quot;)" office:value-type="string" office:string-value="john.doe737@foo.com">
            <text:p>john.doe737@foo.com</text:p>
          </table:table-cell>
        </table:table-row>
        <table:table-row table:style-name="ro2">
          <table:table-cell office:value-type="string">
            <text:p>John Doe 738</text:p>
          </table:table-cell>
          <table:table-cell office:value-type="string">
            <text:p>John</text:p>
          </table:table-cell>
          <table:table-cell office:value-type="string">
            <text:p>Doe 738</text:p>
          </table:table-cell>
          <table:table-cell table:formula="oooc:=CONCATENATE(LOWER([.B740]);&quot;.&quot;;LOWER(SUBSTITUTE([.C740];&quot; &quot;;&quot;&quot;));&quot;@foo.com&quot;)" office:value-type="string" office:string-value="john.doe738@foo.com">
            <text:p>john.doe738@foo.com</text:p>
          </table:table-cell>
        </table:table-row>
        <table:table-row table:style-name="ro2">
          <table:table-cell office:value-type="string">
            <text:p>John Doe 739</text:p>
          </table:table-cell>
          <table:table-cell office:value-type="string">
            <text:p>John</text:p>
          </table:table-cell>
          <table:table-cell office:value-type="string">
            <text:p>Doe 739</text:p>
          </table:table-cell>
          <table:table-cell table:formula="oooc:=CONCATENATE(LOWER([.B741]);&quot;.&quot;;LOWER(SUBSTITUTE([.C741];&quot; &quot;;&quot;&quot;));&quot;@foo.com&quot;)" office:value-type="string" office:string-value="john.doe739@foo.com">
            <text:p>john.doe739@foo.com</text:p>
          </table:table-cell>
        </table:table-row>
        <table:table-row table:style-name="ro2">
          <table:table-cell office:value-type="string">
            <text:p>John Doe 740</text:p>
          </table:table-cell>
          <table:table-cell office:value-type="string">
            <text:p>John</text:p>
          </table:table-cell>
          <table:table-cell office:value-type="string">
            <text:p>Doe 740</text:p>
          </table:table-cell>
          <table:table-cell table:formula="oooc:=CONCATENATE(LOWER([.B742]);&quot;.&quot;;LOWER(SUBSTITUTE([.C742];&quot; &quot;;&quot;&quot;));&quot;@foo.com&quot;)" office:value-type="string" office:string-value="john.doe740@foo.com">
            <text:p>john.doe740@foo.com</text:p>
          </table:table-cell>
        </table:table-row>
        <table:table-row table:style-name="ro2">
          <table:table-cell office:value-type="string">
            <text:p>John Doe 741</text:p>
          </table:table-cell>
          <table:table-cell office:value-type="string">
            <text:p>John</text:p>
          </table:table-cell>
          <table:table-cell office:value-type="string">
            <text:p>Doe 741</text:p>
          </table:table-cell>
          <table:table-cell table:formula="oooc:=CONCATENATE(LOWER([.B743]);&quot;.&quot;;LOWER(SUBSTITUTE([.C743];&quot; &quot;;&quot;&quot;));&quot;@foo.com&quot;)" office:value-type="string" office:string-value="john.doe741@foo.com">
            <text:p>john.doe741@foo.com</text:p>
          </table:table-cell>
        </table:table-row>
        <table:table-row table:style-name="ro2">
          <table:table-cell office:value-type="string">
            <text:p>John Doe 742</text:p>
          </table:table-cell>
          <table:table-cell office:value-type="string">
            <text:p>John</text:p>
          </table:table-cell>
          <table:table-cell office:value-type="string">
            <text:p>Doe 742</text:p>
          </table:table-cell>
          <table:table-cell table:formula="oooc:=CONCATENATE(LOWER([.B744]);&quot;.&quot;;LOWER(SUBSTITUTE([.C744];&quot; &quot;;&quot;&quot;));&quot;@foo.com&quot;)" office:value-type="string" office:string-value="john.doe742@foo.com">
            <text:p>john.doe742@foo.com</text:p>
          </table:table-cell>
        </table:table-row>
        <table:table-row table:style-name="ro2">
          <table:table-cell office:value-type="string">
            <text:p>John Doe 743</text:p>
          </table:table-cell>
          <table:table-cell office:value-type="string">
            <text:p>John</text:p>
          </table:table-cell>
          <table:table-cell office:value-type="string">
            <text:p>Doe 743</text:p>
          </table:table-cell>
          <table:table-cell table:formula="oooc:=CONCATENATE(LOWER([.B745]);&quot;.&quot;;LOWER(SUBSTITUTE([.C745];&quot; &quot;;&quot;&quot;));&quot;@foo.com&quot;)" office:value-type="string" office:string-value="john.doe743@foo.com">
            <text:p>john.doe743@foo.com</text:p>
          </table:table-cell>
        </table:table-row>
        <table:table-row table:style-name="ro2">
          <table:table-cell office:value-type="string">
            <text:p>John Doe 744</text:p>
          </table:table-cell>
          <table:table-cell office:value-type="string">
            <text:p>John</text:p>
          </table:table-cell>
          <table:table-cell office:value-type="string">
            <text:p>Doe 744</text:p>
          </table:table-cell>
          <table:table-cell table:formula="oooc:=CONCATENATE(LOWER([.B746]);&quot;.&quot;;LOWER(SUBSTITUTE([.C746];&quot; &quot;;&quot;&quot;));&quot;@foo.com&quot;)" office:value-type="string" office:string-value="john.doe744@foo.com">
            <text:p>john.doe744@foo.com</text:p>
          </table:table-cell>
        </table:table-row>
        <table:table-row table:style-name="ro2">
          <table:table-cell office:value-type="string">
            <text:p>John Doe 745</text:p>
          </table:table-cell>
          <table:table-cell office:value-type="string">
            <text:p>John</text:p>
          </table:table-cell>
          <table:table-cell office:value-type="string">
            <text:p>Doe 745</text:p>
          </table:table-cell>
          <table:table-cell table:formula="oooc:=CONCATENATE(LOWER([.B747]);&quot;.&quot;;LOWER(SUBSTITUTE([.C747];&quot; &quot;;&quot;&quot;));&quot;@foo.com&quot;)" office:value-type="string" office:string-value="john.doe745@foo.com">
            <text:p>john.doe745@foo.com</text:p>
          </table:table-cell>
        </table:table-row>
        <table:table-row table:style-name="ro2">
          <table:table-cell office:value-type="string">
            <text:p>John Doe 746</text:p>
          </table:table-cell>
          <table:table-cell office:value-type="string">
            <text:p>John</text:p>
          </table:table-cell>
          <table:table-cell office:value-type="string">
            <text:p>Doe 746</text:p>
          </table:table-cell>
          <table:table-cell table:formula="oooc:=CONCATENATE(LOWER([.B748]);&quot;.&quot;;LOWER(SUBSTITUTE([.C748];&quot; &quot;;&quot;&quot;));&quot;@foo.com&quot;)" office:value-type="string" office:string-value="john.doe746@foo.com">
            <text:p>john.doe746@foo.com</text:p>
          </table:table-cell>
        </table:table-row>
        <table:table-row table:style-name="ro2">
          <table:table-cell office:value-type="string">
            <text:p>John Doe 747</text:p>
          </table:table-cell>
          <table:table-cell office:value-type="string">
            <text:p>John</text:p>
          </table:table-cell>
          <table:table-cell office:value-type="string">
            <text:p>Doe 747</text:p>
          </table:table-cell>
          <table:table-cell table:formula="oooc:=CONCATENATE(LOWER([.B749]);&quot;.&quot;;LOWER(SUBSTITUTE([.C749];&quot; &quot;;&quot;&quot;));&quot;@foo.com&quot;)" office:value-type="string" office:string-value="john.doe747@foo.com">
            <text:p>john.doe747@foo.com</text:p>
          </table:table-cell>
        </table:table-row>
        <table:table-row table:style-name="ro2">
          <table:table-cell office:value-type="string">
            <text:p>John Doe 748</text:p>
          </table:table-cell>
          <table:table-cell office:value-type="string">
            <text:p>John</text:p>
          </table:table-cell>
          <table:table-cell office:value-type="string">
            <text:p>Doe 748</text:p>
          </table:table-cell>
          <table:table-cell table:formula="oooc:=CONCATENATE(LOWER([.B750]);&quot;.&quot;;LOWER(SUBSTITUTE([.C750];&quot; &quot;;&quot;&quot;));&quot;@foo.com&quot;)" office:value-type="string" office:string-value="john.doe748@foo.com">
            <text:p>john.doe748@foo.com</text:p>
          </table:table-cell>
        </table:table-row>
        <table:table-row table:style-name="ro2">
          <table:table-cell office:value-type="string">
            <text:p>John Doe 749</text:p>
          </table:table-cell>
          <table:table-cell office:value-type="string">
            <text:p>John</text:p>
          </table:table-cell>
          <table:table-cell office:value-type="string">
            <text:p>Doe 749</text:p>
          </table:table-cell>
          <table:table-cell table:formula="oooc:=CONCATENATE(LOWER([.B751]);&quot;.&quot;;LOWER(SUBSTITUTE([.C751];&quot; &quot;;&quot;&quot;));&quot;@foo.com&quot;)" office:value-type="string" office:string-value="john.doe749@foo.com">
            <text:p>john.doe749@foo.com</text:p>
          </table:table-cell>
        </table:table-row>
        <table:table-row table:style-name="ro2">
          <table:table-cell office:value-type="string">
            <text:p>John Doe 750</text:p>
          </table:table-cell>
          <table:table-cell office:value-type="string">
            <text:p>John</text:p>
          </table:table-cell>
          <table:table-cell office:value-type="string">
            <text:p>Doe 750</text:p>
          </table:table-cell>
          <table:table-cell table:formula="oooc:=CONCATENATE(LOWER([.B752]);&quot;.&quot;;LOWER(SUBSTITUTE([.C752];&quot; &quot;;&quot;&quot;));&quot;@foo.com&quot;)" office:value-type="string" office:string-value="john.doe750@foo.com">
            <text:p>john.doe750@foo.com</text:p>
          </table:table-cell>
        </table:table-row>
        <table:table-row table:style-name="ro2">
          <table:table-cell office:value-type="string">
            <text:p>John Doe 751</text:p>
          </table:table-cell>
          <table:table-cell office:value-type="string">
            <text:p>John</text:p>
          </table:table-cell>
          <table:table-cell office:value-type="string">
            <text:p>Doe 751</text:p>
          </table:table-cell>
          <table:table-cell table:formula="oooc:=CONCATENATE(LOWER([.B753]);&quot;.&quot;;LOWER(SUBSTITUTE([.C753];&quot; &quot;;&quot;&quot;));&quot;@foo.com&quot;)" office:value-type="string" office:string-value="john.doe751@foo.com">
            <text:p>john.doe751@foo.com</text:p>
          </table:table-cell>
        </table:table-row>
        <table:table-row table:style-name="ro2">
          <table:table-cell office:value-type="string">
            <text:p>John Doe 752</text:p>
          </table:table-cell>
          <table:table-cell office:value-type="string">
            <text:p>John</text:p>
          </table:table-cell>
          <table:table-cell office:value-type="string">
            <text:p>Doe 752</text:p>
          </table:table-cell>
          <table:table-cell table:formula="oooc:=CONCATENATE(LOWER([.B754]);&quot;.&quot;;LOWER(SUBSTITUTE([.C754];&quot; &quot;;&quot;&quot;));&quot;@foo.com&quot;)" office:value-type="string" office:string-value="john.doe752@foo.com">
            <text:p>john.doe752@foo.com</text:p>
          </table:table-cell>
        </table:table-row>
        <table:table-row table:style-name="ro2">
          <table:table-cell office:value-type="string">
            <text:p>John Doe 753</text:p>
          </table:table-cell>
          <table:table-cell office:value-type="string">
            <text:p>John</text:p>
          </table:table-cell>
          <table:table-cell office:value-type="string">
            <text:p>Doe 753</text:p>
          </table:table-cell>
          <table:table-cell table:formula="oooc:=CONCATENATE(LOWER([.B755]);&quot;.&quot;;LOWER(SUBSTITUTE([.C755];&quot; &quot;;&quot;&quot;));&quot;@foo.com&quot;)" office:value-type="string" office:string-value="john.doe753@foo.com">
            <text:p>john.doe753@foo.com</text:p>
          </table:table-cell>
        </table:table-row>
        <table:table-row table:style-name="ro2">
          <table:table-cell office:value-type="string">
            <text:p>John Doe 754</text:p>
          </table:table-cell>
          <table:table-cell office:value-type="string">
            <text:p>John</text:p>
          </table:table-cell>
          <table:table-cell office:value-type="string">
            <text:p>Doe 754</text:p>
          </table:table-cell>
          <table:table-cell table:formula="oooc:=CONCATENATE(LOWER([.B756]);&quot;.&quot;;LOWER(SUBSTITUTE([.C756];&quot; &quot;;&quot;&quot;));&quot;@foo.com&quot;)" office:value-type="string" office:string-value="john.doe754@foo.com">
            <text:p>john.doe754@foo.com</text:p>
          </table:table-cell>
        </table:table-row>
        <table:table-row table:style-name="ro2">
          <table:table-cell office:value-type="string">
            <text:p>John Doe 755</text:p>
          </table:table-cell>
          <table:table-cell office:value-type="string">
            <text:p>John</text:p>
          </table:table-cell>
          <table:table-cell office:value-type="string">
            <text:p>Doe 755</text:p>
          </table:table-cell>
          <table:table-cell table:formula="oooc:=CONCATENATE(LOWER([.B757]);&quot;.&quot;;LOWER(SUBSTITUTE([.C757];&quot; &quot;;&quot;&quot;));&quot;@foo.com&quot;)" office:value-type="string" office:string-value="john.doe755@foo.com">
            <text:p>john.doe755@foo.com</text:p>
          </table:table-cell>
        </table:table-row>
        <table:table-row table:style-name="ro2">
          <table:table-cell office:value-type="string">
            <text:p>John Doe 756</text:p>
          </table:table-cell>
          <table:table-cell office:value-type="string">
            <text:p>John</text:p>
          </table:table-cell>
          <table:table-cell office:value-type="string">
            <text:p>Doe 756</text:p>
          </table:table-cell>
          <table:table-cell table:formula="oooc:=CONCATENATE(LOWER([.B758]);&quot;.&quot;;LOWER(SUBSTITUTE([.C758];&quot; &quot;;&quot;&quot;));&quot;@foo.com&quot;)" office:value-type="string" office:string-value="john.doe756@foo.com">
            <text:p>john.doe756@foo.com</text:p>
          </table:table-cell>
        </table:table-row>
        <table:table-row table:style-name="ro2">
          <table:table-cell office:value-type="string">
            <text:p>John Doe 757</text:p>
          </table:table-cell>
          <table:table-cell office:value-type="string">
            <text:p>John</text:p>
          </table:table-cell>
          <table:table-cell office:value-type="string">
            <text:p>Doe 757</text:p>
          </table:table-cell>
          <table:table-cell table:formula="oooc:=CONCATENATE(LOWER([.B759]);&quot;.&quot;;LOWER(SUBSTITUTE([.C759];&quot; &quot;;&quot;&quot;));&quot;@foo.com&quot;)" office:value-type="string" office:string-value="john.doe757@foo.com">
            <text:p>john.doe757@foo.com</text:p>
          </table:table-cell>
        </table:table-row>
        <table:table-row table:style-name="ro2">
          <table:table-cell office:value-type="string">
            <text:p>John Doe 758</text:p>
          </table:table-cell>
          <table:table-cell office:value-type="string">
            <text:p>John</text:p>
          </table:table-cell>
          <table:table-cell office:value-type="string">
            <text:p>Doe 758</text:p>
          </table:table-cell>
          <table:table-cell table:formula="oooc:=CONCATENATE(LOWER([.B760]);&quot;.&quot;;LOWER(SUBSTITUTE([.C760];&quot; &quot;;&quot;&quot;));&quot;@foo.com&quot;)" office:value-type="string" office:string-value="john.doe758@foo.com">
            <text:p>john.doe758@foo.com</text:p>
          </table:table-cell>
        </table:table-row>
        <table:table-row table:style-name="ro2">
          <table:table-cell office:value-type="string">
            <text:p>John Doe 759</text:p>
          </table:table-cell>
          <table:table-cell office:value-type="string">
            <text:p>John</text:p>
          </table:table-cell>
          <table:table-cell office:value-type="string">
            <text:p>Doe 759</text:p>
          </table:table-cell>
          <table:table-cell table:formula="oooc:=CONCATENATE(LOWER([.B761]);&quot;.&quot;;LOWER(SUBSTITUTE([.C761];&quot; &quot;;&quot;&quot;));&quot;@foo.com&quot;)" office:value-type="string" office:string-value="john.doe759@foo.com">
            <text:p>john.doe759@foo.com</text:p>
          </table:table-cell>
        </table:table-row>
        <table:table-row table:style-name="ro2">
          <table:table-cell office:value-type="string">
            <text:p>John Doe 760</text:p>
          </table:table-cell>
          <table:table-cell office:value-type="string">
            <text:p>John</text:p>
          </table:table-cell>
          <table:table-cell office:value-type="string">
            <text:p>Doe 760</text:p>
          </table:table-cell>
          <table:table-cell table:formula="oooc:=CONCATENATE(LOWER([.B762]);&quot;.&quot;;LOWER(SUBSTITUTE([.C762];&quot; &quot;;&quot;&quot;));&quot;@foo.com&quot;)" office:value-type="string" office:string-value="john.doe760@foo.com">
            <text:p>john.doe760@foo.com</text:p>
          </table:table-cell>
        </table:table-row>
        <table:table-row table:style-name="ro2">
          <table:table-cell office:value-type="string">
            <text:p>John Doe 761</text:p>
          </table:table-cell>
          <table:table-cell office:value-type="string">
            <text:p>John</text:p>
          </table:table-cell>
          <table:table-cell office:value-type="string">
            <text:p>Doe 761</text:p>
          </table:table-cell>
          <table:table-cell table:formula="oooc:=CONCATENATE(LOWER([.B763]);&quot;.&quot;;LOWER(SUBSTITUTE([.C763];&quot; &quot;;&quot;&quot;));&quot;@foo.com&quot;)" office:value-type="string" office:string-value="john.doe761@foo.com">
            <text:p>john.doe761@foo.com</text:p>
          </table:table-cell>
        </table:table-row>
        <table:table-row table:style-name="ro2">
          <table:table-cell office:value-type="string">
            <text:p>John Doe 762</text:p>
          </table:table-cell>
          <table:table-cell office:value-type="string">
            <text:p>John</text:p>
          </table:table-cell>
          <table:table-cell office:value-type="string">
            <text:p>Doe 762</text:p>
          </table:table-cell>
          <table:table-cell table:formula="oooc:=CONCATENATE(LOWER([.B764]);&quot;.&quot;;LOWER(SUBSTITUTE([.C764];&quot; &quot;;&quot;&quot;));&quot;@foo.com&quot;)" office:value-type="string" office:string-value="john.doe762@foo.com">
            <text:p>john.doe762@foo.com</text:p>
          </table:table-cell>
        </table:table-row>
        <table:table-row table:style-name="ro2">
          <table:table-cell office:value-type="string">
            <text:p>John Doe 763</text:p>
          </table:table-cell>
          <table:table-cell office:value-type="string">
            <text:p>John</text:p>
          </table:table-cell>
          <table:table-cell office:value-type="string">
            <text:p>Doe 763</text:p>
          </table:table-cell>
          <table:table-cell table:formula="oooc:=CONCATENATE(LOWER([.B765]);&quot;.&quot;;LOWER(SUBSTITUTE([.C765];&quot; &quot;;&quot;&quot;));&quot;@foo.com&quot;)" office:value-type="string" office:string-value="john.doe763@foo.com">
            <text:p>john.doe763@foo.com</text:p>
          </table:table-cell>
        </table:table-row>
        <table:table-row table:style-name="ro2">
          <table:table-cell office:value-type="string">
            <text:p>John Doe 764</text:p>
          </table:table-cell>
          <table:table-cell office:value-type="string">
            <text:p>John</text:p>
          </table:table-cell>
          <table:table-cell office:value-type="string">
            <text:p>Doe 764</text:p>
          </table:table-cell>
          <table:table-cell table:formula="oooc:=CONCATENATE(LOWER([.B766]);&quot;.&quot;;LOWER(SUBSTITUTE([.C766];&quot; &quot;;&quot;&quot;));&quot;@foo.com&quot;)" office:value-type="string" office:string-value="john.doe764@foo.com">
            <text:p>john.doe764@foo.com</text:p>
          </table:table-cell>
        </table:table-row>
        <table:table-row table:style-name="ro2">
          <table:table-cell office:value-type="string">
            <text:p>John Doe 765</text:p>
          </table:table-cell>
          <table:table-cell office:value-type="string">
            <text:p>John</text:p>
          </table:table-cell>
          <table:table-cell office:value-type="string">
            <text:p>Doe 765</text:p>
          </table:table-cell>
          <table:table-cell table:formula="oooc:=CONCATENATE(LOWER([.B767]);&quot;.&quot;;LOWER(SUBSTITUTE([.C767];&quot; &quot;;&quot;&quot;));&quot;@foo.com&quot;)" office:value-type="string" office:string-value="john.doe765@foo.com">
            <text:p>john.doe765@foo.com</text:p>
          </table:table-cell>
        </table:table-row>
        <table:table-row table:style-name="ro2">
          <table:table-cell office:value-type="string">
            <text:p>John Doe 766</text:p>
          </table:table-cell>
          <table:table-cell office:value-type="string">
            <text:p>John</text:p>
          </table:table-cell>
          <table:table-cell office:value-type="string">
            <text:p>Doe 766</text:p>
          </table:table-cell>
          <table:table-cell table:formula="oooc:=CONCATENATE(LOWER([.B768]);&quot;.&quot;;LOWER(SUBSTITUTE([.C768];&quot; &quot;;&quot;&quot;));&quot;@foo.com&quot;)" office:value-type="string" office:string-value="john.doe766@foo.com">
            <text:p>john.doe766@foo.com</text:p>
          </table:table-cell>
        </table:table-row>
        <table:table-row table:style-name="ro2">
          <table:table-cell office:value-type="string">
            <text:p>John Doe 767</text:p>
          </table:table-cell>
          <table:table-cell office:value-type="string">
            <text:p>John</text:p>
          </table:table-cell>
          <table:table-cell office:value-type="string">
            <text:p>Doe 767</text:p>
          </table:table-cell>
          <table:table-cell table:formula="oooc:=CONCATENATE(LOWER([.B769]);&quot;.&quot;;LOWER(SUBSTITUTE([.C769];&quot; &quot;;&quot;&quot;));&quot;@foo.com&quot;)" office:value-type="string" office:string-value="john.doe767@foo.com">
            <text:p>john.doe767@foo.com</text:p>
          </table:table-cell>
        </table:table-row>
        <table:table-row table:style-name="ro2">
          <table:table-cell office:value-type="string">
            <text:p>John Doe 768</text:p>
          </table:table-cell>
          <table:table-cell office:value-type="string">
            <text:p>John</text:p>
          </table:table-cell>
          <table:table-cell office:value-type="string">
            <text:p>Doe 768</text:p>
          </table:table-cell>
          <table:table-cell table:formula="oooc:=CONCATENATE(LOWER([.B770]);&quot;.&quot;;LOWER(SUBSTITUTE([.C770];&quot; &quot;;&quot;&quot;));&quot;@foo.com&quot;)" office:value-type="string" office:string-value="john.doe768@foo.com">
            <text:p>john.doe768@foo.com</text:p>
          </table:table-cell>
        </table:table-row>
        <table:table-row table:style-name="ro2">
          <table:table-cell office:value-type="string">
            <text:p>John Doe 769</text:p>
          </table:table-cell>
          <table:table-cell office:value-type="string">
            <text:p>John</text:p>
          </table:table-cell>
          <table:table-cell office:value-type="string">
            <text:p>Doe 769</text:p>
          </table:table-cell>
          <table:table-cell table:formula="oooc:=CONCATENATE(LOWER([.B771]);&quot;.&quot;;LOWER(SUBSTITUTE([.C771];&quot; &quot;;&quot;&quot;));&quot;@foo.com&quot;)" office:value-type="string" office:string-value="john.doe769@foo.com">
            <text:p>john.doe769@foo.com</text:p>
          </table:table-cell>
        </table:table-row>
        <table:table-row table:style-name="ro2">
          <table:table-cell office:value-type="string">
            <text:p>John Doe 770</text:p>
          </table:table-cell>
          <table:table-cell office:value-type="string">
            <text:p>John</text:p>
          </table:table-cell>
          <table:table-cell office:value-type="string">
            <text:p>Doe 770</text:p>
          </table:table-cell>
          <table:table-cell table:formula="oooc:=CONCATENATE(LOWER([.B772]);&quot;.&quot;;LOWER(SUBSTITUTE([.C772];&quot; &quot;;&quot;&quot;));&quot;@foo.com&quot;)" office:value-type="string" office:string-value="john.doe770@foo.com">
            <text:p>john.doe770@foo.com</text:p>
          </table:table-cell>
        </table:table-row>
        <table:table-row table:style-name="ro2">
          <table:table-cell office:value-type="string">
            <text:p>John Doe 771</text:p>
          </table:table-cell>
          <table:table-cell office:value-type="string">
            <text:p>John</text:p>
          </table:table-cell>
          <table:table-cell office:value-type="string">
            <text:p>Doe 771</text:p>
          </table:table-cell>
          <table:table-cell table:formula="oooc:=CONCATENATE(LOWER([.B773]);&quot;.&quot;;LOWER(SUBSTITUTE([.C773];&quot; &quot;;&quot;&quot;));&quot;@foo.com&quot;)" office:value-type="string" office:string-value="john.doe771@foo.com">
            <text:p>john.doe771@foo.com</text:p>
          </table:table-cell>
        </table:table-row>
        <table:table-row table:style-name="ro2">
          <table:table-cell office:value-type="string">
            <text:p>John Doe 772</text:p>
          </table:table-cell>
          <table:table-cell office:value-type="string">
            <text:p>John</text:p>
          </table:table-cell>
          <table:table-cell office:value-type="string">
            <text:p>Doe 772</text:p>
          </table:table-cell>
          <table:table-cell table:formula="oooc:=CONCATENATE(LOWER([.B774]);&quot;.&quot;;LOWER(SUBSTITUTE([.C774];&quot; &quot;;&quot;&quot;));&quot;@foo.com&quot;)" office:value-type="string" office:string-value="john.doe772@foo.com">
            <text:p>john.doe772@foo.com</text:p>
          </table:table-cell>
        </table:table-row>
        <table:table-row table:style-name="ro2">
          <table:table-cell office:value-type="string">
            <text:p>John Doe 773</text:p>
          </table:table-cell>
          <table:table-cell office:value-type="string">
            <text:p>John</text:p>
          </table:table-cell>
          <table:table-cell office:value-type="string">
            <text:p>Doe 773</text:p>
          </table:table-cell>
          <table:table-cell table:formula="oooc:=CONCATENATE(LOWER([.B775]);&quot;.&quot;;LOWER(SUBSTITUTE([.C775];&quot; &quot;;&quot;&quot;));&quot;@foo.com&quot;)" office:value-type="string" office:string-value="john.doe773@foo.com">
            <text:p>john.doe773@foo.com</text:p>
          </table:table-cell>
        </table:table-row>
        <table:table-row table:style-name="ro2">
          <table:table-cell office:value-type="string">
            <text:p>John Doe 774</text:p>
          </table:table-cell>
          <table:table-cell office:value-type="string">
            <text:p>John</text:p>
          </table:table-cell>
          <table:table-cell office:value-type="string">
            <text:p>Doe 774</text:p>
          </table:table-cell>
          <table:table-cell table:formula="oooc:=CONCATENATE(LOWER([.B776]);&quot;.&quot;;LOWER(SUBSTITUTE([.C776];&quot; &quot;;&quot;&quot;));&quot;@foo.com&quot;)" office:value-type="string" office:string-value="john.doe774@foo.com">
            <text:p>john.doe774@foo.com</text:p>
          </table:table-cell>
        </table:table-row>
        <table:table-row table:style-name="ro2">
          <table:table-cell office:value-type="string">
            <text:p>John Doe 775</text:p>
          </table:table-cell>
          <table:table-cell office:value-type="string">
            <text:p>John</text:p>
          </table:table-cell>
          <table:table-cell office:value-type="string">
            <text:p>Doe 775</text:p>
          </table:table-cell>
          <table:table-cell table:formula="oooc:=CONCATENATE(LOWER([.B777]);&quot;.&quot;;LOWER(SUBSTITUTE([.C777];&quot; &quot;;&quot;&quot;));&quot;@foo.com&quot;)" office:value-type="string" office:string-value="john.doe775@foo.com">
            <text:p>john.doe775@foo.com</text:p>
          </table:table-cell>
        </table:table-row>
        <table:table-row table:style-name="ro2">
          <table:table-cell office:value-type="string">
            <text:p>John Doe 776</text:p>
          </table:table-cell>
          <table:table-cell office:value-type="string">
            <text:p>John</text:p>
          </table:table-cell>
          <table:table-cell office:value-type="string">
            <text:p>Doe 776</text:p>
          </table:table-cell>
          <table:table-cell table:formula="oooc:=CONCATENATE(LOWER([.B778]);&quot;.&quot;;LOWER(SUBSTITUTE([.C778];&quot; &quot;;&quot;&quot;));&quot;@foo.com&quot;)" office:value-type="string" office:string-value="john.doe776@foo.com">
            <text:p>john.doe776@foo.com</text:p>
          </table:table-cell>
        </table:table-row>
        <table:table-row table:style-name="ro2">
          <table:table-cell office:value-type="string">
            <text:p>John Doe 777</text:p>
          </table:table-cell>
          <table:table-cell office:value-type="string">
            <text:p>John</text:p>
          </table:table-cell>
          <table:table-cell office:value-type="string">
            <text:p>Doe 777</text:p>
          </table:table-cell>
          <table:table-cell table:formula="oooc:=CONCATENATE(LOWER([.B779]);&quot;.&quot;;LOWER(SUBSTITUTE([.C779];&quot; &quot;;&quot;&quot;));&quot;@foo.com&quot;)" office:value-type="string" office:string-value="john.doe777@foo.com">
            <text:p>john.doe777@foo.com</text:p>
          </table:table-cell>
        </table:table-row>
        <table:table-row table:style-name="ro2">
          <table:table-cell office:value-type="string">
            <text:p>John Doe 778</text:p>
          </table:table-cell>
          <table:table-cell office:value-type="string">
            <text:p>John</text:p>
          </table:table-cell>
          <table:table-cell office:value-type="string">
            <text:p>Doe 778</text:p>
          </table:table-cell>
          <table:table-cell table:formula="oooc:=CONCATENATE(LOWER([.B780]);&quot;.&quot;;LOWER(SUBSTITUTE([.C780];&quot; &quot;;&quot;&quot;));&quot;@foo.com&quot;)" office:value-type="string" office:string-value="john.doe778@foo.com">
            <text:p>john.doe778@foo.com</text:p>
          </table:table-cell>
        </table:table-row>
        <table:table-row table:style-name="ro2">
          <table:table-cell office:value-type="string">
            <text:p>John Doe 779</text:p>
          </table:table-cell>
          <table:table-cell office:value-type="string">
            <text:p>John</text:p>
          </table:table-cell>
          <table:table-cell office:value-type="string">
            <text:p>Doe 779</text:p>
          </table:table-cell>
          <table:table-cell table:formula="oooc:=CONCATENATE(LOWER([.B781]);&quot;.&quot;;LOWER(SUBSTITUTE([.C781];&quot; &quot;;&quot;&quot;));&quot;@foo.com&quot;)" office:value-type="string" office:string-value="john.doe779@foo.com">
            <text:p>john.doe779@foo.com</text:p>
          </table:table-cell>
        </table:table-row>
        <table:table-row table:style-name="ro2">
          <table:table-cell office:value-type="string">
            <text:p>John Doe 780</text:p>
          </table:table-cell>
          <table:table-cell office:value-type="string">
            <text:p>John</text:p>
          </table:table-cell>
          <table:table-cell office:value-type="string">
            <text:p>Doe 780</text:p>
          </table:table-cell>
          <table:table-cell table:formula="oooc:=CONCATENATE(LOWER([.B782]);&quot;.&quot;;LOWER(SUBSTITUTE([.C782];&quot; &quot;;&quot;&quot;));&quot;@foo.com&quot;)" office:value-type="string" office:string-value="john.doe780@foo.com">
            <text:p>john.doe780@foo.com</text:p>
          </table:table-cell>
        </table:table-row>
        <table:table-row table:style-name="ro2">
          <table:table-cell office:value-type="string">
            <text:p>John Doe 781</text:p>
          </table:table-cell>
          <table:table-cell office:value-type="string">
            <text:p>John</text:p>
          </table:table-cell>
          <table:table-cell office:value-type="string">
            <text:p>Doe 781</text:p>
          </table:table-cell>
          <table:table-cell table:formula="oooc:=CONCATENATE(LOWER([.B783]);&quot;.&quot;;LOWER(SUBSTITUTE([.C783];&quot; &quot;;&quot;&quot;));&quot;@foo.com&quot;)" office:value-type="string" office:string-value="john.doe781@foo.com">
            <text:p>john.doe781@foo.com</text:p>
          </table:table-cell>
        </table:table-row>
        <table:table-row table:style-name="ro2">
          <table:table-cell office:value-type="string">
            <text:p>John Doe 782</text:p>
          </table:table-cell>
          <table:table-cell office:value-type="string">
            <text:p>John</text:p>
          </table:table-cell>
          <table:table-cell office:value-type="string">
            <text:p>Doe 782</text:p>
          </table:table-cell>
          <table:table-cell table:formula="oooc:=CONCATENATE(LOWER([.B784]);&quot;.&quot;;LOWER(SUBSTITUTE([.C784];&quot; &quot;;&quot;&quot;));&quot;@foo.com&quot;)" office:value-type="string" office:string-value="john.doe782@foo.com">
            <text:p>john.doe782@foo.com</text:p>
          </table:table-cell>
        </table:table-row>
        <table:table-row table:style-name="ro2">
          <table:table-cell office:value-type="string">
            <text:p>John Doe 783</text:p>
          </table:table-cell>
          <table:table-cell office:value-type="string">
            <text:p>John</text:p>
          </table:table-cell>
          <table:table-cell office:value-type="string">
            <text:p>Doe 783</text:p>
          </table:table-cell>
          <table:table-cell table:formula="oooc:=CONCATENATE(LOWER([.B785]);&quot;.&quot;;LOWER(SUBSTITUTE([.C785];&quot; &quot;;&quot;&quot;));&quot;@foo.com&quot;)" office:value-type="string" office:string-value="john.doe783@foo.com">
            <text:p>john.doe783@foo.com</text:p>
          </table:table-cell>
        </table:table-row>
        <table:table-row table:style-name="ro2">
          <table:table-cell office:value-type="string">
            <text:p>John Doe 784</text:p>
          </table:table-cell>
          <table:table-cell office:value-type="string">
            <text:p>John</text:p>
          </table:table-cell>
          <table:table-cell office:value-type="string">
            <text:p>Doe 784</text:p>
          </table:table-cell>
          <table:table-cell table:formula="oooc:=CONCATENATE(LOWER([.B786]);&quot;.&quot;;LOWER(SUBSTITUTE([.C786];&quot; &quot;;&quot;&quot;));&quot;@foo.com&quot;)" office:value-type="string" office:string-value="john.doe784@foo.com">
            <text:p>john.doe784@foo.com</text:p>
          </table:table-cell>
        </table:table-row>
        <table:table-row table:style-name="ro2">
          <table:table-cell office:value-type="string">
            <text:p>John Doe 785</text:p>
          </table:table-cell>
          <table:table-cell office:value-type="string">
            <text:p>John</text:p>
          </table:table-cell>
          <table:table-cell office:value-type="string">
            <text:p>Doe 785</text:p>
          </table:table-cell>
          <table:table-cell table:formula="oooc:=CONCATENATE(LOWER([.B787]);&quot;.&quot;;LOWER(SUBSTITUTE([.C787];&quot; &quot;;&quot;&quot;));&quot;@foo.com&quot;)" office:value-type="string" office:string-value="john.doe785@foo.com">
            <text:p>john.doe785@foo.com</text:p>
          </table:table-cell>
        </table:table-row>
        <table:table-row table:style-name="ro2">
          <table:table-cell office:value-type="string">
            <text:p>John Doe 786</text:p>
          </table:table-cell>
          <table:table-cell office:value-type="string">
            <text:p>John</text:p>
          </table:table-cell>
          <table:table-cell office:value-type="string">
            <text:p>Doe 786</text:p>
          </table:table-cell>
          <table:table-cell table:formula="oooc:=CONCATENATE(LOWER([.B788]);&quot;.&quot;;LOWER(SUBSTITUTE([.C788];&quot; &quot;;&quot;&quot;));&quot;@foo.com&quot;)" office:value-type="string" office:string-value="john.doe786@foo.com">
            <text:p>john.doe786@foo.com</text:p>
          </table:table-cell>
        </table:table-row>
        <table:table-row table:style-name="ro2">
          <table:table-cell office:value-type="string">
            <text:p>John Doe 787</text:p>
          </table:table-cell>
          <table:table-cell office:value-type="string">
            <text:p>John</text:p>
          </table:table-cell>
          <table:table-cell office:value-type="string">
            <text:p>Doe 787</text:p>
          </table:table-cell>
          <table:table-cell table:formula="oooc:=CONCATENATE(LOWER([.B789]);&quot;.&quot;;LOWER(SUBSTITUTE([.C789];&quot; &quot;;&quot;&quot;));&quot;@foo.com&quot;)" office:value-type="string" office:string-value="john.doe787@foo.com">
            <text:p>john.doe787@foo.com</text:p>
          </table:table-cell>
        </table:table-row>
        <table:table-row table:style-name="ro2">
          <table:table-cell office:value-type="string">
            <text:p>John Doe 788</text:p>
          </table:table-cell>
          <table:table-cell office:value-type="string">
            <text:p>John</text:p>
          </table:table-cell>
          <table:table-cell office:value-type="string">
            <text:p>Doe 788</text:p>
          </table:table-cell>
          <table:table-cell table:formula="oooc:=CONCATENATE(LOWER([.B790]);&quot;.&quot;;LOWER(SUBSTITUTE([.C790];&quot; &quot;;&quot;&quot;));&quot;@foo.com&quot;)" office:value-type="string" office:string-value="john.doe788@foo.com">
            <text:p>john.doe788@foo.com</text:p>
          </table:table-cell>
        </table:table-row>
        <table:table-row table:style-name="ro2">
          <table:table-cell office:value-type="string">
            <text:p>John Doe 789</text:p>
          </table:table-cell>
          <table:table-cell office:value-type="string">
            <text:p>John</text:p>
          </table:table-cell>
          <table:table-cell office:value-type="string">
            <text:p>Doe 789</text:p>
          </table:table-cell>
          <table:table-cell table:formula="oooc:=CONCATENATE(LOWER([.B791]);&quot;.&quot;;LOWER(SUBSTITUTE([.C791];&quot; &quot;;&quot;&quot;));&quot;@foo.com&quot;)" office:value-type="string" office:string-value="john.doe789@foo.com">
            <text:p>john.doe789@foo.com</text:p>
          </table:table-cell>
        </table:table-row>
        <table:table-row table:style-name="ro2">
          <table:table-cell office:value-type="string">
            <text:p>John Doe 790</text:p>
          </table:table-cell>
          <table:table-cell office:value-type="string">
            <text:p>John</text:p>
          </table:table-cell>
          <table:table-cell office:value-type="string">
            <text:p>Doe 790</text:p>
          </table:table-cell>
          <table:table-cell table:formula="oooc:=CONCATENATE(LOWER([.B792]);&quot;.&quot;;LOWER(SUBSTITUTE([.C792];&quot; &quot;;&quot;&quot;));&quot;@foo.com&quot;)" office:value-type="string" office:string-value="john.doe790@foo.com">
            <text:p>john.doe790@foo.com</text:p>
          </table:table-cell>
        </table:table-row>
        <table:table-row table:style-name="ro2">
          <table:table-cell office:value-type="string">
            <text:p>John Doe 791</text:p>
          </table:table-cell>
          <table:table-cell office:value-type="string">
            <text:p>John</text:p>
          </table:table-cell>
          <table:table-cell office:value-type="string">
            <text:p>Doe 791</text:p>
          </table:table-cell>
          <table:table-cell table:formula="oooc:=CONCATENATE(LOWER([.B793]);&quot;.&quot;;LOWER(SUBSTITUTE([.C793];&quot; &quot;;&quot;&quot;));&quot;@foo.com&quot;)" office:value-type="string" office:string-value="john.doe791@foo.com">
            <text:p>john.doe791@foo.com</text:p>
          </table:table-cell>
        </table:table-row>
        <table:table-row table:style-name="ro2">
          <table:table-cell office:value-type="string">
            <text:p>John Doe 792</text:p>
          </table:table-cell>
          <table:table-cell office:value-type="string">
            <text:p>John</text:p>
          </table:table-cell>
          <table:table-cell office:value-type="string">
            <text:p>Doe 792</text:p>
          </table:table-cell>
          <table:table-cell table:formula="oooc:=CONCATENATE(LOWER([.B794]);&quot;.&quot;;LOWER(SUBSTITUTE([.C794];&quot; &quot;;&quot;&quot;));&quot;@foo.com&quot;)" office:value-type="string" office:string-value="john.doe792@foo.com">
            <text:p>john.doe792@foo.com</text:p>
          </table:table-cell>
        </table:table-row>
        <table:table-row table:style-name="ro2">
          <table:table-cell office:value-type="string">
            <text:p>John Doe 793</text:p>
          </table:table-cell>
          <table:table-cell office:value-type="string">
            <text:p>John</text:p>
          </table:table-cell>
          <table:table-cell office:value-type="string">
            <text:p>Doe 793</text:p>
          </table:table-cell>
          <table:table-cell table:formula="oooc:=CONCATENATE(LOWER([.B795]);&quot;.&quot;;LOWER(SUBSTITUTE([.C795];&quot; &quot;;&quot;&quot;));&quot;@foo.com&quot;)" office:value-type="string" office:string-value="john.doe793@foo.com">
            <text:p>john.doe793@foo.com</text:p>
          </table:table-cell>
        </table:table-row>
        <table:table-row table:style-name="ro2">
          <table:table-cell office:value-type="string">
            <text:p>John Doe 794</text:p>
          </table:table-cell>
          <table:table-cell office:value-type="string">
            <text:p>John</text:p>
          </table:table-cell>
          <table:table-cell office:value-type="string">
            <text:p>Doe 794</text:p>
          </table:table-cell>
          <table:table-cell table:formula="oooc:=CONCATENATE(LOWER([.B796]);&quot;.&quot;;LOWER(SUBSTITUTE([.C796];&quot; &quot;;&quot;&quot;));&quot;@foo.com&quot;)" office:value-type="string" office:string-value="john.doe794@foo.com">
            <text:p>john.doe794@foo.com</text:p>
          </table:table-cell>
        </table:table-row>
        <table:table-row table:style-name="ro2">
          <table:table-cell office:value-type="string">
            <text:p>John Doe 795</text:p>
          </table:table-cell>
          <table:table-cell office:value-type="string">
            <text:p>John</text:p>
          </table:table-cell>
          <table:table-cell office:value-type="string">
            <text:p>Doe 795</text:p>
          </table:table-cell>
          <table:table-cell table:formula="oooc:=CONCATENATE(LOWER([.B797]);&quot;.&quot;;LOWER(SUBSTITUTE([.C797];&quot; &quot;;&quot;&quot;));&quot;@foo.com&quot;)" office:value-type="string" office:string-value="john.doe795@foo.com">
            <text:p>john.doe795@foo.com</text:p>
          </table:table-cell>
        </table:table-row>
        <table:table-row table:style-name="ro2">
          <table:table-cell office:value-type="string">
            <text:p>John Doe 796</text:p>
          </table:table-cell>
          <table:table-cell office:value-type="string">
            <text:p>John</text:p>
          </table:table-cell>
          <table:table-cell office:value-type="string">
            <text:p>Doe 796</text:p>
          </table:table-cell>
          <table:table-cell table:formula="oooc:=CONCATENATE(LOWER([.B798]);&quot;.&quot;;LOWER(SUBSTITUTE([.C798];&quot; &quot;;&quot;&quot;));&quot;@foo.com&quot;)" office:value-type="string" office:string-value="john.doe796@foo.com">
            <text:p>john.doe796@foo.com</text:p>
          </table:table-cell>
        </table:table-row>
        <table:table-row table:style-name="ro2">
          <table:table-cell office:value-type="string">
            <text:p>John Doe 797</text:p>
          </table:table-cell>
          <table:table-cell office:value-type="string">
            <text:p>John</text:p>
          </table:table-cell>
          <table:table-cell office:value-type="string">
            <text:p>Doe 797</text:p>
          </table:table-cell>
          <table:table-cell table:formula="oooc:=CONCATENATE(LOWER([.B799]);&quot;.&quot;;LOWER(SUBSTITUTE([.C799];&quot; &quot;;&quot;&quot;));&quot;@foo.com&quot;)" office:value-type="string" office:string-value="john.doe797@foo.com">
            <text:p>john.doe797@foo.com</text:p>
          </table:table-cell>
        </table:table-row>
        <table:table-row table:style-name="ro2">
          <table:table-cell office:value-type="string">
            <text:p>John Doe 798</text:p>
          </table:table-cell>
          <table:table-cell office:value-type="string">
            <text:p>John</text:p>
          </table:table-cell>
          <table:table-cell office:value-type="string">
            <text:p>Doe 798</text:p>
          </table:table-cell>
          <table:table-cell table:formula="oooc:=CONCATENATE(LOWER([.B800]);&quot;.&quot;;LOWER(SUBSTITUTE([.C800];&quot; &quot;;&quot;&quot;));&quot;@foo.com&quot;)" office:value-type="string" office:string-value="john.doe798@foo.com">
            <text:p>john.doe798@foo.com</text:p>
          </table:table-cell>
        </table:table-row>
        <table:table-row table:style-name="ro2">
          <table:table-cell office:value-type="string">
            <text:p>John Doe 799</text:p>
          </table:table-cell>
          <table:table-cell office:value-type="string">
            <text:p>John</text:p>
          </table:table-cell>
          <table:table-cell office:value-type="string">
            <text:p>Doe 799</text:p>
          </table:table-cell>
          <table:table-cell table:formula="oooc:=CONCATENATE(LOWER([.B801]);&quot;.&quot;;LOWER(SUBSTITUTE([.C801];&quot; &quot;;&quot;&quot;));&quot;@foo.com&quot;)" office:value-type="string" office:string-value="john.doe799@foo.com">
            <text:p>john.doe799@foo.com</text:p>
          </table:table-cell>
        </table:table-row>
        <table:table-row table:style-name="ro2">
          <table:table-cell office:value-type="string">
            <text:p>John Doe 800</text:p>
          </table:table-cell>
          <table:table-cell office:value-type="string">
            <text:p>John</text:p>
          </table:table-cell>
          <table:table-cell office:value-type="string">
            <text:p>Doe 800</text:p>
          </table:table-cell>
          <table:table-cell table:formula="oooc:=CONCATENATE(LOWER([.B802]);&quot;.&quot;;LOWER(SUBSTITUTE([.C802];&quot; &quot;;&quot;&quot;));&quot;@foo.com&quot;)" office:value-type="string" office:string-value="john.doe800@foo.com">
            <text:p>john.doe800@foo.com</text:p>
          </table:table-cell>
        </table:table-row>
        <table:table-row table:style-name="ro2">
          <table:table-cell office:value-type="string">
            <text:p>John Doe 801</text:p>
          </table:table-cell>
          <table:table-cell office:value-type="string">
            <text:p>John</text:p>
          </table:table-cell>
          <table:table-cell office:value-type="string">
            <text:p>Doe 801</text:p>
          </table:table-cell>
          <table:table-cell table:formula="oooc:=CONCATENATE(LOWER([.B803]);&quot;.&quot;;LOWER(SUBSTITUTE([.C803];&quot; &quot;;&quot;&quot;));&quot;@foo.com&quot;)" office:value-type="string" office:string-value="john.doe801@foo.com">
            <text:p>john.doe801@foo.com</text:p>
          </table:table-cell>
        </table:table-row>
        <table:table-row table:style-name="ro2">
          <table:table-cell office:value-type="string">
            <text:p>John Doe 802</text:p>
          </table:table-cell>
          <table:table-cell office:value-type="string">
            <text:p>John</text:p>
          </table:table-cell>
          <table:table-cell office:value-type="string">
            <text:p>Doe 802</text:p>
          </table:table-cell>
          <table:table-cell table:formula="oooc:=CONCATENATE(LOWER([.B804]);&quot;.&quot;;LOWER(SUBSTITUTE([.C804];&quot; &quot;;&quot;&quot;));&quot;@foo.com&quot;)" office:value-type="string" office:string-value="john.doe802@foo.com">
            <text:p>john.doe802@foo.com</text:p>
          </table:table-cell>
        </table:table-row>
        <table:table-row table:style-name="ro2">
          <table:table-cell office:value-type="string">
            <text:p>John Doe 803</text:p>
          </table:table-cell>
          <table:table-cell office:value-type="string">
            <text:p>John</text:p>
          </table:table-cell>
          <table:table-cell office:value-type="string">
            <text:p>Doe 803</text:p>
          </table:table-cell>
          <table:table-cell table:formula="oooc:=CONCATENATE(LOWER([.B805]);&quot;.&quot;;LOWER(SUBSTITUTE([.C805];&quot; &quot;;&quot;&quot;));&quot;@foo.com&quot;)" office:value-type="string" office:string-value="john.doe803@foo.com">
            <text:p>john.doe803@foo.com</text:p>
          </table:table-cell>
        </table:table-row>
        <table:table-row table:style-name="ro2">
          <table:table-cell office:value-type="string">
            <text:p>John Doe 804</text:p>
          </table:table-cell>
          <table:table-cell office:value-type="string">
            <text:p>John</text:p>
          </table:table-cell>
          <table:table-cell office:value-type="string">
            <text:p>Doe 804</text:p>
          </table:table-cell>
          <table:table-cell table:formula="oooc:=CONCATENATE(LOWER([.B806]);&quot;.&quot;;LOWER(SUBSTITUTE([.C806];&quot; &quot;;&quot;&quot;));&quot;@foo.com&quot;)" office:value-type="string" office:string-value="john.doe804@foo.com">
            <text:p>john.doe804@foo.com</text:p>
          </table:table-cell>
        </table:table-row>
        <table:table-row table:style-name="ro2">
          <table:table-cell office:value-type="string">
            <text:p>John Doe 805</text:p>
          </table:table-cell>
          <table:table-cell office:value-type="string">
            <text:p>John</text:p>
          </table:table-cell>
          <table:table-cell office:value-type="string">
            <text:p>Doe 805</text:p>
          </table:table-cell>
          <table:table-cell table:formula="oooc:=CONCATENATE(LOWER([.B807]);&quot;.&quot;;LOWER(SUBSTITUTE([.C807];&quot; &quot;;&quot;&quot;));&quot;@foo.com&quot;)" office:value-type="string" office:string-value="john.doe805@foo.com">
            <text:p>john.doe805@foo.com</text:p>
          </table:table-cell>
        </table:table-row>
        <table:table-row table:style-name="ro2">
          <table:table-cell office:value-type="string">
            <text:p>John Doe 806</text:p>
          </table:table-cell>
          <table:table-cell office:value-type="string">
            <text:p>John</text:p>
          </table:table-cell>
          <table:table-cell office:value-type="string">
            <text:p>Doe 806</text:p>
          </table:table-cell>
          <table:table-cell table:formula="oooc:=CONCATENATE(LOWER([.B808]);&quot;.&quot;;LOWER(SUBSTITUTE([.C808];&quot; &quot;;&quot;&quot;));&quot;@foo.com&quot;)" office:value-type="string" office:string-value="john.doe806@foo.com">
            <text:p>john.doe806@foo.com</text:p>
          </table:table-cell>
        </table:table-row>
        <table:table-row table:style-name="ro2">
          <table:table-cell office:value-type="string">
            <text:p>John Doe 807</text:p>
          </table:table-cell>
          <table:table-cell office:value-type="string">
            <text:p>John</text:p>
          </table:table-cell>
          <table:table-cell office:value-type="string">
            <text:p>Doe 807</text:p>
          </table:table-cell>
          <table:table-cell table:formula="oooc:=CONCATENATE(LOWER([.B809]);&quot;.&quot;;LOWER(SUBSTITUTE([.C809];&quot; &quot;;&quot;&quot;));&quot;@foo.com&quot;)" office:value-type="string" office:string-value="john.doe807@foo.com">
            <text:p>john.doe807@foo.com</text:p>
          </table:table-cell>
        </table:table-row>
        <table:table-row table:style-name="ro2">
          <table:table-cell office:value-type="string">
            <text:p>John Doe 808</text:p>
          </table:table-cell>
          <table:table-cell office:value-type="string">
            <text:p>John</text:p>
          </table:table-cell>
          <table:table-cell office:value-type="string">
            <text:p>Doe 808</text:p>
          </table:table-cell>
          <table:table-cell table:formula="oooc:=CONCATENATE(LOWER([.B810]);&quot;.&quot;;LOWER(SUBSTITUTE([.C810];&quot; &quot;;&quot;&quot;));&quot;@foo.com&quot;)" office:value-type="string" office:string-value="john.doe808@foo.com">
            <text:p>john.doe808@foo.com</text:p>
          </table:table-cell>
        </table:table-row>
        <table:table-row table:style-name="ro2">
          <table:table-cell office:value-type="string">
            <text:p>John Doe 809</text:p>
          </table:table-cell>
          <table:table-cell office:value-type="string">
            <text:p>John</text:p>
          </table:table-cell>
          <table:table-cell office:value-type="string">
            <text:p>Doe 809</text:p>
          </table:table-cell>
          <table:table-cell table:formula="oooc:=CONCATENATE(LOWER([.B811]);&quot;.&quot;;LOWER(SUBSTITUTE([.C811];&quot; &quot;;&quot;&quot;));&quot;@foo.com&quot;)" office:value-type="string" office:string-value="john.doe809@foo.com">
            <text:p>john.doe809@foo.com</text:p>
          </table:table-cell>
        </table:table-row>
        <table:table-row table:style-name="ro2">
          <table:table-cell office:value-type="string">
            <text:p>John Doe 810</text:p>
          </table:table-cell>
          <table:table-cell office:value-type="string">
            <text:p>John</text:p>
          </table:table-cell>
          <table:table-cell office:value-type="string">
            <text:p>Doe 810</text:p>
          </table:table-cell>
          <table:table-cell table:formula="oooc:=CONCATENATE(LOWER([.B812]);&quot;.&quot;;LOWER(SUBSTITUTE([.C812];&quot; &quot;;&quot;&quot;));&quot;@foo.com&quot;)" office:value-type="string" office:string-value="john.doe810@foo.com">
            <text:p>john.doe810@foo.com</text:p>
          </table:table-cell>
        </table:table-row>
        <table:table-row table:style-name="ro2">
          <table:table-cell office:value-type="string">
            <text:p>John Doe 811</text:p>
          </table:table-cell>
          <table:table-cell office:value-type="string">
            <text:p>John</text:p>
          </table:table-cell>
          <table:table-cell office:value-type="string">
            <text:p>Doe 811</text:p>
          </table:table-cell>
          <table:table-cell table:formula="oooc:=CONCATENATE(LOWER([.B813]);&quot;.&quot;;LOWER(SUBSTITUTE([.C813];&quot; &quot;;&quot;&quot;));&quot;@foo.com&quot;)" office:value-type="string" office:string-value="john.doe811@foo.com">
            <text:p>john.doe811@foo.com</text:p>
          </table:table-cell>
        </table:table-row>
        <table:table-row table:style-name="ro2">
          <table:table-cell office:value-type="string">
            <text:p>John Doe 812</text:p>
          </table:table-cell>
          <table:table-cell office:value-type="string">
            <text:p>John</text:p>
          </table:table-cell>
          <table:table-cell office:value-type="string">
            <text:p>Doe 812</text:p>
          </table:table-cell>
          <table:table-cell table:formula="oooc:=CONCATENATE(LOWER([.B814]);&quot;.&quot;;LOWER(SUBSTITUTE([.C814];&quot; &quot;;&quot;&quot;));&quot;@foo.com&quot;)" office:value-type="string" office:string-value="john.doe812@foo.com">
            <text:p>john.doe812@foo.com</text:p>
          </table:table-cell>
        </table:table-row>
        <table:table-row table:style-name="ro2">
          <table:table-cell office:value-type="string">
            <text:p>John Doe 813</text:p>
          </table:table-cell>
          <table:table-cell office:value-type="string">
            <text:p>John</text:p>
          </table:table-cell>
          <table:table-cell office:value-type="string">
            <text:p>Doe 813</text:p>
          </table:table-cell>
          <table:table-cell table:formula="oooc:=CONCATENATE(LOWER([.B815]);&quot;.&quot;;LOWER(SUBSTITUTE([.C815];&quot; &quot;;&quot;&quot;));&quot;@foo.com&quot;)" office:value-type="string" office:string-value="john.doe813@foo.com">
            <text:p>john.doe813@foo.com</text:p>
          </table:table-cell>
        </table:table-row>
        <table:table-row table:style-name="ro2">
          <table:table-cell office:value-type="string">
            <text:p>John Doe 814</text:p>
          </table:table-cell>
          <table:table-cell office:value-type="string">
            <text:p>John</text:p>
          </table:table-cell>
          <table:table-cell office:value-type="string">
            <text:p>Doe 814</text:p>
          </table:table-cell>
          <table:table-cell table:formula="oooc:=CONCATENATE(LOWER([.B816]);&quot;.&quot;;LOWER(SUBSTITUTE([.C816];&quot; &quot;;&quot;&quot;));&quot;@foo.com&quot;)" office:value-type="string" office:string-value="john.doe814@foo.com">
            <text:p>john.doe814@foo.com</text:p>
          </table:table-cell>
        </table:table-row>
        <table:table-row table:style-name="ro2">
          <table:table-cell office:value-type="string">
            <text:p>John Doe 815</text:p>
          </table:table-cell>
          <table:table-cell office:value-type="string">
            <text:p>John</text:p>
          </table:table-cell>
          <table:table-cell office:value-type="string">
            <text:p>Doe 815</text:p>
          </table:table-cell>
          <table:table-cell table:formula="oooc:=CONCATENATE(LOWER([.B817]);&quot;.&quot;;LOWER(SUBSTITUTE([.C817];&quot; &quot;;&quot;&quot;));&quot;@foo.com&quot;)" office:value-type="string" office:string-value="john.doe815@foo.com">
            <text:p>john.doe815@foo.com</text:p>
          </table:table-cell>
        </table:table-row>
        <table:table-row table:style-name="ro2">
          <table:table-cell office:value-type="string">
            <text:p>John Doe 816</text:p>
          </table:table-cell>
          <table:table-cell office:value-type="string">
            <text:p>John</text:p>
          </table:table-cell>
          <table:table-cell office:value-type="string">
            <text:p>Doe 816</text:p>
          </table:table-cell>
          <table:table-cell table:formula="oooc:=CONCATENATE(LOWER([.B818]);&quot;.&quot;;LOWER(SUBSTITUTE([.C818];&quot; &quot;;&quot;&quot;));&quot;@foo.com&quot;)" office:value-type="string" office:string-value="john.doe816@foo.com">
            <text:p>john.doe816@foo.com</text:p>
          </table:table-cell>
        </table:table-row>
        <table:table-row table:style-name="ro2">
          <table:table-cell office:value-type="string">
            <text:p>John Doe 817</text:p>
          </table:table-cell>
          <table:table-cell office:value-type="string">
            <text:p>John</text:p>
          </table:table-cell>
          <table:table-cell office:value-type="string">
            <text:p>Doe 817</text:p>
          </table:table-cell>
          <table:table-cell table:formula="oooc:=CONCATENATE(LOWER([.B819]);&quot;.&quot;;LOWER(SUBSTITUTE([.C819];&quot; &quot;;&quot;&quot;));&quot;@foo.com&quot;)" office:value-type="string" office:string-value="john.doe817@foo.com">
            <text:p>john.doe817@foo.com</text:p>
          </table:table-cell>
        </table:table-row>
        <table:table-row table:style-name="ro2">
          <table:table-cell office:value-type="string">
            <text:p>John Doe 818</text:p>
          </table:table-cell>
          <table:table-cell office:value-type="string">
            <text:p>John</text:p>
          </table:table-cell>
          <table:table-cell office:value-type="string">
            <text:p>Doe 818</text:p>
          </table:table-cell>
          <table:table-cell table:formula="oooc:=CONCATENATE(LOWER([.B820]);&quot;.&quot;;LOWER(SUBSTITUTE([.C820];&quot; &quot;;&quot;&quot;));&quot;@foo.com&quot;)" office:value-type="string" office:string-value="john.doe818@foo.com">
            <text:p>john.doe818@foo.com</text:p>
          </table:table-cell>
        </table:table-row>
        <table:table-row table:style-name="ro2">
          <table:table-cell office:value-type="string">
            <text:p>John Doe 819</text:p>
          </table:table-cell>
          <table:table-cell office:value-type="string">
            <text:p>John</text:p>
          </table:table-cell>
          <table:table-cell office:value-type="string">
            <text:p>Doe 819</text:p>
          </table:table-cell>
          <table:table-cell table:formula="oooc:=CONCATENATE(LOWER([.B821]);&quot;.&quot;;LOWER(SUBSTITUTE([.C821];&quot; &quot;;&quot;&quot;));&quot;@foo.com&quot;)" office:value-type="string" office:string-value="john.doe819@foo.com">
            <text:p>john.doe819@foo.com</text:p>
          </table:table-cell>
        </table:table-row>
        <table:table-row table:style-name="ro2">
          <table:table-cell office:value-type="string">
            <text:p>John Doe 820</text:p>
          </table:table-cell>
          <table:table-cell office:value-type="string">
            <text:p>John</text:p>
          </table:table-cell>
          <table:table-cell office:value-type="string">
            <text:p>Doe 820</text:p>
          </table:table-cell>
          <table:table-cell table:formula="oooc:=CONCATENATE(LOWER([.B822]);&quot;.&quot;;LOWER(SUBSTITUTE([.C822];&quot; &quot;;&quot;&quot;));&quot;@foo.com&quot;)" office:value-type="string" office:string-value="john.doe820@foo.com">
            <text:p>john.doe820@foo.com</text:p>
          </table:table-cell>
        </table:table-row>
        <table:table-row table:style-name="ro2">
          <table:table-cell office:value-type="string">
            <text:p>John Doe 821</text:p>
          </table:table-cell>
          <table:table-cell office:value-type="string">
            <text:p>John</text:p>
          </table:table-cell>
          <table:table-cell office:value-type="string">
            <text:p>Doe 821</text:p>
          </table:table-cell>
          <table:table-cell table:formula="oooc:=CONCATENATE(LOWER([.B823]);&quot;.&quot;;LOWER(SUBSTITUTE([.C823];&quot; &quot;;&quot;&quot;));&quot;@foo.com&quot;)" office:value-type="string" office:string-value="john.doe821@foo.com">
            <text:p>john.doe821@foo.com</text:p>
          </table:table-cell>
        </table:table-row>
        <table:table-row table:style-name="ro2">
          <table:table-cell office:value-type="string">
            <text:p>John Doe 822</text:p>
          </table:table-cell>
          <table:table-cell office:value-type="string">
            <text:p>John</text:p>
          </table:table-cell>
          <table:table-cell office:value-type="string">
            <text:p>Doe 822</text:p>
          </table:table-cell>
          <table:table-cell table:formula="oooc:=CONCATENATE(LOWER([.B824]);&quot;.&quot;;LOWER(SUBSTITUTE([.C824];&quot; &quot;;&quot;&quot;));&quot;@foo.com&quot;)" office:value-type="string" office:string-value="john.doe822@foo.com">
            <text:p>john.doe822@foo.com</text:p>
          </table:table-cell>
        </table:table-row>
        <table:table-row table:style-name="ro2">
          <table:table-cell office:value-type="string">
            <text:p>John Doe 823</text:p>
          </table:table-cell>
          <table:table-cell office:value-type="string">
            <text:p>John</text:p>
          </table:table-cell>
          <table:table-cell office:value-type="string">
            <text:p>Doe 823</text:p>
          </table:table-cell>
          <table:table-cell table:formula="oooc:=CONCATENATE(LOWER([.B825]);&quot;.&quot;;LOWER(SUBSTITUTE([.C825];&quot; &quot;;&quot;&quot;));&quot;@foo.com&quot;)" office:value-type="string" office:string-value="john.doe823@foo.com">
            <text:p>john.doe823@foo.com</text:p>
          </table:table-cell>
        </table:table-row>
        <table:table-row table:style-name="ro2">
          <table:table-cell office:value-type="string">
            <text:p>John Doe 824</text:p>
          </table:table-cell>
          <table:table-cell office:value-type="string">
            <text:p>John</text:p>
          </table:table-cell>
          <table:table-cell office:value-type="string">
            <text:p>Doe 824</text:p>
          </table:table-cell>
          <table:table-cell table:formula="oooc:=CONCATENATE(LOWER([.B826]);&quot;.&quot;;LOWER(SUBSTITUTE([.C826];&quot; &quot;;&quot;&quot;));&quot;@foo.com&quot;)" office:value-type="string" office:string-value="john.doe824@foo.com">
            <text:p>john.doe824@foo.com</text:p>
          </table:table-cell>
        </table:table-row>
        <table:table-row table:style-name="ro2">
          <table:table-cell office:value-type="string">
            <text:p>John Doe 825</text:p>
          </table:table-cell>
          <table:table-cell office:value-type="string">
            <text:p>John</text:p>
          </table:table-cell>
          <table:table-cell office:value-type="string">
            <text:p>Doe 825</text:p>
          </table:table-cell>
          <table:table-cell table:formula="oooc:=CONCATENATE(LOWER([.B827]);&quot;.&quot;;LOWER(SUBSTITUTE([.C827];&quot; &quot;;&quot;&quot;));&quot;@foo.com&quot;)" office:value-type="string" office:string-value="john.doe825@foo.com">
            <text:p>john.doe825@foo.com</text:p>
          </table:table-cell>
        </table:table-row>
        <table:table-row table:style-name="ro2">
          <table:table-cell office:value-type="string">
            <text:p>John Doe 826</text:p>
          </table:table-cell>
          <table:table-cell office:value-type="string">
            <text:p>John</text:p>
          </table:table-cell>
          <table:table-cell office:value-type="string">
            <text:p>Doe 826</text:p>
          </table:table-cell>
          <table:table-cell table:formula="oooc:=CONCATENATE(LOWER([.B828]);&quot;.&quot;;LOWER(SUBSTITUTE([.C828];&quot; &quot;;&quot;&quot;));&quot;@foo.com&quot;)" office:value-type="string" office:string-value="john.doe826@foo.com">
            <text:p>john.doe826@foo.com</text:p>
          </table:table-cell>
        </table:table-row>
        <table:table-row table:style-name="ro2">
          <table:table-cell office:value-type="string">
            <text:p>John Doe 827</text:p>
          </table:table-cell>
          <table:table-cell office:value-type="string">
            <text:p>John</text:p>
          </table:table-cell>
          <table:table-cell office:value-type="string">
            <text:p>Doe 827</text:p>
          </table:table-cell>
          <table:table-cell table:formula="oooc:=CONCATENATE(LOWER([.B829]);&quot;.&quot;;LOWER(SUBSTITUTE([.C829];&quot; &quot;;&quot;&quot;));&quot;@foo.com&quot;)" office:value-type="string" office:string-value="john.doe827@foo.com">
            <text:p>john.doe827@foo.com</text:p>
          </table:table-cell>
        </table:table-row>
        <table:table-row table:style-name="ro2">
          <table:table-cell office:value-type="string">
            <text:p>John Doe 828</text:p>
          </table:table-cell>
          <table:table-cell office:value-type="string">
            <text:p>John</text:p>
          </table:table-cell>
          <table:table-cell office:value-type="string">
            <text:p>Doe 828</text:p>
          </table:table-cell>
          <table:table-cell table:formula="oooc:=CONCATENATE(LOWER([.B830]);&quot;.&quot;;LOWER(SUBSTITUTE([.C830];&quot; &quot;;&quot;&quot;));&quot;@foo.com&quot;)" office:value-type="string" office:string-value="john.doe828@foo.com">
            <text:p>john.doe828@foo.com</text:p>
          </table:table-cell>
        </table:table-row>
        <table:table-row table:style-name="ro2">
          <table:table-cell office:value-type="string">
            <text:p>John Doe 829</text:p>
          </table:table-cell>
          <table:table-cell office:value-type="string">
            <text:p>John</text:p>
          </table:table-cell>
          <table:table-cell office:value-type="string">
            <text:p>Doe 829</text:p>
          </table:table-cell>
          <table:table-cell table:formula="oooc:=CONCATENATE(LOWER([.B831]);&quot;.&quot;;LOWER(SUBSTITUTE([.C831];&quot; &quot;;&quot;&quot;));&quot;@foo.com&quot;)" office:value-type="string" office:string-value="john.doe829@foo.com">
            <text:p>john.doe829@foo.com</text:p>
          </table:table-cell>
        </table:table-row>
        <table:table-row table:style-name="ro2">
          <table:table-cell office:value-type="string">
            <text:p>John Doe 830</text:p>
          </table:table-cell>
          <table:table-cell office:value-type="string">
            <text:p>John</text:p>
          </table:table-cell>
          <table:table-cell office:value-type="string">
            <text:p>Doe 830</text:p>
          </table:table-cell>
          <table:table-cell table:formula="oooc:=CONCATENATE(LOWER([.B832]);&quot;.&quot;;LOWER(SUBSTITUTE([.C832];&quot; &quot;;&quot;&quot;));&quot;@foo.com&quot;)" office:value-type="string" office:string-value="john.doe830@foo.com">
            <text:p>john.doe830@foo.com</text:p>
          </table:table-cell>
        </table:table-row>
        <table:table-row table:style-name="ro2">
          <table:table-cell office:value-type="string">
            <text:p>John Doe 831</text:p>
          </table:table-cell>
          <table:table-cell office:value-type="string">
            <text:p>John</text:p>
          </table:table-cell>
          <table:table-cell office:value-type="string">
            <text:p>Doe 831</text:p>
          </table:table-cell>
          <table:table-cell table:formula="oooc:=CONCATENATE(LOWER([.B833]);&quot;.&quot;;LOWER(SUBSTITUTE([.C833];&quot; &quot;;&quot;&quot;));&quot;@foo.com&quot;)" office:value-type="string" office:string-value="john.doe831@foo.com">
            <text:p>john.doe831@foo.com</text:p>
          </table:table-cell>
        </table:table-row>
        <table:table-row table:style-name="ro2">
          <table:table-cell office:value-type="string">
            <text:p>John Doe 832</text:p>
          </table:table-cell>
          <table:table-cell office:value-type="string">
            <text:p>John</text:p>
          </table:table-cell>
          <table:table-cell office:value-type="string">
            <text:p>Doe 832</text:p>
          </table:table-cell>
          <table:table-cell table:formula="oooc:=CONCATENATE(LOWER([.B834]);&quot;.&quot;;LOWER(SUBSTITUTE([.C834];&quot; &quot;;&quot;&quot;));&quot;@foo.com&quot;)" office:value-type="string" office:string-value="john.doe832@foo.com">
            <text:p>john.doe832@foo.com</text:p>
          </table:table-cell>
        </table:table-row>
        <table:table-row table:style-name="ro2">
          <table:table-cell office:value-type="string">
            <text:p>John Doe 833</text:p>
          </table:table-cell>
          <table:table-cell office:value-type="string">
            <text:p>John</text:p>
          </table:table-cell>
          <table:table-cell office:value-type="string">
            <text:p>Doe 833</text:p>
          </table:table-cell>
          <table:table-cell table:formula="oooc:=CONCATENATE(LOWER([.B835]);&quot;.&quot;;LOWER(SUBSTITUTE([.C835];&quot; &quot;;&quot;&quot;));&quot;@foo.com&quot;)" office:value-type="string" office:string-value="john.doe833@foo.com">
            <text:p>john.doe833@foo.com</text:p>
          </table:table-cell>
        </table:table-row>
        <table:table-row table:style-name="ro2">
          <table:table-cell office:value-type="string">
            <text:p>John Doe 834</text:p>
          </table:table-cell>
          <table:table-cell office:value-type="string">
            <text:p>John</text:p>
          </table:table-cell>
          <table:table-cell office:value-type="string">
            <text:p>Doe 834</text:p>
          </table:table-cell>
          <table:table-cell table:formula="oooc:=CONCATENATE(LOWER([.B836]);&quot;.&quot;;LOWER(SUBSTITUTE([.C836];&quot; &quot;;&quot;&quot;));&quot;@foo.com&quot;)" office:value-type="string" office:string-value="john.doe834@foo.com">
            <text:p>john.doe834@foo.com</text:p>
          </table:table-cell>
        </table:table-row>
        <table:table-row table:style-name="ro2">
          <table:table-cell office:value-type="string">
            <text:p>John Doe 835</text:p>
          </table:table-cell>
          <table:table-cell office:value-type="string">
            <text:p>John</text:p>
          </table:table-cell>
          <table:table-cell office:value-type="string">
            <text:p>Doe 835</text:p>
          </table:table-cell>
          <table:table-cell table:formula="oooc:=CONCATENATE(LOWER([.B837]);&quot;.&quot;;LOWER(SUBSTITUTE([.C837];&quot; &quot;;&quot;&quot;));&quot;@foo.com&quot;)" office:value-type="string" office:string-value="john.doe835@foo.com">
            <text:p>john.doe835@foo.com</text:p>
          </table:table-cell>
        </table:table-row>
        <table:table-row table:style-name="ro2">
          <table:table-cell office:value-type="string">
            <text:p>John Doe 836</text:p>
          </table:table-cell>
          <table:table-cell office:value-type="string">
            <text:p>John</text:p>
          </table:table-cell>
          <table:table-cell office:value-type="string">
            <text:p>Doe 836</text:p>
          </table:table-cell>
          <table:table-cell table:formula="oooc:=CONCATENATE(LOWER([.B838]);&quot;.&quot;;LOWER(SUBSTITUTE([.C838];&quot; &quot;;&quot;&quot;));&quot;@foo.com&quot;)" office:value-type="string" office:string-value="john.doe836@foo.com">
            <text:p>john.doe836@foo.com</text:p>
          </table:table-cell>
        </table:table-row>
        <table:table-row table:style-name="ro2">
          <table:table-cell office:value-type="string">
            <text:p>John Doe 837</text:p>
          </table:table-cell>
          <table:table-cell office:value-type="string">
            <text:p>John</text:p>
          </table:table-cell>
          <table:table-cell office:value-type="string">
            <text:p>Doe 837</text:p>
          </table:table-cell>
          <table:table-cell table:formula="oooc:=CONCATENATE(LOWER([.B839]);&quot;.&quot;;LOWER(SUBSTITUTE([.C839];&quot; &quot;;&quot;&quot;));&quot;@foo.com&quot;)" office:value-type="string" office:string-value="john.doe837@foo.com">
            <text:p>john.doe837@foo.com</text:p>
          </table:table-cell>
        </table:table-row>
        <table:table-row table:style-name="ro2">
          <table:table-cell office:value-type="string">
            <text:p>John Doe 838</text:p>
          </table:table-cell>
          <table:table-cell office:value-type="string">
            <text:p>John</text:p>
          </table:table-cell>
          <table:table-cell office:value-type="string">
            <text:p>Doe 838</text:p>
          </table:table-cell>
          <table:table-cell table:formula="oooc:=CONCATENATE(LOWER([.B840]);&quot;.&quot;;LOWER(SUBSTITUTE([.C840];&quot; &quot;;&quot;&quot;));&quot;@foo.com&quot;)" office:value-type="string" office:string-value="john.doe838@foo.com">
            <text:p>john.doe838@foo.com</text:p>
          </table:table-cell>
        </table:table-row>
        <table:table-row table:style-name="ro2">
          <table:table-cell office:value-type="string">
            <text:p>John Doe 839</text:p>
          </table:table-cell>
          <table:table-cell office:value-type="string">
            <text:p>John</text:p>
          </table:table-cell>
          <table:table-cell office:value-type="string">
            <text:p>Doe 839</text:p>
          </table:table-cell>
          <table:table-cell table:formula="oooc:=CONCATENATE(LOWER([.B841]);&quot;.&quot;;LOWER(SUBSTITUTE([.C841];&quot; &quot;;&quot;&quot;));&quot;@foo.com&quot;)" office:value-type="string" office:string-value="john.doe839@foo.com">
            <text:p>john.doe839@foo.com</text:p>
          </table:table-cell>
        </table:table-row>
        <table:table-row table:style-name="ro2">
          <table:table-cell office:value-type="string">
            <text:p>John Doe 840</text:p>
          </table:table-cell>
          <table:table-cell office:value-type="string">
            <text:p>John</text:p>
          </table:table-cell>
          <table:table-cell office:value-type="string">
            <text:p>Doe 840</text:p>
          </table:table-cell>
          <table:table-cell table:formula="oooc:=CONCATENATE(LOWER([.B842]);&quot;.&quot;;LOWER(SUBSTITUTE([.C842];&quot; &quot;;&quot;&quot;));&quot;@foo.com&quot;)" office:value-type="string" office:string-value="john.doe840@foo.com">
            <text:p>john.doe840@foo.com</text:p>
          </table:table-cell>
        </table:table-row>
        <table:table-row table:style-name="ro2">
          <table:table-cell office:value-type="string">
            <text:p>John Doe 841</text:p>
          </table:table-cell>
          <table:table-cell office:value-type="string">
            <text:p>John</text:p>
          </table:table-cell>
          <table:table-cell office:value-type="string">
            <text:p>Doe 841</text:p>
          </table:table-cell>
          <table:table-cell table:formula="oooc:=CONCATENATE(LOWER([.B843]);&quot;.&quot;;LOWER(SUBSTITUTE([.C843];&quot; &quot;;&quot;&quot;));&quot;@foo.com&quot;)" office:value-type="string" office:string-value="john.doe841@foo.com">
            <text:p>john.doe841@foo.com</text:p>
          </table:table-cell>
        </table:table-row>
        <table:table-row table:style-name="ro2">
          <table:table-cell office:value-type="string">
            <text:p>John Doe 842</text:p>
          </table:table-cell>
          <table:table-cell office:value-type="string">
            <text:p>John</text:p>
          </table:table-cell>
          <table:table-cell office:value-type="string">
            <text:p>Doe 842</text:p>
          </table:table-cell>
          <table:table-cell table:formula="oooc:=CONCATENATE(LOWER([.B844]);&quot;.&quot;;LOWER(SUBSTITUTE([.C844];&quot; &quot;;&quot;&quot;));&quot;@foo.com&quot;)" office:value-type="string" office:string-value="john.doe842@foo.com">
            <text:p>john.doe842@foo.com</text:p>
          </table:table-cell>
        </table:table-row>
        <table:table-row table:style-name="ro2">
          <table:table-cell office:value-type="string">
            <text:p>John Doe 843</text:p>
          </table:table-cell>
          <table:table-cell office:value-type="string">
            <text:p>John</text:p>
          </table:table-cell>
          <table:table-cell office:value-type="string">
            <text:p>Doe 843</text:p>
          </table:table-cell>
          <table:table-cell table:formula="oooc:=CONCATENATE(LOWER([.B845]);&quot;.&quot;;LOWER(SUBSTITUTE([.C845];&quot; &quot;;&quot;&quot;));&quot;@foo.com&quot;)" office:value-type="string" office:string-value="john.doe843@foo.com">
            <text:p>john.doe843@foo.com</text:p>
          </table:table-cell>
        </table:table-row>
        <table:table-row table:style-name="ro2">
          <table:table-cell office:value-type="string">
            <text:p>John Doe 844</text:p>
          </table:table-cell>
          <table:table-cell office:value-type="string">
            <text:p>John</text:p>
          </table:table-cell>
          <table:table-cell office:value-type="string">
            <text:p>Doe 844</text:p>
          </table:table-cell>
          <table:table-cell table:formula="oooc:=CONCATENATE(LOWER([.B846]);&quot;.&quot;;LOWER(SUBSTITUTE([.C846];&quot; &quot;;&quot;&quot;));&quot;@foo.com&quot;)" office:value-type="string" office:string-value="john.doe844@foo.com">
            <text:p>john.doe844@foo.com</text:p>
          </table:table-cell>
        </table:table-row>
        <table:table-row table:style-name="ro2">
          <table:table-cell office:value-type="string">
            <text:p>John Doe 845</text:p>
          </table:table-cell>
          <table:table-cell office:value-type="string">
            <text:p>John</text:p>
          </table:table-cell>
          <table:table-cell office:value-type="string">
            <text:p>Doe 845</text:p>
          </table:table-cell>
          <table:table-cell table:formula="oooc:=CONCATENATE(LOWER([.B847]);&quot;.&quot;;LOWER(SUBSTITUTE([.C847];&quot; &quot;;&quot;&quot;));&quot;@foo.com&quot;)" office:value-type="string" office:string-value="john.doe845@foo.com">
            <text:p>john.doe845@foo.com</text:p>
          </table:table-cell>
        </table:table-row>
        <table:table-row table:style-name="ro2">
          <table:table-cell office:value-type="string">
            <text:p>John Doe 846</text:p>
          </table:table-cell>
          <table:table-cell office:value-type="string">
            <text:p>John</text:p>
          </table:table-cell>
          <table:table-cell office:value-type="string">
            <text:p>Doe 846</text:p>
          </table:table-cell>
          <table:table-cell table:formula="oooc:=CONCATENATE(LOWER([.B848]);&quot;.&quot;;LOWER(SUBSTITUTE([.C848];&quot; &quot;;&quot;&quot;));&quot;@foo.com&quot;)" office:value-type="string" office:string-value="john.doe846@foo.com">
            <text:p>john.doe846@foo.com</text:p>
          </table:table-cell>
        </table:table-row>
        <table:table-row table:style-name="ro2">
          <table:table-cell office:value-type="string">
            <text:p>John Doe 847</text:p>
          </table:table-cell>
          <table:table-cell office:value-type="string">
            <text:p>John</text:p>
          </table:table-cell>
          <table:table-cell office:value-type="string">
            <text:p>Doe 847</text:p>
          </table:table-cell>
          <table:table-cell table:formula="oooc:=CONCATENATE(LOWER([.B849]);&quot;.&quot;;LOWER(SUBSTITUTE([.C849];&quot; &quot;;&quot;&quot;));&quot;@foo.com&quot;)" office:value-type="string" office:string-value="john.doe847@foo.com">
            <text:p>john.doe847@foo.com</text:p>
          </table:table-cell>
        </table:table-row>
        <table:table-row table:style-name="ro2">
          <table:table-cell office:value-type="string">
            <text:p>John Doe 848</text:p>
          </table:table-cell>
          <table:table-cell office:value-type="string">
            <text:p>John</text:p>
          </table:table-cell>
          <table:table-cell office:value-type="string">
            <text:p>Doe 848</text:p>
          </table:table-cell>
          <table:table-cell table:formula="oooc:=CONCATENATE(LOWER([.B850]);&quot;.&quot;;LOWER(SUBSTITUTE([.C850];&quot; &quot;;&quot;&quot;));&quot;@foo.com&quot;)" office:value-type="string" office:string-value="john.doe848@foo.com">
            <text:p>john.doe848@foo.com</text:p>
          </table:table-cell>
        </table:table-row>
        <table:table-row table:style-name="ro2">
          <table:table-cell office:value-type="string">
            <text:p>John Doe 849</text:p>
          </table:table-cell>
          <table:table-cell office:value-type="string">
            <text:p>John</text:p>
          </table:table-cell>
          <table:table-cell office:value-type="string">
            <text:p>Doe 849</text:p>
          </table:table-cell>
          <table:table-cell table:formula="oooc:=CONCATENATE(LOWER([.B851]);&quot;.&quot;;LOWER(SUBSTITUTE([.C851];&quot; &quot;;&quot;&quot;));&quot;@foo.com&quot;)" office:value-type="string" office:string-value="john.doe849@foo.com">
            <text:p>john.doe849@foo.com</text:p>
          </table:table-cell>
        </table:table-row>
        <table:table-row table:style-name="ro2">
          <table:table-cell office:value-type="string">
            <text:p>John Doe 850</text:p>
          </table:table-cell>
          <table:table-cell office:value-type="string">
            <text:p>John</text:p>
          </table:table-cell>
          <table:table-cell office:value-type="string">
            <text:p>Doe 850</text:p>
          </table:table-cell>
          <table:table-cell table:formula="oooc:=CONCATENATE(LOWER([.B852]);&quot;.&quot;;LOWER(SUBSTITUTE([.C852];&quot; &quot;;&quot;&quot;));&quot;@foo.com&quot;)" office:value-type="string" office:string-value="john.doe850@foo.com">
            <text:p>john.doe850@foo.com</text:p>
          </table:table-cell>
        </table:table-row>
        <table:table-row table:style-name="ro2">
          <table:table-cell office:value-type="string">
            <text:p>John Doe 851</text:p>
          </table:table-cell>
          <table:table-cell office:value-type="string">
            <text:p>John</text:p>
          </table:table-cell>
          <table:table-cell office:value-type="string">
            <text:p>Doe 851</text:p>
          </table:table-cell>
          <table:table-cell table:formula="oooc:=CONCATENATE(LOWER([.B853]);&quot;.&quot;;LOWER(SUBSTITUTE([.C853];&quot; &quot;;&quot;&quot;));&quot;@foo.com&quot;)" office:value-type="string" office:string-value="john.doe851@foo.com">
            <text:p>john.doe851@foo.com</text:p>
          </table:table-cell>
        </table:table-row>
        <table:table-row table:style-name="ro2">
          <table:table-cell office:value-type="string">
            <text:p>John Doe 852</text:p>
          </table:table-cell>
          <table:table-cell office:value-type="string">
            <text:p>John</text:p>
          </table:table-cell>
          <table:table-cell office:value-type="string">
            <text:p>Doe 852</text:p>
          </table:table-cell>
          <table:table-cell table:formula="oooc:=CONCATENATE(LOWER([.B854]);&quot;.&quot;;LOWER(SUBSTITUTE([.C854];&quot; &quot;;&quot;&quot;));&quot;@foo.com&quot;)" office:value-type="string" office:string-value="john.doe852@foo.com">
            <text:p>john.doe852@foo.com</text:p>
          </table:table-cell>
        </table:table-row>
        <table:table-row table:style-name="ro2">
          <table:table-cell office:value-type="string">
            <text:p>John Doe 853</text:p>
          </table:table-cell>
          <table:table-cell office:value-type="string">
            <text:p>John</text:p>
          </table:table-cell>
          <table:table-cell office:value-type="string">
            <text:p>Doe 853</text:p>
          </table:table-cell>
          <table:table-cell table:formula="oooc:=CONCATENATE(LOWER([.B855]);&quot;.&quot;;LOWER(SUBSTITUTE([.C855];&quot; &quot;;&quot;&quot;));&quot;@foo.com&quot;)" office:value-type="string" office:string-value="john.doe853@foo.com">
            <text:p>john.doe853@foo.com</text:p>
          </table:table-cell>
        </table:table-row>
        <table:table-row table:style-name="ro2">
          <table:table-cell office:value-type="string">
            <text:p>John Doe 854</text:p>
          </table:table-cell>
          <table:table-cell office:value-type="string">
            <text:p>John</text:p>
          </table:table-cell>
          <table:table-cell office:value-type="string">
            <text:p>Doe 854</text:p>
          </table:table-cell>
          <table:table-cell table:formula="oooc:=CONCATENATE(LOWER([.B856]);&quot;.&quot;;LOWER(SUBSTITUTE([.C856];&quot; &quot;;&quot;&quot;));&quot;@foo.com&quot;)" office:value-type="string" office:string-value="john.doe854@foo.com">
            <text:p>john.doe854@foo.com</text:p>
          </table:table-cell>
        </table:table-row>
        <table:table-row table:style-name="ro2">
          <table:table-cell office:value-type="string">
            <text:p>John Doe 855</text:p>
          </table:table-cell>
          <table:table-cell office:value-type="string">
            <text:p>John</text:p>
          </table:table-cell>
          <table:table-cell office:value-type="string">
            <text:p>Doe 855</text:p>
          </table:table-cell>
          <table:table-cell table:formula="oooc:=CONCATENATE(LOWER([.B857]);&quot;.&quot;;LOWER(SUBSTITUTE([.C857];&quot; &quot;;&quot;&quot;));&quot;@foo.com&quot;)" office:value-type="string" office:string-value="john.doe855@foo.com">
            <text:p>john.doe855@foo.com</text:p>
          </table:table-cell>
        </table:table-row>
        <table:table-row table:style-name="ro2">
          <table:table-cell office:value-type="string">
            <text:p>John Doe 856</text:p>
          </table:table-cell>
          <table:table-cell office:value-type="string">
            <text:p>John</text:p>
          </table:table-cell>
          <table:table-cell office:value-type="string">
            <text:p>Doe 856</text:p>
          </table:table-cell>
          <table:table-cell table:formula="oooc:=CONCATENATE(LOWER([.B858]);&quot;.&quot;;LOWER(SUBSTITUTE([.C858];&quot; &quot;;&quot;&quot;));&quot;@foo.com&quot;)" office:value-type="string" office:string-value="john.doe856@foo.com">
            <text:p>john.doe856@foo.com</text:p>
          </table:table-cell>
        </table:table-row>
        <table:table-row table:style-name="ro2">
          <table:table-cell office:value-type="string">
            <text:p>John Doe 857</text:p>
          </table:table-cell>
          <table:table-cell office:value-type="string">
            <text:p>John</text:p>
          </table:table-cell>
          <table:table-cell office:value-type="string">
            <text:p>Doe 857</text:p>
          </table:table-cell>
          <table:table-cell table:formula="oooc:=CONCATENATE(LOWER([.B859]);&quot;.&quot;;LOWER(SUBSTITUTE([.C859];&quot; &quot;;&quot;&quot;));&quot;@foo.com&quot;)" office:value-type="string" office:string-value="john.doe857@foo.com">
            <text:p>john.doe857@foo.com</text:p>
          </table:table-cell>
        </table:table-row>
        <table:table-row table:style-name="ro2">
          <table:table-cell office:value-type="string">
            <text:p>John Doe 858</text:p>
          </table:table-cell>
          <table:table-cell office:value-type="string">
            <text:p>John</text:p>
          </table:table-cell>
          <table:table-cell office:value-type="string">
            <text:p>Doe 858</text:p>
          </table:table-cell>
          <table:table-cell table:formula="oooc:=CONCATENATE(LOWER([.B860]);&quot;.&quot;;LOWER(SUBSTITUTE([.C860];&quot; &quot;;&quot;&quot;));&quot;@foo.com&quot;)" office:value-type="string" office:string-value="john.doe858@foo.com">
            <text:p>john.doe858@foo.com</text:p>
          </table:table-cell>
        </table:table-row>
        <table:table-row table:style-name="ro2">
          <table:table-cell office:value-type="string">
            <text:p>John Doe 859</text:p>
          </table:table-cell>
          <table:table-cell office:value-type="string">
            <text:p>John</text:p>
          </table:table-cell>
          <table:table-cell office:value-type="string">
            <text:p>Doe 859</text:p>
          </table:table-cell>
          <table:table-cell table:formula="oooc:=CONCATENATE(LOWER([.B861]);&quot;.&quot;;LOWER(SUBSTITUTE([.C861];&quot; &quot;;&quot;&quot;));&quot;@foo.com&quot;)" office:value-type="string" office:string-value="john.doe859@foo.com">
            <text:p>john.doe859@foo.com</text:p>
          </table:table-cell>
        </table:table-row>
        <table:table-row table:style-name="ro2">
          <table:table-cell office:value-type="string">
            <text:p>John Doe 860</text:p>
          </table:table-cell>
          <table:table-cell office:value-type="string">
            <text:p>John</text:p>
          </table:table-cell>
          <table:table-cell office:value-type="string">
            <text:p>Doe 860</text:p>
          </table:table-cell>
          <table:table-cell table:formula="oooc:=CONCATENATE(LOWER([.B862]);&quot;.&quot;;LOWER(SUBSTITUTE([.C862];&quot; &quot;;&quot;&quot;));&quot;@foo.com&quot;)" office:value-type="string" office:string-value="john.doe860@foo.com">
            <text:p>john.doe860@foo.com</text:p>
          </table:table-cell>
        </table:table-row>
        <table:table-row table:style-name="ro2">
          <table:table-cell office:value-type="string">
            <text:p>John Doe 861</text:p>
          </table:table-cell>
          <table:table-cell office:value-type="string">
            <text:p>John</text:p>
          </table:table-cell>
          <table:table-cell office:value-type="string">
            <text:p>Doe 861</text:p>
          </table:table-cell>
          <table:table-cell table:formula="oooc:=CONCATENATE(LOWER([.B863]);&quot;.&quot;;LOWER(SUBSTITUTE([.C863];&quot; &quot;;&quot;&quot;));&quot;@foo.com&quot;)" office:value-type="string" office:string-value="john.doe861@foo.com">
            <text:p>john.doe861@foo.com</text:p>
          </table:table-cell>
        </table:table-row>
        <table:table-row table:style-name="ro2">
          <table:table-cell office:value-type="string">
            <text:p>John Doe 862</text:p>
          </table:table-cell>
          <table:table-cell office:value-type="string">
            <text:p>John</text:p>
          </table:table-cell>
          <table:table-cell office:value-type="string">
            <text:p>Doe 862</text:p>
          </table:table-cell>
          <table:table-cell table:formula="oooc:=CONCATENATE(LOWER([.B864]);&quot;.&quot;;LOWER(SUBSTITUTE([.C864];&quot; &quot;;&quot;&quot;));&quot;@foo.com&quot;)" office:value-type="string" office:string-value="john.doe862@foo.com">
            <text:p>john.doe862@foo.com</text:p>
          </table:table-cell>
        </table:table-row>
        <table:table-row table:style-name="ro2">
          <table:table-cell office:value-type="string">
            <text:p>John Doe 863</text:p>
          </table:table-cell>
          <table:table-cell office:value-type="string">
            <text:p>John</text:p>
          </table:table-cell>
          <table:table-cell office:value-type="string">
            <text:p>Doe 863</text:p>
          </table:table-cell>
          <table:table-cell table:formula="oooc:=CONCATENATE(LOWER([.B865]);&quot;.&quot;;LOWER(SUBSTITUTE([.C865];&quot; &quot;;&quot;&quot;));&quot;@foo.com&quot;)" office:value-type="string" office:string-value="john.doe863@foo.com">
            <text:p>john.doe863@foo.com</text:p>
          </table:table-cell>
        </table:table-row>
        <table:table-row table:style-name="ro2">
          <table:table-cell office:value-type="string">
            <text:p>John Doe 864</text:p>
          </table:table-cell>
          <table:table-cell office:value-type="string">
            <text:p>John</text:p>
          </table:table-cell>
          <table:table-cell office:value-type="string">
            <text:p>Doe 864</text:p>
          </table:table-cell>
          <table:table-cell table:formula="oooc:=CONCATENATE(LOWER([.B866]);&quot;.&quot;;LOWER(SUBSTITUTE([.C866];&quot; &quot;;&quot;&quot;));&quot;@foo.com&quot;)" office:value-type="string" office:string-value="john.doe864@foo.com">
            <text:p>john.doe864@foo.com</text:p>
          </table:table-cell>
        </table:table-row>
        <table:table-row table:style-name="ro2">
          <table:table-cell office:value-type="string">
            <text:p>John Doe 865</text:p>
          </table:table-cell>
          <table:table-cell office:value-type="string">
            <text:p>John</text:p>
          </table:table-cell>
          <table:table-cell office:value-type="string">
            <text:p>Doe 865</text:p>
          </table:table-cell>
          <table:table-cell table:formula="oooc:=CONCATENATE(LOWER([.B867]);&quot;.&quot;;LOWER(SUBSTITUTE([.C867];&quot; &quot;;&quot;&quot;));&quot;@foo.com&quot;)" office:value-type="string" office:string-value="john.doe865@foo.com">
            <text:p>john.doe865@foo.com</text:p>
          </table:table-cell>
        </table:table-row>
        <table:table-row table:style-name="ro2">
          <table:table-cell office:value-type="string">
            <text:p>John Doe 866</text:p>
          </table:table-cell>
          <table:table-cell office:value-type="string">
            <text:p>John</text:p>
          </table:table-cell>
          <table:table-cell office:value-type="string">
            <text:p>Doe 866</text:p>
          </table:table-cell>
          <table:table-cell table:formula="oooc:=CONCATENATE(LOWER([.B868]);&quot;.&quot;;LOWER(SUBSTITUTE([.C868];&quot; &quot;;&quot;&quot;));&quot;@foo.com&quot;)" office:value-type="string" office:string-value="john.doe866@foo.com">
            <text:p>john.doe866@foo.com</text:p>
          </table:table-cell>
        </table:table-row>
        <table:table-row table:style-name="ro2">
          <table:table-cell office:value-type="string">
            <text:p>John Doe 867</text:p>
          </table:table-cell>
          <table:table-cell office:value-type="string">
            <text:p>John</text:p>
          </table:table-cell>
          <table:table-cell office:value-type="string">
            <text:p>Doe 867</text:p>
          </table:table-cell>
          <table:table-cell table:formula="oooc:=CONCATENATE(LOWER([.B869]);&quot;.&quot;;LOWER(SUBSTITUTE([.C869];&quot; &quot;;&quot;&quot;));&quot;@foo.com&quot;)" office:value-type="string" office:string-value="john.doe867@foo.com">
            <text:p>john.doe867@foo.com</text:p>
          </table:table-cell>
        </table:table-row>
        <table:table-row table:style-name="ro2">
          <table:table-cell office:value-type="string">
            <text:p>John Doe 868</text:p>
          </table:table-cell>
          <table:table-cell office:value-type="string">
            <text:p>John</text:p>
          </table:table-cell>
          <table:table-cell office:value-type="string">
            <text:p>Doe 868</text:p>
          </table:table-cell>
          <table:table-cell table:formula="oooc:=CONCATENATE(LOWER([.B870]);&quot;.&quot;;LOWER(SUBSTITUTE([.C870];&quot; &quot;;&quot;&quot;));&quot;@foo.com&quot;)" office:value-type="string" office:string-value="john.doe868@foo.com">
            <text:p>john.doe868@foo.com</text:p>
          </table:table-cell>
        </table:table-row>
        <table:table-row table:style-name="ro2">
          <table:table-cell office:value-type="string">
            <text:p>John Doe 869</text:p>
          </table:table-cell>
          <table:table-cell office:value-type="string">
            <text:p>John</text:p>
          </table:table-cell>
          <table:table-cell office:value-type="string">
            <text:p>Doe 869</text:p>
          </table:table-cell>
          <table:table-cell table:formula="oooc:=CONCATENATE(LOWER([.B871]);&quot;.&quot;;LOWER(SUBSTITUTE([.C871];&quot; &quot;;&quot;&quot;));&quot;@foo.com&quot;)" office:value-type="string" office:string-value="john.doe869@foo.com">
            <text:p>john.doe869@foo.com</text:p>
          </table:table-cell>
        </table:table-row>
        <table:table-row table:style-name="ro2">
          <table:table-cell office:value-type="string">
            <text:p>John Doe 870</text:p>
          </table:table-cell>
          <table:table-cell office:value-type="string">
            <text:p>John</text:p>
          </table:table-cell>
          <table:table-cell office:value-type="string">
            <text:p>Doe 870</text:p>
          </table:table-cell>
          <table:table-cell table:formula="oooc:=CONCATENATE(LOWER([.B872]);&quot;.&quot;;LOWER(SUBSTITUTE([.C872];&quot; &quot;;&quot;&quot;));&quot;@foo.com&quot;)" office:value-type="string" office:string-value="john.doe870@foo.com">
            <text:p>john.doe870@foo.com</text:p>
          </table:table-cell>
        </table:table-row>
        <table:table-row table:style-name="ro2">
          <table:table-cell office:value-type="string">
            <text:p>John Doe 871</text:p>
          </table:table-cell>
          <table:table-cell office:value-type="string">
            <text:p>John</text:p>
          </table:table-cell>
          <table:table-cell office:value-type="string">
            <text:p>Doe 871</text:p>
          </table:table-cell>
          <table:table-cell table:formula="oooc:=CONCATENATE(LOWER([.B873]);&quot;.&quot;;LOWER(SUBSTITUTE([.C873];&quot; &quot;;&quot;&quot;));&quot;@foo.com&quot;)" office:value-type="string" office:string-value="john.doe871@foo.com">
            <text:p>john.doe871@foo.com</text:p>
          </table:table-cell>
        </table:table-row>
        <table:table-row table:style-name="ro2">
          <table:table-cell office:value-type="string">
            <text:p>John Doe 872</text:p>
          </table:table-cell>
          <table:table-cell office:value-type="string">
            <text:p>John</text:p>
          </table:table-cell>
          <table:table-cell office:value-type="string">
            <text:p>Doe 872</text:p>
          </table:table-cell>
          <table:table-cell table:formula="oooc:=CONCATENATE(LOWER([.B874]);&quot;.&quot;;LOWER(SUBSTITUTE([.C874];&quot; &quot;;&quot;&quot;));&quot;@foo.com&quot;)" office:value-type="string" office:string-value="john.doe872@foo.com">
            <text:p>john.doe872@foo.com</text:p>
          </table:table-cell>
        </table:table-row>
        <table:table-row table:style-name="ro2">
          <table:table-cell office:value-type="string">
            <text:p>John Doe 873</text:p>
          </table:table-cell>
          <table:table-cell office:value-type="string">
            <text:p>John</text:p>
          </table:table-cell>
          <table:table-cell office:value-type="string">
            <text:p>Doe 873</text:p>
          </table:table-cell>
          <table:table-cell table:formula="oooc:=CONCATENATE(LOWER([.B875]);&quot;.&quot;;LOWER(SUBSTITUTE([.C875];&quot; &quot;;&quot;&quot;));&quot;@foo.com&quot;)" office:value-type="string" office:string-value="john.doe873@foo.com">
            <text:p>john.doe873@foo.com</text:p>
          </table:table-cell>
        </table:table-row>
        <table:table-row table:style-name="ro2">
          <table:table-cell office:value-type="string">
            <text:p>John Doe 874</text:p>
          </table:table-cell>
          <table:table-cell office:value-type="string">
            <text:p>John</text:p>
          </table:table-cell>
          <table:table-cell office:value-type="string">
            <text:p>Doe 874</text:p>
          </table:table-cell>
          <table:table-cell table:formula="oooc:=CONCATENATE(LOWER([.B876]);&quot;.&quot;;LOWER(SUBSTITUTE([.C876];&quot; &quot;;&quot;&quot;));&quot;@foo.com&quot;)" office:value-type="string" office:string-value="john.doe874@foo.com">
            <text:p>john.doe874@foo.com</text:p>
          </table:table-cell>
        </table:table-row>
        <table:table-row table:style-name="ro2">
          <table:table-cell office:value-type="string">
            <text:p>John Doe 875</text:p>
          </table:table-cell>
          <table:table-cell office:value-type="string">
            <text:p>John</text:p>
          </table:table-cell>
          <table:table-cell office:value-type="string">
            <text:p>Doe 875</text:p>
          </table:table-cell>
          <table:table-cell table:formula="oooc:=CONCATENATE(LOWER([.B877]);&quot;.&quot;;LOWER(SUBSTITUTE([.C877];&quot; &quot;;&quot;&quot;));&quot;@foo.com&quot;)" office:value-type="string" office:string-value="john.doe875@foo.com">
            <text:p>john.doe875@foo.com</text:p>
          </table:table-cell>
        </table:table-row>
        <table:table-row table:style-name="ro2">
          <table:table-cell office:value-type="string">
            <text:p>John Doe 876</text:p>
          </table:table-cell>
          <table:table-cell office:value-type="string">
            <text:p>John</text:p>
          </table:table-cell>
          <table:table-cell office:value-type="string">
            <text:p>Doe 876</text:p>
          </table:table-cell>
          <table:table-cell table:formula="oooc:=CONCATENATE(LOWER([.B878]);&quot;.&quot;;LOWER(SUBSTITUTE([.C878];&quot; &quot;;&quot;&quot;));&quot;@foo.com&quot;)" office:value-type="string" office:string-value="john.doe876@foo.com">
            <text:p>john.doe876@foo.com</text:p>
          </table:table-cell>
        </table:table-row>
        <table:table-row table:style-name="ro2">
          <table:table-cell office:value-type="string">
            <text:p>John Doe 877</text:p>
          </table:table-cell>
          <table:table-cell office:value-type="string">
            <text:p>John</text:p>
          </table:table-cell>
          <table:table-cell office:value-type="string">
            <text:p>Doe 877</text:p>
          </table:table-cell>
          <table:table-cell table:formula="oooc:=CONCATENATE(LOWER([.B879]);&quot;.&quot;;LOWER(SUBSTITUTE([.C879];&quot; &quot;;&quot;&quot;));&quot;@foo.com&quot;)" office:value-type="string" office:string-value="john.doe877@foo.com">
            <text:p>john.doe877@foo.com</text:p>
          </table:table-cell>
        </table:table-row>
        <table:table-row table:style-name="ro2">
          <table:table-cell office:value-type="string">
            <text:p>John Doe 878</text:p>
          </table:table-cell>
          <table:table-cell office:value-type="string">
            <text:p>John</text:p>
          </table:table-cell>
          <table:table-cell office:value-type="string">
            <text:p>Doe 878</text:p>
          </table:table-cell>
          <table:table-cell table:formula="oooc:=CONCATENATE(LOWER([.B880]);&quot;.&quot;;LOWER(SUBSTITUTE([.C880];&quot; &quot;;&quot;&quot;));&quot;@foo.com&quot;)" office:value-type="string" office:string-value="john.doe878@foo.com">
            <text:p>john.doe878@foo.com</text:p>
          </table:table-cell>
        </table:table-row>
        <table:table-row table:style-name="ro2">
          <table:table-cell office:value-type="string">
            <text:p>John Doe 879</text:p>
          </table:table-cell>
          <table:table-cell office:value-type="string">
            <text:p>John</text:p>
          </table:table-cell>
          <table:table-cell office:value-type="string">
            <text:p>Doe 879</text:p>
          </table:table-cell>
          <table:table-cell table:formula="oooc:=CONCATENATE(LOWER([.B881]);&quot;.&quot;;LOWER(SUBSTITUTE([.C881];&quot; &quot;;&quot;&quot;));&quot;@foo.com&quot;)" office:value-type="string" office:string-value="john.doe879@foo.com">
            <text:p>john.doe879@foo.com</text:p>
          </table:table-cell>
        </table:table-row>
        <table:table-row table:style-name="ro2">
          <table:table-cell office:value-type="string">
            <text:p>John Doe 880</text:p>
          </table:table-cell>
          <table:table-cell office:value-type="string">
            <text:p>John</text:p>
          </table:table-cell>
          <table:table-cell office:value-type="string">
            <text:p>Doe 880</text:p>
          </table:table-cell>
          <table:table-cell table:formula="oooc:=CONCATENATE(LOWER([.B882]);&quot;.&quot;;LOWER(SUBSTITUTE([.C882];&quot; &quot;;&quot;&quot;));&quot;@foo.com&quot;)" office:value-type="string" office:string-value="john.doe880@foo.com">
            <text:p>john.doe880@foo.com</text:p>
          </table:table-cell>
        </table:table-row>
        <table:table-row table:style-name="ro2">
          <table:table-cell office:value-type="string">
            <text:p>John Doe 881</text:p>
          </table:table-cell>
          <table:table-cell office:value-type="string">
            <text:p>John</text:p>
          </table:table-cell>
          <table:table-cell office:value-type="string">
            <text:p>Doe 881</text:p>
          </table:table-cell>
          <table:table-cell table:formula="oooc:=CONCATENATE(LOWER([.B883]);&quot;.&quot;;LOWER(SUBSTITUTE([.C883];&quot; &quot;;&quot;&quot;));&quot;@foo.com&quot;)" office:value-type="string" office:string-value="john.doe881@foo.com">
            <text:p>john.doe881@foo.com</text:p>
          </table:table-cell>
        </table:table-row>
        <table:table-row table:style-name="ro2">
          <table:table-cell office:value-type="string">
            <text:p>John Doe 882</text:p>
          </table:table-cell>
          <table:table-cell office:value-type="string">
            <text:p>John</text:p>
          </table:table-cell>
          <table:table-cell office:value-type="string">
            <text:p>Doe 882</text:p>
          </table:table-cell>
          <table:table-cell table:formula="oooc:=CONCATENATE(LOWER([.B884]);&quot;.&quot;;LOWER(SUBSTITUTE([.C884];&quot; &quot;;&quot;&quot;));&quot;@foo.com&quot;)" office:value-type="string" office:string-value="john.doe882@foo.com">
            <text:p>john.doe882@foo.com</text:p>
          </table:table-cell>
        </table:table-row>
        <table:table-row table:style-name="ro2">
          <table:table-cell office:value-type="string">
            <text:p>John Doe 883</text:p>
          </table:table-cell>
          <table:table-cell office:value-type="string">
            <text:p>John</text:p>
          </table:table-cell>
          <table:table-cell office:value-type="string">
            <text:p>Doe 883</text:p>
          </table:table-cell>
          <table:table-cell table:formula="oooc:=CONCATENATE(LOWER([.B885]);&quot;.&quot;;LOWER(SUBSTITUTE([.C885];&quot; &quot;;&quot;&quot;));&quot;@foo.com&quot;)" office:value-type="string" office:string-value="john.doe883@foo.com">
            <text:p>john.doe883@foo.com</text:p>
          </table:table-cell>
        </table:table-row>
        <table:table-row table:style-name="ro2">
          <table:table-cell office:value-type="string">
            <text:p>John Doe 884</text:p>
          </table:table-cell>
          <table:table-cell office:value-type="string">
            <text:p>John</text:p>
          </table:table-cell>
          <table:table-cell office:value-type="string">
            <text:p>Doe 884</text:p>
          </table:table-cell>
          <table:table-cell table:formula="oooc:=CONCATENATE(LOWER([.B886]);&quot;.&quot;;LOWER(SUBSTITUTE([.C886];&quot; &quot;;&quot;&quot;));&quot;@foo.com&quot;)" office:value-type="string" office:string-value="john.doe884@foo.com">
            <text:p>john.doe884@foo.com</text:p>
          </table:table-cell>
        </table:table-row>
        <table:table-row table:style-name="ro2">
          <table:table-cell office:value-type="string">
            <text:p>John Doe 885</text:p>
          </table:table-cell>
          <table:table-cell office:value-type="string">
            <text:p>John</text:p>
          </table:table-cell>
          <table:table-cell office:value-type="string">
            <text:p>Doe 885</text:p>
          </table:table-cell>
          <table:table-cell table:formula="oooc:=CONCATENATE(LOWER([.B887]);&quot;.&quot;;LOWER(SUBSTITUTE([.C887];&quot; &quot;;&quot;&quot;));&quot;@foo.com&quot;)" office:value-type="string" office:string-value="john.doe885@foo.com">
            <text:p>john.doe885@foo.com</text:p>
          </table:table-cell>
        </table:table-row>
        <table:table-row table:style-name="ro2">
          <table:table-cell office:value-type="string">
            <text:p>John Doe 886</text:p>
          </table:table-cell>
          <table:table-cell office:value-type="string">
            <text:p>John</text:p>
          </table:table-cell>
          <table:table-cell office:value-type="string">
            <text:p>Doe 886</text:p>
          </table:table-cell>
          <table:table-cell table:formula="oooc:=CONCATENATE(LOWER([.B888]);&quot;.&quot;;LOWER(SUBSTITUTE([.C888];&quot; &quot;;&quot;&quot;));&quot;@foo.com&quot;)" office:value-type="string" office:string-value="john.doe886@foo.com">
            <text:p>john.doe886@foo.com</text:p>
          </table:table-cell>
        </table:table-row>
        <table:table-row table:style-name="ro2">
          <table:table-cell office:value-type="string">
            <text:p>John Doe 887</text:p>
          </table:table-cell>
          <table:table-cell office:value-type="string">
            <text:p>John</text:p>
          </table:table-cell>
          <table:table-cell office:value-type="string">
            <text:p>Doe 887</text:p>
          </table:table-cell>
          <table:table-cell table:formula="oooc:=CONCATENATE(LOWER([.B889]);&quot;.&quot;;LOWER(SUBSTITUTE([.C889];&quot; &quot;;&quot;&quot;));&quot;@foo.com&quot;)" office:value-type="string" office:string-value="john.doe887@foo.com">
            <text:p>john.doe887@foo.com</text:p>
          </table:table-cell>
        </table:table-row>
        <table:table-row table:style-name="ro2">
          <table:table-cell office:value-type="string">
            <text:p>John Doe 888</text:p>
          </table:table-cell>
          <table:table-cell office:value-type="string">
            <text:p>John</text:p>
          </table:table-cell>
          <table:table-cell office:value-type="string">
            <text:p>Doe 888</text:p>
          </table:table-cell>
          <table:table-cell table:formula="oooc:=CONCATENATE(LOWER([.B890]);&quot;.&quot;;LOWER(SUBSTITUTE([.C890];&quot; &quot;;&quot;&quot;));&quot;@foo.com&quot;)" office:value-type="string" office:string-value="john.doe888@foo.com">
            <text:p>john.doe888@foo.com</text:p>
          </table:table-cell>
        </table:table-row>
        <table:table-row table:style-name="ro2">
          <table:table-cell office:value-type="string">
            <text:p>John Doe 889</text:p>
          </table:table-cell>
          <table:table-cell office:value-type="string">
            <text:p>John</text:p>
          </table:table-cell>
          <table:table-cell office:value-type="string">
            <text:p>Doe 889</text:p>
          </table:table-cell>
          <table:table-cell table:formula="oooc:=CONCATENATE(LOWER([.B891]);&quot;.&quot;;LOWER(SUBSTITUTE([.C891];&quot; &quot;;&quot;&quot;));&quot;@foo.com&quot;)" office:value-type="string" office:string-value="john.doe889@foo.com">
            <text:p>john.doe889@foo.com</text:p>
          </table:table-cell>
        </table:table-row>
        <table:table-row table:style-name="ro2">
          <table:table-cell office:value-type="string">
            <text:p>John Doe 890</text:p>
          </table:table-cell>
          <table:table-cell office:value-type="string">
            <text:p>John</text:p>
          </table:table-cell>
          <table:table-cell office:value-type="string">
            <text:p>Doe 890</text:p>
          </table:table-cell>
          <table:table-cell table:formula="oooc:=CONCATENATE(LOWER([.B892]);&quot;.&quot;;LOWER(SUBSTITUTE([.C892];&quot; &quot;;&quot;&quot;));&quot;@foo.com&quot;)" office:value-type="string" office:string-value="john.doe890@foo.com">
            <text:p>john.doe890@foo.com</text:p>
          </table:table-cell>
        </table:table-row>
        <table:table-row table:style-name="ro2">
          <table:table-cell office:value-type="string">
            <text:p>John Doe 891</text:p>
          </table:table-cell>
          <table:table-cell office:value-type="string">
            <text:p>John</text:p>
          </table:table-cell>
          <table:table-cell office:value-type="string">
            <text:p>Doe 891</text:p>
          </table:table-cell>
          <table:table-cell table:formula="oooc:=CONCATENATE(LOWER([.B893]);&quot;.&quot;;LOWER(SUBSTITUTE([.C893];&quot; &quot;;&quot;&quot;));&quot;@foo.com&quot;)" office:value-type="string" office:string-value="john.doe891@foo.com">
            <text:p>john.doe891@foo.com</text:p>
          </table:table-cell>
        </table:table-row>
        <table:table-row table:style-name="ro2">
          <table:table-cell office:value-type="string">
            <text:p>John Doe 892</text:p>
          </table:table-cell>
          <table:table-cell office:value-type="string">
            <text:p>John</text:p>
          </table:table-cell>
          <table:table-cell office:value-type="string">
            <text:p>Doe 892</text:p>
          </table:table-cell>
          <table:table-cell table:formula="oooc:=CONCATENATE(LOWER([.B894]);&quot;.&quot;;LOWER(SUBSTITUTE([.C894];&quot; &quot;;&quot;&quot;));&quot;@foo.com&quot;)" office:value-type="string" office:string-value="john.doe892@foo.com">
            <text:p>john.doe892@foo.com</text:p>
          </table:table-cell>
        </table:table-row>
        <table:table-row table:style-name="ro2">
          <table:table-cell office:value-type="string">
            <text:p>John Doe 893</text:p>
          </table:table-cell>
          <table:table-cell office:value-type="string">
            <text:p>John</text:p>
          </table:table-cell>
          <table:table-cell office:value-type="string">
            <text:p>Doe 893</text:p>
          </table:table-cell>
          <table:table-cell table:formula="oooc:=CONCATENATE(LOWER([.B895]);&quot;.&quot;;LOWER(SUBSTITUTE([.C895];&quot; &quot;;&quot;&quot;));&quot;@foo.com&quot;)" office:value-type="string" office:string-value="john.doe893@foo.com">
            <text:p>john.doe893@foo.com</text:p>
          </table:table-cell>
        </table:table-row>
        <table:table-row table:style-name="ro2">
          <table:table-cell office:value-type="string">
            <text:p>John Doe 894</text:p>
          </table:table-cell>
          <table:table-cell office:value-type="string">
            <text:p>John</text:p>
          </table:table-cell>
          <table:table-cell office:value-type="string">
            <text:p>Doe 894</text:p>
          </table:table-cell>
          <table:table-cell table:formula="oooc:=CONCATENATE(LOWER([.B896]);&quot;.&quot;;LOWER(SUBSTITUTE([.C896];&quot; &quot;;&quot;&quot;));&quot;@foo.com&quot;)" office:value-type="string" office:string-value="john.doe894@foo.com">
            <text:p>john.doe894@foo.com</text:p>
          </table:table-cell>
        </table:table-row>
        <table:table-row table:style-name="ro2">
          <table:table-cell office:value-type="string">
            <text:p>John Doe 895</text:p>
          </table:table-cell>
          <table:table-cell office:value-type="string">
            <text:p>John</text:p>
          </table:table-cell>
          <table:table-cell office:value-type="string">
            <text:p>Doe 895</text:p>
          </table:table-cell>
          <table:table-cell table:formula="oooc:=CONCATENATE(LOWER([.B897]);&quot;.&quot;;LOWER(SUBSTITUTE([.C897];&quot; &quot;;&quot;&quot;));&quot;@foo.com&quot;)" office:value-type="string" office:string-value="john.doe895@foo.com">
            <text:p>john.doe895@foo.com</text:p>
          </table:table-cell>
        </table:table-row>
        <table:table-row table:style-name="ro2">
          <table:table-cell office:value-type="string">
            <text:p>John Doe 896</text:p>
          </table:table-cell>
          <table:table-cell office:value-type="string">
            <text:p>John</text:p>
          </table:table-cell>
          <table:table-cell office:value-type="string">
            <text:p>Doe 896</text:p>
          </table:table-cell>
          <table:table-cell table:formula="oooc:=CONCATENATE(LOWER([.B898]);&quot;.&quot;;LOWER(SUBSTITUTE([.C898];&quot; &quot;;&quot;&quot;));&quot;@foo.com&quot;)" office:value-type="string" office:string-value="john.doe896@foo.com">
            <text:p>john.doe896@foo.com</text:p>
          </table:table-cell>
        </table:table-row>
        <table:table-row table:style-name="ro2">
          <table:table-cell office:value-type="string">
            <text:p>John Doe 897</text:p>
          </table:table-cell>
          <table:table-cell office:value-type="string">
            <text:p>John</text:p>
          </table:table-cell>
          <table:table-cell office:value-type="string">
            <text:p>Doe 897</text:p>
          </table:table-cell>
          <table:table-cell table:formula="oooc:=CONCATENATE(LOWER([.B899]);&quot;.&quot;;LOWER(SUBSTITUTE([.C899];&quot; &quot;;&quot;&quot;));&quot;@foo.com&quot;)" office:value-type="string" office:string-value="john.doe897@foo.com">
            <text:p>john.doe897@foo.com</text:p>
          </table:table-cell>
        </table:table-row>
        <table:table-row table:style-name="ro2">
          <table:table-cell office:value-type="string">
            <text:p>John Doe 898</text:p>
          </table:table-cell>
          <table:table-cell office:value-type="string">
            <text:p>John</text:p>
          </table:table-cell>
          <table:table-cell office:value-type="string">
            <text:p>Doe 898</text:p>
          </table:table-cell>
          <table:table-cell table:formula="oooc:=CONCATENATE(LOWER([.B900]);&quot;.&quot;;LOWER(SUBSTITUTE([.C900];&quot; &quot;;&quot;&quot;));&quot;@foo.com&quot;)" office:value-type="string" office:string-value="john.doe898@foo.com">
            <text:p>john.doe898@foo.com</text:p>
          </table:table-cell>
        </table:table-row>
        <table:table-row table:style-name="ro2">
          <table:table-cell office:value-type="string">
            <text:p>John Doe 899</text:p>
          </table:table-cell>
          <table:table-cell office:value-type="string">
            <text:p>John</text:p>
          </table:table-cell>
          <table:table-cell office:value-type="string">
            <text:p>Doe 899</text:p>
          </table:table-cell>
          <table:table-cell table:formula="oooc:=CONCATENATE(LOWER([.B901]);&quot;.&quot;;LOWER(SUBSTITUTE([.C901];&quot; &quot;;&quot;&quot;));&quot;@foo.com&quot;)" office:value-type="string" office:string-value="john.doe899@foo.com">
            <text:p>john.doe899@foo.com</text:p>
          </table:table-cell>
        </table:table-row>
        <table:table-row table:style-name="ro2">
          <table:table-cell office:value-type="string">
            <text:p>John Doe 900</text:p>
          </table:table-cell>
          <table:table-cell office:value-type="string">
            <text:p>John</text:p>
          </table:table-cell>
          <table:table-cell office:value-type="string">
            <text:p>Doe 900</text:p>
          </table:table-cell>
          <table:table-cell table:formula="oooc:=CONCATENATE(LOWER([.B902]);&quot;.&quot;;LOWER(SUBSTITUTE([.C902];&quot; &quot;;&quot;&quot;));&quot;@foo.com&quot;)" office:value-type="string" office:string-value="john.doe900@foo.com">
            <text:p>john.doe900@foo.com</text:p>
          </table:table-cell>
        </table:table-row>
        <table:table-row table:style-name="ro2">
          <table:table-cell office:value-type="string">
            <text:p>John Doe 901</text:p>
          </table:table-cell>
          <table:table-cell office:value-type="string">
            <text:p>John</text:p>
          </table:table-cell>
          <table:table-cell office:value-type="string">
            <text:p>Doe 901</text:p>
          </table:table-cell>
          <table:table-cell table:formula="oooc:=CONCATENATE(LOWER([.B903]);&quot;.&quot;;LOWER(SUBSTITUTE([.C903];&quot; &quot;;&quot;&quot;));&quot;@foo.com&quot;)" office:value-type="string" office:string-value="john.doe901@foo.com">
            <text:p>john.doe901@foo.com</text:p>
          </table:table-cell>
        </table:table-row>
        <table:table-row table:style-name="ro2">
          <table:table-cell office:value-type="string">
            <text:p>John Doe 902</text:p>
          </table:table-cell>
          <table:table-cell office:value-type="string">
            <text:p>John</text:p>
          </table:table-cell>
          <table:table-cell office:value-type="string">
            <text:p>Doe 902</text:p>
          </table:table-cell>
          <table:table-cell table:formula="oooc:=CONCATENATE(LOWER([.B904]);&quot;.&quot;;LOWER(SUBSTITUTE([.C904];&quot; &quot;;&quot;&quot;));&quot;@foo.com&quot;)" office:value-type="string" office:string-value="john.doe902@foo.com">
            <text:p>john.doe902@foo.com</text:p>
          </table:table-cell>
        </table:table-row>
        <table:table-row table:style-name="ro2">
          <table:table-cell office:value-type="string">
            <text:p>John Doe 903</text:p>
          </table:table-cell>
          <table:table-cell office:value-type="string">
            <text:p>John</text:p>
          </table:table-cell>
          <table:table-cell office:value-type="string">
            <text:p>Doe 903</text:p>
          </table:table-cell>
          <table:table-cell table:formula="oooc:=CONCATENATE(LOWER([.B905]);&quot;.&quot;;LOWER(SUBSTITUTE([.C905];&quot; &quot;;&quot;&quot;));&quot;@foo.com&quot;)" office:value-type="string" office:string-value="john.doe903@foo.com">
            <text:p>john.doe903@foo.com</text:p>
          </table:table-cell>
        </table:table-row>
        <table:table-row table:style-name="ro2">
          <table:table-cell office:value-type="string">
            <text:p>John Doe 904</text:p>
          </table:table-cell>
          <table:table-cell office:value-type="string">
            <text:p>John</text:p>
          </table:table-cell>
          <table:table-cell office:value-type="string">
            <text:p>Doe 904</text:p>
          </table:table-cell>
          <table:table-cell table:formula="oooc:=CONCATENATE(LOWER([.B906]);&quot;.&quot;;LOWER(SUBSTITUTE([.C906];&quot; &quot;;&quot;&quot;));&quot;@foo.com&quot;)" office:value-type="string" office:string-value="john.doe904@foo.com">
            <text:p>john.doe904@foo.com</text:p>
          </table:table-cell>
        </table:table-row>
        <table:table-row table:style-name="ro2">
          <table:table-cell office:value-type="string">
            <text:p>John Doe 905</text:p>
          </table:table-cell>
          <table:table-cell office:value-type="string">
            <text:p>John</text:p>
          </table:table-cell>
          <table:table-cell office:value-type="string">
            <text:p>Doe 905</text:p>
          </table:table-cell>
          <table:table-cell table:formula="oooc:=CONCATENATE(LOWER([.B907]);&quot;.&quot;;LOWER(SUBSTITUTE([.C907];&quot; &quot;;&quot;&quot;));&quot;@foo.com&quot;)" office:value-type="string" office:string-value="john.doe905@foo.com">
            <text:p>john.doe905@foo.com</text:p>
          </table:table-cell>
        </table:table-row>
        <table:table-row table:style-name="ro2">
          <table:table-cell office:value-type="string">
            <text:p>John Doe 906</text:p>
          </table:table-cell>
          <table:table-cell office:value-type="string">
            <text:p>John</text:p>
          </table:table-cell>
          <table:table-cell office:value-type="string">
            <text:p>Doe 906</text:p>
          </table:table-cell>
          <table:table-cell table:formula="oooc:=CONCATENATE(LOWER([.B908]);&quot;.&quot;;LOWER(SUBSTITUTE([.C908];&quot; &quot;;&quot;&quot;));&quot;@foo.com&quot;)" office:value-type="string" office:string-value="john.doe906@foo.com">
            <text:p>john.doe906@foo.com</text:p>
          </table:table-cell>
        </table:table-row>
        <table:table-row table:style-name="ro2">
          <table:table-cell office:value-type="string">
            <text:p>John Doe 907</text:p>
          </table:table-cell>
          <table:table-cell office:value-type="string">
            <text:p>John</text:p>
          </table:table-cell>
          <table:table-cell office:value-type="string">
            <text:p>Doe 907</text:p>
          </table:table-cell>
          <table:table-cell table:formula="oooc:=CONCATENATE(LOWER([.B909]);&quot;.&quot;;LOWER(SUBSTITUTE([.C909];&quot; &quot;;&quot;&quot;));&quot;@foo.com&quot;)" office:value-type="string" office:string-value="john.doe907@foo.com">
            <text:p>john.doe907@foo.com</text:p>
          </table:table-cell>
        </table:table-row>
        <table:table-row table:style-name="ro2">
          <table:table-cell office:value-type="string">
            <text:p>John Doe 908</text:p>
          </table:table-cell>
          <table:table-cell office:value-type="string">
            <text:p>John</text:p>
          </table:table-cell>
          <table:table-cell office:value-type="string">
            <text:p>Doe 908</text:p>
          </table:table-cell>
          <table:table-cell table:formula="oooc:=CONCATENATE(LOWER([.B910]);&quot;.&quot;;LOWER(SUBSTITUTE([.C910];&quot; &quot;;&quot;&quot;));&quot;@foo.com&quot;)" office:value-type="string" office:string-value="john.doe908@foo.com">
            <text:p>john.doe908@foo.com</text:p>
          </table:table-cell>
        </table:table-row>
        <table:table-row table:style-name="ro2">
          <table:table-cell office:value-type="string">
            <text:p>John Doe 909</text:p>
          </table:table-cell>
          <table:table-cell office:value-type="string">
            <text:p>John</text:p>
          </table:table-cell>
          <table:table-cell office:value-type="string">
            <text:p>Doe 909</text:p>
          </table:table-cell>
          <table:table-cell table:formula="oooc:=CONCATENATE(LOWER([.B911]);&quot;.&quot;;LOWER(SUBSTITUTE([.C911];&quot; &quot;;&quot;&quot;));&quot;@foo.com&quot;)" office:value-type="string" office:string-value="john.doe909@foo.com">
            <text:p>john.doe909@foo.com</text:p>
          </table:table-cell>
        </table:table-row>
        <table:table-row table:style-name="ro2">
          <table:table-cell office:value-type="string">
            <text:p>John Doe 910</text:p>
          </table:table-cell>
          <table:table-cell office:value-type="string">
            <text:p>John</text:p>
          </table:table-cell>
          <table:table-cell office:value-type="string">
            <text:p>Doe 910</text:p>
          </table:table-cell>
          <table:table-cell table:formula="oooc:=CONCATENATE(LOWER([.B912]);&quot;.&quot;;LOWER(SUBSTITUTE([.C912];&quot; &quot;;&quot;&quot;));&quot;@foo.com&quot;)" office:value-type="string" office:string-value="john.doe910@foo.com">
            <text:p>john.doe910@foo.com</text:p>
          </table:table-cell>
        </table:table-row>
        <table:table-row table:style-name="ro2">
          <table:table-cell office:value-type="string">
            <text:p>John Doe 911</text:p>
          </table:table-cell>
          <table:table-cell office:value-type="string">
            <text:p>John</text:p>
          </table:table-cell>
          <table:table-cell office:value-type="string">
            <text:p>Doe 911</text:p>
          </table:table-cell>
          <table:table-cell table:formula="oooc:=CONCATENATE(LOWER([.B913]);&quot;.&quot;;LOWER(SUBSTITUTE([.C913];&quot; &quot;;&quot;&quot;));&quot;@foo.com&quot;)" office:value-type="string" office:string-value="john.doe911@foo.com">
            <text:p>john.doe911@foo.com</text:p>
          </table:table-cell>
        </table:table-row>
        <table:table-row table:style-name="ro2">
          <table:table-cell office:value-type="string">
            <text:p>John Doe 912</text:p>
          </table:table-cell>
          <table:table-cell office:value-type="string">
            <text:p>John</text:p>
          </table:table-cell>
          <table:table-cell office:value-type="string">
            <text:p>Doe 912</text:p>
          </table:table-cell>
          <table:table-cell table:formula="oooc:=CONCATENATE(LOWER([.B914]);&quot;.&quot;;LOWER(SUBSTITUTE([.C914];&quot; &quot;;&quot;&quot;));&quot;@foo.com&quot;)" office:value-type="string" office:string-value="john.doe912@foo.com">
            <text:p>john.doe912@foo.com</text:p>
          </table:table-cell>
        </table:table-row>
        <table:table-row table:style-name="ro2">
          <table:table-cell office:value-type="string">
            <text:p>John Doe 913</text:p>
          </table:table-cell>
          <table:table-cell office:value-type="string">
            <text:p>John</text:p>
          </table:table-cell>
          <table:table-cell office:value-type="string">
            <text:p>Doe 913</text:p>
          </table:table-cell>
          <table:table-cell table:formula="oooc:=CONCATENATE(LOWER([.B915]);&quot;.&quot;;LOWER(SUBSTITUTE([.C915];&quot; &quot;;&quot;&quot;));&quot;@foo.com&quot;)" office:value-type="string" office:string-value="john.doe913@foo.com">
            <text:p>john.doe913@foo.com</text:p>
          </table:table-cell>
        </table:table-row>
        <table:table-row table:style-name="ro2">
          <table:table-cell office:value-type="string">
            <text:p>John Doe 914</text:p>
          </table:table-cell>
          <table:table-cell office:value-type="string">
            <text:p>John</text:p>
          </table:table-cell>
          <table:table-cell office:value-type="string">
            <text:p>Doe 914</text:p>
          </table:table-cell>
          <table:table-cell table:formula="oooc:=CONCATENATE(LOWER([.B916]);&quot;.&quot;;LOWER(SUBSTITUTE([.C916];&quot; &quot;;&quot;&quot;));&quot;@foo.com&quot;)" office:value-type="string" office:string-value="john.doe914@foo.com">
            <text:p>john.doe914@foo.com</text:p>
          </table:table-cell>
        </table:table-row>
        <table:table-row table:style-name="ro2">
          <table:table-cell office:value-type="string">
            <text:p>John Doe 915</text:p>
          </table:table-cell>
          <table:table-cell office:value-type="string">
            <text:p>John</text:p>
          </table:table-cell>
          <table:table-cell office:value-type="string">
            <text:p>Doe 915</text:p>
          </table:table-cell>
          <table:table-cell table:formula="oooc:=CONCATENATE(LOWER([.B917]);&quot;.&quot;;LOWER(SUBSTITUTE([.C917];&quot; &quot;;&quot;&quot;));&quot;@foo.com&quot;)" office:value-type="string" office:string-value="john.doe915@foo.com">
            <text:p>john.doe915@foo.com</text:p>
          </table:table-cell>
        </table:table-row>
        <table:table-row table:style-name="ro2">
          <table:table-cell office:value-type="string">
            <text:p>John Doe 916</text:p>
          </table:table-cell>
          <table:table-cell office:value-type="string">
            <text:p>John</text:p>
          </table:table-cell>
          <table:table-cell office:value-type="string">
            <text:p>Doe 916</text:p>
          </table:table-cell>
          <table:table-cell table:formula="oooc:=CONCATENATE(LOWER([.B918]);&quot;.&quot;;LOWER(SUBSTITUTE([.C918];&quot; &quot;;&quot;&quot;));&quot;@foo.com&quot;)" office:value-type="string" office:string-value="john.doe916@foo.com">
            <text:p>john.doe916@foo.com</text:p>
          </table:table-cell>
        </table:table-row>
        <table:table-row table:style-name="ro2">
          <table:table-cell office:value-type="string">
            <text:p>John Doe 917</text:p>
          </table:table-cell>
          <table:table-cell office:value-type="string">
            <text:p>John</text:p>
          </table:table-cell>
          <table:table-cell office:value-type="string">
            <text:p>Doe 917</text:p>
          </table:table-cell>
          <table:table-cell table:formula="oooc:=CONCATENATE(LOWER([.B919]);&quot;.&quot;;LOWER(SUBSTITUTE([.C919];&quot; &quot;;&quot;&quot;));&quot;@foo.com&quot;)" office:value-type="string" office:string-value="john.doe917@foo.com">
            <text:p>john.doe917@foo.com</text:p>
          </table:table-cell>
        </table:table-row>
        <table:table-row table:style-name="ro2">
          <table:table-cell office:value-type="string">
            <text:p>John Doe 918</text:p>
          </table:table-cell>
          <table:table-cell office:value-type="string">
            <text:p>John</text:p>
          </table:table-cell>
          <table:table-cell office:value-type="string">
            <text:p>Doe 918</text:p>
          </table:table-cell>
          <table:table-cell table:formula="oooc:=CONCATENATE(LOWER([.B920]);&quot;.&quot;;LOWER(SUBSTITUTE([.C920];&quot; &quot;;&quot;&quot;));&quot;@foo.com&quot;)" office:value-type="string" office:string-value="john.doe918@foo.com">
            <text:p>john.doe918@foo.com</text:p>
          </table:table-cell>
        </table:table-row>
        <table:table-row table:style-name="ro2">
          <table:table-cell office:value-type="string">
            <text:p>John Doe 919</text:p>
          </table:table-cell>
          <table:table-cell office:value-type="string">
            <text:p>John</text:p>
          </table:table-cell>
          <table:table-cell office:value-type="string">
            <text:p>Doe 919</text:p>
          </table:table-cell>
          <table:table-cell table:formula="oooc:=CONCATENATE(LOWER([.B921]);&quot;.&quot;;LOWER(SUBSTITUTE([.C921];&quot; &quot;;&quot;&quot;));&quot;@foo.com&quot;)" office:value-type="string" office:string-value="john.doe919@foo.com">
            <text:p>john.doe919@foo.com</text:p>
          </table:table-cell>
        </table:table-row>
        <table:table-row table:style-name="ro2">
          <table:table-cell office:value-type="string">
            <text:p>John Doe 920</text:p>
          </table:table-cell>
          <table:table-cell office:value-type="string">
            <text:p>John</text:p>
          </table:table-cell>
          <table:table-cell office:value-type="string">
            <text:p>Doe 920</text:p>
          </table:table-cell>
          <table:table-cell table:formula="oooc:=CONCATENATE(LOWER([.B922]);&quot;.&quot;;LOWER(SUBSTITUTE([.C922];&quot; &quot;;&quot;&quot;));&quot;@foo.com&quot;)" office:value-type="string" office:string-value="john.doe920@foo.com">
            <text:p>john.doe920@foo.com</text:p>
          </table:table-cell>
        </table:table-row>
        <table:table-row table:style-name="ro2">
          <table:table-cell office:value-type="string">
            <text:p>John Doe 921</text:p>
          </table:table-cell>
          <table:table-cell office:value-type="string">
            <text:p>John</text:p>
          </table:table-cell>
          <table:table-cell office:value-type="string">
            <text:p>Doe 921</text:p>
          </table:table-cell>
          <table:table-cell table:formula="oooc:=CONCATENATE(LOWER([.B923]);&quot;.&quot;;LOWER(SUBSTITUTE([.C923];&quot; &quot;;&quot;&quot;));&quot;@foo.com&quot;)" office:value-type="string" office:string-value="john.doe921@foo.com">
            <text:p>john.doe921@foo.com</text:p>
          </table:table-cell>
        </table:table-row>
        <table:table-row table:style-name="ro2">
          <table:table-cell office:value-type="string">
            <text:p>John Doe 922</text:p>
          </table:table-cell>
          <table:table-cell office:value-type="string">
            <text:p>John</text:p>
          </table:table-cell>
          <table:table-cell office:value-type="string">
            <text:p>Doe 922</text:p>
          </table:table-cell>
          <table:table-cell table:formula="oooc:=CONCATENATE(LOWER([.B924]);&quot;.&quot;;LOWER(SUBSTITUTE([.C924];&quot; &quot;;&quot;&quot;));&quot;@foo.com&quot;)" office:value-type="string" office:string-value="john.doe922@foo.com">
            <text:p>john.doe922@foo.com</text:p>
          </table:table-cell>
        </table:table-row>
        <table:table-row table:style-name="ro2">
          <table:table-cell office:value-type="string">
            <text:p>John Doe 923</text:p>
          </table:table-cell>
          <table:table-cell office:value-type="string">
            <text:p>John</text:p>
          </table:table-cell>
          <table:table-cell office:value-type="string">
            <text:p>Doe 923</text:p>
          </table:table-cell>
          <table:table-cell table:formula="oooc:=CONCATENATE(LOWER([.B925]);&quot;.&quot;;LOWER(SUBSTITUTE([.C925];&quot; &quot;;&quot;&quot;));&quot;@foo.com&quot;)" office:value-type="string" office:string-value="john.doe923@foo.com">
            <text:p>john.doe923@foo.com</text:p>
          </table:table-cell>
        </table:table-row>
        <table:table-row table:style-name="ro2">
          <table:table-cell office:value-type="string">
            <text:p>John Doe 924</text:p>
          </table:table-cell>
          <table:table-cell office:value-type="string">
            <text:p>John</text:p>
          </table:table-cell>
          <table:table-cell office:value-type="string">
            <text:p>Doe 924</text:p>
          </table:table-cell>
          <table:table-cell table:formula="oooc:=CONCATENATE(LOWER([.B926]);&quot;.&quot;;LOWER(SUBSTITUTE([.C926];&quot; &quot;;&quot;&quot;));&quot;@foo.com&quot;)" office:value-type="string" office:string-value="john.doe924@foo.com">
            <text:p>john.doe924@foo.com</text:p>
          </table:table-cell>
        </table:table-row>
        <table:table-row table:style-name="ro2">
          <table:table-cell office:value-type="string">
            <text:p>John Doe 925</text:p>
          </table:table-cell>
          <table:table-cell office:value-type="string">
            <text:p>John</text:p>
          </table:table-cell>
          <table:table-cell office:value-type="string">
            <text:p>Doe 925</text:p>
          </table:table-cell>
          <table:table-cell table:formula="oooc:=CONCATENATE(LOWER([.B927]);&quot;.&quot;;LOWER(SUBSTITUTE([.C927];&quot; &quot;;&quot;&quot;));&quot;@foo.com&quot;)" office:value-type="string" office:string-value="john.doe925@foo.com">
            <text:p>john.doe925@foo.com</text:p>
          </table:table-cell>
        </table:table-row>
        <table:table-row table:style-name="ro2">
          <table:table-cell office:value-type="string">
            <text:p>John Doe 926</text:p>
          </table:table-cell>
          <table:table-cell office:value-type="string">
            <text:p>John</text:p>
          </table:table-cell>
          <table:table-cell office:value-type="string">
            <text:p>Doe 926</text:p>
          </table:table-cell>
          <table:table-cell table:formula="oooc:=CONCATENATE(LOWER([.B928]);&quot;.&quot;;LOWER(SUBSTITUTE([.C928];&quot; &quot;;&quot;&quot;));&quot;@foo.com&quot;)" office:value-type="string" office:string-value="john.doe926@foo.com">
            <text:p>john.doe926@foo.com</text:p>
          </table:table-cell>
        </table:table-row>
        <table:table-row table:style-name="ro2">
          <table:table-cell office:value-type="string">
            <text:p>John Doe 927</text:p>
          </table:table-cell>
          <table:table-cell office:value-type="string">
            <text:p>John</text:p>
          </table:table-cell>
          <table:table-cell office:value-type="string">
            <text:p>Doe 927</text:p>
          </table:table-cell>
          <table:table-cell table:formula="oooc:=CONCATENATE(LOWER([.B929]);&quot;.&quot;;LOWER(SUBSTITUTE([.C929];&quot; &quot;;&quot;&quot;));&quot;@foo.com&quot;)" office:value-type="string" office:string-value="john.doe927@foo.com">
            <text:p>john.doe927@foo.com</text:p>
          </table:table-cell>
        </table:table-row>
        <table:table-row table:style-name="ro2">
          <table:table-cell office:value-type="string">
            <text:p>John Doe 928</text:p>
          </table:table-cell>
          <table:table-cell office:value-type="string">
            <text:p>John</text:p>
          </table:table-cell>
          <table:table-cell office:value-type="string">
            <text:p>Doe 928</text:p>
          </table:table-cell>
          <table:table-cell table:formula="oooc:=CONCATENATE(LOWER([.B930]);&quot;.&quot;;LOWER(SUBSTITUTE([.C930];&quot; &quot;;&quot;&quot;));&quot;@foo.com&quot;)" office:value-type="string" office:string-value="john.doe928@foo.com">
            <text:p>john.doe928@foo.com</text:p>
          </table:table-cell>
        </table:table-row>
        <table:table-row table:style-name="ro2">
          <table:table-cell office:value-type="string">
            <text:p>John Doe 929</text:p>
          </table:table-cell>
          <table:table-cell office:value-type="string">
            <text:p>John</text:p>
          </table:table-cell>
          <table:table-cell office:value-type="string">
            <text:p>Doe 929</text:p>
          </table:table-cell>
          <table:table-cell table:formula="oooc:=CONCATENATE(LOWER([.B931]);&quot;.&quot;;LOWER(SUBSTITUTE([.C931];&quot; &quot;;&quot;&quot;));&quot;@foo.com&quot;)" office:value-type="string" office:string-value="john.doe929@foo.com">
            <text:p>john.doe929@foo.com</text:p>
          </table:table-cell>
        </table:table-row>
        <table:table-row table:style-name="ro2">
          <table:table-cell office:value-type="string">
            <text:p>John Doe 930</text:p>
          </table:table-cell>
          <table:table-cell office:value-type="string">
            <text:p>John</text:p>
          </table:table-cell>
          <table:table-cell office:value-type="string">
            <text:p>Doe 930</text:p>
          </table:table-cell>
          <table:table-cell table:formula="oooc:=CONCATENATE(LOWER([.B932]);&quot;.&quot;;LOWER(SUBSTITUTE([.C932];&quot; &quot;;&quot;&quot;));&quot;@foo.com&quot;)" office:value-type="string" office:string-value="john.doe930@foo.com">
            <text:p>john.doe930@foo.com</text:p>
          </table:table-cell>
        </table:table-row>
        <table:table-row table:style-name="ro2">
          <table:table-cell office:value-type="string">
            <text:p>John Doe 931</text:p>
          </table:table-cell>
          <table:table-cell office:value-type="string">
            <text:p>John</text:p>
          </table:table-cell>
          <table:table-cell office:value-type="string">
            <text:p>Doe 931</text:p>
          </table:table-cell>
          <table:table-cell table:formula="oooc:=CONCATENATE(LOWER([.B933]);&quot;.&quot;;LOWER(SUBSTITUTE([.C933];&quot; &quot;;&quot;&quot;));&quot;@foo.com&quot;)" office:value-type="string" office:string-value="john.doe931@foo.com">
            <text:p>john.doe931@foo.com</text:p>
          </table:table-cell>
        </table:table-row>
        <table:table-row table:style-name="ro2">
          <table:table-cell office:value-type="string">
            <text:p>John Doe 932</text:p>
          </table:table-cell>
          <table:table-cell office:value-type="string">
            <text:p>John</text:p>
          </table:table-cell>
          <table:table-cell office:value-type="string">
            <text:p>Doe 932</text:p>
          </table:table-cell>
          <table:table-cell table:formula="oooc:=CONCATENATE(LOWER([.B934]);&quot;.&quot;;LOWER(SUBSTITUTE([.C934];&quot; &quot;;&quot;&quot;));&quot;@foo.com&quot;)" office:value-type="string" office:string-value="john.doe932@foo.com">
            <text:p>john.doe932@foo.com</text:p>
          </table:table-cell>
        </table:table-row>
        <table:table-row table:style-name="ro2">
          <table:table-cell office:value-type="string">
            <text:p>John Doe 933</text:p>
          </table:table-cell>
          <table:table-cell office:value-type="string">
            <text:p>John</text:p>
          </table:table-cell>
          <table:table-cell office:value-type="string">
            <text:p>Doe 933</text:p>
          </table:table-cell>
          <table:table-cell table:formula="oooc:=CONCATENATE(LOWER([.B935]);&quot;.&quot;;LOWER(SUBSTITUTE([.C935];&quot; &quot;;&quot;&quot;));&quot;@foo.com&quot;)" office:value-type="string" office:string-value="john.doe933@foo.com">
            <text:p>john.doe933@foo.com</text:p>
          </table:table-cell>
        </table:table-row>
        <table:table-row table:style-name="ro2">
          <table:table-cell office:value-type="string">
            <text:p>John Doe 934</text:p>
          </table:table-cell>
          <table:table-cell office:value-type="string">
            <text:p>John</text:p>
          </table:table-cell>
          <table:table-cell office:value-type="string">
            <text:p>Doe 934</text:p>
          </table:table-cell>
          <table:table-cell table:formula="oooc:=CONCATENATE(LOWER([.B936]);&quot;.&quot;;LOWER(SUBSTITUTE([.C936];&quot; &quot;;&quot;&quot;));&quot;@foo.com&quot;)" office:value-type="string" office:string-value="john.doe934@foo.com">
            <text:p>john.doe934@foo.com</text:p>
          </table:table-cell>
        </table:table-row>
        <table:table-row table:style-name="ro2">
          <table:table-cell office:value-type="string">
            <text:p>John Doe 935</text:p>
          </table:table-cell>
          <table:table-cell office:value-type="string">
            <text:p>John</text:p>
          </table:table-cell>
          <table:table-cell office:value-type="string">
            <text:p>Doe 935</text:p>
          </table:table-cell>
          <table:table-cell table:formula="oooc:=CONCATENATE(LOWER([.B937]);&quot;.&quot;;LOWER(SUBSTITUTE([.C937];&quot; &quot;;&quot;&quot;));&quot;@foo.com&quot;)" office:value-type="string" office:string-value="john.doe935@foo.com">
            <text:p>john.doe935@foo.com</text:p>
          </table:table-cell>
        </table:table-row>
        <table:table-row table:style-name="ro2">
          <table:table-cell office:value-type="string">
            <text:p>John Doe 936</text:p>
          </table:table-cell>
          <table:table-cell office:value-type="string">
            <text:p>John</text:p>
          </table:table-cell>
          <table:table-cell office:value-type="string">
            <text:p>Doe 936</text:p>
          </table:table-cell>
          <table:table-cell table:formula="oooc:=CONCATENATE(LOWER([.B938]);&quot;.&quot;;LOWER(SUBSTITUTE([.C938];&quot; &quot;;&quot;&quot;));&quot;@foo.com&quot;)" office:value-type="string" office:string-value="john.doe936@foo.com">
            <text:p>john.doe936@foo.com</text:p>
          </table:table-cell>
        </table:table-row>
        <table:table-row table:style-name="ro2">
          <table:table-cell office:value-type="string">
            <text:p>John Doe 937</text:p>
          </table:table-cell>
          <table:table-cell office:value-type="string">
            <text:p>John</text:p>
          </table:table-cell>
          <table:table-cell office:value-type="string">
            <text:p>Doe 937</text:p>
          </table:table-cell>
          <table:table-cell table:formula="oooc:=CONCATENATE(LOWER([.B939]);&quot;.&quot;;LOWER(SUBSTITUTE([.C939];&quot; &quot;;&quot;&quot;));&quot;@foo.com&quot;)" office:value-type="string" office:string-value="john.doe937@foo.com">
            <text:p>john.doe937@foo.com</text:p>
          </table:table-cell>
        </table:table-row>
        <table:table-row table:style-name="ro2">
          <table:table-cell office:value-type="string">
            <text:p>John Doe 938</text:p>
          </table:table-cell>
          <table:table-cell office:value-type="string">
            <text:p>John</text:p>
          </table:table-cell>
          <table:table-cell office:value-type="string">
            <text:p>Doe 938</text:p>
          </table:table-cell>
          <table:table-cell table:formula="oooc:=CONCATENATE(LOWER([.B940]);&quot;.&quot;;LOWER(SUBSTITUTE([.C940];&quot; &quot;;&quot;&quot;));&quot;@foo.com&quot;)" office:value-type="string" office:string-value="john.doe938@foo.com">
            <text:p>john.doe938@foo.com</text:p>
          </table:table-cell>
        </table:table-row>
        <table:table-row table:style-name="ro2">
          <table:table-cell office:value-type="string">
            <text:p>John Doe 939</text:p>
          </table:table-cell>
          <table:table-cell office:value-type="string">
            <text:p>John</text:p>
          </table:table-cell>
          <table:table-cell office:value-type="string">
            <text:p>Doe 939</text:p>
          </table:table-cell>
          <table:table-cell table:formula="oooc:=CONCATENATE(LOWER([.B941]);&quot;.&quot;;LOWER(SUBSTITUTE([.C941];&quot; &quot;;&quot;&quot;));&quot;@foo.com&quot;)" office:value-type="string" office:string-value="john.doe939@foo.com">
            <text:p>john.doe939@foo.com</text:p>
          </table:table-cell>
        </table:table-row>
        <table:table-row table:style-name="ro2">
          <table:table-cell office:value-type="string">
            <text:p>John Doe 940</text:p>
          </table:table-cell>
          <table:table-cell office:value-type="string">
            <text:p>John</text:p>
          </table:table-cell>
          <table:table-cell office:value-type="string">
            <text:p>Doe 940</text:p>
          </table:table-cell>
          <table:table-cell table:formula="oooc:=CONCATENATE(LOWER([.B942]);&quot;.&quot;;LOWER(SUBSTITUTE([.C942];&quot; &quot;;&quot;&quot;));&quot;@foo.com&quot;)" office:value-type="string" office:string-value="john.doe940@foo.com">
            <text:p>john.doe940@foo.com</text:p>
          </table:table-cell>
        </table:table-row>
        <table:table-row table:style-name="ro2">
          <table:table-cell office:value-type="string">
            <text:p>John Doe 941</text:p>
          </table:table-cell>
          <table:table-cell office:value-type="string">
            <text:p>John</text:p>
          </table:table-cell>
          <table:table-cell office:value-type="string">
            <text:p>Doe 941</text:p>
          </table:table-cell>
          <table:table-cell table:formula="oooc:=CONCATENATE(LOWER([.B943]);&quot;.&quot;;LOWER(SUBSTITUTE([.C943];&quot; &quot;;&quot;&quot;));&quot;@foo.com&quot;)" office:value-type="string" office:string-value="john.doe941@foo.com">
            <text:p>john.doe941@foo.com</text:p>
          </table:table-cell>
        </table:table-row>
        <table:table-row table:style-name="ro2">
          <table:table-cell office:value-type="string">
            <text:p>John Doe 942</text:p>
          </table:table-cell>
          <table:table-cell office:value-type="string">
            <text:p>John</text:p>
          </table:table-cell>
          <table:table-cell office:value-type="string">
            <text:p>Doe 942</text:p>
          </table:table-cell>
          <table:table-cell table:formula="oooc:=CONCATENATE(LOWER([.B944]);&quot;.&quot;;LOWER(SUBSTITUTE([.C944];&quot; &quot;;&quot;&quot;));&quot;@foo.com&quot;)" office:value-type="string" office:string-value="john.doe942@foo.com">
            <text:p>john.doe942@foo.com</text:p>
          </table:table-cell>
        </table:table-row>
        <table:table-row table:style-name="ro2">
          <table:table-cell office:value-type="string">
            <text:p>John Doe 943</text:p>
          </table:table-cell>
          <table:table-cell office:value-type="string">
            <text:p>John</text:p>
          </table:table-cell>
          <table:table-cell office:value-type="string">
            <text:p>Doe 943</text:p>
          </table:table-cell>
          <table:table-cell table:formula="oooc:=CONCATENATE(LOWER([.B945]);&quot;.&quot;;LOWER(SUBSTITUTE([.C945];&quot; &quot;;&quot;&quot;));&quot;@foo.com&quot;)" office:value-type="string" office:string-value="john.doe943@foo.com">
            <text:p>john.doe943@foo.com</text:p>
          </table:table-cell>
        </table:table-row>
        <table:table-row table:style-name="ro2">
          <table:table-cell office:value-type="string">
            <text:p>John Doe 944</text:p>
          </table:table-cell>
          <table:table-cell office:value-type="string">
            <text:p>John</text:p>
          </table:table-cell>
          <table:table-cell office:value-type="string">
            <text:p>Doe 944</text:p>
          </table:table-cell>
          <table:table-cell table:formula="oooc:=CONCATENATE(LOWER([.B946]);&quot;.&quot;;LOWER(SUBSTITUTE([.C946];&quot; &quot;;&quot;&quot;));&quot;@foo.com&quot;)" office:value-type="string" office:string-value="john.doe944@foo.com">
            <text:p>john.doe944@foo.com</text:p>
          </table:table-cell>
        </table:table-row>
        <table:table-row table:style-name="ro2">
          <table:table-cell office:value-type="string">
            <text:p>John Doe 945</text:p>
          </table:table-cell>
          <table:table-cell office:value-type="string">
            <text:p>John</text:p>
          </table:table-cell>
          <table:table-cell office:value-type="string">
            <text:p>Doe 945</text:p>
          </table:table-cell>
          <table:table-cell table:formula="oooc:=CONCATENATE(LOWER([.B947]);&quot;.&quot;;LOWER(SUBSTITUTE([.C947];&quot; &quot;;&quot;&quot;));&quot;@foo.com&quot;)" office:value-type="string" office:string-value="john.doe945@foo.com">
            <text:p>john.doe945@foo.com</text:p>
          </table:table-cell>
        </table:table-row>
        <table:table-row table:style-name="ro2">
          <table:table-cell office:value-type="string">
            <text:p>John Doe 946</text:p>
          </table:table-cell>
          <table:table-cell office:value-type="string">
            <text:p>John</text:p>
          </table:table-cell>
          <table:table-cell office:value-type="string">
            <text:p>Doe 946</text:p>
          </table:table-cell>
          <table:table-cell table:formula="oooc:=CONCATENATE(LOWER([.B948]);&quot;.&quot;;LOWER(SUBSTITUTE([.C948];&quot; &quot;;&quot;&quot;));&quot;@foo.com&quot;)" office:value-type="string" office:string-value="john.doe946@foo.com">
            <text:p>john.doe946@foo.com</text:p>
          </table:table-cell>
        </table:table-row>
        <table:table-row table:style-name="ro2">
          <table:table-cell office:value-type="string">
            <text:p>John Doe 947</text:p>
          </table:table-cell>
          <table:table-cell office:value-type="string">
            <text:p>John</text:p>
          </table:table-cell>
          <table:table-cell office:value-type="string">
            <text:p>Doe 947</text:p>
          </table:table-cell>
          <table:table-cell table:formula="oooc:=CONCATENATE(LOWER([.B949]);&quot;.&quot;;LOWER(SUBSTITUTE([.C949];&quot; &quot;;&quot;&quot;));&quot;@foo.com&quot;)" office:value-type="string" office:string-value="john.doe947@foo.com">
            <text:p>john.doe947@foo.com</text:p>
          </table:table-cell>
        </table:table-row>
        <table:table-row table:style-name="ro2">
          <table:table-cell office:value-type="string">
            <text:p>John Doe 948</text:p>
          </table:table-cell>
          <table:table-cell office:value-type="string">
            <text:p>John</text:p>
          </table:table-cell>
          <table:table-cell office:value-type="string">
            <text:p>Doe 948</text:p>
          </table:table-cell>
          <table:table-cell table:formula="oooc:=CONCATENATE(LOWER([.B950]);&quot;.&quot;;LOWER(SUBSTITUTE([.C950];&quot; &quot;;&quot;&quot;));&quot;@foo.com&quot;)" office:value-type="string" office:string-value="john.doe948@foo.com">
            <text:p>john.doe948@foo.com</text:p>
          </table:table-cell>
        </table:table-row>
        <table:table-row table:style-name="ro2">
          <table:table-cell office:value-type="string">
            <text:p>John Doe 949</text:p>
          </table:table-cell>
          <table:table-cell office:value-type="string">
            <text:p>John</text:p>
          </table:table-cell>
          <table:table-cell office:value-type="string">
            <text:p>Doe 949</text:p>
          </table:table-cell>
          <table:table-cell table:formula="oooc:=CONCATENATE(LOWER([.B951]);&quot;.&quot;;LOWER(SUBSTITUTE([.C951];&quot; &quot;;&quot;&quot;));&quot;@foo.com&quot;)" office:value-type="string" office:string-value="john.doe949@foo.com">
            <text:p>john.doe949@foo.com</text:p>
          </table:table-cell>
        </table:table-row>
        <table:table-row table:style-name="ro2">
          <table:table-cell office:value-type="string">
            <text:p>John Doe 950</text:p>
          </table:table-cell>
          <table:table-cell office:value-type="string">
            <text:p>John</text:p>
          </table:table-cell>
          <table:table-cell office:value-type="string">
            <text:p>Doe 950</text:p>
          </table:table-cell>
          <table:table-cell table:formula="oooc:=CONCATENATE(LOWER([.B952]);&quot;.&quot;;LOWER(SUBSTITUTE([.C952];&quot; &quot;;&quot;&quot;));&quot;@foo.com&quot;)" office:value-type="string" office:string-value="john.doe950@foo.com">
            <text:p>john.doe950@foo.com</text:p>
          </table:table-cell>
        </table:table-row>
        <table:table-row table:style-name="ro2">
          <table:table-cell office:value-type="string">
            <text:p>John Doe 951</text:p>
          </table:table-cell>
          <table:table-cell office:value-type="string">
            <text:p>John</text:p>
          </table:table-cell>
          <table:table-cell office:value-type="string">
            <text:p>Doe 951</text:p>
          </table:table-cell>
          <table:table-cell table:formula="oooc:=CONCATENATE(LOWER([.B953]);&quot;.&quot;;LOWER(SUBSTITUTE([.C953];&quot; &quot;;&quot;&quot;));&quot;@foo.com&quot;)" office:value-type="string" office:string-value="john.doe951@foo.com">
            <text:p>john.doe951@foo.com</text:p>
          </table:table-cell>
        </table:table-row>
        <table:table-row table:style-name="ro2">
          <table:table-cell office:value-type="string">
            <text:p>John Doe 952</text:p>
          </table:table-cell>
          <table:table-cell office:value-type="string">
            <text:p>John</text:p>
          </table:table-cell>
          <table:table-cell office:value-type="string">
            <text:p>Doe 952</text:p>
          </table:table-cell>
          <table:table-cell table:formula="oooc:=CONCATENATE(LOWER([.B954]);&quot;.&quot;;LOWER(SUBSTITUTE([.C954];&quot; &quot;;&quot;&quot;));&quot;@foo.com&quot;)" office:value-type="string" office:string-value="john.doe952@foo.com">
            <text:p>john.doe952@foo.com</text:p>
          </table:table-cell>
        </table:table-row>
        <table:table-row table:style-name="ro2">
          <table:table-cell office:value-type="string">
            <text:p>John Doe 953</text:p>
          </table:table-cell>
          <table:table-cell office:value-type="string">
            <text:p>John</text:p>
          </table:table-cell>
          <table:table-cell office:value-type="string">
            <text:p>Doe 953</text:p>
          </table:table-cell>
          <table:table-cell table:formula="oooc:=CONCATENATE(LOWER([.B955]);&quot;.&quot;;LOWER(SUBSTITUTE([.C955];&quot; &quot;;&quot;&quot;));&quot;@foo.com&quot;)" office:value-type="string" office:string-value="john.doe953@foo.com">
            <text:p>john.doe953@foo.com</text:p>
          </table:table-cell>
        </table:table-row>
        <table:table-row table:style-name="ro2">
          <table:table-cell office:value-type="string">
            <text:p>John Doe 954</text:p>
          </table:table-cell>
          <table:table-cell office:value-type="string">
            <text:p>John</text:p>
          </table:table-cell>
          <table:table-cell office:value-type="string">
            <text:p>Doe 954</text:p>
          </table:table-cell>
          <table:table-cell table:formula="oooc:=CONCATENATE(LOWER([.B956]);&quot;.&quot;;LOWER(SUBSTITUTE([.C956];&quot; &quot;;&quot;&quot;));&quot;@foo.com&quot;)" office:value-type="string" office:string-value="john.doe954@foo.com">
            <text:p>john.doe954@foo.com</text:p>
          </table:table-cell>
        </table:table-row>
        <table:table-row table:style-name="ro2">
          <table:table-cell office:value-type="string">
            <text:p>John Doe 955</text:p>
          </table:table-cell>
          <table:table-cell office:value-type="string">
            <text:p>John</text:p>
          </table:table-cell>
          <table:table-cell office:value-type="string">
            <text:p>Doe 955</text:p>
          </table:table-cell>
          <table:table-cell table:formula="oooc:=CONCATENATE(LOWER([.B957]);&quot;.&quot;;LOWER(SUBSTITUTE([.C957];&quot; &quot;;&quot;&quot;));&quot;@foo.com&quot;)" office:value-type="string" office:string-value="john.doe955@foo.com">
            <text:p>john.doe955@foo.com</text:p>
          </table:table-cell>
        </table:table-row>
        <table:table-row table:style-name="ro2">
          <table:table-cell office:value-type="string">
            <text:p>John Doe 956</text:p>
          </table:table-cell>
          <table:table-cell office:value-type="string">
            <text:p>John</text:p>
          </table:table-cell>
          <table:table-cell office:value-type="string">
            <text:p>Doe 956</text:p>
          </table:table-cell>
          <table:table-cell table:formula="oooc:=CONCATENATE(LOWER([.B958]);&quot;.&quot;;LOWER(SUBSTITUTE([.C958];&quot; &quot;;&quot;&quot;));&quot;@foo.com&quot;)" office:value-type="string" office:string-value="john.doe956@foo.com">
            <text:p>john.doe956@foo.com</text:p>
          </table:table-cell>
        </table:table-row>
        <table:table-row table:style-name="ro2">
          <table:table-cell office:value-type="string">
            <text:p>John Doe 957</text:p>
          </table:table-cell>
          <table:table-cell office:value-type="string">
            <text:p>John</text:p>
          </table:table-cell>
          <table:table-cell office:value-type="string">
            <text:p>Doe 957</text:p>
          </table:table-cell>
          <table:table-cell table:formula="oooc:=CONCATENATE(LOWER([.B959]);&quot;.&quot;;LOWER(SUBSTITUTE([.C959];&quot; &quot;;&quot;&quot;));&quot;@foo.com&quot;)" office:value-type="string" office:string-value="john.doe957@foo.com">
            <text:p>john.doe957@foo.com</text:p>
          </table:table-cell>
        </table:table-row>
        <table:table-row table:style-name="ro2">
          <table:table-cell office:value-type="string">
            <text:p>John Doe 958</text:p>
          </table:table-cell>
          <table:table-cell office:value-type="string">
            <text:p>John</text:p>
          </table:table-cell>
          <table:table-cell office:value-type="string">
            <text:p>Doe 958</text:p>
          </table:table-cell>
          <table:table-cell table:formula="oooc:=CONCATENATE(LOWER([.B960]);&quot;.&quot;;LOWER(SUBSTITUTE([.C960];&quot; &quot;;&quot;&quot;));&quot;@foo.com&quot;)" office:value-type="string" office:string-value="john.doe958@foo.com">
            <text:p>john.doe958@foo.com</text:p>
          </table:table-cell>
        </table:table-row>
        <table:table-row table:style-name="ro2">
          <table:table-cell office:value-type="string">
            <text:p>John Doe 959</text:p>
          </table:table-cell>
          <table:table-cell office:value-type="string">
            <text:p>John</text:p>
          </table:table-cell>
          <table:table-cell office:value-type="string">
            <text:p>Doe 959</text:p>
          </table:table-cell>
          <table:table-cell table:formula="oooc:=CONCATENATE(LOWER([.B961]);&quot;.&quot;;LOWER(SUBSTITUTE([.C961];&quot; &quot;;&quot;&quot;));&quot;@foo.com&quot;)" office:value-type="string" office:string-value="john.doe959@foo.com">
            <text:p>john.doe959@foo.com</text:p>
          </table:table-cell>
        </table:table-row>
        <table:table-row table:style-name="ro2">
          <table:table-cell office:value-type="string">
            <text:p>John Doe 960</text:p>
          </table:table-cell>
          <table:table-cell office:value-type="string">
            <text:p>John</text:p>
          </table:table-cell>
          <table:table-cell office:value-type="string">
            <text:p>Doe 960</text:p>
          </table:table-cell>
          <table:table-cell table:formula="oooc:=CONCATENATE(LOWER([.B962]);&quot;.&quot;;LOWER(SUBSTITUTE([.C962];&quot; &quot;;&quot;&quot;));&quot;@foo.com&quot;)" office:value-type="string" office:string-value="john.doe960@foo.com">
            <text:p>john.doe960@foo.com</text:p>
          </table:table-cell>
        </table:table-row>
        <table:table-row table:style-name="ro2">
          <table:table-cell office:value-type="string">
            <text:p>John Doe 961</text:p>
          </table:table-cell>
          <table:table-cell office:value-type="string">
            <text:p>John</text:p>
          </table:table-cell>
          <table:table-cell office:value-type="string">
            <text:p>Doe 961</text:p>
          </table:table-cell>
          <table:table-cell table:formula="oooc:=CONCATENATE(LOWER([.B963]);&quot;.&quot;;LOWER(SUBSTITUTE([.C963];&quot; &quot;;&quot;&quot;));&quot;@foo.com&quot;)" office:value-type="string" office:string-value="john.doe961@foo.com">
            <text:p>john.doe961@foo.com</text:p>
          </table:table-cell>
        </table:table-row>
        <table:table-row table:style-name="ro2">
          <table:table-cell office:value-type="string">
            <text:p>John Doe 962</text:p>
          </table:table-cell>
          <table:table-cell office:value-type="string">
            <text:p>John</text:p>
          </table:table-cell>
          <table:table-cell office:value-type="string">
            <text:p>Doe 962</text:p>
          </table:table-cell>
          <table:table-cell table:formula="oooc:=CONCATENATE(LOWER([.B964]);&quot;.&quot;;LOWER(SUBSTITUTE([.C964];&quot; &quot;;&quot;&quot;));&quot;@foo.com&quot;)" office:value-type="string" office:string-value="john.doe962@foo.com">
            <text:p>john.doe962@foo.com</text:p>
          </table:table-cell>
        </table:table-row>
        <table:table-row table:style-name="ro2">
          <table:table-cell office:value-type="string">
            <text:p>John Doe 963</text:p>
          </table:table-cell>
          <table:table-cell office:value-type="string">
            <text:p>John</text:p>
          </table:table-cell>
          <table:table-cell office:value-type="string">
            <text:p>Doe 963</text:p>
          </table:table-cell>
          <table:table-cell table:formula="oooc:=CONCATENATE(LOWER([.B965]);&quot;.&quot;;LOWER(SUBSTITUTE([.C965];&quot; &quot;;&quot;&quot;));&quot;@foo.com&quot;)" office:value-type="string" office:string-value="john.doe963@foo.com">
            <text:p>john.doe963@foo.com</text:p>
          </table:table-cell>
        </table:table-row>
        <table:table-row table:style-name="ro2">
          <table:table-cell office:value-type="string">
            <text:p>John Doe 964</text:p>
          </table:table-cell>
          <table:table-cell office:value-type="string">
            <text:p>John</text:p>
          </table:table-cell>
          <table:table-cell office:value-type="string">
            <text:p>Doe 964</text:p>
          </table:table-cell>
          <table:table-cell table:formula="oooc:=CONCATENATE(LOWER([.B966]);&quot;.&quot;;LOWER(SUBSTITUTE([.C966];&quot; &quot;;&quot;&quot;));&quot;@foo.com&quot;)" office:value-type="string" office:string-value="john.doe964@foo.com">
            <text:p>john.doe964@foo.com</text:p>
          </table:table-cell>
        </table:table-row>
        <table:table-row table:style-name="ro2">
          <table:table-cell office:value-type="string">
            <text:p>John Doe 965</text:p>
          </table:table-cell>
          <table:table-cell office:value-type="string">
            <text:p>John</text:p>
          </table:table-cell>
          <table:table-cell office:value-type="string">
            <text:p>Doe 965</text:p>
          </table:table-cell>
          <table:table-cell table:formula="oooc:=CONCATENATE(LOWER([.B967]);&quot;.&quot;;LOWER(SUBSTITUTE([.C967];&quot; &quot;;&quot;&quot;));&quot;@foo.com&quot;)" office:value-type="string" office:string-value="john.doe965@foo.com">
            <text:p>john.doe965@foo.com</text:p>
          </table:table-cell>
        </table:table-row>
        <table:table-row table:style-name="ro2">
          <table:table-cell office:value-type="string">
            <text:p>John Doe 966</text:p>
          </table:table-cell>
          <table:table-cell office:value-type="string">
            <text:p>John</text:p>
          </table:table-cell>
          <table:table-cell office:value-type="string">
            <text:p>Doe 966</text:p>
          </table:table-cell>
          <table:table-cell table:formula="oooc:=CONCATENATE(LOWER([.B968]);&quot;.&quot;;LOWER(SUBSTITUTE([.C968];&quot; &quot;;&quot;&quot;));&quot;@foo.com&quot;)" office:value-type="string" office:string-value="john.doe966@foo.com">
            <text:p>john.doe966@foo.com</text:p>
          </table:table-cell>
        </table:table-row>
        <table:table-row table:style-name="ro2">
          <table:table-cell office:value-type="string">
            <text:p>John Doe 967</text:p>
          </table:table-cell>
          <table:table-cell office:value-type="string">
            <text:p>John</text:p>
          </table:table-cell>
          <table:table-cell office:value-type="string">
            <text:p>Doe 967</text:p>
          </table:table-cell>
          <table:table-cell table:formula="oooc:=CONCATENATE(LOWER([.B969]);&quot;.&quot;;LOWER(SUBSTITUTE([.C969];&quot; &quot;;&quot;&quot;));&quot;@foo.com&quot;)" office:value-type="string" office:string-value="john.doe967@foo.com">
            <text:p>john.doe967@foo.com</text:p>
          </table:table-cell>
        </table:table-row>
        <table:table-row table:style-name="ro2">
          <table:table-cell office:value-type="string">
            <text:p>John Doe 968</text:p>
          </table:table-cell>
          <table:table-cell office:value-type="string">
            <text:p>John</text:p>
          </table:table-cell>
          <table:table-cell office:value-type="string">
            <text:p>Doe 968</text:p>
          </table:table-cell>
          <table:table-cell table:formula="oooc:=CONCATENATE(LOWER([.B970]);&quot;.&quot;;LOWER(SUBSTITUTE([.C970];&quot; &quot;;&quot;&quot;));&quot;@foo.com&quot;)" office:value-type="string" office:string-value="john.doe968@foo.com">
            <text:p>john.doe968@foo.com</text:p>
          </table:table-cell>
        </table:table-row>
        <table:table-row table:style-name="ro2">
          <table:table-cell office:value-type="string">
            <text:p>John Doe 969</text:p>
          </table:table-cell>
          <table:table-cell office:value-type="string">
            <text:p>John</text:p>
          </table:table-cell>
          <table:table-cell office:value-type="string">
            <text:p>Doe 969</text:p>
          </table:table-cell>
          <table:table-cell table:formula="oooc:=CONCATENATE(LOWER([.B971]);&quot;.&quot;;LOWER(SUBSTITUTE([.C971];&quot; &quot;;&quot;&quot;));&quot;@foo.com&quot;)" office:value-type="string" office:string-value="john.doe969@foo.com">
            <text:p>john.doe969@foo.com</text:p>
          </table:table-cell>
        </table:table-row>
        <table:table-row table:style-name="ro2">
          <table:table-cell office:value-type="string">
            <text:p>John Doe 970</text:p>
          </table:table-cell>
          <table:table-cell office:value-type="string">
            <text:p>John</text:p>
          </table:table-cell>
          <table:table-cell office:value-type="string">
            <text:p>Doe 970</text:p>
          </table:table-cell>
          <table:table-cell table:formula="oooc:=CONCATENATE(LOWER([.B972]);&quot;.&quot;;LOWER(SUBSTITUTE([.C972];&quot; &quot;;&quot;&quot;));&quot;@foo.com&quot;)" office:value-type="string" office:string-value="john.doe970@foo.com">
            <text:p>john.doe970@foo.com</text:p>
          </table:table-cell>
        </table:table-row>
        <table:table-row table:style-name="ro2">
          <table:table-cell office:value-type="string">
            <text:p>John Doe 971</text:p>
          </table:table-cell>
          <table:table-cell office:value-type="string">
            <text:p>John</text:p>
          </table:table-cell>
          <table:table-cell office:value-type="string">
            <text:p>Doe 971</text:p>
          </table:table-cell>
          <table:table-cell table:formula="oooc:=CONCATENATE(LOWER([.B973]);&quot;.&quot;;LOWER(SUBSTITUTE([.C973];&quot; &quot;;&quot;&quot;));&quot;@foo.com&quot;)" office:value-type="string" office:string-value="john.doe971@foo.com">
            <text:p>john.doe971@foo.com</text:p>
          </table:table-cell>
        </table:table-row>
        <table:table-row table:style-name="ro2">
          <table:table-cell office:value-type="string">
            <text:p>John Doe 972</text:p>
          </table:table-cell>
          <table:table-cell office:value-type="string">
            <text:p>John</text:p>
          </table:table-cell>
          <table:table-cell office:value-type="string">
            <text:p>Doe 972</text:p>
          </table:table-cell>
          <table:table-cell table:formula="oooc:=CONCATENATE(LOWER([.B974]);&quot;.&quot;;LOWER(SUBSTITUTE([.C974];&quot; &quot;;&quot;&quot;));&quot;@foo.com&quot;)" office:value-type="string" office:string-value="john.doe972@foo.com">
            <text:p>john.doe972@foo.com</text:p>
          </table:table-cell>
        </table:table-row>
        <table:table-row table:style-name="ro2">
          <table:table-cell office:value-type="string">
            <text:p>John Doe 973</text:p>
          </table:table-cell>
          <table:table-cell office:value-type="string">
            <text:p>John</text:p>
          </table:table-cell>
          <table:table-cell office:value-type="string">
            <text:p>Doe 973</text:p>
          </table:table-cell>
          <table:table-cell table:formula="oooc:=CONCATENATE(LOWER([.B975]);&quot;.&quot;;LOWER(SUBSTITUTE([.C975];&quot; &quot;;&quot;&quot;));&quot;@foo.com&quot;)" office:value-type="string" office:string-value="john.doe973@foo.com">
            <text:p>john.doe973@foo.com</text:p>
          </table:table-cell>
        </table:table-row>
        <table:table-row table:style-name="ro2">
          <table:table-cell office:value-type="string">
            <text:p>John Doe 974</text:p>
          </table:table-cell>
          <table:table-cell office:value-type="string">
            <text:p>John</text:p>
          </table:table-cell>
          <table:table-cell office:value-type="string">
            <text:p>Doe 974</text:p>
          </table:table-cell>
          <table:table-cell table:formula="oooc:=CONCATENATE(LOWER([.B976]);&quot;.&quot;;LOWER(SUBSTITUTE([.C976];&quot; &quot;;&quot;&quot;));&quot;@foo.com&quot;)" office:value-type="string" office:string-value="john.doe974@foo.com">
            <text:p>john.doe974@foo.com</text:p>
          </table:table-cell>
        </table:table-row>
        <table:table-row table:style-name="ro2">
          <table:table-cell office:value-type="string">
            <text:p>John Doe 975</text:p>
          </table:table-cell>
          <table:table-cell office:value-type="string">
            <text:p>John</text:p>
          </table:table-cell>
          <table:table-cell office:value-type="string">
            <text:p>Doe 975</text:p>
          </table:table-cell>
          <table:table-cell table:formula="oooc:=CONCATENATE(LOWER([.B977]);&quot;.&quot;;LOWER(SUBSTITUTE([.C977];&quot; &quot;;&quot;&quot;));&quot;@foo.com&quot;)" office:value-type="string" office:string-value="john.doe975@foo.com">
            <text:p>john.doe975@foo.com</text:p>
          </table:table-cell>
        </table:table-row>
        <table:table-row table:style-name="ro2">
          <table:table-cell office:value-type="string">
            <text:p>John Doe 976</text:p>
          </table:table-cell>
          <table:table-cell office:value-type="string">
            <text:p>John</text:p>
          </table:table-cell>
          <table:table-cell office:value-type="string">
            <text:p>Doe 976</text:p>
          </table:table-cell>
          <table:table-cell table:formula="oooc:=CONCATENATE(LOWER([.B978]);&quot;.&quot;;LOWER(SUBSTITUTE([.C978];&quot; &quot;;&quot;&quot;));&quot;@foo.com&quot;)" office:value-type="string" office:string-value="john.doe976@foo.com">
            <text:p>john.doe976@foo.com</text:p>
          </table:table-cell>
        </table:table-row>
        <table:table-row table:style-name="ro2">
          <table:table-cell office:value-type="string">
            <text:p>John Doe 977</text:p>
          </table:table-cell>
          <table:table-cell office:value-type="string">
            <text:p>John</text:p>
          </table:table-cell>
          <table:table-cell office:value-type="string">
            <text:p>Doe 977</text:p>
          </table:table-cell>
          <table:table-cell table:formula="oooc:=CONCATENATE(LOWER([.B979]);&quot;.&quot;;LOWER(SUBSTITUTE([.C979];&quot; &quot;;&quot;&quot;));&quot;@foo.com&quot;)" office:value-type="string" office:string-value="john.doe977@foo.com">
            <text:p>john.doe977@foo.com</text:p>
          </table:table-cell>
        </table:table-row>
        <table:table-row table:style-name="ro2">
          <table:table-cell office:value-type="string">
            <text:p>John Doe 978</text:p>
          </table:table-cell>
          <table:table-cell office:value-type="string">
            <text:p>John</text:p>
          </table:table-cell>
          <table:table-cell office:value-type="string">
            <text:p>Doe 978</text:p>
          </table:table-cell>
          <table:table-cell table:formula="oooc:=CONCATENATE(LOWER([.B980]);&quot;.&quot;;LOWER(SUBSTITUTE([.C980];&quot; &quot;;&quot;&quot;));&quot;@foo.com&quot;)" office:value-type="string" office:string-value="john.doe978@foo.com">
            <text:p>john.doe978@foo.com</text:p>
          </table:table-cell>
        </table:table-row>
        <table:table-row table:style-name="ro2">
          <table:table-cell office:value-type="string">
            <text:p>John Doe 979</text:p>
          </table:table-cell>
          <table:table-cell office:value-type="string">
            <text:p>John</text:p>
          </table:table-cell>
          <table:table-cell office:value-type="string">
            <text:p>Doe 979</text:p>
          </table:table-cell>
          <table:table-cell table:formula="oooc:=CONCATENATE(LOWER([.B981]);&quot;.&quot;;LOWER(SUBSTITUTE([.C981];&quot; &quot;;&quot;&quot;));&quot;@foo.com&quot;)" office:value-type="string" office:string-value="john.doe979@foo.com">
            <text:p>john.doe979@foo.com</text:p>
          </table:table-cell>
        </table:table-row>
        <table:table-row table:style-name="ro2">
          <table:table-cell office:value-type="string">
            <text:p>John Doe 980</text:p>
          </table:table-cell>
          <table:table-cell office:value-type="string">
            <text:p>John</text:p>
          </table:table-cell>
          <table:table-cell office:value-type="string">
            <text:p>Doe 980</text:p>
          </table:table-cell>
          <table:table-cell table:formula="oooc:=CONCATENATE(LOWER([.B982]);&quot;.&quot;;LOWER(SUBSTITUTE([.C982];&quot; &quot;;&quot;&quot;));&quot;@foo.com&quot;)" office:value-type="string" office:string-value="john.doe980@foo.com">
            <text:p>john.doe980@foo.com</text:p>
          </table:table-cell>
        </table:table-row>
        <table:table-row table:style-name="ro2">
          <table:table-cell office:value-type="string">
            <text:p>John Doe 981</text:p>
          </table:table-cell>
          <table:table-cell office:value-type="string">
            <text:p>John</text:p>
          </table:table-cell>
          <table:table-cell office:value-type="string">
            <text:p>Doe 981</text:p>
          </table:table-cell>
          <table:table-cell table:formula="oooc:=CONCATENATE(LOWER([.B983]);&quot;.&quot;;LOWER(SUBSTITUTE([.C983];&quot; &quot;;&quot;&quot;));&quot;@foo.com&quot;)" office:value-type="string" office:string-value="john.doe981@foo.com">
            <text:p>john.doe981@foo.com</text:p>
          </table:table-cell>
        </table:table-row>
        <table:table-row table:style-name="ro2">
          <table:table-cell office:value-type="string">
            <text:p>John Doe 982</text:p>
          </table:table-cell>
          <table:table-cell office:value-type="string">
            <text:p>John</text:p>
          </table:table-cell>
          <table:table-cell office:value-type="string">
            <text:p>Doe 982</text:p>
          </table:table-cell>
          <table:table-cell table:formula="oooc:=CONCATENATE(LOWER([.B984]);&quot;.&quot;;LOWER(SUBSTITUTE([.C984];&quot; &quot;;&quot;&quot;));&quot;@foo.com&quot;)" office:value-type="string" office:string-value="john.doe982@foo.com">
            <text:p>john.doe982@foo.com</text:p>
          </table:table-cell>
        </table:table-row>
        <table:table-row table:style-name="ro2">
          <table:table-cell office:value-type="string">
            <text:p>John Doe 983</text:p>
          </table:table-cell>
          <table:table-cell office:value-type="string">
            <text:p>John</text:p>
          </table:table-cell>
          <table:table-cell office:value-type="string">
            <text:p>Doe 983</text:p>
          </table:table-cell>
          <table:table-cell table:formula="oooc:=CONCATENATE(LOWER([.B985]);&quot;.&quot;;LOWER(SUBSTITUTE([.C985];&quot; &quot;;&quot;&quot;));&quot;@foo.com&quot;)" office:value-type="string" office:string-value="john.doe983@foo.com">
            <text:p>john.doe983@foo.com</text:p>
          </table:table-cell>
        </table:table-row>
        <table:table-row table:style-name="ro2">
          <table:table-cell office:value-type="string">
            <text:p>John Doe 984</text:p>
          </table:table-cell>
          <table:table-cell office:value-type="string">
            <text:p>John</text:p>
          </table:table-cell>
          <table:table-cell office:value-type="string">
            <text:p>Doe 984</text:p>
          </table:table-cell>
          <table:table-cell table:formula="oooc:=CONCATENATE(LOWER([.B986]);&quot;.&quot;;LOWER(SUBSTITUTE([.C986];&quot; &quot;;&quot;&quot;));&quot;@foo.com&quot;)" office:value-type="string" office:string-value="john.doe984@foo.com">
            <text:p>john.doe984@foo.com</text:p>
          </table:table-cell>
        </table:table-row>
        <table:table-row table:style-name="ro2">
          <table:table-cell office:value-type="string">
            <text:p>John Doe 985</text:p>
          </table:table-cell>
          <table:table-cell office:value-type="string">
            <text:p>John</text:p>
          </table:table-cell>
          <table:table-cell office:value-type="string">
            <text:p>Doe 985</text:p>
          </table:table-cell>
          <table:table-cell table:formula="oooc:=CONCATENATE(LOWER([.B987]);&quot;.&quot;;LOWER(SUBSTITUTE([.C987];&quot; &quot;;&quot;&quot;));&quot;@foo.com&quot;)" office:value-type="string" office:string-value="john.doe985@foo.com">
            <text:p>john.doe985@foo.com</text:p>
          </table:table-cell>
        </table:table-row>
        <table:table-row table:style-name="ro2">
          <table:table-cell office:value-type="string">
            <text:p>John Doe 986</text:p>
          </table:table-cell>
          <table:table-cell office:value-type="string">
            <text:p>John</text:p>
          </table:table-cell>
          <table:table-cell office:value-type="string">
            <text:p>Doe 986</text:p>
          </table:table-cell>
          <table:table-cell table:formula="oooc:=CONCATENATE(LOWER([.B988]);&quot;.&quot;;LOWER(SUBSTITUTE([.C988];&quot; &quot;;&quot;&quot;));&quot;@foo.com&quot;)" office:value-type="string" office:string-value="john.doe986@foo.com">
            <text:p>john.doe986@foo.com</text:p>
          </table:table-cell>
        </table:table-row>
        <table:table-row table:style-name="ro2">
          <table:table-cell office:value-type="string">
            <text:p>John Doe 987</text:p>
          </table:table-cell>
          <table:table-cell office:value-type="string">
            <text:p>John</text:p>
          </table:table-cell>
          <table:table-cell office:value-type="string">
            <text:p>Doe 987</text:p>
          </table:table-cell>
          <table:table-cell table:formula="oooc:=CONCATENATE(LOWER([.B989]);&quot;.&quot;;LOWER(SUBSTITUTE([.C989];&quot; &quot;;&quot;&quot;));&quot;@foo.com&quot;)" office:value-type="string" office:string-value="john.doe987@foo.com">
            <text:p>john.doe987@foo.com</text:p>
          </table:table-cell>
        </table:table-row>
        <table:table-row table:style-name="ro2">
          <table:table-cell office:value-type="string">
            <text:p>John Doe 988</text:p>
          </table:table-cell>
          <table:table-cell office:value-type="string">
            <text:p>John</text:p>
          </table:table-cell>
          <table:table-cell office:value-type="string">
            <text:p>Doe 988</text:p>
          </table:table-cell>
          <table:table-cell table:formula="oooc:=CONCATENATE(LOWER([.B990]);&quot;.&quot;;LOWER(SUBSTITUTE([.C990];&quot; &quot;;&quot;&quot;));&quot;@foo.com&quot;)" office:value-type="string" office:string-value="john.doe988@foo.com">
            <text:p>john.doe988@foo.com</text:p>
          </table:table-cell>
        </table:table-row>
        <table:table-row table:style-name="ro2">
          <table:table-cell office:value-type="string">
            <text:p>John Doe 989</text:p>
          </table:table-cell>
          <table:table-cell office:value-type="string">
            <text:p>John</text:p>
          </table:table-cell>
          <table:table-cell office:value-type="string">
            <text:p>Doe 989</text:p>
          </table:table-cell>
          <table:table-cell table:formula="oooc:=CONCATENATE(LOWER([.B991]);&quot;.&quot;;LOWER(SUBSTITUTE([.C991];&quot; &quot;;&quot;&quot;));&quot;@foo.com&quot;)" office:value-type="string" office:string-value="john.doe989@foo.com">
            <text:p>john.doe989@foo.com</text:p>
          </table:table-cell>
        </table:table-row>
        <table:table-row table:style-name="ro2">
          <table:table-cell office:value-type="string">
            <text:p>John Doe 990</text:p>
          </table:table-cell>
          <table:table-cell office:value-type="string">
            <text:p>John</text:p>
          </table:table-cell>
          <table:table-cell office:value-type="string">
            <text:p>Doe 990</text:p>
          </table:table-cell>
          <table:table-cell table:formula="oooc:=CONCATENATE(LOWER([.B992]);&quot;.&quot;;LOWER(SUBSTITUTE([.C992];&quot; &quot;;&quot;&quot;));&quot;@foo.com&quot;)" office:value-type="string" office:string-value="john.doe990@foo.com">
            <text:p>john.doe990@foo.com</text:p>
          </table:table-cell>
        </table:table-row>
        <table:table-row table:style-name="ro2">
          <table:table-cell office:value-type="string">
            <text:p>John Doe 991</text:p>
          </table:table-cell>
          <table:table-cell office:value-type="string">
            <text:p>John</text:p>
          </table:table-cell>
          <table:table-cell office:value-type="string">
            <text:p>Doe 991</text:p>
          </table:table-cell>
          <table:table-cell table:formula="oooc:=CONCATENATE(LOWER([.B993]);&quot;.&quot;;LOWER(SUBSTITUTE([.C993];&quot; &quot;;&quot;&quot;));&quot;@foo.com&quot;)" office:value-type="string" office:string-value="john.doe991@foo.com">
            <text:p>john.doe991@foo.com</text:p>
          </table:table-cell>
        </table:table-row>
        <table:table-row table:style-name="ro2">
          <table:table-cell office:value-type="string">
            <text:p>John Doe 992</text:p>
          </table:table-cell>
          <table:table-cell office:value-type="string">
            <text:p>John</text:p>
          </table:table-cell>
          <table:table-cell office:value-type="string">
            <text:p>Doe 992</text:p>
          </table:table-cell>
          <table:table-cell table:formula="oooc:=CONCATENATE(LOWER([.B994]);&quot;.&quot;;LOWER(SUBSTITUTE([.C994];&quot; &quot;;&quot;&quot;));&quot;@foo.com&quot;)" office:value-type="string" office:string-value="john.doe992@foo.com">
            <text:p>john.doe992@foo.com</text:p>
          </table:table-cell>
        </table:table-row>
        <table:table-row table:style-name="ro2">
          <table:table-cell office:value-type="string">
            <text:p>John Doe 993</text:p>
          </table:table-cell>
          <table:table-cell office:value-type="string">
            <text:p>John</text:p>
          </table:table-cell>
          <table:table-cell office:value-type="string">
            <text:p>Doe 993</text:p>
          </table:table-cell>
          <table:table-cell table:formula="oooc:=CONCATENATE(LOWER([.B995]);&quot;.&quot;;LOWER(SUBSTITUTE([.C995];&quot; &quot;;&quot;&quot;));&quot;@foo.com&quot;)" office:value-type="string" office:string-value="john.doe993@foo.com">
            <text:p>john.doe993@foo.com</text:p>
          </table:table-cell>
        </table:table-row>
        <table:table-row table:style-name="ro2">
          <table:table-cell office:value-type="string">
            <text:p>John Doe 994</text:p>
          </table:table-cell>
          <table:table-cell office:value-type="string">
            <text:p>John</text:p>
          </table:table-cell>
          <table:table-cell office:value-type="string">
            <text:p>Doe 994</text:p>
          </table:table-cell>
          <table:table-cell table:formula="oooc:=CONCATENATE(LOWER([.B996]);&quot;.&quot;;LOWER(SUBSTITUTE([.C996];&quot; &quot;;&quot;&quot;));&quot;@foo.com&quot;)" office:value-type="string" office:string-value="john.doe994@foo.com">
            <text:p>john.doe994@foo.com</text:p>
          </table:table-cell>
        </table:table-row>
        <table:table-row table:style-name="ro2">
          <table:table-cell office:value-type="string">
            <text:p>John Doe 995</text:p>
          </table:table-cell>
          <table:table-cell office:value-type="string">
            <text:p>John</text:p>
          </table:table-cell>
          <table:table-cell office:value-type="string">
            <text:p>Doe 995</text:p>
          </table:table-cell>
          <table:table-cell table:formula="oooc:=CONCATENATE(LOWER([.B997]);&quot;.&quot;;LOWER(SUBSTITUTE([.C997];&quot; &quot;;&quot;&quot;));&quot;@foo.com&quot;)" office:value-type="string" office:string-value="john.doe995@foo.com">
            <text:p>john.doe995@foo.com</text:p>
          </table:table-cell>
        </table:table-row>
        <table:table-row table:style-name="ro2">
          <table:table-cell office:value-type="string">
            <text:p>John Doe 996</text:p>
          </table:table-cell>
          <table:table-cell office:value-type="string">
            <text:p>John</text:p>
          </table:table-cell>
          <table:table-cell office:value-type="string">
            <text:p>Doe 996</text:p>
          </table:table-cell>
          <table:table-cell table:formula="oooc:=CONCATENATE(LOWER([.B998]);&quot;.&quot;;LOWER(SUBSTITUTE([.C998];&quot; &quot;;&quot;&quot;));&quot;@foo.com&quot;)" office:value-type="string" office:string-value="john.doe996@foo.com">
            <text:p>john.doe996@foo.com</text:p>
          </table:table-cell>
        </table:table-row>
        <table:table-row table:style-name="ro2">
          <table:table-cell office:value-type="string">
            <text:p>John Doe 997</text:p>
          </table:table-cell>
          <table:table-cell office:value-type="string">
            <text:p>John</text:p>
          </table:table-cell>
          <table:table-cell office:value-type="string">
            <text:p>Doe 997</text:p>
          </table:table-cell>
          <table:table-cell table:formula="oooc:=CONCATENATE(LOWER([.B999]);&quot;.&quot;;LOWER(SUBSTITUTE([.C999];&quot; &quot;;&quot;&quot;));&quot;@foo.com&quot;)" office:value-type="string" office:string-value="john.doe997@foo.com">
            <text:p>john.doe997@foo.com</text:p>
          </table:table-cell>
        </table:table-row>
        <table:table-row table:style-name="ro2">
          <table:table-cell office:value-type="string">
            <text:p>John Doe 998</text:p>
          </table:table-cell>
          <table:table-cell office:value-type="string">
            <text:p>John</text:p>
          </table:table-cell>
          <table:table-cell office:value-type="string">
            <text:p>Doe 998</text:p>
          </table:table-cell>
          <table:table-cell table:formula="oooc:=CONCATENATE(LOWER([.B1000]);&quot;.&quot;;LOWER(SUBSTITUTE([.C1000];&quot; &quot;;&quot;&quot;));&quot;@foo.com&quot;)" office:value-type="string" office:string-value="john.doe998@foo.com">
            <text:p>john.doe998@foo.com</text:p>
          </table:table-cell>
        </table:table-row>
        <table:table-row table:style-name="ro2">
          <table:table-cell office:value-type="string">
            <text:p>John Doe 999</text:p>
          </table:table-cell>
          <table:table-cell office:value-type="string">
            <text:p>John</text:p>
          </table:table-cell>
          <table:table-cell office:value-type="string">
            <text:p>Doe 999</text:p>
          </table:table-cell>
          <table:table-cell table:formula="oooc:=CONCATENATE(LOWER([.B1001]);&quot;.&quot;;LOWER(SUBSTITUTE([.C1001];&quot; &quot;;&quot;&quot;));&quot;@foo.com&quot;)" office:value-type="string" office:string-value="john.doe999@foo.com">
            <text:p>john.doe999@foo.com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7">17/05/2008</text:date>, <text:time>20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5-17T20:06:21</meta:creation-date>
    <dc:date>2008-05-17T20:56:28</dc:date>
    <dc:language>fr-FR</dc:language>
    <meta:editing-cycles>5</meta:editing-cycles>
    <meta:editing-duration>PT5M34S</meta:editing-duration>
    <meta:user-defined meta:name="Info 1"/>
    <meta:user-defined meta:name="Info 2"/>
    <meta:user-defined meta:name="Info 3"/>
    <meta:user-defined meta:name="Info 4"/>
    <meta:document-statistic meta:table-count="3" meta:cell-count="4004"/>
  </office:meta>
</office:document-meta>
</file>